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40000001411F6606D.png" manifest:media-type=""/>
  <manifest:file-entry manifest:full-path="Pictures/100002000000001000000010F4462E11.png" manifest:media-type=""/>
  <manifest:file-entry manifest:full-path="Pictures/100002010000001000000010E2A07EC6.png" manifest:media-type=""/>
  <manifest:file-entry manifest:full-path="Pictures/100002010000001000000010DBB19F2D.png" manifest:media-type=""/>
  <manifest:file-entry manifest:full-path="Pictures/10000200000000100000001048F6A235.gif" manifest:media-type=""/>
  <manifest:file-entry manifest:full-path="Pictures/10000200000000100000001029D84F23.png" manifest:media-type=""/>
  <manifest:file-entry manifest:full-path="Pictures/100002000000001400000014C8D6E1CE.gif" manifest:media-type=""/>
  <manifest:file-entry manifest:full-path="Pictures/1000020000000014000000148C41418B.gif" manifest:media-type=""/>
  <manifest:file-entry manifest:full-path="Pictures/2000000700003FAB0000022715CF4CD2.svm" manifest:media-type=""/>
  <manifest:file-entry manifest:full-path="Pictures/100002000000001400000014CF3F0D44.gif" manifest:media-type=""/>
  <manifest:file-entry manifest:full-path="Pictures/100002010000001000000010DD78DF41.png" manifest:media-type=""/>
  <manifest:file-entry manifest:full-path="Pictures/100002010000001000000010092A3ACB.png" manifest:media-type=""/>
  <manifest:file-entry manifest:full-path="Pictures/100002010000001000000010A3069F5E.png" manifest:media-type=""/>
  <manifest:file-entry manifest:full-path="Pictures/100002000000001400000014CA67FA89.gif" manifest:media-type=""/>
  <manifest:file-entry manifest:full-path="Pictures/100002010000001400000014219694B3.png" manifest:media-type=""/>
  <manifest:file-entry manifest:full-path="Pictures/1000020000000020000000204029C373.gif" manifest:media-type=""/>
  <manifest:file-entry manifest:full-path="Pictures/1000020100000010000000104CDD5CC2.png" manifest:media-type=""/>
  <manifest:file-entry manifest:full-path="Pictures/10000201000000100000001004619E20.png" manifest:media-type=""/>
  <manifest:file-entry manifest:full-path="Pictures/10000200000000100000001071FB1E3A.gif" manifest:media-type=""/>
  <manifest:file-entry manifest:full-path="Pictures/100002000000001400000014E7BCE3B7.gif" manifest:media-type=""/>
  <manifest:file-entry manifest:full-path="Pictures/10000200000000140000001410DB7B92.gif" manifest:media-type=""/>
  <manifest:file-entry manifest:full-path="Pictures/10000200000000100000001032DB6074.gif" manifest:media-type=""/>
  <manifest:file-entry manifest:full-path="Pictures/10000200000000100000001004C53F73.png" manifest:media-type=""/>
  <manifest:file-entry manifest:full-path="Pictures/100002000000001400000014D5E6170A.gif" manifest:media-type=""/>
  <manifest:file-entry manifest:full-path="Pictures/1000020100000010000000102F333165.png" manifest:media-type=""/>
  <manifest:file-entry manifest:full-path="Pictures/200000070000017E00000193CD4D10A4.svm" manifest:media-type=""/>
  <manifest:file-entry manifest:full-path="Pictures/10000201000000100000001054AE6FFF.png" manifest:media-type=""/>
  <manifest:file-entry manifest:full-path="Pictures/1000020000000010000000105ACEAD42.png" manifest:media-type=""/>
  <manifest:file-entry manifest:full-path="Pictures/20000007000001A8000001A8F8B90236.svm" manifest:media-type=""/>
  <manifest:file-entry manifest:full-path="Pictures/100002000000001400000014FBB1268D.gif" manifest:media-type=""/>
  <manifest:file-entry manifest:full-path="Pictures/1000020100000010000000109BC563EB.png" manifest:media-type=""/>
  <manifest:file-entry manifest:full-path="Pictures/100002010000001000000010A7886E6E.png" manifest:media-type=""/>
  <manifest:file-entry manifest:full-path="Pictures/100002000000001400000014BA447489.gif" manifest:media-type=""/>
  <manifest:file-entry manifest:full-path="Pictures/100002010000001000000010E6F40DC0.png" manifest:media-type=""/>
  <manifest:file-entry manifest:full-path="Pictures/100002000000001000000010C6AA921E.png" manifest:media-type=""/>
  <manifest:file-entry manifest:full-path="Pictures/100002000000001000000010F84BC9F6.gif" manifest:media-type=""/>
  <manifest:file-entry manifest:full-path="Pictures/1000020000000014000000145507B8D9.gif" manifest:media-type=""/>
  <manifest:file-entry manifest:full-path="Pictures/10000200000000140000001442A86E7E.gif" manifest:media-type=""/>
  <manifest:file-entry manifest:full-path="Pictures/200000070000017E000001936F31E494.svm" manifest:media-type=""/>
  <manifest:file-entry manifest:full-path="Pictures/10000200000000100000001066F66AC0.png" manifest:media-type=""/>
  <manifest:file-entry manifest:full-path="Pictures/20000007000001540000017E6B5F9F8F.svm" manifest:media-type=""/>
  <manifest:file-entry manifest:full-path="Pictures/100002010000001000000010DDF45424.png" manifest:media-type=""/>
  <manifest:file-entry manifest:full-path="Pictures/1000020100000010000000109DA09A19.png" manifest:media-type=""/>
  <manifest:file-entry manifest:full-path="Pictures/10000200000000100000001010AC4AFA.png" manifest:media-type=""/>
  <manifest:file-entry manifest:full-path="Pictures/100002010000001000000010C0DA32FB.png" manifest:media-type=""/>
  <manifest:file-entry manifest:full-path="Pictures/100002000000001400000014A3F1D355.gif" manifest:media-type=""/>
  <manifest:file-entry manifest:full-path="Pictures/100002000000000D0000000D8855F3A8.gif" manifest:media-type=""/>
  <manifest:file-entry manifest:full-path="Pictures/1000020100000010000000105AC18613.png" manifest:media-type=""/>
  <manifest:file-entry manifest:full-path="Pictures/100002010000001000000010F684C752.png" manifest:media-type=""/>
  <manifest:file-entry manifest:full-path="Pictures/100002000000001400000014EE8FF387.gif" manifest:media-type=""/>
  <manifest:file-entry manifest:full-path="Pictures/1000020100000010000000101573B3D4.png" manifest:media-type=""/>
  <manifest:file-entry manifest:full-path="Pictures/1000020100000010000000102420F3C4.png" manifest:media-type=""/>
  <manifest:file-entry manifest:full-path="Pictures/1000020100000010000000104F2B443E.png" manifest:media-type=""/>
  <manifest:file-entry manifest:full-path="Pictures/10000201000000100000001063164E06.png" manifest:media-type=""/>
  <manifest:file-entry manifest:full-path="Pictures/100002010000001000000010B076C53E.png" manifest:media-type=""/>
  <manifest:file-entry manifest:full-path="Pictures/100002000000001400000014A5A50E42.gif" manifest:media-type=""/>
  <manifest:file-entry manifest:full-path="Pictures/100002000000001000000010291BCEA1.gif" manifest:media-type=""/>
  <manifest:file-entry manifest:full-path="Pictures/100002010000001000000010FF16C8B7.png" manifest:media-type=""/>
  <manifest:file-entry manifest:full-path="Pictures/10000201000000100000001076A16BAC.png" manifest:media-type=""/>
  <manifest:file-entry manifest:full-path="Pictures/100002000000001400000014684D3A33.gif" manifest:media-type=""/>
  <manifest:file-entry manifest:full-path="Pictures/20000007000036BD0000190F9E53F3B9.svm" manifest:media-type=""/>
  <manifest:file-entry manifest:full-path="Pictures/20000007000001540000017E323FDC66.svm" manifest:media-type=""/>
  <manifest:file-entry manifest:full-path="Pictures/100002010000001000000010EE919648.png" manifest:media-type=""/>
  <manifest:file-entry manifest:full-path="Pictures/1000020100000010000000101C47DCA6.png" manifest:media-type=""/>
  <manifest:file-entry manifest:full-path="Pictures/100002000000001400000014FA211ADD.gif" manifest:media-type=""/>
  <manifest:file-entry manifest:full-path="Pictures/100002010000001000000010323038F0.png" manifest:media-type=""/>
  <manifest:file-entry manifest:full-path="Pictures/100002000000001400000014C45A42D1.gif" manifest:media-type=""/>
  <manifest:file-entry manifest:full-path="Pictures/1000020000000012000000118FD30654.gif" manifest:media-type=""/>
  <manifest:file-entry manifest:full-path="Pictures/100002010000001000000010515F11F8.png" manifest:media-type=""/>
  <manifest:file-entry manifest:full-path="Pictures/2000000700001B0B00000193C65E55E5.svm" manifest:media-type=""/>
  <manifest:file-entry manifest:full-path="Pictures/1000020000000014000000146421AB0D.gif" manifest:media-type=""/>
  <manifest:file-entry manifest:full-path="Pictures/100002010000001000000010151DB092.png" manifest:media-type=""/>
  <manifest:file-entry manifest:full-path="Pictures/10000201000000100000001076210BAE.png" manifest:media-type=""/>
  <manifest:file-entry manifest:full-path="Pictures/100002010000001000000010CA6F9651.png" manifest:media-type=""/>
  <manifest:file-entry manifest:full-path="Pictures/200000070000019300000169BFABB352.svm" manifest:media-type=""/>
  <manifest:file-entry manifest:full-path="Pictures/100002010000001000000010D6204ADF.png" manifest:media-type=""/>
  <manifest:file-entry manifest:full-path="Pictures/20000007000001A8000001BE8CB8CFC2.svm" manifest:media-type=""/>
  <manifest:file-entry manifest:full-path="Pictures/100002000000001400000014191E96A6.gif" manifest:media-type=""/>
  <manifest:file-entry manifest:full-path="Pictures/100002000000001000000010AC291BFC.gif" manifest:media-type=""/>
  <manifest:file-entry manifest:full-path="Pictures/10000200000000140000001460814B98.gif" manifest:media-type=""/>
  <manifest:file-entry manifest:full-path="Pictures/20000007000001A8000001BEF6BCE597.svm" manifest:media-type=""/>
  <manifest:file-entry manifest:full-path="Pictures/2000000700001A4C000006C98D1793F5.svm" manifest:media-type=""/>
  <manifest:file-entry manifest:full-path="Pictures/100002000000001000000010BB0A4184.png" manifest:media-type=""/>
  <manifest:file-entry manifest:full-path="Pictures/100002000000001400000014579F1813.gif" manifest:media-type=""/>
  <manifest:file-entry manifest:full-path="Pictures/100002010000001000000010683E2A31.png" manifest:media-type=""/>
  <manifest:file-entry manifest:full-path="Pictures/200000070000017E00000193398CC351.svm" manifest:media-type=""/>
  <manifest:file-entry manifest:full-path="Pictures/100002000000001000000010A0F78E3C.gif" manifest:media-type=""/>
  <manifest:file-entry manifest:full-path="Pictures/100002000000001400000014053B22C3.gif" manifest:media-type=""/>
  <manifest:file-entry manifest:full-path="Pictures/100002010000001000000010D0B83882.png" manifest:media-type=""/>
  <manifest:file-entry manifest:full-path="Pictures/100002010000001000000010AD01ADBC.png" manifest:media-type=""/>
  <manifest:file-entry manifest:full-path="Pictures/200000070000019300000193512C8C46.svm" manifest:media-type=""/>
  <manifest:file-entry manifest:full-path="Pictures/1000020000000014000000144C852465.gif" manifest:media-type=""/>
  <manifest:file-entry manifest:full-path="Pictures/100002000000001400000014415FE246.gif" manifest:media-type=""/>
  <manifest:file-entry manifest:full-path="Pictures/2000000700000212000001BEFCCF0EFE.svm" manifest:media-type=""/>
  <manifest:file-entry manifest:full-path="Pictures/100002000000001400000014CAB7242F.gif" manifest:media-type=""/>
  <manifest:file-entry manifest:full-path="Pictures/100002000000001000000010AD7BC837.gif" manifest:media-type=""/>
  <manifest:file-entry manifest:full-path="Pictures/100002000000001400000014AF16BFB9.gif" manifest:media-type=""/>
  <manifest:file-entry manifest:full-path="Pictures/20000007000053C3000001BEE3BAC6AE.svm" manifest:media-type=""/>
  <manifest:file-entry manifest:full-path="Pictures/100002000000001000000010C1691243.gif" manifest:media-type=""/>
  <manifest:file-entry manifest:full-path="Pictures/10000200000000140000001438953354.gif" manifest:media-type=""/>
  <manifest:file-entry manifest:full-path="Pictures/200000070000159600000AC1FE0E7A4E.svm" manifest:media-type=""/>
  <manifest:file-entry manifest:full-path="Pictures/20000007000001BE000001BE6D7DE30D.svm" manifest:media-type=""/>
  <manifest:file-entry manifest:full-path="Pictures/100002000000001400000014ABF898E6.gif" manifest:media-type=""/>
  <manifest:file-entry manifest:full-path="Pictures/1000020000000014000000148C7616D1.gif" manifest:media-type=""/>
  <manifest:file-entry manifest:full-path="Pictures/100002000000001400000014586CB35E.gif" manifest:media-type=""/>
  <manifest:file-entry manifest:full-path="Pictures/100002000000001000000010DD4DB9ED.gif" manifest:media-type=""/>
  <manifest:file-entry manifest:full-path="Pictures/10000000000000100000001019F4520A.png" manifest:media-type=""/>
  <manifest:file-entry manifest:full-path="Pictures/1000020000000010000000105F5DE01E.gif" manifest:media-type=""/>
  <manifest:file-entry manifest:full-path="Pictures/100002010000001000000010824E1181.png" manifest:media-type=""/>
  <manifest:file-entry manifest:full-path="Pictures/100002000000001400000014DC47D25D.gif" manifest:media-type=""/>
  <manifest:file-entry manifest:full-path="Pictures/100002010000001000000010E0B4E6C8.png" manifest:media-type=""/>
  <manifest:file-entry manifest:full-path="Pictures/1000020100000010000000106878D000.png" manifest:media-type=""/>
  <manifest:file-entry manifest:full-path="Pictures/1000020100000010000000105390714F.png" manifest:media-type=""/>
  <manifest:file-entry manifest:full-path="Pictures/10000201000000100000001007EABD1E.png" manifest:media-type=""/>
  <manifest:file-entry manifest:full-path="Pictures/100002010000001000000010F2E8FFD9.png" manifest:media-type=""/>
  <manifest:file-entry manifest:full-path="Pictures/1000020000000010000000108CC03B11.gif" manifest:media-type=""/>
  <manifest:file-entry manifest:full-path="Pictures/100002010000001000000010576D7E99.png" manifest:media-type=""/>
  <manifest:file-entry manifest:full-path="Pictures/100002000000001000000010142EAD17.gif" manifest:media-type=""/>
  <manifest:file-entry manifest:full-path="Pictures/1000020000000014000000146B1EB09C.gif" manifest:media-type=""/>
  <manifest:file-entry manifest:full-path="Pictures/10000200000000100000001070DF685C.png" manifest:media-type=""/>
  <manifest:file-entry manifest:full-path="Pictures/100002000000001400000014ADF1B7D5.gif" manifest:media-type=""/>
  <manifest:file-entry manifest:full-path="Pictures/1000020000000010000000103D521358.png" manifest:media-type=""/>
  <manifest:file-entry manifest:full-path="Pictures/200000070000068900000193869A6F8D.svm" manifest:media-type=""/>
  <manifest:file-entry manifest:full-path="Pictures/100002010000001000000010F5989A44.png" manifest:media-type=""/>
  <manifest:file-entry manifest:full-path="Pictures/10000200000000140000001418471BC9.gif" manifest:media-type=""/>
  <manifest:file-entry manifest:full-path="Pictures/10000200000000140000001483E777D3.gif" manifest:media-type=""/>
  <manifest:file-entry manifest:full-path="Pictures/200000070000019300000193E48DC83A.svm" manifest:media-type=""/>
  <manifest:file-entry manifest:full-path="Pictures/100002000000001400000014DBD2E439.gif" manifest:media-type=""/>
  <manifest:file-entry manifest:full-path="Pictures/100002000000001400000014ED44F0E9.gif" manifest:media-type=""/>
  <manifest:file-entry manifest:full-path="Pictures/1000020000000014000000145DC2AC01.gif" manifest:media-type=""/>
  <manifest:file-entry manifest:full-path="Pictures/1000020100000010000000109CB96154.png" manifest:media-type=""/>
  <manifest:file-entry manifest:full-path="Pictures/10000201000000100000001055B88E52.png" manifest:media-type=""/>
  <manifest:file-entry manifest:full-path="Pictures/100002010000001000000010AF70511F.png" manifest:media-type=""/>
  <manifest:file-entry manifest:full-path="Pictures/100002000000001000000010405F506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45cm" style:rel-column-width="5956*"/>
    </style:style>
    <style:style style:name="Tableau2.C" style:family="table-column">
      <style:table-column-properties style:column-width="1.037cm" style:rel-column-width="3998*"/>
    </style:style>
    <style:style style:name="Tableau2.D" style:family="table-column">
      <style:table-column-properties style:column-width="1.566cm" style:rel-column-width="6038*"/>
    </style:style>
    <style:style style:name="Tableau2.E" style:family="table-column">
      <style:table-column-properties style:column-width="2.646cm" style:rel-column-width="10199*"/>
    </style:style>
    <style:style style:name="Tableau2.F" style:family="table-column">
      <style:table-column-properties style:column-width="1.397cm" style:rel-column-width="5385*"/>
    </style:style>
    <style:style style:name="Tableau2.G" style:family="table-column">
      <style:table-column-properties style:column-width="1.503cm" style:rel-column-width="5793*"/>
    </style:style>
    <style:style style:name="Tableau2.H" style:family="table-column">
      <style:table-column-properties style:column-width="0.889cm" style:rel-column-width="3427*"/>
    </style:style>
    <style:style style:name="Tableau2.I" style:family="table-column">
      <style:table-column-properties style:column-width="2.18cm" style:rel-column-width="8404*"/>
    </style:style>
    <style:style style:name="Tableau2.J" style:family="table-column">
      <style:table-column-properties style:column-width="1.609cm" style:rel-column-width="6201*"/>
    </style:style>
    <style:style style:name="Tableau2.K" style:family="table-column">
      <style:table-column-properties style:column-width="1.083cm" style:rel-column-width="4178*"/>
    </style:style>
    <style:style style:name="Tableau2.A1" style:family="table-cell">
      <style:table-cell-properties fo:padding="0.097cm" fo:border-left="0.05pt solid #000000" fo:border-right="none" fo:border-top="0.05pt solid #000000" fo:border-bottom="0.05pt solid #000000"/>
    </style:style>
    <style:style style:name="Tableau2.K1" style:family="table-cell">
      <style:table-cell-properties fo:padding="0.097cm" fo:border="0.05pt solid #000000"/>
    </style:style>
    <style:style style:name="Tableau3" style:family="table">
      <style:table-properties style:width="17cm" fo:margin-left="0cm" fo:margin-right="0cm" table:align="margins"/>
    </style:style>
    <style:style style:name="Tableau3.A" style:family="table-column">
      <style:table-column-properties style:column-width="1.011cm" style:rel-column-width="3896*"/>
    </style:style>
    <style:style style:name="Tableau3.B" style:family="table-column">
      <style:table-column-properties style:column-width="4.997cm" style:rel-column-width="19263*"/>
    </style:style>
    <style:style style:name="Tableau3.C" style:family="table-column">
      <style:table-column-properties style:column-width="10.993cm" style:rel-column-width="42376*"/>
    </style:style>
    <style:style style:name="Tableau3.1" style:family="table-row">
      <style:table-row-properties style:min-row-height="0.01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2" style:family="table-row">
      <style:table-row-properties style:min-row-height="0.667cm"/>
    </style:style>
    <style:style style:name="Tableau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A3" style:family="table-cell">
      <style:table-cell-properties fo:background-color="transparent" fo:padding="0.097cm" fo:border-left="0.05pt solid #000000" fo:border-right="none" fo:border-top="none" fo:border-bottom="0.05pt solid #000000">
        <style:background-image/>
      </style:table-cell-properties>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0.05pt solid #000000" fo:border-top="none" fo:border-bottom="0.05pt solid #000000"/>
    </style:style>
    <style:style style:name="Tableau3.A15" style:family="table-cell">
      <style:table-cell-properties fo:padding="0.097cm" fo:border-left="0.05pt solid #000000" fo:border-right="none" fo:border-top="none" fo:border-bottom="0.05pt solid #000000"/>
    </style:style>
    <style:style style:name="Tableau3.C15" style:family="table-cell">
      <style:table-cell-properties fo:padding="0.097cm" fo:border-left="0.05pt solid #000000" fo:border-right="0.05pt solid #000000" fo:border-top="none" fo:border-bottom="0.05pt solid #000000"/>
    </style:style>
    <style:style style:name="Tableau3.A16" style:family="table-cell">
      <style:table-cell-properties fo:padding="0.097cm" fo:border-left="0.05pt solid #000000" fo:border-right="none" fo:border-top="none" fo:border-bottom="0.05pt solid #000000"/>
    </style:style>
    <style:style style:name="Tableau3.C16" style:family="table-cell">
      <style:table-cell-properties fo:padding="0.097cm" fo:border-left="0.05pt solid #000000" fo:border-right="0.05pt solid #000000" fo:border-top="none" fo:border-bottom="0.05pt solid #000000"/>
    </style:style>
    <style:style style:name="Tableau3.A17" style:family="table-cell">
      <style:table-cell-properties fo:padding="0.097cm" fo:border-left="0.05pt solid #000000" fo:border-right="none" fo:border-top="none" fo:border-bottom="0.05pt solid #000000"/>
    </style:style>
    <style:style style:name="Tableau3.C17" style:family="table-cell">
      <style:table-cell-properties fo:padding="0.097cm" fo:border-left="0.05pt solid #000000" fo:border-right="0.05pt solid #000000" fo:border-top="none" fo:border-bottom="0.05pt solid #000000"/>
    </style:style>
    <style:style style:name="Tableau3.A18" style:family="table-cell">
      <style:table-cell-properties fo:padding="0.097cm" fo:border-left="0.05pt solid #000000" fo:border-right="none" fo:border-top="none" fo:border-bottom="0.05pt solid #000000"/>
    </style:style>
    <style:style style:name="Tableau3.C18" style:family="table-cell">
      <style:table-cell-properties fo:padding="0.097cm" fo:border-left="0.05pt solid #000000" fo:border-right="0.05pt solid #000000" fo:border-top="none" fo:border-bottom="0.05pt solid #000000"/>
    </style:style>
    <style:style style:name="Tableau3.A19" style:family="table-cell">
      <style:table-cell-properties fo:padding="0.097cm" fo:border-left="0.05pt solid #000000" fo:border-right="none" fo:border-top="none" fo:border-bottom="0.05pt solid #000000"/>
    </style:style>
    <style:style style:name="Tableau3.C19" style:family="table-cell">
      <style:table-cell-properties fo:padding="0.097cm" fo:border-left="0.05pt solid #000000" fo:border-right="0.05pt solid #000000" fo:border-top="none" fo:border-bottom="0.05pt solid #000000"/>
    </style:style>
    <style:style style:name="Tableau3.A20" style:family="table-cell">
      <style:table-cell-properties fo:padding="0.097cm" fo:border-left="0.05pt solid #000000" fo:border-right="none" fo:border-top="none" fo:border-bottom="0.05pt solid #000000"/>
    </style:style>
    <style:style style:name="Tableau3.C20" style:family="table-cell">
      <style:table-cell-properties fo:padding="0.097cm" fo:border-left="0.05pt solid #000000" fo:border-right="0.05pt solid #000000" fo:border-top="none" fo:border-bottom="0.05pt solid #000000"/>
    </style:style>
    <style:style style:name="Tableau3.A21" style:family="table-cell">
      <style:table-cell-properties fo:padding="0.097cm" fo:border-left="0.05pt solid #000000" fo:border-right="none" fo:border-top="none" fo:border-bottom="0.05pt solid #000000"/>
    </style:style>
    <style:style style:name="Tableau3.B21" style:family="table-cell">
      <style:table-cell-properties fo:padding="0.097cm" fo:border-left="0.05pt solid #000000" fo:border-right="none" fo:border-top="none" fo:border-bottom="0.05pt solid #000000"/>
    </style:style>
    <style:style style:name="Tableau3.C21" style:family="table-cell">
      <style:table-cell-properties fo:padding="0.097cm" fo:border-left="0.05pt solid #000000" fo:border-right="0.05pt solid #000000" fo:border-top="none" fo:border-bottom="0.05pt solid #000000"/>
    </style:style>
    <style:style style:name="Tableau3.A22" style:family="table-cell">
      <style:table-cell-properties fo:padding="0.097cm" fo:border-left="0.05pt solid #000000" fo:border-right="none" fo:border-top="none" fo:border-bottom="0.05pt solid #000000"/>
    </style:style>
    <style:style style:name="Tableau3.B22" style:family="table-cell">
      <style:table-cell-properties fo:padding="0.097cm" fo:border-left="0.05pt solid #000000" fo:border-right="none" fo:border-top="none" fo:border-bottom="0.05pt solid #000000"/>
    </style:style>
    <style:style style:name="Tableau3.C22" style:family="table-cell">
      <style:table-cell-properties fo:padding="0.097cm" fo:border-left="0.05pt solid #000000" fo:border-right="0.05pt solid #000000" fo:border-top="none" fo:border-bottom="0.05pt solid #000000"/>
    </style:style>
    <style:style style:name="Tableau3.A23" style:family="table-cell">
      <style:table-cell-properties fo:padding="0.097cm" fo:border-left="0.05pt solid #000000" fo:border-right="none" fo:border-top="none" fo:border-bottom="0.05pt solid #000000"/>
    </style:style>
    <style:style style:name="Tableau3.C23" style:family="table-cell">
      <style:table-cell-properties fo:padding="0.097cm" fo:border-left="0.05pt solid #000000" fo:border-right="0.05pt solid #000000" fo:border-top="none" fo:border-bottom="0.05pt solid #000000"/>
    </style:style>
    <style:style style:name="Tableau3.A24" style:family="table-cell">
      <style:table-cell-properties fo:padding="0.097cm" fo:border-left="0.05pt solid #000000" fo:border-right="none" fo:border-top="none" fo:border-bottom="0.05pt solid #000000"/>
    </style:style>
    <style:style style:name="Tableau3.C24" style:family="table-cell">
      <style:table-cell-properties fo:padding="0.097cm" fo:border-left="0.05pt solid #000000" fo:border-right="0.05pt solid #000000" fo:border-top="none" fo:border-bottom="0.05pt solid #000000"/>
    </style:style>
    <style:style style:name="Tableau3.A25" style:family="table-cell">
      <style:table-cell-properties fo:padding="0.097cm" fo:border-left="0.05pt solid #000000" fo:border-right="none" fo:border-top="none" fo:border-bottom="0.05pt solid #000000"/>
    </style:style>
    <style:style style:name="Tableau3.C25"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fo:margin-right="-0.012cm" table:align="margins"/>
    </style:style>
    <style:style style:name="Tableau4.A" style:family="table-column">
      <style:table-column-properties style:column-width="1cm" style:rel-column-width="3852*"/>
    </style:style>
    <style:style style:name="Tableau4.B" style:family="table-column">
      <style:table-column-properties style:column-width="5.001cm" style:rel-column-width="19263*"/>
    </style:style>
    <style:style style:name="Tableau4.C" style:family="table-column">
      <style:table-column-properties style:column-width="11.012cm" style:rel-column-width="42420*"/>
    </style:style>
    <style:style style:name="Tableau4.1" style:family="table-row">
      <style:table-row-properties style:min-row-height="0.011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058cm"/>
    </style:style>
    <style:style style:name="Tableau1.B" style:family="table-column">
      <style:table-column-properties style:column-width="3.941cm"/>
    </style:style>
    <style:style style:name="Tableau1.C" style:family="table-column">
      <style:table-column-properties style:column-width="12.01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fo:margin-right="-0.012cm" table:align="margins"/>
    </style:style>
    <style:style style:name="Tableau5.A" style:family="table-column">
      <style:table-column-properties style:column-width="1.012cm" style:rel-column-width="3900*"/>
    </style:style>
    <style:style style:name="Tableau5.B" style:family="table-column">
      <style:table-column-properties style:column-width="4.001cm" style:rel-column-width="15410*"/>
    </style:style>
    <style:style style:name="Tableau5.C" style:family="table-column">
      <style:table-column-properties style:column-width="12cm" style:rel-column-width="4622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1cm" style:rel-column-width="3852*"/>
    </style:style>
    <style:style style:name="Tableau6.B" style:family="table-column">
      <style:table-column-properties style:column-width="4.239cm" style:rel-column-width="16327*"/>
    </style:style>
    <style:style style:name="Tableau6.C" style:family="table-column">
      <style:table-column-properties style:column-width="11.774cm" style:rel-column-width="45356*"/>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cm" style:rel-column-width="3855*"/>
    </style:style>
    <style:style style:name="Tableau7.B" style:family="table-column">
      <style:table-column-properties style:column-width="4.001cm" style:rel-column-width="15421*"/>
    </style:style>
    <style:style style:name="Tableau7.C" style:family="table-column">
      <style:table-column-properties style:column-width="12cm" style:rel-column-width="46259*"/>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001cm" style:rel-column-width="19276*"/>
    </style:style>
    <style:style style:name="Tableau9.B" style:family="table-column">
      <style:table-column-properties style:column-width="12cm" style:rel-column-width="46259*"/>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cm" style:rel-column-width="3855*"/>
    </style:style>
    <style:style style:name="Tableau8.B" style:family="table-column">
      <style:table-column-properties style:column-width="4.001cm" style:rel-column-width="15421*"/>
    </style:style>
    <style:style style:name="Tableau8.C" style:family="table-column">
      <style:table-column-properties style:column-width="12cm" style:rel-column-width="46259*"/>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cm" style:rel-column-width="3855*"/>
    </style:style>
    <style:style style:name="Tableau10.B" style:family="table-column">
      <style:table-column-properties style:column-width="4.001cm" style:rel-column-width="15421*"/>
    </style:style>
    <style:style style:name="Tableau10.C" style:family="table-column">
      <style:table-column-properties style:column-width="12cm" style:rel-column-width="46259*"/>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0.998cm" style:rel-column-width="3848*"/>
    </style:style>
    <style:style style:name="Tableau11.B" style:family="table-column">
      <style:table-column-properties style:column-width="0.857cm" style:rel-column-width="3304*"/>
    </style:style>
    <style:style style:name="Tableau11.C" style:family="table-column">
      <style:table-column-properties style:column-width="15.145cm" style:rel-column-width="58383*"/>
    </style:style>
    <style:style style:name="Tableau11.1" style:family="table-row">
      <style:table-row-properties style:min-row-height="0.71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0.998cm"/>
    </style:style>
    <style:style style:name="Tableau13.B" style:family="table-column">
      <style:table-column-properties style:column-width="6.516cm"/>
    </style:style>
    <style:style style:name="Tableau13.C" style:family="table-column">
      <style:table-column-properties style:column-width="9.499cm"/>
    </style:style>
    <style:style style:name="Tableau13.1" style:family="table-row">
      <style:table-row-properties style:min-row-height="0.711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2" style:family="table-row">
      <style:table-row-properties style:row-height="0.801cm"/>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4" style:family="table-row">
      <style:table-row-properties style:row-height="1.025cm"/>
    </style:style>
    <style:style style:name="Tableau13.7" style:family="table-row">
      <style:table-row-properties style:row-height="1.088cm"/>
    </style:style>
    <style:style style:name="Tableau13.8" style:family="table-row">
      <style:table-row-properties style:row-height="1.058cm"/>
    </style:style>
    <style:style style:name="Tableau13.A8" style:family="table-cell">
      <style:table-cell-properties style:vertical-align="" fo:padding="0.097cm" fo:border-left="0.05pt solid #000000" fo:border-right="none" fo:border-top="none" fo:border-bottom="0.05pt solid #000000"/>
    </style:style>
    <style:style style:name="Tableau14" style:family="table">
      <style:table-properties style:width="16.965cm" fo:margin-left="0.039cm" table:align="left"/>
    </style:style>
    <style:style style:name="Tableau14.A" style:family="table-column">
      <style:table-column-properties style:column-width="0.961cm"/>
    </style:style>
    <style:style style:name="Tableau14.B" style:family="table-column">
      <style:table-column-properties style:column-width="2.214cm"/>
    </style:style>
    <style:style style:name="Tableau14.C" style:family="table-column">
      <style:table-column-properties style:column-width="4.311cm"/>
    </style:style>
    <style:style style:name="Tableau14.D" style:family="table-column">
      <style:table-column-properties style:column-width="9.479cm"/>
    </style:style>
    <style:style style:name="Tableau14.1" style:family="table-row">
      <style:table-row-properties style:min-row-height="0.711cm"/>
    </style:style>
    <style:style style:name="Tableau14.A1" style:family="table-cell">
      <style:table-cell-properties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2" style:family="table-row">
      <style:table-row-properties style:row-height="0.801cm"/>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4.6" style:family="table-row">
      <style:table-row-properties style:row-height="0.478cm"/>
    </style:style>
    <style:style style:name="Tableau14.10" style:family="table-row">
      <style:table-row-properties style:min-row-height="0.801cm"/>
    </style:style>
    <style:style style:name="Tableau14.13" style:family="table-row">
      <style:table-row-properties style:row-height="0.928cm"/>
    </style:style>
    <style:style style:name="Tableau14.14" style:family="table-row">
      <style:table-row-properties style:row-height="0.9cm"/>
    </style:style>
    <style:style style:name="Tableau14.16" style:family="table-row">
      <style:table-row-properties style:row-height="0.917cm"/>
    </style:style>
    <style:style style:name="Tableau14.24" style:family="table-row">
      <style:table-row-properties style:row-height="0.439cm"/>
    </style:style>
    <style:style style:name="Tableau14.27" style:family="table-row">
      <style:table-row-properties style:row-height="0.489cm"/>
    </style:style>
    <style:style style:name="Tableau14.28" style:family="table-row">
      <style:table-row-properties style:row-height="1.081cm"/>
    </style:style>
    <style:style style:name="Tableau14.29" style:family="table-row">
      <style:table-row-properties style:row-height="1.076cm"/>
    </style:style>
    <style:style style:name="Tableau14.30" style:family="table-row">
      <style:table-row-properties style:row-height="0.467cm"/>
    </style:style>
    <style:style style:name="Tableau14.31" style:family="table-row">
      <style:table-row-properties style:row-height="1.067cm"/>
    </style:style>
    <style:style style:name="Tableau14.32" style:family="table-row">
      <style:table-row-properties style:row-height="1.147cm"/>
    </style:style>
    <style:style style:name="Tableau14.34" style:family="table-row">
      <style:table-row-properties style:row-height="1.475cm"/>
    </style:style>
    <style:style style:name="Tableau14.35" style:family="table-row">
      <style:table-row-properties style:row-height="1.199cm"/>
    </style:style>
    <style:style style:name="Tableau15" style:family="table">
      <style:table-properties style:width="16.974cm" fo:margin-left="0.039cm" table:align="left"/>
    </style:style>
    <style:style style:name="Tableau15.A" style:family="table-column">
      <style:table-column-properties style:column-width="0.961cm"/>
    </style:style>
    <style:style style:name="Tableau15.B" style:family="table-column">
      <style:table-column-properties style:column-width="6.525cm"/>
    </style:style>
    <style:style style:name="Tableau15.C" style:family="table-column">
      <style:table-column-properties style:column-width="9.488cm"/>
    </style:style>
    <style:style style:name="Tableau15.1" style:family="table-row">
      <style:table-row-properties style:min-row-height="0.711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2" style:family="table-row">
      <style:table-row-properties style:min-row-height="0.801cm"/>
    </style:style>
    <style:style style:name="Tableau15.C2" style:family="table-cell">
      <style:table-cell-properties fo:padding="0.097cm" fo:border-left="0.05pt solid #000000" fo:border-right="0.05pt solid #000000" fo:border-top="none" fo:border-bottom="0.05pt solid #000000"/>
    </style:style>
    <style:style style:name="Tableau15.3" style:family="table-row">
      <style:table-row-properties style:min-row-height="0.429cm"/>
    </style:style>
    <style:style style:name="Tableau15.A3" style:family="table-cell">
      <style:table-cell-properties fo:padding="0.097cm" fo:border-left="0.05pt solid #000000" fo:border-right="none" fo:border-top="none" fo:border-bottom="0.05pt solid #000000"/>
    </style:style>
    <style:style style:name="Tableau15.7" style:family="table-row">
      <style:table-row-properties style:min-row-height="0.439cm"/>
    </style:style>
    <style:style style:name="Tableau15.9" style:family="table-row">
      <style:table-row-properties style:min-row-height="0.448cm"/>
    </style:style>
    <style:style style:name="Tableau15.12" style:family="table-row">
      <style:table-row-properties style:min-row-height="0.467cm"/>
    </style:style>
    <style:style style:name="Tableau15.15" style:family="table-row">
      <style:table-row-properties style:min-row-height="0.469cm"/>
    </style:style>
    <style:style style:name="Tableau16" style:family="table">
      <style:table-properties style:width="16.965cm" fo:margin-left="0.039cm" table:align="left"/>
    </style:style>
    <style:style style:name="Tableau16.A" style:family="table-column">
      <style:table-column-properties style:column-width="0.961cm"/>
    </style:style>
    <style:style style:name="Tableau16.B" style:family="table-column">
      <style:table-column-properties style:column-width="0.716cm"/>
    </style:style>
    <style:style style:name="Tableau16.C" style:family="table-column">
      <style:table-column-properties style:column-width="5.808cm"/>
    </style:style>
    <style:style style:name="Tableau16.D" style:family="table-column">
      <style:table-column-properties style:column-width="9.479cm"/>
    </style:style>
    <style:style style:name="Tableau16.1" style:family="table-row">
      <style:table-row-properties style:row-height="0.801cm"/>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2" style:family="table-row">
      <style:table-row-properties style:min-row-height="0.801cm"/>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6.5" style:family="table-row">
      <style:table-row-properties style:row-height="0.919cm"/>
    </style:style>
    <style:style style:name="Tableau16.9" style:family="table-row">
      <style:table-row-properties style:row-height="0.478cm"/>
    </style:style>
    <style:style style:name="Tableau16.18" style:family="table-row">
      <style:table-row-properties style:row-height="1.032cm"/>
    </style:style>
    <style:style style:name="Tableau16.21" style:family="table-row">
      <style:table-row-properties style:min-row-height="1cm"/>
    </style:style>
    <style:style style:name="Tableau12" style:family="table">
      <style:table-properties style:width="17cm" table:align="margins"/>
    </style:style>
    <style:style style:name="Tableau12.A" style:family="table-column">
      <style:table-column-properties style:column-width="1cm" style:rel-column-width="3855*"/>
    </style:style>
    <style:style style:name="Tableau12.B" style:family="table-column">
      <style:table-column-properties style:column-width="16cm" style:rel-column-width="61680*"/>
    </style:style>
    <style:style style:name="Tableau12.1" style:family="table-row">
      <style:table-row-properties style:min-row-height="0.81cm"/>
    </style:style>
    <style:style style:name="Tableau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transparent" fo:padding="0.097cm" fo:border="0.05pt solid #000000">
        <style:background-image/>
      </style:table-cell-properties>
    </style:style>
    <style:style style:name="Tableau12.A2" style:family="table-cell">
      <style:table-cell-properties fo:background-color="transparent" fo:padding="0.097cm" fo:border-left="0.05pt solid #000000" fo:border-right="none" fo:border-top="none" fo:border-bottom="0.05pt solid #000000">
        <style:background-image/>
      </style:table-cell-properties>
    </style:style>
    <style:style style:name="Tableau1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2.A5" style:family="table-cell">
      <style:table-cell-properties fo:background-color="#808080" fo:padding="0.097cm" fo:border-left="0.05pt solid #000000" fo:border-right="none" fo:border-top="none" fo:border-bottom="0.05pt solid #000000">
        <style:background-image/>
      </style:table-cell-properties>
    </style:style>
    <style:style style:name="Tableau12.B5" style:family="table-cell">
      <style:table-cell-properties fo:background-color="#80808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text-properties style:font-name="Arial" fo:font-size="10pt" style:font-size-asian="10pt" style:font-size-complex="10pt"/>
    </style:style>
    <style:style style:name="P5" style:family="paragraph" style:parent-style-name="Text_20_body">
      <style:text-properties style:font-name="Arial" fo:font-weight="bold" style:font-name-asian="Times New Roman1" style:font-weight-asian="bold" style:font-name-complex="Times New Roman1" style:font-weight-complex="bold"/>
    </style:style>
    <style:style style:name="P6" style:family="paragraph" style:parent-style-name="Text_20_body">
      <style:text-properties style:font-name="Arial" fo:font-weight="normal" style:font-weight-asian="normal" style:font-weight-complex="normal"/>
    </style:style>
    <style:style style:name="P7" style:family="paragraph" style:parent-style-name="Text_20_body">
      <style:text-properties style:font-name="Arial" style:font-name-asian="SimSun" style:font-name-complex="Mangal"/>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fo:font-size="10pt" fo:font-weight="normal" style:font-size-asian="10pt" style:font-weight-asian="normal" style:font-size-complex="10pt"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able_20_Contents">
      <style:text-properties style:font-name="Arial" fo:font-size="11pt" style:font-size-asian="11pt" style:font-size-complex="11pt"/>
    </style:style>
    <style:style style:name="P12" style:family="paragraph" style:parent-style-name="Table_20_Contents">
      <style:text-properties style:font-name="Arial"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style:font-size-asian="10pt" style:font-weight-asian="bold" style:font-size-complex="10pt" style:font-weight-complex="bold"/>
    </style:style>
    <style:style style:name="P15" style:family="paragraph" style:parent-style-name="Table_20_Contents">
      <style:text-properties fo:font-weight="bold" officeooo:paragraph-rsid="00239055" style:font-size-asian="10pt" style:font-weight-asian="bold" style:font-size-complex="10pt" style:font-weight-complex="bold"/>
    </style:style>
    <style:style style:name="P16" style:family="paragraph" style:parent-style-name="Table_20_Contents">
      <style:text-properties fo:font-weight="bold" officeooo:rsid="002553d8" officeooo:paragraph-rsid="002553d8" style:font-size-asian="10pt" style:font-weight-asian="bold" style:font-size-complex="10pt" style:font-weight-complex="bold"/>
    </style:style>
    <style:style style:name="P17" style:family="paragraph" style:parent-style-name="Table_20_Contents">
      <style:text-properties fo:font-weight="bold" style:font-name-asian="Times New Roman1" style:font-weight-asian="bold" style:font-name-complex="Times New Roman1" style:font-weight-complex="bold"/>
    </style:style>
    <style:style style:name="P18" style:family="paragraph" style:parent-style-name="Table_20_Contents">
      <style:text-properties fo:font-weight="bold" style:font-name-asian="Times New Roman1" style:font-size-asian="10pt" style:font-weight-asian="bold" style:font-name-complex="Times New Roman1"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style:font-size-asian="10pt" style:font-size-complex="10pt"/>
    </style:style>
    <style:style style:name="P21" style:family="paragraph" style:parent-style-name="Table_20_Contents">
      <style:paragraph-properties>
        <style:tab-stops/>
      </style:paragraph-properties>
      <style:text-properties style:font-size-asian="10pt" style:font-size-complex="10pt"/>
    </style:style>
    <style:style style:name="P22" style:family="paragraph" style:parent-style-name="Table_20_Contents">
      <style:text-properties officeooo:paragraph-rsid="0020ad46" style:font-size-asian="10pt" style:font-size-complex="10pt"/>
    </style:style>
    <style:style style:name="P23" style:family="paragraph" style:parent-style-name="Table_20_Contents">
      <style:text-properties officeooo:rsid="0020ad46" officeooo:paragraph-rsid="00239055" style:font-size-asian="10pt" style:font-size-complex="10pt"/>
    </style:style>
    <style:style style:name="P24" style:family="paragraph" style:parent-style-name="Table_20_Contents">
      <style:text-properties officeooo:rsid="002553d8" officeooo:paragraph-rsid="002553d8" style:font-size-asian="10pt" style:font-size-complex="10pt"/>
    </style:style>
    <style:style style:name="P25" style:family="paragraph" style:parent-style-name="Table_20_Contents">
      <style:text-properties fo:font-weight="normal" style:font-name-asian="Times New Roman1" style:font-weight-asian="normal" style:font-name-complex="Times New Roman1" style:font-weight-complex="normal"/>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text-properties fo:font-weight="normal" style:font-size-asian="10pt" style:font-weight-asian="normal" style:font-size-complex="10pt" style:font-weight-complex="normal"/>
    </style:style>
    <style:style style:name="P28" style:family="paragraph" style:parent-style-name="Table_20_Contents">
      <style:text-properties fo:color="#ff0000" style:font-size-asian="10pt" style:font-size-complex="10pt"/>
    </style:style>
    <style:style style:name="P29" style:family="paragraph" style:parent-style-name="Table_20_Contents">
      <style:text-properties fo:color="#ff0000" fo:font-weight="bold" style:font-size-asian="10pt" style:font-weight-asian="bold" style:font-size-complex="10pt" style:font-weight-complex="bold"/>
    </style:style>
    <style:style style:name="P30" style:family="paragraph" style:parent-style-name="Table_20_Contents">
      <style:text-properties fo:color="#ff0000" fo:font-weight="bold" officeooo:rsid="0020ad46" officeooo:paragraph-rsid="00248223" style:font-size-asian="10pt" style:font-weight-asian="bold" style:font-size-complex="10pt" style:font-weight-complex="bold"/>
    </style:style>
    <style:style style:name="P31" style:family="paragraph" style:parent-style-name="Table_20_Contents">
      <style:text-properties fo:color="#ff0000" fo:font-weight="bold" officeooo:rsid="002553d8" officeooo:paragraph-rsid="002671ac" style:font-size-asian="10pt" style:font-weight-asian="bold" style:font-size-complex="10pt" style:font-weight-complex="bold"/>
    </style:style>
    <style:style style:name="P32" style:family="paragraph" style:parent-style-name="Table_20_Contents">
      <style:text-properties style:use-window-font-color="true" fo:font-style="normal" style:font-size-asian="10pt" style:font-style-asian="normal" style:font-size-complex="10pt" style:font-style-complex="normal"/>
    </style:style>
    <style:style style:name="P33" style:family="paragraph" style:parent-style-name="Table_20_Contents">
      <style:text-properties style:use-window-font-color="true" style:font-size-asian="10pt" style:font-size-complex="10pt"/>
    </style:style>
    <style:style style:name="P34" style:family="paragraph" style:parent-style-name="Table_20_Contents">
      <style:text-properties style:use-window-font-color="true" fo:font-weight="normal" officeooo:rsid="0020ad46" officeooo:paragraph-rsid="0020ad46" style:font-size-asian="10pt" style:font-weight-asian="normal" style:font-size-complex="10pt" style:font-weight-complex="normal"/>
    </style:style>
    <style:style style:name="P35" style:family="paragraph" style:parent-style-name="Table_20_Contents">
      <style:text-properties fo:font-style="italic" style:font-size-asian="10pt" style:font-style-asian="italic" style:font-size-complex="10pt" style:font-style-complex="italic"/>
    </style:style>
    <style:style style:name="P36" style:family="paragraph" style:parent-style-name="Table_20_Contents">
      <style:text-properties fo:font-style="normal" style:font-size-asian="10pt" style:font-style-asian="normal" style:font-size-complex="10pt" style:font-style-complex="normal"/>
    </style:style>
    <style:style style:name="P37" style:family="paragraph" style:parent-style-name="Table_20_Contents">
      <style:text-properties fo:font-style="normal" fo:font-weight="bold" style:font-size-asian="10pt" style:font-style-asian="normal" style:font-weight-asian="bold" style:font-size-complex="10pt" style:font-style-complex="normal" style:font-weight-complex="bold"/>
    </style:style>
    <style:style style:name="P38" style:family="paragraph" style:parent-style-name="Table_20_Contents">
      <style:text-properties fo:color="#000000" fo:font-weight="bold" style:font-size-asian="10pt" style:font-weight-asian="bold" style:font-size-complex="10pt" style:font-weight-complex="bold"/>
    </style:style>
    <style:style style:name="P39" style:family="paragraph" style:parent-style-name="Table_20_Contents">
      <style:text-properties fo:color="#808080" style:font-size-asian="10pt" style:font-size-complex="10pt"/>
    </style:style>
    <style:style style:name="P40" style:family="paragraph" style:parent-style-name="Table_20_Contents">
      <style:text-properties fo:color="#008000" style:font-size-asian="10pt" style:font-size-complex="10pt"/>
    </style:style>
    <style:style style:name="P41" style:family="paragraph" style:parent-style-name="Table_20_Contents">
      <style:text-properties fo:color="#e6e6e6" style:font-name="Arial" fo:font-size="11pt" style:font-size-asian="11pt" style:font-size-complex="11pt"/>
    </style:style>
    <style:style style:name="P42" style:family="paragraph" style:parent-style-name="Standard">
      <style:paragraph-properties fo:text-align="center" style:justify-single-word="false" fo:background-color="#ccffff" fo:padding="0.049cm" fo:border-left="none" fo:border-right="none" fo:border-top="0.99pt solid #000000" fo:border-bottom="0.99pt solid #000000" style:shadow="none">
        <style:background-image/>
      </style:paragraph-properties>
      <style:text-properties style:font-name="Arial" fo:font-weight="bold" style:font-weight-asian="bold" style:font-weight-complex="bold"/>
    </style:style>
    <style:style style:name="P43" style:family="paragraph" style:parent-style-name="Standard">
      <style:paragraph-properties fo:text-align="center" style:justify-single-word="false" fo:background-color="#ccffff" fo:padding="0.049cm" fo:border-left="none" fo:border-right="none" fo:border-top="0.99pt solid #000000" fo:border-bottom="0.99pt solid #000000" style:shadow="none">
        <style:background-image/>
      </style:paragraph-properties>
      <style:text-properties style:font-name="Arial" fo:font-size="12pt" fo:font-weight="bold" style:font-size-asian="12pt" style:font-weight-asian="bold" style:font-size-complex="12pt" style:font-weight-complex="bold"/>
    </style:style>
    <style:style style:name="P44" style:family="paragraph" style:parent-style-name="Text_20_body">
      <style:paragraph-properties fo:margin-top="0.423cm" fo:margin-bottom="0.212cm" style:contextual-spacing="false"/>
      <style:text-properties style:font-name="Arial" style:font-name-asian="SimSun" style:font-name-complex="Mangal"/>
    </style:style>
    <style:style style:name="P45" style:family="paragraph" style:parent-style-name="Text_20_body">
      <style:paragraph-properties fo:margin-top="0.101cm" fo:margin-bottom="0.101cm" style:contextual-spacing="false" fo:background-color="transparent">
        <style:background-image/>
      </style:paragraph-properties>
      <style:text-properties style:font-name="Arial" fo:font-size="10pt" fo:font-weight="bold" style:font-size-asian="10pt" style:font-weight-asian="bold" style:font-size-complex="10pt" style:font-weight-complex="bold"/>
    </style:style>
    <style:style style:name="P46" style:family="paragraph" style:parent-style-name="Text_20_body">
      <style:paragraph-properties fo:margin-top="0.101cm" fo:margin-bottom="0.101cm" style:contextual-spacing="false" fo:background-color="transparent">
        <style:background-image/>
      </style:paragraph-properties>
      <style:text-properties fo:font-size="10pt" style:font-size-asian="10pt" style:font-size-complex="10pt"/>
    </style:style>
    <style:style style:name="P47" style:family="paragraph" style:parent-style-name="Table_20_Contents">
      <style:paragraph-properties fo:margin-top="0.101cm" fo:margin-bottom="0.101cm" style:contextual-spacing="false" fo:background-color="transparent">
        <style:background-image/>
      </style:paragraph-properties>
      <style:text-properties style:font-name="Arial" fo:font-size="10pt" fo:font-weight="bold" style:font-size-asian="10pt" style:font-weight-asian="bold" style:font-size-complex="10pt" style:font-weight-complex="bold"/>
    </style:style>
    <style:style style:name="P48" style:family="paragraph" style:parent-style-name="Table_20_Contents">
      <style:paragraph-properties fo:margin-top="0.101cm" fo:margin-bottom="0.101cm" style:contextual-spacing="false" fo:background-color="transparent">
        <style:background-image/>
      </style:paragraph-properties>
      <style:text-properties fo:font-size="10pt" style:font-size-asian="10pt" style:font-size-complex="10pt"/>
    </style:style>
    <style:style style:name="P49" style:family="paragraph" style:parent-style-name="Text_20_body">
      <style:paragraph-properties fo:margin-top="0.101cm" fo:margin-bottom="0.101cm" style:contextual-spacing="false"/>
      <style:text-properties fo:font-size="10pt" style:font-size-asian="10pt" style:font-size-complex="10pt"/>
    </style:style>
    <style:style style:name="P50" style:family="paragraph" style:parent-style-name="Text_20_body">
      <style:paragraph-properties fo:margin-top="0.101cm" fo:margin-bottom="0.101cm" style:contextual-spacing="false"/>
      <style:text-properties fo:font-size="10pt" fo:font-weight="normal" style:font-size-asian="10pt" style:font-weight-asian="normal" style:font-size-complex="10pt" style:font-weight-complex="normal"/>
    </style:style>
    <style:style style:name="P51" style:family="paragraph" style:parent-style-name="Text_20_body">
      <style:paragraph-properties fo:margin-top="0.101cm" fo:margin-bottom="0.101cm" style:contextual-spacing="false"/>
      <style:text-properties style:font-name="Arial" fo:font-size="10pt" fo:font-weight="bold" style:font-size-asian="10pt" style:font-weight-asian="bold" style:font-size-complex="10pt" style:font-weight-complex="bold"/>
    </style:style>
    <style:style style:name="P52" style:family="paragraph" style:parent-style-name="Table_20_Contents">
      <style:paragraph-properties fo:margin-top="0.101cm" fo:margin-bottom="0.101cm" style:contextual-spacing="false"/>
    </style:style>
    <style:style style:name="P53" style:family="paragraph" style:parent-style-name="Table_20_Contents">
      <style:paragraph-properties fo:margin-top="0.101cm" fo:margin-bottom="0.101cm" style:contextual-spacing="false"/>
      <style:text-properties style:font-name="Arial" fo:font-size="10pt" fo:font-weight="bold" style:font-size-asian="10pt" style:font-weight-asian="bold" style:font-size-complex="10pt" style:font-weight-complex="bold"/>
    </style:style>
    <style:style style:name="P54" style:family="paragraph" style:parent-style-name="Table_20_Contents">
      <style:paragraph-properties fo:margin-top="0.101cm" fo:margin-bottom="0.101cm" style:contextual-spacing="false"/>
      <style:text-properties fo:font-size="10pt" style:font-size-asian="10pt" style:font-size-complex="10pt"/>
    </style:style>
    <style:style style:name="P55" style:family="paragraph" style:parent-style-name="Table_20_Contents">
      <style:paragraph-properties fo:margin-top="0.101cm" fo:margin-bottom="0.101cm" style:contextual-spacing="false"/>
      <style:text-properties fo:font-size="10pt" fo:font-weight="normal" style:font-size-asian="10pt" style:font-weight-asian="normal" style:font-size-complex="10pt" style:font-weight-complex="normal"/>
    </style:style>
    <style:style style:name="P56" style:family="paragraph" style:parent-style-name="Table_20_Contents">
      <style:paragraph-properties fo:margin-top="0.101cm" fo:margin-bottom="0.101cm" style:contextual-spacing="false"/>
      <style:text-properties style:font-size-asian="10pt" style:font-size-complex="10pt"/>
    </style:style>
    <style:style style:name="P57" style:family="paragraph" style:parent-style-name="Table_20_Contents">
      <style:paragraph-properties fo:margin-top="0.101cm" fo:margin-bottom="0.101cm" style:contextual-spacing="false"/>
      <style:text-properties fo:font-weight="bold" style:font-weight-asian="bold" style:font-weight-complex="bold"/>
    </style:style>
    <style:style style:name="P58" style:family="paragraph" style:parent-style-name="Table_20_Contents">
      <style:paragraph-properties fo:margin-top="0.101cm" fo:margin-bottom="0.101cm" style:contextual-spacing="false"/>
      <style:text-properties fo:font-weight="bold" style:font-size-asian="10pt" style:font-weight-asian="bold" style:font-size-complex="10pt" style:font-weight-complex="bold"/>
    </style:style>
    <style:style style:name="P59" style:family="paragraph" style:parent-style-name="Table_20_Contents">
      <style:paragraph-properties fo:margin-top="0.101cm" fo:margin-bottom="0.101cm" style:contextual-spacing="false"/>
      <style:text-properties fo:font-weight="bold" style:font-name-asian="Times New Roman1" style:font-weight-asian="bold" style:font-name-complex="Times New Roman1" style:font-weight-complex="bold"/>
    </style:style>
    <style:style style:name="P60" style:family="paragraph" style:parent-style-name="Table_20_Contents">
      <style:paragraph-properties fo:margin-top="0.101cm" fo:margin-bottom="0.101cm" style:contextual-spacing="false"/>
      <style:text-properties fo:font-weight="normal" style:font-name-asian="Times New Roman1" style:font-weight-asian="normal" style:font-name-complex="Times New Roman1" style:font-weight-complex="normal"/>
    </style:style>
    <style:style style:name="P61" style:family="paragraph" style:parent-style-name="Table_20_Contents">
      <style:paragraph-properties fo:margin-top="0.101cm" fo:margin-bottom="0.101cm" style:contextual-spacing="false"/>
      <style:text-properties fo:font-style="italic" style:font-size-asian="10pt" style:font-style-asian="italic" style:font-size-complex="10pt" style:font-style-complex="italic"/>
    </style:style>
    <style:style style:name="P62" style:family="paragraph" style:parent-style-name="Index_20_1">
      <style:paragraph-properties>
        <style:tab-stops>
          <style:tab-stop style:position="17cm" style:type="right" style:leader-style="dotted" style:leader-text="."/>
        </style:tab-stops>
      </style:paragraph-properties>
    </style:style>
    <style:style style:name="P63" style:family="paragraph" style:parent-style-name="Index_20_2">
      <style:paragraph-properties>
        <style:tab-stops>
          <style:tab-stop style:position="16.501cm" style:type="right" style:leader-style="dotted" style:leader-text="."/>
        </style:tab-stops>
      </style:paragraph-properties>
    </style:style>
    <style:style style:name="P64" style:family="paragraph" style:parent-style-name="Heading_20_3">
      <style:paragraph-properties fo:break-before="page"/>
    </style:style>
    <style:style style:name="P65" style:family="paragraph" style:parent-style-name="Heading_20_3">
      <style:paragraph-properties fo:margin-top="0.423cm" fo:margin-bottom="0.212cm" style:contextual-spacing="false" fo:keep-with-next="always"/>
    </style:style>
    <style:style style:name="P66" style:family="paragraph" style:parent-style-name="Heading_20_3">
      <style:paragraph-properties fo:margin-top="0.423cm" fo:margin-bottom="0.212cm" style:contextual-spacing="false" fo:break-before="page" fo:keep-with-next="always"/>
      <style:text-properties style:font-name="Arial" style:font-name-asian="SimSun" style:font-name-complex="Mangal"/>
    </style:style>
    <style:style style:name="P67" style:family="paragraph" style:parent-style-name="Heading_20_4">
      <style:paragraph-properties fo:margin-top="0.423cm" fo:margin-bottom="0.212cm" style:contextual-spacing="false" fo:keep-with-next="always"/>
    </style:style>
    <style:style style:name="P68" style:family="paragraph" style:parent-style-name="Table_20_Contents">
      <style:text-properties style:font-size-asian="10pt" style:font-size-complex="10pt"/>
    </style:style>
    <style:style style:name="P69" style:family="paragraph" style:parent-style-name="Table_20_Contents" style:list-style-name="L1">
      <style:text-properties style:font-size-asian="10pt" style:font-size-complex="10pt"/>
    </style:style>
    <style:style style:name="P70" style:family="paragraph" style:parent-style-name="Table_20_Contents" style:list-style-name="L2">
      <style:text-properties style:font-size-asian="10pt" style:font-size-complex="10pt"/>
    </style:style>
    <style:style style:name="P71" style:family="paragraph" style:parent-style-name="Table_20_Contents" style:list-style-name="L3">
      <style:text-properties style:font-size-asian="10pt" style:font-size-complex="10pt"/>
    </style:style>
    <style:style style:name="P72" style:family="paragraph" style:parent-style-name="Table_20_Contents" style:list-style-name="L4">
      <style:text-properties style:font-size-asian="10pt" style:font-size-complex="10pt"/>
    </style:style>
    <style:style style:name="P73" style:family="paragraph" style:parent-style-name="Table_20_Contents" style:list-style-name="L5">
      <style:text-properties style:font-size-asian="10pt" style:font-size-complex="10pt"/>
    </style:style>
    <style:style style:name="P74" style:family="paragraph" style:parent-style-name="Table_20_Contents" style:list-style-name="L6">
      <style:text-properties style:font-size-asian="10pt" style:font-size-complex="10pt"/>
    </style:style>
    <style:style style:name="P75" style:family="paragraph" style:parent-style-name="Table_20_Contents" style:list-style-name="L7">
      <style:text-properties style:font-size-asian="10pt" style:font-size-complex="10pt"/>
    </style:style>
    <style:style style:name="P76" style:family="paragraph" style:parent-style-name="Table_20_Contents" style:list-style-name="L8">
      <style:text-properties style:font-size-asian="10pt" style:font-size-complex="10pt"/>
    </style:style>
    <style:style style:name="P77" style:family="paragraph" style:parent-style-name="Table_20_Contents" style:list-style-name="L9">
      <style:text-properties style:font-size-asian="10pt" style:font-size-complex="10pt"/>
    </style:style>
    <style:style style:name="P78" style:family="paragraph" style:parent-style-name="Table_20_Contents" style:list-style-name="L11">
      <style:text-properties style:font-size-asian="10pt" style:font-size-complex="10pt"/>
    </style:style>
    <style:style style:name="P79" style:family="paragraph" style:parent-style-name="Table_20_Contents">
      <style:text-properties officeooo:rsid="002b83ae" officeooo:paragraph-rsid="002b83ae" style:font-size-asian="10pt" style:font-size-complex="10pt"/>
    </style:style>
    <style:style style:name="P80" style:family="paragraph" style:parent-style-name="Table_20_Contents">
      <style:text-properties officeooo:paragraph-rsid="002bcd7e" style:font-size-asian="10pt" style:font-size-complex="10pt"/>
    </style:style>
    <style:style style:name="P81" style:family="paragraph" style:parent-style-name="Table_20_Contents" style:list-style-name="L10">
      <style:text-properties fo:font-style="normal" style:font-size-asian="10pt" style:font-style-asian="normal" style:font-size-complex="10pt" style:font-style-complex="normal"/>
    </style:style>
    <style:style style:name="P82" style:family="paragraph" style:parent-style-name="Table_20_Contents">
      <style:text-properties fo:font-weight="bold" style:font-size-asian="10pt" style:font-weight-asian="bold" style:font-size-complex="10pt" style:font-weight-complex="bold"/>
    </style:style>
    <style:style style:name="P83" style:family="paragraph" style:parent-style-name="Table_20_Contents">
      <style:text-properties fo:font-weight="bold" officeooo:paragraph-rsid="002bcd7e" style:font-size-asian="10pt" style:font-weight-asian="bold" style:font-size-complex="10pt" style:font-weight-complex="bold"/>
    </style:style>
    <style:style style:name="P84" style:family="paragraph" style:parent-style-name="Table_20_Contents">
      <style:text-properties fo:color="#ff0000" fo:font-weight="bold" officeooo:paragraph-rsid="002bcd7e" style:font-size-asian="10pt" style:font-weight-asian="bold" style:font-size-complex="10pt" style:font-weight-complex="bold"/>
    </style:style>
    <style:style style:name="P85" style:family="paragraph" style:parent-style-name="Table_20_Contents">
      <style:text-properties fo:color="#ff0000" fo:font-size="10pt" officeooo:paragraph-rsid="002e1aa1" style:font-size-asian="10pt" style:font-size-complex="10pt"/>
    </style:style>
    <style:style style:name="P86" style:family="paragraph" style:parent-style-name="Table_20_Contents">
      <style:text-properties fo:font-size="10pt" style:font-size-asian="10pt" style:font-size-complex="10pt"/>
    </style:style>
    <style:style style:name="P87" style:family="paragraph" style:parent-style-name="Table_20_Contents" style:list-style-name="L12">
      <style:text-properties fo:font-size="10pt" style:font-size-asian="10pt" style:font-size-complex="10pt"/>
    </style:style>
    <style:style style:name="P88" style:family="paragraph" style:parent-style-name="Table_20_Contents" style:list-style-name="L12">
      <style:text-properties style:use-window-font-color="true" style:font-name="Arial" fo:font-size="10pt" officeooo:paragraph-rsid="002bcd7e" style:font-size-asian="10pt" style:font-size-complex="10pt"/>
    </style:style>
    <style:style style:name="P89" style:family="paragraph" style:parent-style-name="Table_20_Contents" style:list-style-name="L12">
      <style:text-properties style:use-window-font-color="true" style:font-name="Arial" fo:font-size="10pt" officeooo:paragraph-rsid="002e6826" style:font-size-asian="10pt" style:font-size-complex="10pt"/>
    </style:style>
    <style:style style:name="P90" style:family="paragraph" style:parent-style-name="Table_20_Contents" style:list-style-name="L12">
      <style:paragraph-properties fo:margin-left="1.251cm" fo:margin-right="0cm" fo:text-indent="-0.635cm" style:auto-text-indent="false"/>
      <style:text-properties style:use-window-font-color="true" style:font-name="Arial" fo:font-size="10pt" officeooo:paragraph-rsid="002bcd7e" style:font-size-asian="10pt" style:font-size-complex="10pt"/>
    </style:style>
    <style:style style:name="P91" style:family="paragraph" style:parent-style-name="Table_20_Contents" style:list-style-name="L12">
      <style:paragraph-properties fo:margin-left="1.251cm" fo:margin-right="0cm" fo:text-indent="-0.635cm" style:auto-text-indent="false"/>
      <style:text-properties style:use-window-font-color="true" style:font-name="Arial" fo:font-size="10pt" officeooo:paragraph-rsid="002e1aa1"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name-asian="Times New Roman1" style:font-weight-asian="bold" style:font-name-complex="Times New Roman1" style:font-weight-complex="bold"/>
    </style:style>
    <style:style style:name="T4" style:family="text">
      <style:text-properties style:font-name-asian="Times New Roman1" style:font-name-complex="Times New Roman1"/>
    </style:style>
    <style:style style:name="T5" style:family="text">
      <style:text-properties officeooo:rsid="002bcd7e" style:font-name-asian="Times New Roman1" style:font-name-complex="Times New Roman1"/>
    </style:style>
    <style:style style:name="T6" style:family="text">
      <style:text-properties style:text-underline-style="solid" style:text-underline-width="auto" style:text-underline-color="font-color"/>
    </style:style>
    <style:style style:name="T7" style:family="text">
      <style:text-properties fo:color="#ff0000"/>
    </style:style>
    <style:style style:name="T8" style:family="text">
      <style:text-properties fo:color="#ff0000" officeooo:rsid="001fc487"/>
    </style:style>
    <style:style style:name="T9" style:family="text">
      <style:text-properties fo:color="#ff0000" fo:font-weight="bold" style:font-weight-asian="bold" style:font-weight-complex="bold"/>
    </style:style>
    <style:style style:name="T10" style:family="text">
      <style:text-properties fo:color="#ff0000" fo:font-weight="bold" officeooo:rsid="0020ad46" style:font-weight-asian="bold" style:font-weight-complex="bold"/>
    </style:style>
    <style:style style:name="T11" style:family="text">
      <style:text-properties style:font-size-asian="10pt" style:font-size-complex="10pt"/>
    </style:style>
    <style:style style:name="T12" style:family="text">
      <style:text-properties style:font-name="Arial" style:font-name-asian="SimSun" style:font-name-complex="Mangal"/>
    </style:style>
    <style:style style:name="T13" style:family="text">
      <style:text-properties fo:font-size="10pt"/>
    </style:style>
    <style:style style:name="T14" style:family="text">
      <style:text-properties fo:font-size="10pt" style:text-underline-style="solid" style:text-underline-width="auto" style:text-underline-color="font-color"/>
    </style:style>
    <style:style style:name="T15" style:family="text">
      <style:text-properties fo:color="#800000"/>
    </style:style>
    <style:style style:name="T16" style:family="text">
      <style:text-properties style:use-window-font-color="true" fo:font-weight="normal" style:font-weight-asian="normal" style:font-weight-complex="normal"/>
    </style:style>
    <style:style style:name="T17" style:family="text">
      <style:text-properties officeooo:rsid="001a91e5"/>
    </style:style>
    <style:style style:name="T18" style:family="text">
      <style:text-properties officeooo:rsid="001fc487"/>
    </style:style>
    <style:style style:name="T19" style:family="text">
      <style:text-properties officeooo:rsid="0020ad46"/>
    </style:style>
    <style:style style:name="T20" style:family="text">
      <style:text-properties officeooo:rsid="0022234d"/>
    </style:style>
    <style:style style:name="T21" style:family="text">
      <style:text-properties officeooo:rsid="0023625f"/>
    </style:style>
    <style:style style:name="T22" style:family="text">
      <style:text-properties officeooo:rsid="00239055"/>
    </style:style>
    <style:style style:name="T23" style:family="text">
      <style:text-properties officeooo:rsid="00248223"/>
    </style:style>
    <style:style style:name="T24" style:family="text">
      <style:text-properties officeooo:rsid="0028e90d"/>
    </style:style>
    <style:style style:name="T25" style:family="text">
      <style:text-properties officeooo:rsid="002b83ae"/>
    </style:style>
    <style:style style:name="T26" style:family="text">
      <style:text-properties officeooo:rsid="002bcd7e"/>
    </style:style>
    <style:style style:name="T27" style:family="text">
      <style:text-properties officeooo:rsid="002c7627"/>
    </style:style>
    <style:style style:name="T28" style:family="text">
      <style:text-properties officeooo:rsid="002e1a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ight" style:number-wrapped-paragraphs="no-limit" style:wrap-contour="false"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right" style:number-wrapped-paragraphs="no-limit" style:wrap-contour="fals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199cm">
          <style:column-sep style:width="0.002cm" style:color="#000000" style:height="100%" style:style="solid"/>
          <style:column style:rel-width="32767*" fo:start-indent="0cm" fo:end-indent="0.6cm"/>
          <style:column style:rel-width="32768*" fo:start-indent="0.6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OpenJUMP 1.6 beta : fonctionnalités</text:p>
      <text:p text:style-name="P43">édition <text:span text:style-name="T27">4</text:span> (2012-<text:span text:style-name="T20">1</text:span><text:span text:style-name="T27">2</text:span>-<text:span text:style-name="T27">27</text:span>)</text:p>
      <text:p text:style-name="P2"/>
      <text:p text:style-name="P2"/>
      <text:p text:style-name="P2">OpenJUMP est une application 100% java. Elle peut tourner sous windows, sous mac ou sous linux.</text:p>
      <text:p text:style-name="Standard"/>
      <text:h text:style-name="Heading_20_4" text:outline-level="4">Barre de menu</text:h>
      <table:table table:name="Tableau2" table:style-name="Tableau2">
        <table:table-column table:style-name="Tableau2.A" table:number-columns-repeated="2"/>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row>
          <table:table-cell table:style-name="Tableau2.A1" office:value-type="string">
            <text:p text:style-name="P11"><text:a xlink:type="simple" xlink:href="#Menu Fichier">Fichier</text:a></text:p>
          </table:table-cell>
          <table:table-cell table:style-name="Tableau2.A1" office:value-type="string">
            <text:p text:style-name="P11"><text:a xlink:type="simple" xlink:href="#Menu Edition">Edition</text:a></text:p>
          </table:table-cell>
          <table:table-cell table:style-name="Tableau2.A1" office:value-type="string">
            <text:p text:style-name="P11"><text:a xlink:type="simple" xlink:href="#Menu Vue">Vue</text:a></text:p>
          </table:table-cell>
          <table:table-cell table:style-name="Tableau2.A1" office:value-type="string">
            <text:p text:style-name="P11"><text:a xlink:type="simple" xlink:href="#Menu Couche">Couche</text:a></text:p>
          </table:table-cell>
          <table:table-cell table:style-name="Tableau2.A1" office:value-type="string">
            <text:p text:style-name="P11"><text:a xlink:type="simple" xlink:href="#Menu Personnaliser">Personnaliser</text:a></text:p>
          </table:table-cell>
          <table:table-cell table:style-name="Tableau2.A1" office:value-type="string">
            <text:p text:style-name="P11"><text:a xlink:type="simple" xlink:href="#Menu Outils">Outils</text:a></text:p>
          </table:table-cell>
          <table:table-cell table:style-name="Tableau2.A1" office:value-type="string">
            <text:p text:style-name="P11"><text:a xlink:type="simple" xlink:href="#Menu Raster">Raster</text:a></text:p>
          </table:table-cell>
          <table:table-cell table:style-name="Tableau2.A1" office:value-type="string">
            <text:p text:style-name="P41">IGN</text:p>
          </table:table-cell>
          <table:table-cell table:style-name="Tableau2.A1" office:value-type="string">
            <text:p text:style-name="P11">Extensions</text:p>
          </table:table-cell>
          <table:table-cell table:style-name="Tableau2.A1" office:value-type="string">
            <text:p text:style-name="P11"><text:a xlink:type="simple" xlink:href="#Menu Fenêtre">Fenêtre</text:a></text:p>
          </table:table-cell>
          <table:table-cell table:style-name="Tableau2.K1" office:value-type="string">
            <text:p text:style-name="P11"><text:a xlink:type="simple" xlink:href="#Menu Aide">Aide</text:a></text:p>
          </table:table-cell>
        </table:table-row>
      </table:table>
      <text:p text:style-name="Standard"/>
      <text:h text:style-name="Heading_20_4" text:outline-level="4"><text:a xlink:type="simple" xlink:href="#Barre d'outils">Barre d'outils</text:a></text:h>
      <text:p text:style-name="Text_20_body"><draw:frame draw:style-name="fr1" draw:name="images1" text:anchor-type="paragraph" svg:x="0.351cm" svg:y="-0.108cm" svg:width="16.298cm" svg:height="0.55cm" draw:z-index="0"><draw:image xlink:href="Pictures/2000000700003FAB0000022715CF4CD2.svm" xlink:type="simple" xlink:show="embed" xlink:actuate="onLoad"/></draw:frame></text:p>
      <text:p text:style-name="Text_20_body"/>
      <text:h text:style-name="Heading_20_4" text:outline-level="4">Menus contextuels<text:line-break/><text:a xlink:type="simple" xlink:href="#Menu contextuel Catégorie">clic droit sur une catégorie</text:a><text:line-break/><text:a xlink:type="simple" xlink:href="#Menu contextuel Couche">clic droit sur une couche</text:a><text:line-break/><text:a xlink:type="simple" xlink:href="#Menu contextuel Vue">clic droit dans la carte</text:a></text:h>
      <text:p text:style-name="Text_20_body"/>
      <text:h text:style-name="P67" text:outline-level="4"><text:a xlink:type="simple" xlink:href="#Outils de saisie">Boîte à outils - outils d'édition</text:a> ( <text:s text:c="11"/>)<draw:frame draw:style-name="fr2" draw:name="images33" text:anchor-type="char" svg:x="6.294cm" svg:y="0.534cm" svg:width="0.423cm" svg:height="0.423cm" draw:z-index="23"><draw:image xlink:href="Pictures/1000020000000014000000145507B8D9.gif" xlink:type="simple" xlink:show="embed" xlink:actuate="onLoad"/></draw:frame></text:h>
      <text:p text:style-name="Text_20_body"/>
      <text:h text:style-name="P67" text:outline-level="4"><draw:frame draw:style-name="fr2" draw:name="images32" text:anchor-type="char" svg:x="4.893cm" svg:y="0.58cm" svg:width="0.423cm" svg:height="0.423cm" draw:z-index="22"><draw:image xlink:href="Pictures/100002000000001400000014ADF1B7D5.gif" xlink:type="simple" xlink:show="embed" xlink:actuate="onLoad"/></draw:frame>Panneau d'information ( <text:s text:c="2"/>)</text:h>
      <text:p text:style-name="Text_20_body"/>
      <text:h text:style-name="Heading_20_4" text:outline-level="4">Barre d'état</text:h>
      <text:p text:style-name="Text_20_body"><draw:frame draw:style-name="fr3" draw:name="images2" text:anchor-type="paragraph" svg:width="17cm" svg:height="0.353cm" draw:z-index="1"><draw:image xlink:href="Pictures/20000007000053C3000001BEE3BAC6AE.svm" xlink:type="simple" xlink:show="embed" xlink:actuate="onLoad"/></draw:frame></text:p>
      <text:h text:style-name="Heading_20_4" text:outline-level="4">Options (boite de dialogue Options)</text:h>
      <text:p text:style-name="Text_20_body">Boite de dialogue accessible à partir du menu <text:span text:style-name="T2">Personnaliser &gt; Options...</text:span> ou de la <text:span text:style-name="T2">palette d'outils d'édition</text:span>.</text:p>
      <text:p text:style-name="Text_20_body"/>
      <text:h text:style-name="Heading_20_4" text:outline-level="4">Boite de dialogue Jython</text:h>
      <text:p text:style-name="Text_20_body">Boite de dialogue accessible à partir du menu <text:span text:style-name="T2">Personnaliser &gt; Outils et console Jython</text:span></text:p>
      <text:p text:style-name="Text_20_body"/>
      <text:h text:style-name="Heading_20_3" text:outline-level="3"><text:alphabetical-index-mark text:string-value="MENU FICHIER"/><text:bookmark-start text:name="Menu Fichier"/>Menu Fichier<text:bookmark-end text:name="Menu Fichier"/></text:h>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2">Nouveau <text:span text:style-name="T4">►</text:span></text:p>
          </table:table-cell>
          <table:covered-table-cell/>
          <table:table-cell table:style-name="Tableau3.C1" office:value-type="string">
            <text:p text:style-name="P19"/>
          </table:table-cell>
        </table:table-row>
        <table:table-row table:style-name="Tableau3.2">
          <table:table-cell table:style-name="Tableau3.A2" office:value-type="string">
            <text:p text:style-name="P47"><draw:frame draw:style-name="fr4" draw:name="images93" text:anchor-type="paragraph" svg:y="0cm" svg:width="0.6cm" svg:height="0.6cm" draw:z-index="75"><draw:image xlink:href="Pictures/100002010000001000000010E6F40DC0.png" xlink:type="simple" xlink:show="embed" xlink:actuate="onLoad"/></draw:frame></text:p>
          </table:table-cell>
          <table:table-cell table:style-name="Tableau3.A2" office:value-type="string">
            <text:p text:style-name="P47"><text:alphabetical-index-mark text:string-value="Projet (créer un nouveau)"/><text:alphabetical-index-mark text:string-value="Nouveau projet"/>Nouveau projet...</text:p>
          </table:table-cell>
          <table:table-cell table:style-name="Tableau3.C2" office:value-type="string">
            <text:p text:style-name="P48">Ouvre une nouvelle fenêtre prête à accueillir un nouveau projet</text:p>
          </table:table-cell>
        </table:table-row>
        <table:table-row table:style-name="Tableau3.1">
          <table:table-cell table:style-name="Tableau3.A3" office:value-type="string">
            <text:p text:style-name="P47"><draw:frame draw:style-name="fr5" draw:name="images94" text:anchor-type="paragraph" svg:y="0cm" svg:width="0.6cm" svg:height="0.6cm" draw:z-index="76"><draw:image xlink:href="Pictures/10000201000000100000001055B88E52.png" xlink:type="simple" xlink:show="embed" xlink:actuate="onLoad"/></draw:frame></text:p>
          </table:table-cell>
          <table:table-cell table:style-name="Tableau3.A3" office:value-type="string">
            <text:p text:style-name="P45"><text:alphabetical-index-mark text:string-value="Couche (créer une nouvelle)"/>Couche...</text:p>
          </table:table-cell>
          <table:table-cell table:style-name="Tableau3.C2" office:value-type="string">
            <text:p text:style-name="P46">Crée une nouvelle couche</text:p>
          </table:table-cell>
        </table:table-row>
        <table:table-row table:style-name="Tableau3.1">
          <table:table-cell table:style-name="Tableau3.A3" office:value-type="string">
            <text:p text:style-name="P12"><draw:frame draw:style-name="fr5" draw:name="images97" text:anchor-type="paragraph" svg:y="0cm" svg:width="0.6cm" svg:height="0.6cm" draw:z-index="79"><draw:image xlink:href="Pictures/100002010000001000000010B076C53E.png" xlink:type="simple" xlink:show="embed" xlink:actuate="onLoad"/></draw:frame></text:p>
          </table:table-cell>
          <table:table-cell table:style-name="Tableau3.A3" office:value-type="string">
            <text:p text:style-name="P45"><text:alphabetical-index-mark text:string-value="Catégorie (créer une nouvelle)"/>Catégorie...</text:p>
          </table:table-cell>
          <table:table-cell table:style-name="Tableau3.C2" office:value-type="string">
            <text:p text:style-name="P46">Crée une nouvelle catégorie</text:p>
          </table:table-cell>
        </table:table-row>
        <table:table-row table:style-name="Tableau3.1">
          <table:table-cell table:style-name="Tableau3.A25" table:number-columns-spanned="2" office:value-type="string">
            <text:p text:style-name="P3"><text:alphabetical-index-mark text:string-value="Ouvrir (nouvelle source de données)"/>Ouvrir...</text:p>
          </table:table-cell>
          <table:covered-table-cell/>
          <table:table-cell table:style-name="Tableau3.C25" office:value-type="string">
            <text:p text:style-name="P8">Ouvre une boîte de dialogue permettant de charger des données à partir de différentes sources</text:p>
          </table:table-cell>
        </table:table-row>
        <table:table-row table:style-name="Tableau3.1">
          <table:table-cell table:style-name="Tableau3.A22" office:value-type="string">
            <text:p text:style-name="P12"><draw:frame draw:style-name="fr5" draw:name="images112" text:anchor-type="paragraph" svg:y="0cm" svg:width="0.6cm" svg:height="0.6cm" draw:z-index="101"><draw:image xlink:href="Pictures/100002010000001000000010151DB092.png" xlink:type="simple" xlink:show="embed" xlink:actuate="onLoad"/></draw:frame></text:p>
          </table:table-cell>
          <table:table-cell table:style-name="Tableau3.B22" office:value-type="string">
            <text:p text:style-name="P3"><text:alphabetical-index-mark text:string-value="Fichier (ouvrir)"/>Fichier</text:p>
          </table:table-cell>
          <table:table-cell table:style-name="Tableau3.C25" office:value-type="string">
            <text:p text:style-name="P8">Pour ouvrir des fichiers (<text:span text:style-name="T2">shp</text:span>, <text:span text:style-name="T2">wkt</text:span>, <text:span text:style-name="T2">gml</text:span>... et autres formats suivant les plugins installés)</text:p>
          </table:table-cell>
        </table:table-row>
        <table:table-row table:style-name="Tableau3.1">
          <table:table-cell table:style-name="Tableau3.A22" office:value-type="string">
            <text:p text:style-name="P12"><draw:frame draw:style-name="fr5" draw:name="images116" text:anchor-type="paragraph" svg:y="0cm" svg:width="0.6cm" svg:height="0.6cm" draw:z-index="102"><draw:image xlink:href="Pictures/10000200000000100000001029D84F23.png" xlink:type="simple" xlink:show="embed" xlink:actuate="onLoad"/></draw:frame></text:p>
          </table:table-cell>
          <table:table-cell table:style-name="Tableau3.B22" office:value-type="string">
            <text:p text:style-name="P12"><text:alphabetical-index-mark text:string-value="Projet (ouvrir)"/>Projet</text:p>
          </table:table-cell>
          <table:table-cell table:style-name="Tableau3.C25" office:value-type="string">
            <text:p text:style-name="P8">Ouvrir un projet (fichier jmp contenant les définitions des sources utilisées et de leurs styles)</text:p>
          </table:table-cell>
        </table:table-row>
        <table:table-row table:style-name="Tableau3.1">
          <table:table-cell table:style-name="Tableau3.A22" office:value-type="string">
            <text:p text:style-name="P53"><draw:frame draw:style-name="fr5" draw:name="images95" text:anchor-type="paragraph" svg:y="0cm" svg:width="0.6cm" svg:height="0.6cm" draw:z-index="77"><draw:image xlink:href="Pictures/100002010000001000000010C0DA32FB.png" xlink:type="simple" xlink:show="embed" xlink:actuate="onLoad"/></draw:frame></text:p>
          </table:table-cell>
          <table:table-cell table:style-name="Tableau3.B22" office:value-type="string">
            <text:p text:style-name="P53"><text:alphabetical-index-mark text:string-value="Base de données (se connecter à une)"/>Base de données</text:p>
          </table:table-cell>
          <table:table-cell table:style-name="Tableau3.C25" office:value-type="string">
            <text:p text:style-name="P49">Se connecter à une base de données (lien permanent)</text:p>
          </table:table-cell>
        </table:table-row>
        <table:table-row table:style-name="Tableau3.1">
          <table:table-cell table:style-name="Tableau3.A22" office:value-type="string">
            <text:p text:style-name="P53"><draw:frame draw:style-name="fr5" draw:name="images122" text:anchor-type="paragraph" svg:y="0cm" svg:width="0.6cm" svg:height="0.6cm" draw:z-index="113"><draw:image xlink:href="Pictures/100002000000001400000014ED44F0E9.gif" xlink:type="simple" xlink:show="embed" xlink:actuate="onLoad"/></draw:frame></text:p>
          </table:table-cell>
          <table:table-cell table:style-name="Tableau3.B22" office:value-type="string">
            <text:p text:style-name="P51"><text:alphabetical-index-mark text:string-value="WMS (se connecter à un flux)"/>Couche WMS</text:p>
          </table:table-cell>
          <table:table-cell table:style-name="Tableau3.C25" office:value-type="string">
            <text:p text:style-name="P49">Se connecter à un serveur d'images WMS (Web Map Server)</text:p>
          </table:table-cell>
        </table:table-row>
        <table:table-row table:style-name="Tableau3.1">
          <table:table-cell table:style-name="Tableau3.A22" office:value-type="string">
            <text:p text:style-name="P12"><draw:frame draw:style-name="fr5" draw:name="images130" text:anchor-type="paragraph" svg:y="0cm" svg:width="0.6cm" svg:height="0.6cm" draw:z-index="117"><draw:image xlink:href="Pictures/100002010000001000000010AD01ADBC.png" xlink:type="simple" xlink:show="embed" xlink:actuate="onLoad"/></draw:frame></text:p>
          </table:table-cell>
          <table:table-cell table:style-name="Tableau3.B22" office:value-type="string">
            <text:p text:style-name="P51"><text:alphabetical-index-mark text:string-value="Image Raster (ouvrir)"/>Image Raster (Sextante)</text:p>
          </table:table-cell>
          <table:table-cell table:style-name="Tableau3.C25" office:value-type="string">
            <text:p text:style-name="P49">Charger des images au format <text:span text:style-name="T2">tiff</text:span>, <text:span text:style-name="T2">png</text:span>, <text:span text:style-name="T2">jpg</text:span> ou des MNT au format <text:span text:style-name="T2">asc</text:span></text:p>
          </table:table-cell>
        </table:table-row>
        <table:table-row table:style-name="Tableau3.1">
          <table:table-cell table:style-name="Tableau3.A25" table:number-columns-spanned="2" office:value-type="string">
            <text:p text:style-name="P51"><draw:frame draw:style-name="fr6" draw:name="images117" text:anchor-type="paragraph" svg:y="0cm" svg:width="0.6cm" svg:height="0.6cm" draw:z-index="103"><draw:image xlink:href="Pictures/100002010000001000000010151DB092.png" xlink:type="simple" xlink:show="embed" xlink:actuate="onLoad"/></draw:frame> <text:alphabetical-index-mark text:string-value="Ouvrir un fichier"/>Ouvrir un fichier...</text:p>
          </table:table-cell>
          <table:covered-table-cell/>
          <table:table-cell table:style-name="Tableau3.C25" office:value-type="string">
            <text:p text:style-name="P50">Raccourci vers Ouvrir... &gt; Fichier</text:p>
          </table:table-cell>
        </table:table-row>
        <table:table-row table:style-name="Tableau3.1">
          <table:table-cell table:style-name="Tableau3.A25" table:number-columns-spanned="2" office:value-type="string">
            <text:p text:style-name="P51"><draw:frame draw:style-name="fr6" draw:name="images118" text:anchor-type="paragraph" svg:y="0cm" svg:width="0.6cm" svg:height="0.6cm" draw:z-index="104"><draw:image xlink:href="Pictures/10000200000000100000001029D84F23.png" xlink:type="simple" xlink:show="embed" xlink:actuate="onLoad"/></draw:frame> <text:alphabetical-index-mark text:string-value="Ouvrir un projet"/>Ouvrir un projet...</text:p>
          </table:table-cell>
          <table:covered-table-cell/>
          <table:table-cell table:style-name="Tableau3.C25" office:value-type="string">
            <text:p text:style-name="P50">Raccourci vers Ouvrir... &gt; Fichier</text:p>
          </table:table-cell>
        </table:table-row>
        <table:table-row table:style-name="Tableau3.1">
          <table:table-cell table:style-name="Tableau3.A25" table:number-columns-spanned="2" office:value-type="string">
            <text:p text:style-name="P51"><text:alphabetical-index-mark text:string-value="Ouvrir un document récent"/>Ouvrir un document récent...</text:p>
          </table:table-cell>
          <table:covered-table-cell/>
          <table:table-cell table:style-name="Tableau3.C25" office:value-type="string">
            <text:p text:style-name="P50">Pour ouvrir des données, un projet, une image...récemment ouverts</text:p>
          </table:table-cell>
        </table:table-row>
        <table:table-row table:style-name="Tableau3.1">
          <table:table-cell table:style-name="Tableau3.A25" table:number-columns-spanned="2" office:value-type="string">
            <text:p text:style-name="P53"><draw:frame draw:style-name="fr7" draw:name="images99" text:anchor-type="paragraph" svg:x="-0.005cm" svg:y="0cm" svg:width="0.6cm" svg:height="0.6cm" draw:z-index="81"><draw:image xlink:href="Pictures/100002010000001000000010F684C752.png" xlink:type="simple" xlink:show="embed" xlink:actuate="onLoad"/></draw:frame> Exécuter une requête SQL</text:p>
          </table:table-cell>
          <table:covered-table-cell/>
          <table:table-cell table:style-name="Tableau3.C25" office:value-type="string">
            <text:p text:style-name="P20">Permet d'exécuter une requête SQL libre sur une base de données.</text:p>
            <text:p text:style-name="P20">1) Sélectionner/définir une connexion à une base de données.</text:p>
            <text:p text:style-name="P20">2) Ecrire une requête SQL contenant une colonne géométrie</text:p>
            <text:p text:style-name="P20">SELECT AsBinary(geom) FROM mytable WHERE condition</text:p>
            <text:p text:style-name="P20">SELECT AsEWKB(geom) FROM mytable WHERE condition</text:p>
            <text:p text:style-name="P20">ou (depuis la version 1.4.1)</text:p>
            <text:p text:style-name="P20">SELECT * FROM mytable WHERE condition</text:p>
            <text:p text:style-name="P20"/>
            <text:p text:style-name="P56"><text:span text:style-name="T14">note</text:span><text:span text:style-name="T13"> : AsBinary récupère une géométrie 2D tandis que AsEWKB récupère une géométrie 3D</text:span></text:p>
          </table:table-cell>
        </table:table-row>
        <table:table-row table:style-name="Tableau3.1">
          <table:table-cell table:style-name="Tableau3.A25" table:number-columns-spanned="2" office:value-type="string">
            <text:p text:style-name="P53"><text:alphabetical-index-mark text:string-value="Ajouter une image"/>Ajouter une couche image</text:p>
          </table:table-cell>
          <table:covered-table-cell/>
          <table:table-cell table:style-name="Tableau3.C25" office:value-type="string">
            <text:p text:style-name="P54"/>
          </table:table-cell>
        </table:table-row>
        <table:table-row table:style-name="Tableau3.1">
          <table:table-cell table:style-name="Tableau3.A25" table:number-columns-spanned="2" office:value-type="string">
            <text:p text:style-name="P12">--------------------------------------</text:p>
          </table:table-cell>
          <table:covered-table-cell/>
          <table:table-cell table:style-name="Tableau3.C25" office:value-type="string">
            <text:p text:style-name="P19"/>
          </table:table-cell>
        </table:table-row>
        <table:table-row table:style-name="Tableau3.1">
          <table:table-cell table:style-name="Tableau3.A25" table:number-columns-spanned="2" office:value-type="string">
            <text:p text:style-name="P3"><draw:frame draw:style-name="fr6" draw:name="images100" text:anchor-type="paragraph" svg:y="0cm" svg:width="0.6cm" svg:height="0.6cm" draw:z-index="82"><draw:image xlink:href="Pictures/100002010000001000000010515F11F8.png" xlink:type="simple" xlink:show="embed" xlink:actuate="onLoad"/></draw:frame><text:alphabetical-index-mark text:string-value="Enregistrer les données sous"/>Enregistrer les données sous...</text:p>
          </table:table-cell>
          <table:covered-table-cell/>
          <table:table-cell table:style-name="Tableau3.C25" office:value-type="string">
            <text:p text:style-name="P9">(actif si une seule couche est sélectionnée)</text:p>
            <text:p text:style-name="P9">Enregistre une couche en mémoire dans un fichier au format indiqué (shp, wkt, gml...)</text:p>
          </table:table-cell>
        </table:table-row>
        <table:table-row table:style-name="Tableau3.1">
          <table:table-cell table:style-name="Tableau3.A25" table:number-columns-spanned="2" office:value-type="string">
            <text:p text:style-name="P3"><draw:frame draw:style-name="fr6" draw:name="images105" text:anchor-type="paragraph" svg:y="0cm" svg:width="0.6cm" svg:height="0.6cm" draw:z-index="87"><draw:image xlink:href="Pictures/100002010000001000000010CA6F9651.png" xlink:type="simple" xlink:show="embed" xlink:actuate="onLoad"/></draw:frame> <text:alphabetical-index-mark-start text:id="IMark136330836"/>Enregistrer le projet<text:alphabetical-index-mark-end text:id="IMark136330836"/></text:p>
          </table:table-cell>
          <table:covered-table-cell/>
          <table:table-cell table:style-name="Tableau3.C25" office:value-type="string">
            <text:p text:style-name="P9">Sauvegarde l'état d'un projet qui a déjà été enregistré dans le système de fichier. </text:p>
          </table:table-cell>
        </table:table-row>
        <table:table-row table:style-name="Tableau3.1">
          <table:table-cell table:style-name="Tableau3.A25" table:number-columns-spanned="2" office:value-type="string">
            <text:p text:style-name="P51"><draw:frame draw:style-name="fr6" draw:name="images106" text:anchor-type="paragraph" svg:y="0cm" svg:width="0.6cm" svg:height="0.6cm" draw:z-index="88"><draw:image xlink:href="Pictures/100002010000001000000010FF16C8B7.png" xlink:type="simple" xlink:show="embed" xlink:actuate="onLoad"/></draw:frame> <text:alphabetical-index-mark text:string-value="Enregistrer le projet sous"/>Enregistrer le projet sous...</text:p>
          </table:table-cell>
          <table:covered-table-cell/>
          <table:table-cell table:style-name="Tableau3.C25" office:value-type="string">
            <text:p text:style-name="P50">Sauvegarde le projet courant sous un nouveau nom</text:p>
          </table:table-cell>
        </table:table-row>
        <table:table-row table:style-name="Tableau3.1">
          <table:table-cell table:style-name="Tableau3.A25" table:number-columns-spanned="2" office:value-type="string">
            <text:p text:style-name="P3"><text:alphabetical-index-mark-start text:id="IMark136330836"/>Exporter la vue dans un fichier<text:alphabetical-index-mark-end text:id="IMark136330836"/><text:span text:style-name="T1"> </text:span><text:span text:style-name="T4">►</text:span></text:p>
          </table:table-cell>
          <table:covered-table-cell/>
          <table:table-cell table:style-name="Tableau3.C25" office:value-type="string">
            <text:p text:style-name="P19"/>
          </table:table-cell>
        </table:table-row>
        <table:table-row table:style-name="Tableau3.1">
          <table:table-cell table:style-name="Tableau3.A22" office:value-type="string">
            <text:p text:style-name="P12"/>
          </table:table-cell>
          <table:table-cell table:style-name="Tableau3.B22" office:value-type="string">
            <text:p text:style-name="P3"><text:alphabetical-index-mark-start text:id="IMark136330836"/>Enregistrer l'image sous<text:alphabetical-index-mark-end text:id="IMark136330836"/>...</text:p>
          </table:table-cell>
          <table:table-cell table:style-name="Tableau3.C25" office:value-type="string">
            <text:p text:style-name="P9">Exporte la partie de la carte visible à l'écran dans une image, en permettant de choisir la résolution et de créer un fichier de géoréférencement (au format worldfile)</text:p>
          </table:table-cell>
        </table:table-row>
        <table:table-row table:style-name="Tableau3.1">
          <table:table-cell table:style-name="Tableau3.A22" office:value-type="string">
            <text:p text:style-name="P12"/>
          </table:table-cell>
          <table:table-cell table:style-name="Tableau3.B22" office:value-type="string">
            <text:p text:style-name="P3"><text:alphabetical-index-mark-start text:id="IMark136330836"/><text:alphabetical-index-mark text:string-value="SVG (enregistrer la vue au format)"/>Enregistrer l'image au <text:soft-page-break/>format SVG<text:alphabetical-index-mark-end text:id="IMark136330836"/>...</text:p>
          </table:table-cell>
          <table:table-cell table:style-name="Tableau3.C25" office:value-type="string">
            <text:p text:style-name="P9">Sauvegarde la partie de la carte visible à l'écran dans le format <text:soft-page-break/>vectoriel SVG (lisible par mozilla, inkscape...) </text:p>
          </table:table-cell>
        </table:table-row>
        <table:table-row table:style-name="Tableau3.1">
          <table:table-cell table:style-name="Tableau3.A25" table:number-columns-spanned="2" office:value-type="string">
            <text:p text:style-name="P53"><draw:frame draw:style-name="fr6" draw:name="images129" text:anchor-type="paragraph" svg:y="0cm" svg:width="0.6cm" svg:height="0.6cm" draw:z-index="116"><draw:image xlink:href="Pictures/1000020000000010000000108CC03B11.gif" xlink:type="simple" xlink:show="embed" xlink:actuate="onLoad"/></draw:frame><text:alphabetical-index-mark text:string-value="Copier d'écran"/> <text:alphabetical-index-mark-start text:id="IMark136292344"/>Copier l'image<text:alphabetical-index-mark-end text:id="IMark136292344"/></text:p>
          </table:table-cell>
          <table:covered-table-cell/>
          <table:table-cell table:style-name="Tableau3.C25" office:value-type="string">
            <text:p text:style-name="P55">Copie la vue sous forme d'une image dans le presse-papier</text:p>
          </table:table-cell>
        </table:table-row>
        <table:table-row table:style-name="Tableau3.1">
          <table:table-cell table:style-name="Tableau3.A25" table:number-columns-spanned="2" office:value-type="string">
            <text:p text:style-name="P12">--------------------------------------</text:p>
          </table:table-cell>
          <table:covered-table-cell/>
          <table:table-cell table:style-name="Tableau3.C25" office:value-type="string">
            <text:p text:style-name="P19"/>
          </table:table-cell>
        </table:table-row>
        <table:table-row table:style-name="Tableau3.1">
          <table:table-cell table:style-name="Tableau3.A25" table:number-columns-spanned="2" office:value-type="string">
            <text:p text:style-name="P3"><text:alphabetical-index-mark text:string-value="Quitter l'application"/>Quitter</text:p>
          </table:table-cell>
          <table:covered-table-cell/>
          <table:table-cell table:style-name="Tableau3.C25" office:value-type="string">
            <text:p text:style-name="P9">Quitter l'application</text:p>
          </table:table-cell>
        </table:table-row>
      </table:table>
      <text:p text:style-name="P10"/>
      <text:p text:style-name="Text_20_body"/>
      <text:h text:style-name="P64" text:outline-level="3"><text:alphabetical-index-mark text:string-value="MENU EDITION"/><text:bookmark-start text:name="Menu Edition"/>Menu Edition<text:bookmark-end text:name="Menu Edition"/></text:h>
      <text:p text:style-name="Text_20_body"/>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57"><draw:frame draw:style-name="fr6" draw:name="images131" text:anchor-type="paragraph" svg:y="0cm" svg:width="0.6cm" svg:height="0.6cm" draw:z-index="118"><draw:image xlink:href="Pictures/100002000000001400000014DBD2E439.gif" xlink:type="simple" xlink:show="embed" xlink:actuate="onLoad"/></draw:frame> <text:alphabetical-index-mark-start text:id="IMark136292344"/>Annuler<text:alphabetical-index-mark-end text:id="IMark136292344"/></text:p>
          </table:table-cell>
          <table:covered-table-cell/>
          <table:table-cell table:style-name="Tableau4.C1" office:value-type="string">
            <text:p text:style-name="P52">Annuler la dernière action (les actions ne sont pas toutes annulables - ex. suppression d'une couche n'est pas annulable - les plugins ont la possibilité de rendre leur action annulable en utilisant la classe EditTransaction)</text:p>
          </table:table-cell>
        </table:table-row>
        <table:table-row table:style-name="Tableau4.1">
          <table:table-cell table:style-name="Tableau4.A2" table:number-columns-spanned="2" office:value-type="string">
            <text:p text:style-name="P57"><draw:frame draw:style-name="fr6" draw:name="images132" text:anchor-type="paragraph" svg:y="0cm" svg:width="0.6cm" svg:height="0.6cm" draw:z-index="119"><draw:image xlink:href="Pictures/1000020000000014000000146421AB0D.gif" xlink:type="simple" xlink:show="embed" xlink:actuate="onLoad"/></draw:frame> <text:alphabetical-index-mark-start text:id="IMark136292344"/>Refaire<text:alphabetical-index-mark-end text:id="IMark136292344"/></text:p>
          </table:table-cell>
          <table:covered-table-cell/>
          <table:table-cell table:style-name="Tableau4.C2" office:value-type="string">
            <text:p text:style-name="P52">Refaire une action que l'on vient d'annuler.</text:p>
          </table:table-cell>
        </table:table-row>
        <table:table-row>
          <table:table-cell table:style-name="Tableau4.A2" table:number-columns-spanned="2" office:value-type="string">
            <text:p text:style-name="P13">-------------------------------------------------</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3"><draw:frame draw:style-name="fr8" draw:name="images133" text:anchor-type="paragraph" svg:width="0.6cm" svg:height="0.6cm" draw:z-index="120"><draw:image xlink:href="Pictures/1000020100000010000000104CDD5CC2.png" xlink:type="simple" xlink:show="embed" xlink:actuate="onLoad"/></draw:frame> <text:alphabetical-index-mark-start text:id="IMark136292344"/>Ajouter de nouveaux objets<text:alphabetical-index-mark-end text:id="IMark136292344"/>...</text:p>
          </table:table-cell>
          <table:covered-table-cell/>
          <table:table-cell table:style-name="Tableau4.C2" office:value-type="string">
            <text:p text:style-name="Table_20_Contents">Permet d'ajouter de nouveaux objets dans une couche en saisissant leur description au format WKT ex. LINESTRING(0.5 0.12, 12.3 56.3) </text:p>
          </table:table-cell>
        </table:table-row>
        <table:table-row>
          <table:table-cell table:style-name="Tableau4.A2" table:number-columns-spanned="2" office:value-type="string">
            <text:p text:style-name="P13"><text:alphabetical-index-mark text:string-value="Visualiser la géométrie en WKT"/>Visualiser / <text:alphabetical-index-mark text:string-value="Modifier la géométrie en WKT"/>Modifier la géométrie sélectionnée</text:p>
          </table:table-cell>
          <table:covered-table-cell/>
          <table:table-cell table:style-name="Tableau4.C2" office:value-type="string">
            <text:p text:style-name="Table_20_Contents">Permet de visualiser les coordonnées d'un objet et de changer sa géométrie via sa description au format WKT</text:p>
          </table:table-cell>
        </table:table-row>
        <table:table-row>
          <table:table-cell table:style-name="Tableau4.A2" table:number-columns-spanned="2" office:value-type="string">
            <text:p text:style-name="P13"><text:alphabetical-index-mark-start text:id="IMark136330836"/>Sélection<text:alphabetical-index-mark-end text:id="IMark136330836"/> <text:span text:style-name="T4">►</text:span></text:p>
          </table:table-cell>
          <table:covered-table-cell/>
          <table:table-cell table:style-name="Tableau4.C2" office:value-type="string">
            <text:p text:style-name="Table_20_Contents"/>
          </table:table-cell>
        </table:table-row>
        <table:table-row>
          <table:table-cell table:style-name="Tableau4.A2" office:value-type="string">
            <text:p text:style-name="P13"/>
          </table:table-cell>
          <table:table-cell table:style-name="Tableau4.A2" office:value-type="string">
            <text:p text:style-name="P17"><text:alphabetical-index-mark-start text:id="IMark136330836"/>Sélectionner les objets situés dans le cadre<text:alphabetical-index-mark-end text:id="IMark136330836"/></text:p>
          </table:table-cell>
          <table:table-cell table:style-name="Tableau4.C2" office:value-type="string">
            <text:p text:style-name="P25">(suppose qu'un cadre ait été saisi au préalable)</text:p>
          </table:table-cell>
        </table:table-row>
        <table:table-row>
          <table:table-cell table:style-name="Tableau4.A2" office:value-type="string">
            <text:p text:style-name="P13"/>
          </table:table-cell>
          <table:table-cell table:style-name="Tableau4.A2" office:value-type="string">
            <text:p text:style-name="P17"><text:alphabetical-index-mark-start text:id="IMark136330836"/>Sélectionner les objets situés dans un polygone<text:alphabetical-index-mark-end text:id="IMark136330836"/></text:p>
          </table:table-cell>
          <table:table-cell table:style-name="Tableau4.C2" office:value-type="string">
            <text:p text:style-name="P25">(polygone à saisir à la suite)</text:p>
          </table:table-cell>
        </table:table-row>
        <table:table-row>
          <table:table-cell table:style-name="Tableau4.A2" office:value-type="string">
            <text:p text:style-name="P13"/>
          </table:table-cell>
          <table:table-cell table:style-name="Tableau4.A2" office:value-type="string">
            <text:p text:style-name="P17"><text:alphabetical-index-mark-start text:id="IMark136330836"/>Sélectionner les objets situés dans un cercle<text:alphabetical-index-mark-end text:id="IMark136330836"/></text:p>
          </table:table-cell>
          <table:table-cell table:style-name="Tableau4.C2" office:value-type="string">
            <text:p text:style-name="P25">(cercle à localiser à la suite)</text:p>
          </table:table-cell>
        </table:table-row>
        <table:table-row>
          <table:table-cell table:style-name="Tableau4.A2" office:value-type="string">
            <text:p text:style-name="P13"/>
          </table:table-cell>
          <table:table-cell table:style-name="Tableau4.A2" office:value-type="string">
            <text:p text:style-name="P17"><text:alphabetical-index-mark-start text:id="IMark136330836"/>Sélectionner tous les objets de la couche sélectionnée<text:alphabetical-index-mark-end text:id="IMark136330836"/></text:p>
          </table:table-cell>
          <table:table-cell table:style-name="Tableau4.C2" office:value-type="string">
            <text:p text:style-name="P25">(sélectionne tous les éléments d'une couche)</text:p>
          </table:table-cell>
        </table:table-row>
        <table:table-row>
          <table:table-cell table:style-name="Tableau4.A2" office:value-type="string">
            <text:p text:style-name="P13"/>
          </table:table-cell>
          <table:table-cell table:style-name="Tableau4.A2" office:value-type="string">
            <text:p text:style-name="P17"><text:alphabetical-index-mark-start text:id="IMark136330836"/>Sélectionner les objets modifiés<text:alphabetical-index-mark-end text:id="IMark136330836"/></text:p>
          </table:table-cell>
          <table:table-cell table:style-name="Tableau4.C2" office:value-type="string">
            <text:p text:style-name="P25">(les modifications sont faites en mémoires, cette commande identifie tout ce qui a été modifié depuis la dernière sauvegarde disque)</text:p>
          </table:table-cell>
        </table:table-row>
        <table:table-row>
          <table:table-cell table:style-name="Tableau4.A2" office:value-type="string">
            <text:p text:style-name="P13"/>
          </table:table-cell>
          <table:table-cell table:style-name="Tableau4.A2" office:value-type="string">
            <text:p text:style-name="P17"><text:alphabetical-index-mark-start text:id="IMark136330836"/>Sélectionner les objets par type géométrique<text:alphabetical-index-mark-end text:id="IMark136330836"/>...</text:p>
          </table:table-cell>
          <table:table-cell table:style-name="Tableau4.C2" office:value-type="string">
            <text:p text:style-name="P25">(permet de sélectionner les objets d'un seul type géométrique (ex Points, LineStrings, Polygons ou encore GeometryCollections...)</text:p>
          </table:table-cell>
        </table:table-row>
        <table:table-row>
          <table:table-cell table:style-name="Tableau4.A2" office:value-type="string">
            <text:p text:style-name="P13"/>
          </table:table-cell>
          <table:table-cell table:style-name="Tableau4.A2" office:value-type="string">
            <text:p text:style-name="P13"><text:alphabetical-index-mark-start text:id="IMark136330836"/>Sélectionner les couches avec éléments sélectionnés<text:alphabetical-index-mark-end text:id="IMark136330836"/></text:p>
          </table:table-cell>
          <table:table-cell table:style-name="Tableau4.C2" office:value-type="string">
            <text:p text:style-name="Table_20_Contents"/>
          </table:table-cell>
        </table:table-row>
        <table:table-row>
          <table:table-cell table:style-name="Tableau4.A2" table:number-columns-spanned="2" office:value-type="string">
            <text:p text:style-name="P13"><text:alphabetical-index-mark-start text:id="IMark136330836"/><text:alphabetical-index-mark text:string-value="Sélection (inverser la)"/>Inverser la sélection<text:alphabetical-index-mark-end text:id="IMark136330836"/></text:p>
          </table:table-cell>
          <table:covered-table-cell/>
          <table:table-cell table:style-name="Tableau4.C2" office:value-type="string">
            <text:p text:style-name="P26">Sélectionne les objets non sélectionnés des couches ayant au moins un objet sélectionné.</text:p>
          </table:table-cell>
        </table:table-row>
        <table:table-row>
          <table:table-cell table:style-name="Tableau4.A2" table:number-columns-spanned="2" office:value-type="string">
            <text:p text:style-name="P13"><text:alphabetical-index-mark-start text:id="IMark136330836"/><text:alphabetical-index-mark text:string-value="Sélection (annuler la)"/>Annuler la sélection<text:alphabetical-index-mark-end text:id="IMark136330836"/></text:p>
          </table:table-cell>
          <table:covered-table-cell/>
          <table:table-cell table:style-name="Tableau4.C2" office:value-type="string">
            <text:p text:style-name="P26">Dé-sélectionne tous les objets sélectionnés.</text:p>
          </table:table-cell>
        </table:table-row>
        <table:table-row>
          <table:table-cell table:style-name="Tableau4.A2" table:number-columns-spanned="2" office:value-type="string">
            <text:p text:style-name="P13">-------------------------------------------------</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3"><draw:frame draw:style-name="fr6" draw:name="images135" text:anchor-type="paragraph" svg:y="0cm" svg:width="0.6cm" svg:height="0.6cm" draw:z-index="122"><draw:image xlink:href="Pictures/100002000000001000000010291BCEA1.gif" xlink:type="simple" xlink:show="embed" xlink:actuate="onLoad"/></draw:frame> <text:alphabetical-index-mark-start text:id="IMark136330836"/>Couper les éléments sélectionnés<text:alphabetical-index-mark-end text:id="IMark136330836"/></text:p>
          </table:table-cell>
          <table:covered-table-cell/>
          <table:table-cell table:style-name="Tableau4.C2" office:value-type="string">
            <text:p text:style-name="P26">Supprime les objets sélectionnés de la couche tout en en conservant une copie dans le presse-papier.</text:p>
          </table:table-cell>
        </table:table-row>
        <table:table-row>
          <table:table-cell table:style-name="Tableau4.A2" table:number-columns-spanned="2" office:value-type="string">
            <text:p text:style-name="P13"><draw:frame draw:style-name="fr6" draw:name="images137" text:anchor-type="paragraph" svg:y="0cm" svg:width="0.6cm" svg:height="0.6cm" draw:z-index="124"><draw:image xlink:href="Pictures/10000201000000100000001063164E06.png" xlink:type="simple" xlink:show="embed" xlink:actuate="onLoad"/></draw:frame> <text:alphabetical-index-mark-start text:id="IMark136330836"/>Copier les éléments sélectionner<text:alphabetical-index-mark-end text:id="IMark136330836"/></text:p>
          </table:table-cell>
          <table:covered-table-cell/>
          <table:table-cell table:style-name="Tableau4.C2" office:value-type="string">
            <text:p text:style-name="P26">Copier les éléments dans le presse-papier sans les supprimer de la carte</text:p>
          </table:table-cell>
        </table:table-row>
        <table:table-row>
          <table:table-cell table:style-name="Tableau4.A2" table:number-columns-spanned="2" office:value-type="string">
            <text:p text:style-name="P13"><draw:frame draw:style-name="fr6" draw:name="images136" text:anchor-type="paragraph" svg:y="0cm" svg:width="0.6cm" svg:height="0.6cm" draw:z-index="123"><draw:image xlink:href="Pictures/100002010000001000000010E0B4E6C8.png" xlink:type="simple" xlink:show="embed" xlink:actuate="onLoad"/></draw:frame> <text:alphabetical-index-mark-start text:id="IMark136330836"/>Coller les éléments<text:alphabetical-index-mark-end text:id="IMark136330836"/></text:p>
          </table:table-cell>
          <table:covered-table-cell/>
          <table:table-cell table:style-name="Tableau4.C2" office:value-type="string">
            <text:p text:style-name="P26">Colle les éléments dans la couche sélectionnée si cette dernière est modifiable</text:p>
          </table:table-cell>
        </table:table-row>
        <table:table-row>
          <table:table-cell table:style-name="Tableau4.A2" table:number-columns-spanned="2" office:value-type="string">
            <text:p text:style-name="P13"><draw:frame draw:style-name="fr6" draw:name="images138" text:anchor-type="paragraph" svg:y="0cm" svg:width="0.6cm" svg:height="0.6cm" draw:z-index="125"><draw:image xlink:href="Pictures/1000020100000010000000101573B3D4.png" xlink:type="simple" xlink:show="embed" xlink:actuate="onLoad"/></draw:frame> <text:alphabetical-index-mark-start text:id="IMark136330836"/>Supprimer les éléments sélectionnées<text:alphabetical-index-mark-end text:id="IMark136330836"/></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3"><text:alphabetical-index-mark-start text:id="IMark136330836"/>Répliquer les objets sélectionnés<text:alphabetical-index-mark-end text:id="IMark136330836"/>...</text:p>
          </table:table-cell>
          <table:covered-table-cell/>
          <table:table-cell table:style-name="Tableau4.C2" office:value-type="string">
            <text:p text:style-name="P26">Copie les éléments sélectionnés dans une nouvelle couche (en conservant les attributs si tous les objets ont le même schéma).</text:p>
          </table:table-cell>
        </table:table-row>
        <table:table-row>
          <table:table-cell table:style-name="Tableau4.A2" table:number-columns-spanned="2" office:value-type="string">
            <text:p text:style-name="P13">Extraction <text:span text:style-name="T4">►</text:span></text:p>
          </table:table-cell>
          <table:covered-table-cell/>
          <table:table-cell table:style-name="Tableau4.C2" office:value-type="string">
            <text:p text:style-name="Table_20_Contents"/>
          </table:table-cell>
        </table:table-row>
        <table:table-row>
          <table:table-cell table:style-name="Tableau4.A2" office:value-type="string">
            <text:p text:style-name="P13"><draw:frame draw:style-name="fr5" draw:name="images101" text:anchor-type="paragraph" svg:y="0cm" svg:width="0.6cm" svg:height="0.6cm" draw:z-index="83"><draw:image xlink:href="Pictures/10000200000000100000001071FB1E3A.gif" xlink:type="simple" xlink:show="embed" xlink:actuate="onLoad"/></draw:frame></text:p>
          </table:table-cell>
          <table:table-cell table:style-name="Tableau4.A2" office:value-type="string">
            <text:p text:style-name="P17"><text:alphabetical-index-mark-start text:id="IMark136330836"/><text:alphabetical-index-mark text:string-value="Type de géométrie (trier par)"/>Extraire par type de géométrie<text:alphabetical-index-mark-end text:id="IMark136330836"/></text:p>
          </table:table-cell>
          <table:table-cell table:style-name="Tableau4.C2" office:value-type="string">
            <text:p text:style-name="P25">Crée une couche par type de géométrie trouvé dans la sélectionnée (ne fait rien si les géométries sont déjà homogènes)</text:p>
          </table:table-cell>
        </table:table-row>
        <text:soft-page-break/>
        <table:table-row>
          <table:table-cell table:style-name="Tableau4.A2" office:value-type="string">
            <text:p text:style-name="P57"><draw:frame draw:style-name="fr5" draw:name="images103" text:anchor-type="paragraph" svg:y="0cm" svg:width="0.6cm" svg:height="0.6cm" draw:z-index="85"><draw:image xlink:href="Pictures/10000200000000100000001032DB6074.gif" xlink:type="simple" xlink:show="embed" xlink:actuate="onLoad"/></draw:frame></text:p>
          </table:table-cell>
          <table:table-cell table:style-name="Tableau4.A2" office:value-type="string">
            <text:p text:style-name="P59"><text:alphabetical-index-mark-start text:id="IMark136330836"/>Extraire les objets intersectant le cadre<text:alphabetical-index-mark-end text:id="IMark136330836"/></text:p>
          </table:table-cell>
          <table:table-cell table:style-name="Tableau4.C2" office:value-type="string">
            <text:p text:style-name="P60">Sélectionne les objets intersectant le cadre et les recopie dans une nouvelle couche.</text:p>
          </table:table-cell>
        </table:table-row>
        <table:table-row>
          <table:table-cell table:style-name="Tableau4.A2" office:value-type="string">
            <text:p text:style-name="P13"><draw:frame draw:style-name="fr5" draw:name="images102" text:anchor-type="paragraph" svg:y="0cm" svg:width="0.6cm" svg:height="0.6cm" draw:z-index="84"><draw:image xlink:href="Pictures/10000200000000100000001071FB1E3A.gif" xlink:type="simple" xlink:show="embed" xlink:actuate="onLoad"/></draw:frame></text:p>
          </table:table-cell>
          <table:table-cell table:style-name="Tableau4.A2" office:value-type="string">
            <text:p text:style-name="P17"><text:alphabetical-index-mark-start text:id="IMark136330836"/><text:alphabetical-index-mark text:string-value="Valeur d'attribut (trier par)"/>Créer une couche par valeur d'attribut<text:alphabetical-index-mark-end text:id="IMark136330836"/></text:p>
          </table:table-cell>
          <table:table-cell table:style-name="Tableau4.C2" office:value-type="string">
            <text:p text:style-name="P25">Permet de sélectionner un attribut et de répartir les objets dans des couches distinctes en fonction de la valeur de cet attribut.</text:p>
          </table:table-cell>
        </table:table-row>
        <table:table-row>
          <table:table-cell table:style-name="Tableau4.A2" table:number-columns-spanned="2" office:value-type="string">
            <text:p text:style-name="P13">----------------------------------------</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7"><text:alphabetical-index-mark-start text:id="IMark136330836"/><text:alphabetical-index-mark text:string-value="Réunir les couches"/>Rassembler les couches<text:alphabetical-index-mark-end text:id="IMark136330836"/></text:p>
          </table:table-cell>
          <table:covered-table-cell/>
          <table:table-cell table:style-name="Tableau4.C2" office:value-type="string">
            <text:p text:style-name="P25">Rassemble plusieurs couches en une, en conservant le nom de la couche d'origine et <text:s/>les attributs des différentes couches.</text:p>
          </table:table-cell>
        </table:table-row>
        <table:table-row>
          <table:table-cell table:style-name="Tableau4.A2" table:number-columns-spanned="2" office:value-type="string">
            <text:p text:style-name="P17"><text:alphabetical-index-mark-start text:id="IMark136330836"/>Découper sur le cadre<text:alphabetical-index-mark-end text:id="IMark136330836"/></text:p>
          </table:table-cell>
          <table:covered-table-cell/>
          <table:table-cell table:style-name="Tableau4.C2" office:value-type="string">
            <text:p text:style-name="P25">Découpe les objets sur le cadre et ne conserve que la partie strictement incluse dans le cadre<text:line-break/>Attention : cette fonction modifie les objets et supprime les parties hors cadre de manière définitive (action non annulable)</text:p>
          </table:table-cell>
        </table:table-row>
      </table:table>
      <text:p text:style-name="Text_20_body"/>
      <text:p text:style-name="P5"/>
      <text:p text:style-name="P6"/>
      <text:p text:style-name="Text_20_body"/>
      <text:h text:style-name="P64" text:outline-level="3"><text:alphabetical-index-mark text:string-value="MENU VUE"/><text:bookmark-start text:name="Menu Vue"/>Menu Vue<text:bookmark-end text:name="Menu Vue"/></text:h>
      <text:p text:style-name="Text_20_body"><text:tab/></text:p>
      <table:table table:name="Tableau1" table:style-name="Tableau1">
        <table:table-column table:style-name="Tableau1.A"/>
        <table:table-column table:style-name="Tableau1.B"/>
        <table:table-column table:style-name="Tableau1.C"/>
        <table:table-row>
          <table:table-cell table:style-name="Tableau1.A1" table:number-columns-spanned="2" office:value-type="string">
            <text:p text:style-name="P14"><text:alphabetical-index-mark-start text:id="IMark136291480"/>Outils de saisie<text:alphabetical-index-mark-end text:id="IMark136291480"/>...</text:p>
          </table:table-cell>
          <table:covered-table-cell/>
          <table:table-cell table:style-name="Tableau1.C1" office:value-type="string">
            <text:p text:style-name="P20">Voir le chaiptre dédié aux "Outils de saisie"</text:p>
          </table:table-cell>
        </table:table-row>
        <table:table-row>
          <table:table-cell table:style-name="Tableau1.A2" table:number-columns-spanned="2" office:value-type="string">
            <text:p text:style-name="P14">----------------------------------------</text:p>
          </table:table-cell>
          <table:covered-table-cell/>
          <table:table-cell table:style-name="Tableau1.C2" office:value-type="string">
            <text:p text:style-name="P20"/>
          </table:table-cell>
        </table:table-row>
        <table:table-row>
          <table:table-cell table:style-name="Tableau1.A2" table:number-columns-spanned="2" office:value-type="string">
            <text:p text:style-name="P14"><text:alphabetical-index-mark-start text:id="IMark136291480"/>Copier l'emprise dans le presse-papier<text:alphabetical-index-mark-end text:id="IMark136291480"/></text:p>
          </table:table-cell>
          <table:covered-table-cell/>
          <table:table-cell table:style-name="Tableau1.C2" office:value-type="string">
            <text:p text:style-name="P20">Copie dans le presse papier l'emprise de la vue sous la forme suivante :</text:p>
            <text:p text:style-name="P20">bbox(x1, y1, x2, y2)</text:p>
          </table:table-cell>
        </table:table-row>
        <table:table-row>
          <table:table-cell table:style-name="Tableau1.A2" table:number-columns-spanned="2" office:value-type="string">
            <text:p text:style-name="P14"><text:alphabetical-index-mark-start text:id="IMark136291480"/>Info objet<text:alphabetical-index-mark-end text:id="IMark136291480"/></text:p>
          </table:table-cell>
          <table:covered-table-cell/>
          <table:table-cell table:style-name="Tableau1.C2" office:value-type="string">
            <text:p text:style-name="P20">Ouvre la fenêtre d'information détaillant les caractéristiques des objets sélectionnés.</text:p>
            <text:p text:style-name="P20"><text:span text:style-name="T6">Attention</text:span> : si les objets slectionnés sont trop nombreux, cela peut paralyser l'application.</text:p>
          </table:table-cell>
        </table:table-row>
        <table:table-row>
          <table:table-cell table:style-name="Tableau1.A2" table:number-columns-spanned="2" office:value-type="string">
            <text:p text:style-name="P14"><text:alphabetical-index-mark text:string-value="Afficher les coordonnées des points situés dans le cadre"/>Afficher les coordonnées des points situés dans le cadre</text:p>
          </table:table-cell>
          <table:covered-table-cell/>
          <table:table-cell table:style-name="Tableau1.C2" office:value-type="string">
            <text:p text:style-name="P20">Affiche la liste des coordonnées des points situés dans le cadre.</text:p>
            <text:p text:style-name="P20">Utile pour vérifier si deux points très proches sont exactement superposés en x, en y et en z</text:p>
          </table:table-cell>
        </table:table-row>
        <table:table-row>
          <table:table-cell table:style-name="Tableau1.A2" table:number-columns-spanned="2" office:value-type="string">
            <text:p text:style-name="P14">----------------------------------------</text:p>
          </table:table-cell>
          <table:covered-table-cell/>
          <table:table-cell table:style-name="Tableau1.C2" office:value-type="string">
            <text:p text:style-name="P20"/>
          </table:table-cell>
        </table:table-row>
        <table:table-row>
          <table:table-cell table:style-name="Tableau1.A2" table:number-columns-spanned="2" office:value-type="string">
            <text:p text:style-name="P58"><text:alphabetical-index-mark-start text:id="IMark136291480"/>Zoomer sur l'étendue maximale<text:alphabetical-index-mark-end text:id="IMark136291480"/></text:p>
          </table:table-cell>
          <table:covered-table-cell/>
          <table:table-cell table:style-name="Tableau1.C2" office:value-type="string">
            <text:p text:style-name="P56">Montre l'ensemble du projet</text:p>
          </table:table-cell>
        </table:table-row>
        <table:table-row>
          <table:table-cell table:style-name="Tableau1.A2" table:number-columns-spanned="2" office:value-type="string">
            <text:p text:style-name="P58"><draw:frame draw:style-name="fr6" draw:name="images139" text:anchor-type="paragraph" svg:y="0cm" svg:width="0.6cm" svg:height="0.6cm" draw:z-index="126"><draw:image xlink:href="Pictures/100002000000001400000014053B22C3.gif" xlink:type="simple" xlink:show="embed" xlink:actuate="onLoad"/></draw:frame> <text:alphabetical-index-mark-start text:id="IMark136291480"/>Zoomer sur <text:s/>le cadre<text:alphabetical-index-mark-end text:id="IMark136291480"/></text:p>
          </table:table-cell>
          <table:covered-table-cell/>
          <table:table-cell table:style-name="Tableau1.C2" office:value-type="string">
            <text:p text:style-name="P56"/>
          </table:table-cell>
        </table:table-row>
        <table:table-row>
          <table:table-cell table:style-name="Tableau1.A2" table:number-columns-spanned="2" office:value-type="string">
            <text:p text:style-name="P58"><draw:frame draw:style-name="fr6" draw:name="images140" text:anchor-type="paragraph" svg:y="0cm" svg:width="0.6cm" svg:height="0.6cm" draw:z-index="127"><draw:image xlink:href="Pictures/100002000000001400000014579F1813.gif" xlink:type="simple" xlink:show="embed" xlink:actuate="onLoad"/></draw:frame> <text:alphabetical-index-mark-start text:id="IMark136291480"/>Zoomer sur les éléments sélectionnés<text:alphabetical-index-mark-end text:id="IMark136291480"/></text:p>
          </table:table-cell>
          <table:covered-table-cell/>
          <table:table-cell table:style-name="Tableau1.C2" office:value-type="string">
            <text:p text:style-name="P56"/>
          </table:table-cell>
        </table:table-row>
        <table:table-row>
          <table:table-cell table:style-name="Tableau1.A2" table:number-columns-spanned="2" office:value-type="string">
            <text:p text:style-name="P58"><text:alphabetical-index-mark-start text:id="IMark136291480"/>Zoomer sur la couche WMS<text:alphabetical-index-mark-end text:id="IMark136291480"/></text:p>
          </table:table-cell>
          <table:covered-table-cell/>
          <table:table-cell table:style-name="Tableau1.C2" office:value-type="string">
            <text:p text:style-name="P56"/>
          </table:table-cell>
        </table:table-row>
        <table:table-row>
          <table:table-cell table:style-name="Tableau1.A2" table:number-columns-spanned="2" office:value-type="string">
            <text:p text:style-name="P58"><text:alphabetical-index-mark-start text:id="IMark136291480"/>Zoomer à l'échelle<text:alphabetical-index-mark-end text:id="IMark136291480"/></text:p>
          </table:table-cell>
          <table:covered-table-cell/>
          <table:table-cell table:style-name="Tableau1.C2" office:value-type="string">
            <text:p text:style-name="P56"/>
          </table:table-cell>
        </table:table-row>
        <table:table-row>
          <table:table-cell table:style-name="Tableau1.A2" table:number-columns-spanned="2" office:value-type="string">
            <text:p text:style-name="P58"><text:alphabetical-index-mark-start text:id="IMark136291480"/>Zoomer sur les coordonnées<text:alphabetical-index-mark-end text:id="IMark136291480"/></text:p>
          </table:table-cell>
          <table:covered-table-cell/>
          <table:table-cell table:style-name="Tableau1.C2" office:value-type="string">
            <text:p text:style-name="P56"/>
          </table:table-cell>
        </table:table-row>
        <table:table-row>
          <table:table-cell table:style-name="Tableau1.A2" table:number-columns-spanned="2" office:value-type="string">
            <text:p text:style-name="P58"><draw:frame draw:style-name="fr6" draw:name="images142" text:anchor-type="paragraph" svg:y="0cm" svg:width="0.6cm" svg:height="0.6cm" draw:z-index="129"><draw:image xlink:href="Pictures/100002000000001400000014D5E6170A.gif" xlink:type="simple" xlink:show="embed" xlink:actuate="onLoad"/></draw:frame> <text:alphabetical-index-mark-start text:id="IMark136291480"/>Zoom précédent<text:alphabetical-index-mark-end text:id="IMark136291480"/></text:p>
          </table:table-cell>
          <table:covered-table-cell/>
          <table:table-cell table:style-name="Tableau1.C2" office:value-type="string">
            <text:p text:style-name="P20">Précédent : revient à la position précédente (position + zoom)</text:p>
            <text:p text:style-name="P61">Pré-requis : une action de type zoom ou déplacement doit avoir été faite</text:p>
          </table:table-cell>
        </table:table-row>
        <table:table-row>
          <table:table-cell table:style-name="Tableau1.A2" table:number-columns-spanned="2" office:value-type="string">
            <text:p text:style-name="P58"><draw:frame draw:style-name="fr6" draw:name="images141" text:anchor-type="paragraph" svg:y="0cm" svg:width="0.6cm" svg:height="0.6cm" draw:z-index="128"><draw:image xlink:href="Pictures/100002000000001400000014A3F1D355.gif" xlink:type="simple" xlink:show="embed" xlink:actuate="onLoad"/></draw:frame> <text:alphabetical-index-mark-start text:id="IMark136291480"/>Zoom suivant<text:alphabetical-index-mark-end text:id="IMark136291480"/></text:p>
          </table:table-cell>
          <table:covered-table-cell/>
          <table:table-cell table:style-name="Tableau1.C2" office:value-type="string">
            <text:p text:style-name="P20">Suivant : va à la position suivante (position + zoom)</text:p>
            <text:p text:style-name="P61">Pré-requis : le bouton précédent doit avoir été cliqué au moins une fois</text:p>
          </table:table-cell>
        </table:table-row>
        <table:table-row>
          <table:table-cell table:style-name="Tableau1.A2" table:number-columns-spanned="2" office:value-type="string">
            <text:p text:style-name="P14">----------------------------------------</text:p>
          </table:table-cell>
          <table:covered-table-cell/>
          <table:table-cell table:style-name="Tableau1.C2" office:value-type="string">
            <text:p text:style-name="P20"/>
          </table:table-cell>
        </table:table-row>
        <table:table-row>
          <table:table-cell table:style-name="Tableau1.A2" table:number-columns-spanned="2" office:value-type="string">
            <text:p text:style-name="P83"><text:span text:style-name="T26">Eléments d'habillage </text:span><text:span text:style-name="T5">►</text:span></text:p>
          </table:table-cell>
          <table:covered-table-cell/>
          <table:table-cell table:style-name="Tableau1.C2" office:value-type="string">
            <text:p text:style-name="P20"/>
          </table:table-cell>
        </table:table-row>
        <table:table-row>
          <table:table-cell table:style-name="Tableau1.A2" office:value-type="string">
            <text:p text:style-name="P14"/>
          </table:table-cell>
          <table:table-cell table:style-name="Tableau1.A2" office:value-type="string">
            <text:p text:style-name="P14"><text:alphabetical-index-mark text:string-value="Echelle (afficher)"/><text:alphabetical-index-mark text:string-value="Afficher l'échelle"/>Echelle d'affichage</text:p>
          </table:table-cell>
          <table:table-cell table:style-name="Tableau1.C2" office:value-type="string">
            <text:p text:style-name="P20"><draw:frame draw:style-name="fr9" draw:name="images6" text:anchor-type="paragraph" svg:width="1.672cm" svg:height="0.402cm" draw:z-index="164"><draw:image xlink:href="Pictures/200000070000068900000193869A6F8D.svm" xlink:type="simple" xlink:show="embed" xlink:actuate="onLoad"/></draw:frame></text:p>
          </table:table-cell>
        </table:table-row>
        <table:table-row>
          <table:table-cell table:style-name="Tableau1.A2" office:value-type="string">
            <text:p text:style-name="P14"/>
          </table:table-cell>
          <table:table-cell table:style-name="Tableau1.A2" office:value-type="string">
            <text:p text:style-name="P14"><text:alphabetical-index-mark-start text:id="IMark136290760"/><text:alphabetical-index-mark text:string-value="Echelle graphique (afficher une)"/><text:alphabetical-index-mark text:string-value="Afficher une échelle graphique"/>Barre d'échelle<text:alphabetical-index-mark-end text:id="IMark136290760"/></text:p>
          </table:table-cell>
          <table:table-cell table:style-name="Tableau1.C2" office:value-type="string">
            <text:p text:style-name="P20"><draw:frame draw:style-name="fr10" draw:name="images5" text:anchor-type="paragraph" svg:width="6.923cm" svg:height="0.402cm" draw:z-index="165"><draw:image xlink:href="Pictures/2000000700001B0B00000193C65E55E5.svm" xlink:type="simple" xlink:show="embed" xlink:actuate="onLoad"/></draw:frame></text:p>
          </table:table-cell>
        </table:table-row>
        <table:table-row>
          <table:table-cell table:style-name="Tableau1.A2" office:value-type="string">
            <text:p text:style-name="P14"/>
          </table:table-cell>
          <table:table-cell table:style-name="Tableau1.A2" office:value-type="string">
            <text:p text:style-name="P83"><text:alphabetical-index-mark-start text:id="IMark136290760"/>Rose des vents<text:alphabetical-index-mark-end text:id="IMark136290760"/> <text:span text:style-name="T7">[OpenJUMP 1.6]</text:span></text:p>
          </table:table-cell>
          <table:table-cell table:style-name="Tableau1.C2" office:value-type="string">
            <text:p text:style-name="P80">Ajoute une rose des vents sur la carte.</text:p>
          </table:table-cell>
        </table:table-row>
        <table:table-row>
          <table:table-cell table:style-name="Tableau1.A2" table:number-columns-spanned="2" office:value-type="string">
            <text:p text:style-name="P14"><text:alphabetical-index-mark-start text:id="IMark136290760"/><text:alphabetical-index-mark text:string-value="Afficher les attributs de l'objet situé sous la souris"/><text:alphabetical-index-mark text:string-value="Info-bulle (attributs de l'objet)"/>Afficher les attributs sur la carte<text:alphabetical-index-mark-end text:id="IMark136290760"/></text:p>
          </table:table-cell>
          <table:covered-table-cell/>
          <table:table-cell table:style-name="Tableau1.C2" office:value-type="string">
            <text:p text:style-name="P20">Info-bulle : affiche les attributs de l'objet lorsqu'on passe la souris au-dessus de celui-ci.</text:p>
            <text:p text:style-name="P20"><draw:frame draw:style-name="fr10" draw:name="images143" text:anchor-type="paragraph" svg:width="5.526cm" svg:height="2.753cm" draw:z-index="163"><draw:image xlink:href="Pictures/200000070000159600000AC1FE0E7A4E.svm" xlink:type="simple" xlink:show="embed" xlink:actuate="onLoad"/></draw:frame></text:p>
            <text:p text:style-name="P20"><text:soft-page-break/></text:p>
          </table:table-cell>
        </table:table-row>
        <table:table-row>
          <table:table-cell table:style-name="Tableau1.A2" table:number-columns-spanned="2" office:value-type="string">
            <text:p text:style-name="P14"><text:alphabetical-index-mark-start text:id="IMark114976708"/>Barre de zoom<text:alphabetical-index-mark-end text:id="IMark114976708"/></text:p>
          </table:table-cell>
          <table:covered-table-cell/>
          <table:table-cell table:style-name="Tableau1.C2" office:value-type="string">
            <text:p text:style-name="P20"><draw:frame draw:style-name="fr9" draw:name="images3" text:anchor-type="paragraph" svg:width="6.733cm" svg:height="1.737cm" draw:z-index="150"><draw:image xlink:href="Pictures/2000000700001A4C000006C98D1793F5.svm" xlink:type="simple" xlink:show="embed" xlink:actuate="onLoad"/></draw:frame></text:p>
          </table:table-cell>
        </table:table-row>
      </table:table>
      <text:h text:style-name="Heading_20_3" text:outline-level="3"><text:alphabetical-index-mark text:string-value="MENU COUCHE"/><text:bookmark-start text:name="Menu Couche"/>Menu Couche<text:bookmark-end text:name="Menu Couche"/></text:h>
      <text:p text:style-name="P4"/>
      <table:table table:name="Tableau5" table:style-name="Tableau5">
        <table:table-column table:style-name="Tableau5.A"/>
        <table:table-column table:style-name="Tableau5.B"/>
        <table:table-column table:style-name="Tableau5.C"/>
        <table:table-row>
          <table:table-cell table:style-name="Tableau5.A1" table:number-columns-spanned="2" office:value-type="string">
            <text:p text:style-name="P14"><text:alphabetical-index-mark-start text:id="IMark114976708"/>Couper les couches sélectionnées<text:alphabetical-index-mark-end text:id="IMark114976708"/></text:p>
          </table:table-cell>
          <table:covered-table-cell/>
          <table:table-cell table:style-name="Tableau5.C1" office:value-type="string">
            <text:p text:style-name="P20">Supprimer une couche dans une catégorie et la met dans le presse-papier</text:p>
          </table:table-cell>
        </table:table-row>
        <table:table-row>
          <table:table-cell table:style-name="Tableau5.A2" table:number-columns-spanned="2" office:value-type="string">
            <text:p text:style-name="P14"><text:alphabetical-index-mark-start text:id="IMark114976708"/>Copier les couches sélectionnées<text:alphabetical-index-mark-end text:id="IMark114976708"/></text:p>
          </table:table-cell>
          <table:covered-table-cell/>
          <table:table-cell table:style-name="Tableau5.C2" office:value-type="string">
            <text:p text:style-name="P20">Copie la couche dans le presse-papier sans la supprimer.</text:p>
            <text:p text:style-name="P20">Utile pour dupliquer une couche (voir aussi coller)</text:p>
          </table:table-cell>
        </table:table-row>
        <table:table-row>
          <table:table-cell table:style-name="Tableau5.A2" table:number-columns-spanned="2" office:value-type="string">
            <text:p text:style-name="P14"><text:alphabetical-index-mark-start text:id="IMark114976708"/>Coller les couches<text:alphabetical-index-mark-end text:id="IMark114976708"/></text:p>
          </table:table-cell>
          <table:covered-table-cell/>
          <table:table-cell table:style-name="Tableau5.C2" office:value-type="string">
            <text:p text:style-name="P20">Colle les couches sauvegardées dans le presse-papier (ajoute un numéro d'ordre à la couche pour éviter des conflits de nom) </text:p>
          </table:table-cell>
        </table:table-row>
        <table:table-row>
          <table:table-cell table:style-name="Tableau5.A2" table:number-columns-spanned="2" office:value-type="string">
            <text:p text:style-name="P14">----------------------------------------</text:p>
          </table:table-cell>
          <table:covered-table-cell/>
          <table:table-cell table:style-name="Tableau5.C2" office:value-type="string">
            <text:p text:style-name="P20"/>
          </table:table-cell>
        </table:table-row>
        <table:table-row>
          <table:table-cell table:style-name="Tableau5.A2" table:number-columns-spanned="2" office:value-type="string">
            <text:p text:style-name="P14"><text:alphabetical-index-mark-start text:id="IMark114976708"/>Supprimer les couches sélectionnées<text:alphabetical-index-mark-end text:id="IMark114976708"/></text:p>
          </table:table-cell>
          <table:covered-table-cell/>
          <table:table-cell table:style-name="Tableau5.C2" office:value-type="string">
            <text:p text:style-name="P20"/>
          </table:table-cell>
        </table:table-row>
        <table:table-row>
          <table:table-cell table:style-name="Tableau5.A2" table:number-columns-spanned="2" office:value-type="string">
            <text:p text:style-name="P14"><text:alphabetical-index-mark-start text:id="IMark114976708"/>Trier les catégories sélectionnées<text:alphabetical-index-mark-end text:id="IMark114976708"/> <text:span text:style-name="T4">►</text:span></text:p>
          </table:table-cell>
          <table:covered-table-cell/>
          <table:table-cell table:style-name="Tableau5.C2" office:value-type="string">
            <text:p text:style-name="P20"/>
          </table:table-cell>
        </table:table-row>
        <table:table-row>
          <table:table-cell table:style-name="Tableau5.A2" office:value-type="string">
            <text:p text:style-name="P14"/>
          </table:table-cell>
          <table:table-cell table:style-name="Tableau5.A2" office:value-type="string">
            <text:p text:style-name="P14">Par nombre d'objets</text:p>
          </table:table-cell>
          <table:table-cell table:style-name="Tableau5.C2" office:value-type="string">
            <text:p text:style-name="P20">croissant ou décroissant</text:p>
          </table:table-cell>
        </table:table-row>
        <table:table-row>
          <table:table-cell table:style-name="Tableau5.A2" office:value-type="string">
            <text:p text:style-name="P14"/>
          </table:table-cell>
          <table:table-cell table:style-name="Tableau5.A2" office:value-type="string">
            <text:p text:style-name="P14">Par nom</text:p>
          </table:table-cell>
          <table:table-cell table:style-name="Tableau5.C2" office:value-type="string">
            <text:p text:style-name="P20">de couche (ordre alphabétique ou inverse)</text:p>
          </table:table-cell>
        </table:table-row>
        <table:table-row>
          <table:table-cell table:style-name="Tableau5.A2" office:value-type="string">
            <text:p text:style-name="P14"/>
          </table:table-cell>
          <table:table-cell table:style-name="Tableau5.A2" office:value-type="string">
            <text:p text:style-name="P14">Restaurer</text:p>
          </table:table-cell>
          <table:table-cell table:style-name="Tableau5.C2" office:value-type="string">
            <text:p text:style-name="P28">?</text:p>
          </table:table-cell>
        </table:table-row>
        <table:table-row>
          <table:table-cell table:style-name="Tableau5.A2" office:value-type="string">
            <text:p text:style-name="P14"/>
          </table:table-cell>
          <table:table-cell table:style-name="Tableau5.A2" office:value-type="string">
            <text:p text:style-name="P14">Sauver</text:p>
          </table:table-cell>
          <table:table-cell table:style-name="Tableau5.C2" office:value-type="string">
            <text:p text:style-name="P28">?</text:p>
          </table:table-cell>
        </table:table-row>
        <table:table-row>
          <table:table-cell table:style-name="Tableau5.A2" table:number-columns-spanned="2" office:value-type="string">
            <text:p text:style-name="P14"><text:alphabetical-index-mark-start text:id="IMark114976708"/>Supprimer les catégories sélectionnées<text:alphabetical-index-mark-end text:id="IMark114976708"/></text:p>
          </table:table-cell>
          <table:covered-table-cell/>
          <table:table-cell table:style-name="Tableau5.C2" office:value-type="string">
            <text:p text:style-name="P20"/>
          </table:table-cell>
        </table:table-row>
        <table:table-row>
          <table:table-cell table:style-name="Tableau5.A2" table:number-columns-spanned="2" office:value-type="string">
            <text:p text:style-name="P14">----------------------------------------</text:p>
          </table:table-cell>
          <table:covered-table-cell/>
          <table:table-cell table:style-name="Tableau5.C2" office:value-type="string">
            <text:p text:style-name="P20"/>
          </table:table-cell>
        </table:table-row>
        <table:table-row>
          <table:table-cell table:style-name="Tableau5.A2" table:number-columns-spanned="2" office:value-type="string">
            <text:p text:style-name="P14"><text:alphabetical-index-mark-start text:id="IMark114976708"/><text:alphabetical-index-mark text:string-value="SRID (changer le)"/>Changer le SRID<text:alphabetical-index-mark-end text:id="IMark114976708"/>...</text:p>
          </table:table-cell>
          <table:covered-table-cell/>
          <table:table-cell table:style-name="Tableau5.C2" office:value-type="string">
            <text:p text:style-name="P20">Affecter un SRID (System of Rereference IDentifier) est nécessaire pour pouvoir sauvegarder une couche dans une table PostGIS à l'aide du plugin PostGIS.</text:p>
            <text:p text:style-name="P20">Le SRID 0 n'est pas valide, mais -1 peut être utilisé pour signifié SRID inconnu.</text:p>
          </table:table-cell>
        </table:table-row>
        <table:table-row>
          <table:table-cell table:style-name="Tableau5.A2" table:number-columns-spanned="2" office:value-type="string">
            <text:p text:style-name="P14"><text:alphabetical-index-mark-start text:id="IMark114976708"/><text:alphabetical-index-mark text:string-value="SLD (sauvegarder le style en)"/>Sauvegarder le style en fichier SLD <text:alphabetical-index-mark-end text:id="IMark114976708"/></text:p>
          </table:table-cell>
          <table:covered-table-cell/>
          <table:table-cell table:style-name="Tableau5.C2" office:value-type="string">
            <text:p text:style-name="P20">Le format SLD (Style Layer Description) est un standard OGC pour la description des styles.</text:p>
          </table:table-cell>
        </table:table-row>
        <table:table-row>
          <table:table-cell table:style-name="Tableau5.A2" table:number-columns-spanned="2" office:value-type="string">
            <text:p text:style-name="P14"><text:alphabetical-index-mark-start text:id="IMark114976708"/><text:alphabetical-index-mark text:string-value="SLD (importer le style)"/>Importer un fichier de style SLD<text:alphabetical-index-mark-end text:id="IMark114976708"/></text:p>
          </table:table-cell>
          <table:covered-table-cell/>
          <table:table-cell table:style-name="Tableau5.C2" office:value-type="string">
            <text:p text:style-name="P20">Un fichier de style sauvegardé peut être appliqué à une couche. S'il contient des styles dépendant de certains attributs (ex. étiquettes), les schémas doivent bien sûr se correspondre.</text:p>
          </table:table-cell>
        </table:table-row>
        <table:table-row>
          <table:table-cell table:style-name="Tableau5.A2" table:number-columns-spanned="2" office:value-type="string">
            <text:p text:style-name="P14"><text:alphabetical-index-mark-start text:id="IMark114976708"/><text:alphabetical-index-mark text:string-value="ArcMap (importer le style)"/>Importer des styles ArcMap<text:alphabetical-index-mark-end text:id="IMark114976708"/></text:p>
          </table:table-cell>
          <table:covered-table-cell/>
          <table:table-cell table:style-name="Tableau5.C2" office:value-type="string">
            <text:p text:style-name="P20"/>
          </table:table-cell>
        </table:table-row>
      </table:table>
      <text:p text:style-name="P4"/>
      <text:h text:style-name="Heading_20_3" text:outline-level="3"><text:alphabetical-index-mark text:string-value="MENU PERSONNALISER"/><text:bookmark-start text:name="Menu Personnaliser"/>Menu Personnaliser<text:bookmark-end text:name="Menu Personnaliser"/></text:h>
      <text:p text:style-name="P4"><text:tab/></text:p>
      <table:table table:name="Tableau6" table:style-name="Tableau6">
        <table:table-column table:style-name="Tableau6.A"/>
        <table:table-column table:style-name="Tableau6.B"/>
        <table:table-column table:style-name="Tableau6.C"/>
        <table:table-row>
          <table:table-cell table:style-name="Tableau6.A1" table:number-columns-spanned="2" office:value-type="string">
            <text:p text:style-name="P58"><text:alphabetical-index-mark-start text:id="IMark114976708"/>Options<text:alphabetical-index-mark-end text:id="IMark114976708"/>...</text:p>
          </table:table-cell>
          <table:covered-table-cell/>
          <table:table-cell table:style-name="Tableau6.C1" office:value-type="string">
            <text:p text:style-name="P56">Voir chapitre Options</text:p>
          </table:table-cell>
        </table:table-row>
        <table:table-row>
          <table:table-cell table:style-name="Tableau6.A2" table:number-columns-spanned="2" office:value-type="string">
            <text:p text:style-name="P58"><draw:frame draw:style-name="fr6" draw:name="images134" text:anchor-type="paragraph" svg:y="0cm" svg:width="0.6cm" svg:height="0.6cm" draw:z-index="121"><draw:image xlink:href="Pictures/10000200000000100000001004C53F73.png" xlink:type="simple" xlink:show="embed" xlink:actuate="onLoad"/></draw:frame> <text:alphabetical-index-mark-start text:id="IMark114976708"/>Définir des raccourcis<text:alphabetical-index-mark-end text:id="IMark114976708"/></text:p>
          </table:table-cell>
          <table:covered-table-cell/>
          <table:table-cell table:style-name="Tableau6.C2" office:value-type="string">
            <text:p text:style-name="P56">Permet de charger/décharger des extensions</text:p>
          </table:table-cell>
        </table:table-row>
        <table:table-row>
          <table:table-cell table:style-name="Tableau6.A2" table:number-columns-spanned="2" office:value-type="string">
            <text:p text:style-name="P58"><text:alphabetical-index-mark-start text:id="IMark114976708"/><text:alphabetical-index-mark text:string-value="Script (console de)"/>Beanshell console<text:alphabetical-index-mark-end text:id="IMark114976708"/>...</text:p>
          </table:table-cell>
          <table:covered-table-cell/>
          <table:table-cell table:style-name="Tableau6.C2" office:value-type="string">
            <text:p text:style-name="P56">La console beanshell permet d'exéciter de petits scripts en ligne de commande </text:p>
          </table:table-cell>
        </table:table-row>
        <table:table-row>
          <table:table-cell table:style-name="Tableau6.A2" table:number-columns-spanned="2" office:value-type="string">
            <text:p text:style-name="P58"><text:alphabetical-index-mark-start text:id="IMark114976708"/><text:alphabetical-index-mark text:string-value="Scripts (beantools)"/>Beantools<text:alphabetical-index-mark-end text:id="IMark114976708"/> <text:span text:style-name="T4">►</text:span></text:p>
          </table:table-cell>
          <table:covered-table-cell/>
          <table:table-cell table:style-name="Tableau6.C2" office:value-type="string">
            <text:p text:style-name="P56">Accès aux scripts enregistrés dans le répertoire lib/ext/beantools</text:p>
            <text:p text:style-name="P58"><text:span text:style-name="T7">[OpenJUMP 1.6] </text:span><text:span text:style-name="T16">: les messages générés avec la commande beanshell print() sont désormais récupérés dans une console. La fermeture de cette console transfert les informations dans une fenêtre de sortie OpenJUMP.</text:span></text:p>
          </table:table-cell>
        </table:table-row>
        <table:table-row>
          <table:table-cell table:style-name="Tableau6.A2" office:value-type="string">
            <text:p text:style-name="P14"/>
          </table:table-cell>
          <table:table-cell table:style-name="Tableau6.A2" office:value-type="string">
            <text:p text:style-name="P14">0-Help</text:p>
          </table:table-cell>
          <table:table-cell table:style-name="Tableau6.C2" office:value-type="string">
            <text:p text:style-name="P20">Petite aide sur l'utilisation de Beantools</text:p>
          </table:table-cell>
        </table:table-row>
        <table:table-row>
          <table:table-cell table:style-name="Tableau6.A2" office:value-type="string">
            <text:p text:style-name="P14"/>
          </table:table-cell>
          <table:table-cell table:style-name="Tableau6.A2" office:value-type="string">
            <text:p text:style-name="P14">1-Hello world</text:p>
          </table:table-cell>
          <table:table-cell table:style-name="Tableau6.C2" office:value-type="string">
            <text:p text:style-name="P20">Exemple trivial pour apprendre à se servir des scripts</text:p>
          </table:table-cell>
        </table:table-row>
        <table:table-row>
          <table:table-cell table:style-name="Tableau6.A2" office:value-type="string">
            <text:p text:style-name="P14"/>
          </table:table-cell>
          <table:table-cell table:style-name="Tableau6.A2" office:value-type="string">
            <text:p text:style-name="P14">2-NewLayer</text:p>
          </table:table-cell>
          <table:table-cell table:style-name="Tableau6.C2" office:value-type="string">
            <text:p text:style-name="P20">Exemple simple créant une nouvelle couche avec quelques attributs</text:p>
          </table:table-cell>
        </table:table-row>
        <table:table-row>
          <table:table-cell table:style-name="Tableau6.A2" office:value-type="string">
            <text:p text:style-name="P14"/>
          </table:table-cell>
          <table:table-cell table:style-name="Tableau6.A2" office:value-type="string">
            <text:p text:style-name="P14">3-Populate</text:p>
          </table:table-cell>
          <table:table-cell table:style-name="Tableau6.C2" office:value-type="string">
            <text:p text:style-name="P20">Crée des données aléatoires dans la couche sélectionnée (celle-ci doit être modifiable)</text:p>
          </table:table-cell>
        </table:table-row>
        <table:table-row>
          <table:table-cell table:style-name="Tableau6.A2" office:value-type="string">
            <text:p text:style-name="P14"/>
          </table:table-cell>
          <table:table-cell table:style-name="Tableau6.A2" office:value-type="string">
            <text:p text:style-name="P14">4-AddAttribute</text:p>
          </table:table-cell>
          <table:table-cell table:style-name="Tableau6.C2" office:value-type="string">
            <text:p text:style-name="P20">Ajoute des attributs dans un schéma (les attributs sont écrits en dur dans le script). A titre d'exemple, ce script ajoute deux attributs de type STRING : "ValidGeom" et "SimpleGeom"</text:p>
          </table:table-cell>
        </table:table-row>
        <table:table-row>
          <table:table-cell table:style-name="Tableau6.A2" office:value-type="string">
            <text:p text:style-name="P14"/>
          </table:table-cell>
          <table:table-cell table:style-name="Tableau6.A2" office:value-type="string">
            <text:p text:style-name="P14">5-ChangeAttributeValue</text:p>
          </table:table-cell>
          <table:table-cell table:style-name="Tableau6.C2" office:value-type="string">
            <text:p text:style-name="P20"><text:span text:style-name="T21">Exemple de s</text:span>cript changeant des valeurs d'attribut. Attention, ce script change <text:span text:style-name="T6">toutes</text:span> les valeurs d'attribut STRING en majuscules. </text:p>
          </table:table-cell>
        </table:table-row>
        <table:table-row>
          <table:table-cell table:style-name="Tableau6.A2" office:value-type="string">
            <text:p text:style-name="P14"/>
          </table:table-cell>
          <table:table-cell table:style-name="Tableau6.A2" office:value-type="string">
            <text:p text:style-name="P14">6-PushPinPoints</text:p>
          </table:table-cell>
          <table:table-cell table:style-name="Tableau6.C2" office:value-type="string">
            <text:p text:style-name="P20">Associe une image aux objets. Le script doit pointé sur l'emplacement valide d'une image au format png ou jpg</text:p>
          </table:table-cell>
        </table:table-row>
        <table:table-row>
          <table:table-cell table:style-name="Tableau6.A2" office:value-type="string">
            <text:p text:style-name="P14"/>
          </table:table-cell>
          <table:table-cell table:style-name="Tableau6.A2" office:value-type="string">
            <text:p text:style-name="P14">7-AddXYAsAttributes</text:p>
          </table:table-cell>
          <table:table-cell table:style-name="Tableau6.C2" office:value-type="string">
            <text:p text:style-name="P20">Ajoute deux attributs à une couche et les remplit avec les valeur X et Y des objets.</text:p>
          </table:table-cell>
        </table:table-row>
        <table:table-row>
          <table:table-cell table:style-name="Tableau6.A2" office:value-type="string">
            <text:p text:style-name="P14"/>
          </table:table-cell>
          <table:table-cell table:style-name="Tableau6.A2" office:value-type="string">
            <text:p text:style-name="P14">8-GetInvalidShapefileRings</text:p>
          </table:table-cell>
          <table:table-cell table:style-name="Tableau6.C2" office:value-type="string">
            <text:p text:style-name="P20">Script associé à la gestion des import shapefile. Certaines géométries shapefile invalides sont corrigées à l'import (ex. élimination d'un trou chevauchant le contour externe d'un polygone). Dans ce cas, le contour du polygone invalide est mis en cache et peut être récupéré à l'aide de ce script.<text:line-break/>Actionner une deuxième fois le script permet de revenir à la version précédente de la géométrie.</text:p>
          </table:table-cell>
        </table:table-row>
        <table:table-row>
          <table:table-cell table:style-name="Tableau6.A2" office:value-type="string">
            <text:p text:style-name="P14"/>
          </table:table-cell>
          <table:table-cell table:style-name="Tableau6.A2" office:value-type="string">
            <text:p text:style-name="P14">RefreshScriptMenu</text:p>
          </table:table-cell>
          <table:table-cell table:style-name="Tableau6.C2" office:value-type="string">
            <text:p text:style-name="P20">Permet de rafraîchir le menu Beantools sans relancer OpenJUMP au cas où on a rajouté un script au répertoire lib/ext/Beantools</text:p>
          </table:table-cell>
        </table:table-row>
        <table:table-row>
          <table:table-cell table:style-name="Tableau6.A2" office:value-type="string">
            <text:p text:style-name="P14"/>
          </table:table-cell>
          <table:table-cell table:style-name="Tableau6.A2" office:value-type="string">
            <text:p text:style-name="P14">SaveViewAsBeanTool</text:p>
          </table:table-cell>
          <table:table-cell table:style-name="Tableau6.C2" office:value-type="string">
            <text:p text:style-name="P20">Permet d'enregistrer une position (position + niveau de zoom).</text:p>
            <text:p text:style-name="P20">Les positions sont appelées par défaut Saved_Views, et sont accessible dans le sous-menu :<text:line-break/>Personnaliser &gt; Beantools &gt; Saved_Views<text:span text:style-name="T2"> </text:span><text:span text:style-name="T3">►</text:span></text:p>
          </table:table-cell>
        </table:table-row>
        <table:table-row>
          <table:table-cell table:style-name="Tableau6.A2" table:number-columns-spanned="2" office:value-type="string">
            <text:p text:style-name="P14"><text:alphabetical-index-mark-start text:id="IMark114976708"/><text:alphabetical-index-mark text:string-value="Scripts (outils et console python)"/><text:alphabetical-index-mark text:string-value="Python (outils et console)"/>Outils et console python<text:alphabetical-index-mark-end text:id="IMark114976708"/>...</text:p>
          </table:table-cell>
          <table:covered-table-cell/>
          <table:table-cell table:style-name="Tableau6.C2" office:value-type="string">
            <text:p text:style-name="P20">Permet <text:span text:style-name="T17">d</text:span>'accéder à de nouveaux outils écrits en python (jython)</text:p>
          </table:table-cell>
        </table:table-row>
        <table:table-row>
          <table:table-cell table:style-name="Tableau6.A2" table:number-columns-spanned="2" office:value-type="string">
            <text:p text:style-name="P14">BeanShellEditorPlugIn</text:p>
          </table:table-cell>
          <table:covered-table-cell/>
          <table:table-cell table:style-name="Tableau6.C2" office:value-type="string">
            <text:p text:style-name="P20">Le plugin BeanshellEditor est une extension. Le fichier bsheditor4jump-x.y.z.jar doit être présent dans le répertoire lib/ext.</text:p>
            <text:p text:style-name="P20">Il s'agit d'un éditeur de scripts beanshell offrant la coloration syntaxique, un environnement de test et de sauvegarde des scripts, une ligne de commande et une console de sortie.</text:p>
            <text:p text:style-name="P20">Les scripts mis au point avec le BeanShellEditor peuvent être déposés dans le répertoire lib/ext/BeanTools afin d'être rendu accessibles via le menu BeanTools.</text:p>
          </table:table-cell>
        </table:table-row>
      </table:table>
      <text:p text:style-name="P4"/>
      <text:h text:style-name="Heading_20_3" text:outline-level="3"><text:alphabetical-index-mark text:string-value="MENU OUTILS"/><text:bookmark-start text:name="Menu Outils"/>Menu Outils<text:bookmark-end text:name="Menu Outils"/></text:h>
      <text:p text:style-name="P4"/>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14">Requêtes <text:span text:style-name="T4">►</text:span></text:p>
          </table:table-cell>
          <table:covered-table-cell/>
          <table:table-cell table:style-name="Tableau7.C1" office:value-type="string">
            <text:p text:style-name="P20"/>
          </table:table-cell>
        </table:table-row>
        <table:table-row>
          <table:table-cell table:style-name="Tableau7.A2" office:value-type="string">
            <text:p text:style-name="P14"/>
          </table:table-cell>
          <table:table-cell table:style-name="Tableau7.A2" office:value-type="string">
            <text:p text:style-name="P14"><text:alphabetical-index-mark-start text:id="IMark114976708"/>Requête spatiale<text:alphabetical-index-mark-end text:id="IMark114976708"/>...</text:p>
          </table:table-cell>
          <table:table-cell table:style-name="Tableau7.C2" office:value-type="string">
            <text:p text:style-name="P20">Requête spatiale de type</text:p>
            <text:p text:style-name="P20">SELECT [UNIQUE] source.* FROM source JOIN masque<text:line-break/>WHERE source.geometry &lt;relation&gt; masque.geometrie</text:p>
            <text:p text:style-name="P20"/>
            <text:p text:style-name="P20">- UNIQUE correspond à l'option "sans doublon"</text:p>
            <text:p text:style-name="P20">- il est possible d'obtenir le complément du résultat de la requête plutôt que le résultat lui-même</text:p>
            <text:p text:style-name="P20">- relation peut être &lt;intersecte&gt;, &lt;contient&gt;, &lt;recouvre&gt;, &lt;est recouvert par&gt;, &lt;traverse&gt;, &lt;est disjoint de&gt;, &lt;égale&gt;, &lt;recouvre partiellement&gt;, &lt;touche&gt;, &lt;est inclus dans&gt;, &lt;situé à moins de&gt;, &lt;similaire&gt;</text:p>
          </table:table-cell>
        </table:table-row>
        <table:table-row>
          <table:table-cell table:style-name="Tableau7.A2" office:value-type="string">
            <text:p text:style-name="P14"/>
          </table:table-cell>
          <table:table-cell table:style-name="Tableau7.A2" office:value-type="string">
            <text:p text:style-name="P14"><text:alphabetical-index-mark-start text:id="IMark114976708"/>Requête attributaire<text:alphabetical-index-mark-end text:id="IMark114976708"/>...</text:p>
          </table:table-cell>
          <table:table-cell table:style-name="Tableau7.C2" office:value-type="string">
            <text:p text:style-name="P20">En plus de porter sur les attributs habituels, la requête peut porter sur :</text:p>
            <text:p text:style-name="P20">- GEOMETRY.surface</text:p>
            <text:p text:style-name="P20">- GEOMETRY.longueur</text:p>
            <text:p text:style-name="P20">- GEOMETRY.nombre de points</text:p>
            <text:p text:style-name="P20">- GEOMETRY.nombre de composants</text:p>
            <text:p text:style-name="P20">- GEOMETRY.fermée</text:p>
            <text:p text:style-name="P20">- GEOMETRY.valide</text:p>
            <text:p text:style-name="P20">- GEOMETRY.simple</text:p>
            <text:p text:style-name="P20">- GEOMETRY.type</text:p>
            <text:p text:style-name="P20">Les opérateurs utilisables sont :</text:p>
            <text:p text:style-name="P20">=, &lt;, &gt;, &lt;=, &gt;=, &lt;&gt;, contient, commence par</text:p>
            <text:p text:style-name="P20">Le complément du résultat peut être demandé à la place du résultat</text:p>
          </table:table-cell>
        </table:table-row>
        <table:table-row>
          <table:table-cell table:style-name="Tableau7.A2" office:value-type="string">
            <text:p text:style-name="P14"/>
          </table:table-cell>
          <table:table-cell table:style-name="Tableau7.A2" office:value-type="string">
            <text:p text:style-name="P14"><text:alphabetical-index-mark-start text:id="IMark114976708"/><text:alphabetical-index-mark text:string-value="Requête simple"/>Simple requête<text:alphabetical-index-mark-end text:id="IMark114976708"/>...</text:p>
          </table:table-cell>
          <table:table-cell table:style-name="Tableau7.C2" office:value-type="string">
            <text:p text:style-name="P20">Permet de construire des requêtes sur des critères sémantiques ou spatiaux.</text:p>
            <text:p text:style-name="P20">La requête peut porter sur un ensemble de couche</text:p>
            <text:p text:style-name="P20">La requête peut porter sur la sélection (simule alors un "ET" logique)</text:p>
            <text:p text:style-name="P20">Les opérateurs proposés s'adaptent au type de l'attribut</text:p>
            <text:p text:style-name="P20">Utilisation possible des expressions régulière (le '|' permet alors de simuler un "OU" logique)</text:p>
            <text:p text:style-name="P20">Possibilité d'appliquer une fonction à l'attribut avant la requête (ex. geometrie -&gt; nombre de points)</text:p>
            <text:p text:style-name="P20">Permet de distinguer un NULL d'une chaîne vide</text:p>
          </table:table-cell>
        </table:table-row>
        <table:table-row>
          <table:table-cell table:style-name="Tableau7.A2" office:value-type="string">
            <text:p text:style-name="P14"/>
          </table:table-cell>
          <table:table-cell table:style-name="Tableau7.A2" office:value-type="string">
            <text:p text:style-name="P14"><text:alphabetical-index-mark-start text:id="IMark114976708"/><text:alphabetical-index-mark text:string-value="Rechercher dans tous les attributs"/>Chercher dans tous les attributs<text:alphabetical-index-mark-end text:id="IMark114976708"/>...</text:p>
          </table:table-cell>
          <table:table-cell table:style-name="Tableau7.C2" office:value-type="string">
            <text:p text:style-name="P20">Sensibilité à la casse</text:p>
            <text:p text:style-name="P20">Trouver le mot entier, tous les mots ou l'un des mots</text:p>
            <text:p text:style-name="P20">Rechercher d'une expression régulière</text:p>
          </table:table-cell>
        </table:table-row>
        <table:table-row>
          <table:table-cell table:style-name="Tableau7.A2" table:number-columns-spanned="2" office:value-type="string">
            <text:p text:style-name="P14">Analyser <text:s/><text:span text:style-name="T4">► </text:span></text:p>
          </table:table-cell>
          <table:covered-table-cell/>
          <table:table-cell table:style-name="Tableau7.C2" office:value-type="string">
            <text:p text:style-name="P20"/>
          </table:table-cell>
        </table:table-row>
        <table:table-row>
          <table:table-cell table:style-name="Tableau7.A2" office:value-type="string">
            <text:p text:style-name="P58"><draw:frame draw:style-name="fr5" draw:name="images144" text:anchor-type="paragraph" svg:y="0cm" svg:width="0.6cm" svg:height="0.6cm" draw:z-index="130"><draw:image xlink:href="Pictures/100002000000001000000010142EAD17.gif" xlink:type="simple" xlink:show="embed" xlink:actuate="onLoad"/></draw:frame></text:p>
          </table:table-cell>
          <table:table-cell table:style-name="Tableau7.A2" office:value-type="string">
            <text:p text:style-name="P58"><text:alphabetical-index-mark-start text:id="IMark114976708"/><text:alphabetical-index-mark text:string-value="Zone tampon (Buffer)"/>Buffer (<text:alphabetical-index-mark-start text:id="IMark136291960"/>Zones tampons<text:alphabetical-index-mark-end text:id="IMark136291960"/>)<text:alphabetical-index-mark-end text:id="IMark114976708"/>...</text:p>
          </table:table-cell>
          <table:table-cell table:style-name="Tableau7.C2" office:value-type="string">
            <text:p text:style-name="P56"/>
          </table:table-cell>
        </table:table-row>
        <table:table-row>
          <table:table-cell table:style-name="Tableau7.A2" office:value-type="string">
            <text:p text:style-name="P14"/>
          </table:table-cell>
          <table:table-cell table:style-name="Tableau7.A2" office:value-type="string">
            <text:p text:style-name="P13"><text:alphabetical-index-mark-start text:id="IMark114976708"/><text:alphabetical-index-mark-start text:id="IMark136291960"/><text:alphabetical-index-mark text:string-value="Zones tampons concentriques"/>Buffers multiples<text:alphabetical-index-mark-end text:id="IMark136291960"/> (zones tampons concentriques)<text:alphabetical-index-mark-end text:id="IMark114976708"/><text:span text:style-name="T11">...</text:span></text:p>
          </table:table-cell>
          <table:table-cell table:style-name="Tableau7.C2" office:value-type="string">
            <text:p text:style-name="P20">Permet de définir jusqu'à 10 zone tampons concentriques de différentes tailles en même temps.</text:p>
          </table:table-cell>
        </table:table-row>
        <table:table-row>
          <table:table-cell table:style-name="Tableau7.A2" office:value-type="string">
            <text:p text:style-name="P14"/>
          </table:table-cell>
          <table:table-cell table:style-name="Tableau7.A2" office:value-type="string">
            <text:p text:style-name="P14"><text:alphabetical-index-mark text:string-value="Zone tampon de largeur variable"/><text:alphabetical-index-mark text:string-value="Buffer de largeur variable"/>Buffer variable (plume)...</text:p>
          </table:table-cell>
          <table:table-cell table:style-name="Tableau7.C2" office:value-type="string">
            <text:p text:style-name="P20">Pré-requis : 1 objet linéaire doit être sélectionné</text:p>
            <text:p text:style-name="P20">Permet de créer une zone tampon de taille variable autour d'un linéaire.</text:p>
            <text:p text:style-name="P20">On défini un rayon r1 de départ et un rayon r2 d'arrivé. La taille de la zone tampon évolue progressivement de r1 à r2 entre le premier et le dernier point.</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1960"/>Enveloppe convexe d'une couche<text:alphabetical-index-mark-end text:id="IMark136291960"/>...</text:p>
          </table:table-cell>
          <table:table-cell table:style-name="Tableau7.C2" office:value-type="string">
            <text:p text:style-name="P20"/>
          </table:table-cell>
        </table:table-row>
        <text:soft-page-break/>
        <table:table-row>
          <table:table-cell table:style-name="Tableau7.A2" office:value-type="string">
            <text:p text:style-name="P14"/>
          </table:table-cell>
          <table:table-cell table:style-name="Tableau7.A2" office:value-type="string">
            <text:p text:style-name="P14"><text:alphabetical-index-mark-start text:id="IMark136291960"/>Enveloppe convexe de la sélection<text:alphabetical-index-mark-end text:id="IMark136291960"/></text:p>
          </table:table-cell>
          <table:table-cell table:style-name="Tableau7.C2" office:value-type="string">
            <text:p text:style-name="P20"/>
          </table:table-cell>
        </table:table-row>
        <table:table-row>
          <table:table-cell table:style-name="Tableau7.A2" office:value-type="string">
            <text:p text:style-name="P58"/>
          </table:table-cell>
          <table:table-cell table:style-name="Tableau7.A2" office:value-type="string">
            <text:p text:style-name="P58"><text:alphabetical-index-mark-start text:id="IMark136291960" text:main-entry="true"/><text:alphabetical-index-mark text:string-value="Frontière" text:key1="Fonctions géométriques"/><text:alphabetical-index-mark text:string-value="Différence (B-A)" text:key1="Fonctions géométriques"/><text:alphabetical-index-mark text:string-value="Inversion du sens des lignes" text:key1="Fonctions géométriques"/><text:alphabetical-index-mark text:string-value="Différence (A-B)" text:key1="Fonctions géométriques"/><text:alphabetical-index-mark text:string-value="Enveloppe" text:key1="Fonctions géométriques"/><text:alphabetical-index-mark text:string-value="Enveloppe convexe" text:key1="Fonctions géométriques"/><text:alphabetical-index-mark text:string-value="Simplifier (Douglas-Peucker amélioré)" text:key1="Fonctions géométriques"/><text:alphabetical-index-mark text:string-value="Simplifier (Douglas-Peucker)" text:key1="Fonctions géométriques"/><text:alphabetical-index-mark text:string-value="Zone tampon" text:key1="Fonctions géométriques"/><text:alphabetical-index-mark text:string-value="Point intérieur" text:key1="Fonctions géométriques"/><text:alphabetical-index-mark text:string-value="Centroïde" text:key1="Fonctions géométriques"/><text:alphabetical-index-mark text:string-value="Différence symétrique" text:key1="Fonctions géométriques"/><text:alphabetical-index-mark text:string-value="Orientation homogène des composants linéaires" text:key1="Fonctions géométriques"/><text:alphabetical-index-mark text:string-value="Polygonisation" text:key1="Fonctions géométriques"/><text:alphabetical-index-mark text:string-value="Intersection" text:key1="Fonctions géométriques"/><text:alphabetical-index-mark text:string-value="Fusion des composants linéaires" text:key1="Fonctions géométriques"/>Fonctions géométriques<text:alphabetical-index-mark-end text:id="IMark136291960"/>...</text:p>
          </table:table-cell>
          <table:table-cell table:style-name="Tableau7.C2" office:value-type="string">
            <text:p text:style-name="P20">Plugin très complet offrant accès aux fonctions géométriques suivante :</text:p>
            <text:list xml:id="list37460090" text:style-name="L1">
              <text:list-item>
                <text:p text:style-name="P69"><text:alphabetical-index-mark text:string-value="Intersection (fonctions géométriques)"/>Intersection</text:p>
              </text:list-item>
              <text:list-item>
                <text:p text:style-name="P69"><text:alphabetical-index-mark text:string-value="Union (fonctions géométriques)"/>Union</text:p>
              </text:list-item>
              <text:list-item>
                <text:p text:style-name="P69"><text:alphabetical-index-mark text:string-value="Différence (A-B) (fonctions géométriques)"/>Différence (A-B)</text:p>
              </text:list-item>
              <text:list-item>
                <text:p text:style-name="P69"><text:alphabetical-index-mark text:string-value="Différence (B-A) (fonctions géométriques)"/>Différence (B-A)</text:p>
              </text:list-item>
              <text:list-item>
                <text:p text:style-name="P69"><text:alphabetical-index-mark-start text:id="IMark136294120"/><text:alphabetical-index-mark text:string-value="Différence symétrique (fonctions géométriques)"/><text:alphabetical-index-mark text:string-value="Différence symétrique (fonctions géométriques)"/>Différence symétrique<text:alphabetical-index-mark-end text:id="IMark136294120"/></text:p>
              </text:list-item>
              <text:list-item>
                <text:p text:style-name="P69"><text:alphabetical-index-mark text:string-value="Centroïde (fonctions géométriques)"/>Centroïde</text:p>
              </text:list-item>
              <text:list-item>
                <text:p text:style-name="P69"><text:alphabetical-index-mark text:string-value="Point intérieur (fonctions géométriques)"/>Point intérieur</text:p>
              </text:list-item>
              <text:list-item>
                <text:p text:style-name="P69"><text:alphabetical-index-mark text:string-value="Zone tampon (fonctions géométriques)"/>Zone tampon</text:p>
              </text:list-item>
              <text:list-item>
                <text:p text:style-name="P69"><text:alphabetical-index-mark text:string-value="Simplifier (Douglas-Peucker) (fonctions géométriques)"/>Simplifier (Douglas-Peucker)</text:p>
              </text:list-item>
              <text:list-item>
                <text:p text:style-name="P69"><text:alphabetical-index-mark text:string-value="Simplifier (Douglas-Peucker amélioré) (fonctions géométriques)"/>Simplifier (Douglas-Peucker amélioré)</text:p>
              </text:list-item>
              <text:list-item>
                <text:p text:style-name="P69"><text:alphabetical-index-mark-start text:id="IMark136294120"/>Densifier<text:alphabetical-index-mark-end text:id="IMark136294120"/> <text:span text:style-name="T9">[OpenJUMP 1.6]</text:span></text:p>
              </text:list-item>
              <text:list-item>
                <text:p text:style-name="P69"><text:alphabetical-index-mark text:string-value="Enveloppe convexe (fonctions géométriques)"/>Enveloppe convexe</text:p>
              </text:list-item>
              <text:list-item>
                <text:p text:style-name="P69"><text:alphabetical-index-mark text:string-value="Frontières (fonctions géométriques)"/>Frontières</text:p>
              </text:list-item>
              <text:list-item>
                <text:p text:style-name="P69"><text:alphabetical-index-mark text:string-value="Enve (fonctions géométriques)loppe"/>Enveloppe</text:p>
              </text:list-item>
            </text:list>
            <text:p text:style-name="P20"><text:span text:style-name="T15">Attention</text:span>, <text:span text:style-name="T15">les 3 fonctions suivantes sont appliquées sur chaque objet de la couche, c'est à dire que si la couche est composée d'objets simples, la fonction ne fera généralement aucuns transformation, mais si les objets sont assemblées en multi-géométries, les géométries simples de chaque multi-géométrie seront fusionnées, mises bout à bout ou polygonisées.</text:span></text:p>
            <text:list xml:id="list38322302" text:continue-numbering="true" text:style-name="L1">
              <text:list-item>
                <text:p text:style-name="P69"><text:alphabetical-index-mark text:string-value="Fusion des composants linéaires (fonctions géométriques)"/>Fusion des composants linéaires</text:p>
              </text:list-item>
              <text:list-item>
                <text:p text:style-name="P69"><text:alphabetical-index-mark text:string-value="Orientation homogène des composants linéaires (fonctions géométriques)"/>Orientation homogène des composants linéaires</text:p>
              </text:list-item>
              <text:list-item>
                <text:p text:style-name="P69"><text:alphabetical-index-mark text:string-value="Polygonisation (fonctions géométriques)"/>Polygonisation</text:p>
              </text:list-item>
              <text:list-item>
                <text:p text:style-name="P69"><text:alphabetical-index-mark text:string-value="Inversion du sens des lignes (fonctions géométriques)"/>Inversion du sens des lignes</text:p>
              </text:list-item>
            </text:list>
            <text:p text:style-name="P20">Ces opérateurs s'appliquent à une géométrie seule ou utilisent un masque contenu dans une couche B qui doit alors contenir un seul objet.</text:p>
            <text:p text:style-name="P20">L'opérateur peut s'appliquer à tous les objets d'une couche ou à une sélection d'objets de cette couche.</text:p>
            <text:p text:style-name="P56">Le résultat peut être copié dans une nouvelle couche, remplacer les objets sources (mise à jour) ou s'ajouter à eux dans la couche d'origine. </text:p>
          </table:table-cell>
        </table:table-row>
        <table:table-row>
          <table:table-cell table:style-name="Tableau7.A2" office:value-type="string">
            <text:p text:style-name="P14"><draw:frame draw:style-name="fr10" draw:name="images165" text:anchor-type="paragraph" svg:width="0.6cm" svg:height="0.6cm" draw:z-index="159"><draw:image xlink:href="Pictures/100002000000001000000010F4462E11.png" xlink:type="simple" xlink:show="embed" xlink:actuate="onLoad"/></draw:frame></text:p>
          </table:table-cell>
          <table:table-cell table:style-name="Tableau7.A2" office:value-type="string">
            <text:p text:style-name="P14">Décalage de ligne (Offset Curve) <text:span text:style-name="T7">[OpenJUMP 1.6]</text:span></text:p>
          </table:table-cell>
          <table:table-cell table:style-name="Tableau7.C2" office:value-type="string">
            <text:p text:style-name="P20">Crée une couche dans laquelle les lignes sélectionnées (resp. les limites des polygones sélectionnés) sont décalés d'une valeur positive (à gauche) ou négative (à droite).</text:p>
            <text:p text:style-name="P20">Si aucun objet n'est sélectionné, toutes les lignes et limites de polygones de la couche sélectionnée sont traitées.</text:p>
            <text:list xml:id="list37457783" text:style-name="L2">
              <text:list-item>
                <text:p text:style-name="P70">L'option "ligne décalée brute" permet de produire un décalage brut (produisant éventuellement de nombreuses auto-intersections). Si cette option n'est pas cochée, le résultat devrait être entièrement situé sur la frontière du demi-buffer, et donc ne pas posséder d'auto-intersectant.</text:p>
              </text:list-item>
              <text:list-item>
                <text:p text:style-name="P70">L'option nombre de segment par quart de cercle permet de définir la précision avec laquelle sont simulées les courbes aux raccords entre segments.</text:p>
              </text:list-item>
            </text:list>
          </table:table-cell>
        </table:table-row>
        <table:table-row>
          <table:table-cell table:style-name="Tableau7.A2" office:value-type="string">
            <text:p text:style-name="P14"/>
          </table:table-cell>
          <table:table-cell table:style-name="Tableau7.A2" office:value-type="string">
            <text:p text:style-name="P14"><text:alphabetical-index-mark-start text:id="IMark136294312"/><text:alphabetical-index-mark text:string-value="Croisement de 2 couches"/><text:alphabetical-index-mark text:string-value="Intersection de 2 couches"/>Overlay (Intersection de 2 couches)<text:alphabetical-index-mark-end text:id="IMark136294312"/>...</text:p>
          </table:table-cell>
          <table:table-cell table:style-name="Tableau7.C2" office:value-type="string">
            <text:p text:style-name="P20">Crée une couche représentant les parties communes aux deux couches.</text:p>
            <text:p text:style-name="P20">Le résultat peut inclure des surfaces, des lignes ou des points.</text:p>
            <text:p text:style-name="P20">Chaque élement de la couche résultante récupère les attributs de chacune des couches sources.</text:p>
            <text:p text:style-name="P20">Pour calculer les objets résultants, des points d'intersection ont du être créés. Pour cette raison, l'intersection n'est pas forcément rigoureusement incluse dans chacune des deux couches source. <text:s/></text:p>
          </table:table-cell>
        </table:table-row>
        <table:table-row>
          <table:table-cell table:style-name="Tableau7.A2" office:value-type="string">
            <text:p text:style-name="P14"/>
          </table:table-cell>
          <table:table-cell table:style-name="Tableau7.A2" office:value-type="string">
            <text:p text:style-name="P14"><text:alphabetical-index-mark text:string-value="Intersection de couches polygonales"/><text:alphabetical-index-mark text:string-value="Croisement de couches polygonales"/><text:alphabetical-index-mark text:string-value="Overlay (Croisement de couches polygonales)"/>Overlay (Croisement de polygones)...</text:p>
          </table:table-cell>
          <table:table-cell table:style-name="Tableau7.C2" office:value-type="string">
            <text:p text:style-name="P20">Découpe les objets de deux couches entre eux. Le résultat ressemble à celui du plugin Overlay (Intersection de 2 couches) mais :</text:p>
            <text:p text:style-name="P20">- les parties appartenant à une seule couche sont conservées</text:p>
            <text:p text:style-name="P20"><text:soft-page-break/>- seules les couches polygonales sont traitées</text:p>
            <text:p text:style-name="P33">Les polygones gardent leurs attributs, sauf pour les poygones résultant ayant 2 parents ou plus (recouvrements).</text:p>
            <text:p text:style-name="P28">Etendre les fonctionalités pour traiter aussi les couches non polygonales</text:p>
          </table:table-cell>
        </table:table-row>
        <table:table-row>
          <table:table-cell table:style-name="Tableau7.A2" office:value-type="string">
            <text:p text:style-name="P14"/>
          </table:table-cell>
          <table:table-cell table:style-name="Tableau7.A2" office:value-type="string">
            <text:p text:style-name="P14"><text:alphabetical-index-mark-start text:id="IMark138465356"/><text:alphabetical-index-mark text:string-value="Transfert d'attribut (voir Jointure spatiale)"/>Jointure spatiale simple<text:alphabetical-index-mark-end text:id="IMark138465356"/>...</text:p>
          </table:table-cell>
          <table:table-cell table:style-name="Tableau7.C2" office:value-type="string">
            <text:p text:style-name="P20">Transfert les attributs d'une couche source vers une couche cible lorsqu'une des relations spatiales suivantes est vérifiée :</text:p>
            <text:list xml:id="list37434958" text:style-name="L3">
              <text:list-item>
                <text:p text:style-name="P71">intersecte</text:p>
              </text:list-item>
              <text:list-item>
                <text:p text:style-name="P71">contient</text:p>
              </text:list-item>
              <text:list-item>
                <text:p text:style-name="P71">recouvre</text:p>
              </text:list-item>
              <text:list-item>
                <text:p text:style-name="P71">est recouvert par</text:p>
              </text:list-item>
              <text:list-item>
                <text:p text:style-name="P71">traverse</text:p>
              </text:list-item>
              <text:list-item>
                <text:p text:style-name="P71">est disjoint de</text:p>
              </text:list-item>
              <text:list-item>
                <text:p text:style-name="P71">égale</text:p>
              </text:list-item>
              <text:list-item>
                <text:p text:style-name="P71">recouvre partiellement</text:p>
              </text:list-item>
              <text:list-item>
                <text:p text:style-name="P71">touche</text:p>
              </text:list-item>
              <text:list-item>
                <text:p text:style-name="P71">est inclus dans</text:p>
              </text:list-item>
              <text:list-item>
                <text:p text:style-name="P71">est situé à moins de</text:p>
              </text:list-item>
              <text:list-item>
                <text:p text:style-name="P71">similaire</text:p>
              </text:list-item>
            </text:list>
            <text:p text:style-name="P20">Voir aussi Analyser &gt; Deux couches &gt; Jointure spatiale avec agrégation d'attributs</text:p>
          </table:table-cell>
        </table:table-row>
        <table:table-row>
          <table:table-cell table:style-name="Tableau7.A2" office:value-type="string">
            <text:p text:style-name="P14"/>
          </table:table-cell>
          <table:table-cell table:style-name="Tableau7.A2" office:value-type="string">
            <text:p text:style-name="P14"><text:alphabetical-index-mark-start text:id="IMark138465356"/>Jointure spatiale avec agrégation d'attribut<text:alphabetical-index-mark-end text:id="IMark138465356"/>...</text:p>
          </table:table-cell>
          <table:table-cell table:style-name="Tableau7.C2" office:value-type="string">
            <text:p text:style-name="P20">Cette fonction permet d'agréger les valeurs d'un attribut lors d'une jointure spatiale :</text:p>
            <text:p text:style-name="P20">SELECT cible.geom, agrège(source.attribut)</text:p>
            <text:p text:style-name="P20">FROM source JOIN cible WHERE source.geom &lt;relation&gt; cible.geom</text:p>
            <text:p text:style-name="P20">GROUP BY cible.id</text:p>
            <text:p text:style-name="P20">Les relations spatiales possibles sont : &lt;intersecte&gt;, &lt;contenu&gt;, &lt;recouvert par&gt;</text:p>
            <text:p text:style-name="P20">Les opérateurs d'agrégation disponibles sont : <text:s/>nombre, somme, minorité, majorité, moyenne, médianne et déviation standard</text:p>
            <text:p text:style-name="P20"/>
            <text:p text:style-name="P20">Voir aussi l'extension "aggregation-0.2.x.jar"</text:p>
          </table:table-cell>
        </table:table-row>
        <table:table-row>
          <table:table-cell table:style-name="Tableau7.A2" office:value-type="string">
            <text:p text:style-name="P14"><draw:frame draw:style-name="fr5" draw:name="images4" text:anchor-type="paragraph" svg:y="0cm" svg:width="0.6cm" svg:height="0.6cm" draw:z-index="131"><draw:image xlink:href="Pictures/10000000000000100000001019F4520A.png" xlink:type="simple" xlink:show="embed" xlink:actuate="onLoad"/></draw:frame></text:p>
          </table:table-cell>
          <table:table-cell table:style-name="Tableau7.A2" office:value-type="string">
            <text:p text:style-name="P14">Union...</text:p>
          </table:table-cell>
          <table:table-cell table:style-name="Tableau7.C2" office:value-type="string">
            <text:p text:style-name="P20">Union géométrique des objets de la couche (pas de sélection) ou des objets sélectionnés (sélection active).</text:p>
            <text:p text:style-name="P20">Les objets peuvent être de types géométriques différents.</text:p>
            <text:p text:style-name="P20">Noter que par défaut, les Polygones sont réellement "fusionnés" par l'opérateur Union, tandis que les lignes ne sont qu'assemblées en Multilignes.</text:p>
            <text:p text:style-name="P40">A partir de la version 1.5.0, ce plugin regroupe aussi la fonction Dissolve (union par valeur d'attribut). Ainsi, les deux fonctions partagent les mêmes options :</text:p>
            <text:p text:style-name="P40">- sélection des objets à fusionner (suivant la présence ou non d'une sélection active)</text:p>
            <text:p text:style-name="P40">- possibilité de fusionner véritablement les lignes résultantes avec LineMerger.</text:p>
            <text:p text:style-name="P20"><text:s/></text:p>
          </table:table-cell>
        </table:table-row>
        <table:table-row>
          <table:table-cell table:style-name="Tableau7.A2" office:value-type="string">
            <text:p text:style-name="P14"/>
          </table:table-cell>
          <table:table-cell table:style-name="Tableau7.A2" office:value-type="string">
            <text:p text:style-name="P14">Créer un <text:alphabetical-index-mark text:string-value="Diagramme de Voronoï"/>diagramme de <text:alphabetical-index-mark-start text:id="IMark136291960"/>Voronoï<text:alphabetical-index-mark-end text:id="IMark136291960"/> (<text:alphabetical-index-mark-start text:id="IMark136294312"/>Thiessen Polygons<text:alphabetical-index-mark-end text:id="IMark136294312"/>)</text:p>
          </table:table-cell>
          <table:table-cell table:style-name="Tableau7.C2" office:value-type="string">
            <text:p text:style-name="P20">Nécessite une couche de points en entrée</text:p>
            <text:p text:style-name="P20">Un diagramme de voronoï est une partition du plan constituée de polygones contenant chacun un point et vérifiant que l'intérieur de chaque polygone est plus proche du point contenu par le polygone que de n'importe quel autre point.</text:p>
            <text:p text:style-name="P20">C'est aussi le graphe dual d'une triangulation de Delaunay.</text:p>
          </table:table-cell>
        </table:table-row>
        <table:table-row>
          <table:table-cell table:style-name="Tableau7.A2" table:number-columns-spanned="2" office:value-type="string">
            <text:p text:style-name="P14"><text:alphabetical-index-mark-start text:id="IMark136294312"/>Statistiques<text:alphabetical-index-mark-end text:id="IMark136294312"/> <text:s/><text:span text:style-name="T4">►</text:span></text:p>
          </table:table-cell>
          <table:covered-table-cell/>
          <table:table-cell table:style-name="Tableau7.C2" office:value-type="string">
            <text:p text:style-name="P20"/>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Graphique attribut numérique)"/>Graphiques <text:s/><text:span text:style-name="T4">►</text:span></text:p>
          </table:table-cell>
          <table:table-cell table:style-name="Tableau7.C2" office:value-type="string">
            <text:p text:style-name="P20">Permet de créer 3 types de graphiques pour illustrer un attribut</text:p>
            <text:p text:style-name="P20">* Créer un graphique en nuage de points (2 attributs)</text:p>
            <text:p text:style-name="P20">* Créer un graphique en barres (1 attribut)</text:p>
            <text:p text:style-name="P20"><text:soft-page-break/>* Créer un histogramme (1 attribut et un nombre de classes prédéfini)</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Classification d'un attribut numérique)"/>Classification d'un attribut</text:p>
          </table:table-cell>
          <table:table-cell table:style-name="Tableau7.C2" office:value-type="string">
            <text:p text:style-name="P20">Crée un histogramme en montrant la répartition des objets par classe de valeurs.</text:p>
            <text:p text:style-name="P20">=&gt; Crée une nouvelle couche indiquant la classe de chaque objet ("att1" --&gt; "att1 Intervalles égaux")</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Moyenne et Variance par classe de valeur)"/>Calculer la moyenne et la variance pour chaque classe</text:p>
          </table:table-cell>
          <table:table-cell table:style-name="Tableau7.C2" office:value-type="string">
            <text:p text:style-name="P20">Suppose que le plugin précédent a déjà été lancé.</text:p>
            <text:p text:style-name="P20">Sélectionner les attributs "att1" et "att1 Intervalles égaux"</text:p>
            <text:p text:style-name="P20">==&gt; produit les attributs</text:p>
            <text:p text:style-name="P20">att1_mean : moyenne de la classe</text:p>
            <text:p text:style-name="P20">att1_var : variance se la classe</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Min, Max, Moy, Somme, Dev.Std)"/>Statistiques sur les attributs</text:p>
          </table:table-cell>
          <table:table-cell table:style-name="Tableau7.C2" office:value-type="string">
            <text:p text:style-name="P20">Calcul le min, moy, max, somme et dev. std pour chaque attribut d'une couche.</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sur la couche (Pts, Trous, Composants, Longueur, Surface)"/>Statistiques sur la couche...</text:p>
          </table:table-cell>
          <table:table-cell table:style-name="Tableau7.C2" office:value-type="string">
            <text:p text:style-name="P20">Chiffres synthétiques sur le contenu de la couche :</text:p>
            <text:p text:style-name="P20"/>
            <text:p text:style-name="P20"><draw:frame draw:style-name="fr9" draw:name="images7" text:anchor-type="paragraph" svg:width="11.806cm" svg:height="5.405cm" draw:z-index="53"><draw:image xlink:href="Pictures/20000007000036BD0000190F9E53F3B9.svm" xlink:type="simple" xlink:show="embed" xlink:actuate="onLoad"/></draw:frame></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sur les objets (Pts, Trous, Composants, Long. Surf.)"/>Statistiques sur les objets...</text:p>
          </table:table-cell>
          <table:table-cell table:style-name="Tableau7.C2" office:value-type="string">
            <text:p text:style-name="P20">Recopie la couches en remplaçant les attributs de la couche source par les attributs suivants :</text:p>
            <text:list xml:id="list37463189" text:style-name="L4">
              <text:list-item>
                <text:p text:style-name="P72">nPts : nombre de points total</text:p>
              </text:list-item>
              <text:list-item>
                <text:p text:style-name="P72">nHoles : nombre de trous</text:p>
              </text:list-item>
              <text:list-item>
                <text:p text:style-name="P72">nComponents : nombre de composants (multi-géométries)</text:p>
              </text:list-item>
              <text:list-item>
                <text:p text:style-name="P72">area : surface</text:p>
              </text:list-item>
              <text:list-item>
                <text:p text:style-name="P72">length : longueur</text:p>
              </text:list-item>
              <text:list-item>
                <text:p text:style-name="P72">type : type géométrique</text:p>
              </text:list-item>
            </text:list>
          </table:table-cell>
        </table:table-row>
        <table:table-row>
          <table:table-cell table:style-name="Tableau7.A2" table:number-columns-spanned="2" office:value-type="string">
            <text:p text:style-name="P14">Générer <text:s/><text:span text:style-name="T4">►</text:span></text:p>
          </table:table-cell>
          <table:covered-table-cell/>
          <table:table-cell table:style-name="Tableau7.C2" office:value-type="string">
            <text:p text:style-name="P20"/>
          </table:table-cell>
        </table:table-row>
        <table:table-row>
          <table:table-cell table:style-name="Tableau7.A2" office:value-type="string">
            <text:p text:style-name="P14"/>
          </table:table-cell>
          <table:table-cell table:style-name="Tableau7.A2" office:value-type="string">
            <text:p text:style-name="P14"><text:alphabetical-index-mark-start text:id="IMark136294312"/>Triangles aléatoires<text:alphabetical-index-mark-end text:id="IMark136294312"/>...</text:p>
          </table:table-cell>
          <table:table-cell table:style-name="Tableau7.C2" office:value-type="string">
            <text:p text:style-name="P20">Création de 50 petits triangles portant des attributs relatifs aux états des états-unis</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Flèches aléatoires<text:alphabetical-index-mark-end text:id="IMark136294312"/></text:p>
          </table:table-cell>
          <table:table-cell table:style-name="Tableau7.C2" office:value-type="string">
            <text:p text:style-name="P20">Création de 20 lignes aléatoires symbolisées par des flèches</text:p>
          </table:table-cell>
        </table:table-row>
        <table:table-row>
          <table:table-cell table:style-name="Tableau7.A2" office:value-type="string">
            <text:p text:style-name="P14"><draw:frame draw:style-name="fr9" draw:name="images156" text:anchor-type="paragraph" svg:width="0.6cm" svg:height="0.6cm" draw:z-index="152"><draw:image xlink:href="Pictures/100002000000000D0000000D8855F3A8.gif" xlink:type="simple" xlink:show="embed" xlink:actuate="onLoad"/></draw:frame></text:p>
          </table:table-cell>
          <table:table-cell table:style-name="Tableau7.A2" office:value-type="string">
            <text:p text:style-name="P14"><text:alphabetical-index-mark-start text:id="IMark136294312"/>Créer une grille<text:alphabetical-index-mark-end text:id="IMark136294312"/>... <text:span text:style-name="T7">[OpenJUMP 1.6]</text:span></text:p>
          </table:table-cell>
          <table:table-cell table:style-name="Tableau7.C2" office:value-type="string">
            <text:p text:style-name="P20">Crée une grille régulière s'étendant</text:p>
            <text:p text:style-name="P20">- sur l'ensemble du projet,</text:p>
            <text:p text:style-name="P20">- sur une sélection de couches ou</text:p>
            <text:p text:style-name="P20">- sur une sélection d'objets</text:p>
            <text:p text:style-name="P20">Le pas de la grille peut être défini en X et en Y</text:p>
            <text:p text:style-name="P20">Le résultat peut être demandé sous forme de points, de lignes et/ou de polygones.</text:p>
          </table:table-cell>
        </table:table-row>
        <table:table-row>
          <table:table-cell table:style-name="Tableau7.A2" office:value-type="string">
            <text:p text:style-name="P14"><draw:frame draw:style-name="fr9" draw:name="images158" text:anchor-type="paragraph" svg:width="0.6cm" svg:height="0.6cm" draw:z-index="151"><draw:image xlink:href="Pictures/10000201000000100000001004619E20.png" xlink:type="simple" xlink:show="embed" xlink:actuate="onLoad"/></draw:frame></text:p>
          </table:table-cell>
          <table:table-cell table:style-name="Tableau7.A2" office:value-type="string">
            <text:p text:style-name="P14"><text:alphabetical-index-mark-start text:id="IMark136294312"/>Triangulation<text:alphabetical-index-mark-end text:id="IMark136294312"/>...<text:span text:style-name="T7">[OpenJUMP 1.6]</text:span></text:p>
          </table:table-cell>
          <table:table-cell table:style-name="Tableau7.C2" office:value-type="string">
            <text:p text:style-name="P20">Crée une triangulation de Delaunay à partir d'une couche représentant les sites à trianguler (si la couche contient des lignes et des polygones, chaque point de construction est considéré comme un site).</text:p>
            <text:p text:style-name="P20">Il est possible de définir des lignes de contraintes (couche de lignes ou de polygones). Des points peuvent alors être ajoutés dans la triangulation de manière à assurer sa conformité au critère de Delaunay tout en respectant les lignes de contraintes.</text:p>
            <text:p text:style-name="P20"><text:soft-page-break/>Si les contraintes sont des polygones, il est possible d'éliminer tous les triangles situés hors de ces polygones.</text:p>
          </table:table-cell>
        </table:table-row>
        <table:table-row>
          <table:table-cell table:style-name="Tableau7.A2" office:value-type="string">
            <text:p text:style-name="P14"><draw:frame draw:style-name="fr9" draw:name="images157" text:anchor-type="paragraph" svg:width="0.6cm" svg:height="0.6cm" draw:z-index="162"><draw:image xlink:href="Pictures/10000201000000100000001007EABD1E.png" xlink:type="simple" xlink:show="embed" xlink:actuate="onLoad"/></draw:frame></text:p>
          </table:table-cell>
          <table:table-cell table:style-name="Tableau7.A2" office:value-type="string">
            <text:p text:style-name="P14"><text:alphabetical-index-mark-start text:id="IMark136294312"/>Diagramme de Voronoï<text:alphabetical-index-mark-end text:id="IMark136294312"/>...</text:p>
            <text:p text:style-name="P29">[OpenJUMP 1.6]</text:p>
          </table:table-cell>
          <table:table-cell table:style-name="Tableau7.C2" office:value-type="string">
            <text:p text:style-name="P20">Construit un diagramme de Voronoï à partir d'une couche de sites ponctuels.</text:p>
            <text:p text:style-name="P20">Les cellules extérieures sont prolongées jusqu'à un rectangle englobant assez largement l'ensemble des sites. Pour prolonger les cellules encore plus loin, utiliser l'outil Cadre.</text:p>
            <text:p text:style-name="P20">Optionellement, les attributs des sites peuvent être transférés sur les cellules de Voronoï.</text:p>
          </table:table-cell>
        </table:table-row>
        <table:table-row>
          <table:table-cell table:style-name="Tableau7.A2" office:value-type="string">
            <text:p text:style-name="P14"/>
          </table:table-cell>
          <table:table-cell table:style-name="Tableau7.A2" office:value-type="string">
            <text:p text:style-name="P15"><text:alphabetical-index-mark-start text:id="IMark136294312"/><text:alphabetical-index-mark-start text:id="IMark136291960"/><text:span text:style-name="T19">Créer </text:span><text:span text:style-name="T23">des </text:span><text:span text:style-name="T19">points à partir d</text:span><text:alphabetical-index-mark-end text:id="IMark136291960"/><text:alphabetical-index-mark-start text:id="IMark138465356"/><text:span text:style-name="T19">'attributs</text:span><text:alphabetical-index-mark-end text:id="IMark138465356"/><text:alphabetical-index-mark-end text:id="IMark136294312"/><text:span text:style-name="T19">...</text:span></text:p>
            <text:p text:style-name="P30">[OpenJUMP 1.6]</text:p>
          </table:table-cell>
          <table:table-cell table:style-name="Tableau7.C2" office:value-type="string">
            <text:p text:style-name="P23"><text:span text:style-name="T22">Crée une couche de points à partir des coordonnées stockées dans les attributs d'une autre couche. Les attributs décrivant des coordonnées doivent être des doubles. </text:span>Le cas d'utilisation typique est la création d'une table de points à partir d'un fichier csv. Si les colonnes X et Y n'ont pas été définies à l'import, le driver csv importe des géométries vide<text:span text:style-name="T22">. Cette fonction permet alors </text:span>d'indiquer les attributs contenant les coordonnées X et Y (ou longitude et latitude) pour définir une nouvelle couche localisée. </text:p>
          </table:table-cell>
        </table:table-row>
        <table:table-row>
          <table:table-cell table:style-name="Tableau7.A2" table:number-columns-spanned="2" office:value-type="string">
            <text:p text:style-name="P14">Déformer <text:s/><text:span text:style-name="T4">►</text:span></text:p>
          </table:table-cell>
          <table:covered-table-cell/>
          <table:table-cell table:style-name="Tableau7.C2" office:value-type="string">
            <text:p text:style-name="P20"/>
          </table:table-cell>
        </table:table-row>
        <table:table-row>
          <table:table-cell table:style-name="Tableau7.A2" office:value-type="string">
            <text:p text:style-name="P14"/>
          </table:table-cell>
          <table:table-cell table:style-name="Tableau7.A2" office:value-type="string">
            <text:p text:style-name="P14"><text:alphabetical-index-mark text:string-value="Déformer (déformation élastique)"/>Déformer...</text:p>
          </table:table-cell>
          <table:table-cell table:style-name="Tableau7.C2" office:value-type="string">
            <text:p text:style-name="P20">Outil de permettant de déformer une couche selon une quantité illimitée de vecteurs de translation.</text:p>
            <text:p text:style-name="P20">Chaque point situé à l'origine d'un vecteur est déplacé exactement suivant ce vecteur. </text:p>
            <text:p text:style-name="P20">Les autres points sont déplacés suivant un vecteur interpolé sur les vecteurs alentour en s'appuyant sur une triangulation qui peut être visualisée à l'écran.</text:p>
            <text:p text:style-name="P20">La déformation peut être incrémentale de manière à contrôler l'influence de chaque vecteur de translation.</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Transformation affine (vecteurs déformants)<text:alphabetical-index-mark-end text:id="IMark136294312"/>...</text:p>
          </table:table-cell>
          <table:table-cell table:style-name="Tableau7.C2" office:value-type="string">
            <text:p text:style-name="P20">Pré-requis : on doit avoir saisi deux ou trois vecteurs de translation avec l'outil précédent.</text:p>
            <text:p text:style-name="P20">Affiner déforme une couche suivant une transformation affine déduite des deux ou des trois vecteurs saisis précédemment.</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Transformation affine (paramètres)<text:alphabetical-index-mark-end text:id="IMark136294312"/>...</text:p>
          </table:table-cell>
          <table:table-cell table:style-name="Tableau7.C2" office:value-type="string">
            <text:p text:style-name="P20">Pemet de transformer une couche selon une transformation affine dont les paramètres sont :</text:p>
            <text:list xml:id="list37445328" text:style-name="L5">
              <text:list-item>
                <text:p text:style-name="P73">soit entrés directement par l'utilisateur</text:p>
              </text:list-item>
              <text:list-item>
                <text:p text:style-name="P73">soit déduit de la saisie de 2 objets situés respectivement dans une couche source et une couche cible et contenant chacun 2 ou 3 points</text:p>
              </text:list-item>
            </text:list>
          </table:table-cell>
        </table:table-row>
        <table:table-row>
          <table:table-cell table:style-name="Tableau7.A2" table:number-columns-spanned="2" office:value-type="string">
            <text:p text:style-name="P14">Contrôler <text:span text:style-name="T4">►</text:span></text:p>
          </table:table-cell>
          <table:covered-table-cell/>
          <table:table-cell table:style-name="Tableau7.C2" office:value-type="string">
            <text:p text:style-name="P20">remarque : ce menu peut-être étendu avec l'extension qa.jar</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Valider les couches sélectionnées<text:alphabetical-index-mark-end text:id="IMark136294312"/>...</text:p>
          </table:table-cell>
          <table:table-cell table:style-name="Tableau7.C2" office:value-type="string">
            <text:p text:style-name="P20">Outil de validation puissant contrôlant les géométries une à une suivant les critères suivant :</text:p>
            <text:list xml:id="list37443765" text:style-name="L6">
              <text:list-item>
                <text:p text:style-name="P74"><text:alphabetical-index-mark text:string-value="Validité (au sens OGC)" text:key1="Valider les couches sélectionnées"/>validité (au sens OGC)</text:p>
              </text:list-item>
              <text:list-item>
                <text:p text:style-name="P74"><text:alphabetical-index-mark text:string-value="Points superposés" text:key1="Valider les couches sélectionnées"/>superposition de point</text:p>
              </text:list-item>
              <text:list-item>
                <text:p text:style-name="P74"><text:alphabetical-index-mark text:string-value="Orientation des polygones" text:key1="Valider les couches sélectionnées"/>orientation des polygones</text:p>
              </text:list-item>
              <text:list-item>
                <text:p text:style-name="P74"><text:alphabetical-index-mark text:string-value="Longueur minimum d'un segment" text:key1="Valider les couches sélectionnées"/>longueur minimum d'un segment</text:p>
              </text:list-item>
              <text:list-item>
                <text:p text:style-name="P74"><text:alphabetical-index-mark text:string-value="Angle minimum entre deux segments" text:key1="Valider les couches sélectionnées"/>angle minimum entre deux segments</text:p>
              </text:list-item>
              <text:list-item>
                <text:p text:style-name="P74"><text:alphabetical-index-mark text:string-value="Surface minimum" text:key1="Valider les couches sélectionnées"/>surface minimum</text:p>
              </text:list-item>
              <text:list-item>
                <text:p text:style-name="P74"><text:alphabetical-index-mark text:string-value="Auto-intersectants (linéaires)" text:key1="Valider les couches sélectionnées"/>géométries linéaires simples (sans auto-intersectant)</text:p>
              </text:list-item>
              <text:list-item>
                <text:p text:style-name="P74">appartenance à un ou plusieurs <text:alphabetical-index-mark text:string-value="Types géométriques non autorisés" text:key1="Valider les couches sélectionnées"/>types géométriques prédéfinis</text:p>
              </text:list-item>
            </text:list>
            <text:p text:style-name="P20">En outre, ce plugin localise et qualifie les erreurs dans une nouvelle couche </text:p>
          </table:table-cell>
        </table:table-row>
        <table:table-row>
          <table:table-cell table:style-name="Tableau7.A2" office:value-type="string">
            <text:p text:style-name="P14"/>
          </table:table-cell>
          <table:table-cell table:style-name="Tableau7.A2" office:value-type="string">
            <text:p text:style-name="P14">Calculer les <text:alphabetical-index-mark text:string-value="Différences de géométrie"/>différences de géométrie...</text:p>
          </table:table-cell>
          <table:table-cell table:style-name="Tableau7.C2" office:value-type="string">
            <text:p text:style-name="P20">Compare les géométries de deux couches et produit :</text:p>
            <text:list xml:id="list37456451" text:style-name="L7">
              <text:list-item>
                <text:p text:style-name="P75">les géométries différentes (suivant un critère de tolérance)</text:p>
              </text:list-item>
              <text:list-item>
                <text:p text:style-name="P75">les segments différents (suivant un critère de tolérance)</text:p>
              </text:list-item>
            </text:list>
            <text:p text:style-name="P20">Voir aussi les plugins "qa" et "ign"</text:p>
            <text:p text:style-name="P28">Quand on produit les géométries différentes, le nom des couches n'est pas cohérent</text:p>
          </table:table-cell>
        </table:table-row>
        <text:soft-page-break/>
        <table:table-row>
          <table:table-cell table:style-name="Tableau7.A2" office:value-type="string">
            <text:p text:style-name="P14"/>
          </table:table-cell>
          <table:table-cell table:style-name="Tableau7.A2" office:value-type="string">
            <text:p text:style-name="P14">Supprimer les objets de la sélection ayant une <text:alphabetical-index-mark text:string-value="Géométries vides (supprimer)"/>géométrie vide...</text:p>
          </table:table-cell>
          <table:table-cell table:style-name="Tableau7.C2" office:value-type="string">
            <text:p text:style-name="P35">Pré-requis : des objets doivent être sélectionnés.</text:p>
            <text:p text:style-name="P20">Supprime de la sélection les objets de géométrie vide (EMPTY).</text:p>
            <text:p text:style-name="P20">Des géométries vides peuvent être produites lors de l'import de données (format autorisant les géométries vides ou géométries n'ayant pu être décryptées), ou lors d'opérations géométriques (si on soustrait B à A alors que B englobe A par exemple).</text:p>
          </table:table-cell>
        </table:table-row>
        <table:table-row>
          <table:table-cell table:style-name="Tableau7.A2" office:value-type="string">
            <text:p text:style-name="P14"/>
          </table:table-cell>
          <table:table-cell table:style-name="Tableau7.A2" office:value-type="string">
            <text:p text:style-name="P14">Supprimer les <text:alphabetical-index-mark text:string-value="Doublons géométriques (supprimer)"/>doublons géométriques...</text:p>
          </table:table-cell>
          <table:table-cell table:style-name="Tableau7.C2" office:value-type="string">
            <text:p text:style-name="P20">Supprime les objets dont la géométrie fait doublon avec un autre objet de la couche (le choix de l'objet supprimé est arbitraire).</text:p>
            <text:p text:style-name="P20">Une option permet de vérifier si les attributs sont également identiques.</text:p>
          </table:table-cell>
        </table:table-row>
        <table:table-row>
          <table:table-cell table:style-name="Tableau7.A2" table:number-columns-spanned="2" office:value-type="string">
            <text:p text:style-name="P14">Edition géométrie <text:span text:style-name="T4">►</text:span></text:p>
          </table:table-cell>
          <table:covered-table-cell/>
          <table:table-cell table:style-name="Tableau7.C2" office:value-type="string">
            <text:p text:style-name="P20"/>
          </table:table-cell>
        </table:table-row>
        <table:table-row>
          <table:table-cell table:style-name="Tableau7.A2" office:value-type="string">
            <text:p text:style-name="P14"/>
          </table:table-cell>
          <table:table-cell table:style-name="Tableau7.A2" office:value-type="string">
            <text:p text:style-name="P14"><text:alphabetical-index-mark text:string-value="Conversion de géométries"/>Conversion <text:span text:style-name="T4">►</text:span></text:p>
          </table:table-cell>
          <table:table-cell table:style-name="Tableau7.C2" office:value-type="string">
            <text:p text:style-name="P20"><text:alphabetical-index-mark-start text:id="IMark136294312"/><text:span text:style-name="T2">Extraire les points</text:span><text:alphabetical-index-mark-end text:id="IMark136294312"/><text:span text:style-name="T2">...</text:span> : extraire les points d'une géométrie surfacique ou linéair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20"><text:alphabetical-index-mark-start text:id="IMark136294312"/><text:span text:style-name="T2">Extraire les frontières d'une couverture polygonale</text:span><text:alphabetical-index-mark-end text:id="IMark136294312"/><text:span text:style-name="T2">...</text:span> : Crée une couche d'objets linéaires contenant un seul objet pour chaque frontière entre deux polygones, plus les contours extérieurs de la couverture polygonal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20"><text:alphabetical-index-mark-start text:id="IMark136294312"/><text:span text:style-name="T2">Extraire les segments</text:span><text:alphabetical-index-mark-end text:id="IMark136294312"/><text:span text:style-name="T2">...</text:span> : extrait chaque segment de chaque objet. Cela permet d'optimiser certains traitements en évitant la manipulation répétée d'objets gigantesqu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20"><text:alphabetical-index-mark-start text:id="IMark136294312"/><text:span text:style-name="T2">Construire les polygones</text:span><text:alphabetical-index-mark-end text:id="IMark136294312"/><text:span text:style-name="T2">...</text:span> : à partir d'une couche d'objets linéaires formant un graphe planaire. Propose une option permettant de découper les lignes entre elles en guise de prétraitement afin d'assurer la planarité du graphe. </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20"><text:alphabetical-index-mark-start text:id="IMark136294312"/><text:span text:style-name="T2">Graphe planaire</text:span><text:alphabetical-index-mark-end text:id="IMark136294312"/><text:span text:style-name="T2">...</text:span> : décompose une couche quelconque en 3 couches formant un graphe planaire et contenant respectivement :</text:p>
            <text:list xml:id="list37457176" text:style-name="L8">
              <text:list-item>
                <text:p text:style-name="P76">les noeuds</text:p>
              </text:list-item>
              <text:list-item>
                <text:p text:style-name="P76">les arcs</text:p>
              </text:list-item>
              <text:list-item>
                <text:p text:style-name="P76">les faces</text:p>
              </text:list-item>
            </text:list>
            <text:p text:style-name="P20">La couche arc contient en plus les relations fondamentales suivantes :</text:p>
            <text:list xml:id="list37461651" text:style-name="L9">
              <text:list-item>
                <text:p text:style-name="P77">noeud initial</text:p>
              </text:list-item>
              <text:list-item>
                <text:p text:style-name="P77">noeud final</text:p>
              </text:list-item>
              <text:list-item>
                <text:p text:style-name="P77">face droite</text:p>
              </text:list-item>
              <text:list-item>
                <text:p text:style-name="P77">face gauche</text:p>
              </text:list-item>
            </text:list>
          </table:table-cell>
        </table:table-row>
        <table:table-row>
          <table:table-cell table:style-name="Tableau7.A2" office:value-type="string">
            <text:p text:style-name="P14"/>
          </table:table-cell>
          <table:table-cell table:style-name="Tableau7.A2" office:value-type="string">
            <text:p text:style-name="P14">Convertir les géométries ou les couches sélectionnées <text:span text:style-name="T4">►</text:span></text:p>
          </table:table-cell>
          <table:table-cell table:style-name="Tableau7.C2" office:value-type="string">
            <text:p text:style-name="P20"/>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géométries" text:key1="Convertir des géométries"/>Multigéométri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Lignes" text:key1="Convertir des géométries"/>Lign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Lignes fermées" text:key1="Convertir des géométries"/>Ligne fermé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lignes" text:key1="Convertir des géométries"/>Multilign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points" text:key1="Convertir des géométries"/>Multipoint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polygones" text:key1="Convertir des géométries"/>Multipolygon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Points" text:key1="Convertir des géométries"/>Point</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Polygones" text:key1="Convertir des géométries"/>Polygon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20">----------------------------</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start text:id="IMark136291960" text:key1="Convertir des géométries"/>Fermer les lignes<text:alphabetical-index-mark-end text:id="IMark136291960"/></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start text:id="IMark136291960" text:key1="Convertir des géométries"/>Ouvrir (supprimer le segment de fermeture)<text:alphabetical-index-mark-end text:id="IMark136291960"/></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1960" text:key1="Convertir des géométries"/>Couper aux intersections<text:alphabetical-index-mark-end text:id="IMark136291960"/></text:p>
          </table:table-cell>
          <table:table-cell table:style-name="Tableau7.C2" office:value-type="string">
            <text:p text:style-name="P20">Découpe les objets linéaires (ou les frontières des objets polygonaux) entre eux.</text:p>
            <text:p text:style-name="P28"><text:soft-page-break/>Ce plugin<text:span text:style-name="T18"> est </text:span>limité en terme d'options et perd les attributs<text:span text:style-name="T18">. Il </text:span>est amené à être remplacé par Intersection/Découpage (voir ci-dessous).</text:p>
          </table:table-cell>
        </table:table-row>
        <table:table-row>
          <table:table-cell table:style-name="Tableau7.A2" office:value-type="string">
            <text:p text:style-name="P14"/>
          </table:table-cell>
          <table:table-cell table:style-name="Tableau7.A2" office:value-type="string">
            <text:p text:style-name="P14"><text:alphabetical-index-mark text:string-value="Intersection"/><text:alphabetical-index-mark text:string-value="Découpage"/>Intersection/<text:alphabetical-index-mark-start text:id="IMark136294312"/>Découpage<text:alphabetical-index-mark-end text:id="IMark136294312"/>...</text:p>
          </table:table-cell>
          <table:table-cell table:style-name="Tableau7.C2" office:value-type="string">
            <text:p text:style-name="P20">PlugIn ajouté en version 1.4.3 et permettant de rajouter les noeuds d'intersection manquants ou de découper les objets d'une couche sans perdre les attributs. Les options sont :</text:p>
            <text:p text:style-name="P20">- Créer une nouvelle coucheou mettre à jour la couche contenant la sélection</text:p>
            <text:p text:style-name="P20">- Détecter seulement, Ajouter les intersections ou Découper les objets (en différenciant le traitement des linéaires et des surfaces.</text:p>
            <text:p text:style-name="P20">- Utiliser le snap-rounding</text:p>
            <text:p text:style-name="P20">- Interpoler les z sur les géométries source. </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Réducteur de précision<text:alphabetical-index-mark-end text:id="IMark136294312"/></text:p>
          </table:table-cell>
          <table:table-cell table:style-name="Tableau7.C2" office:value-type="string">
            <text:p text:style-name="P20">Réduit la précision de la carte en "arrondissant" les coordonnées. Exemple, arrondir les points au mètre. Les points redondants créés par cette opération ne sont pas éliminés.</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Découper les polygones entre eux<text:alphabetical-index-mark-end text:id="IMark136294312"/></text:p>
          </table:table-cell>
          <table:table-cell table:style-name="Tableau7.C2" office:value-type="string">
            <text:p text:style-name="P36">Sur une couche sélectionnée, les polygones qui s'intersectent sont découpés entre eux.<text:line-break/>Les parties résultantes proviennent :</text:p>
            <text:list xml:id="list37436140" text:style-name="L10">
              <text:list-item>
                <text:p text:style-name="P81">soit d'un seul polygone, auquel cas elle garde les attributs d'origine, </text:p>
              </text:list-item>
              <text:list-item>
                <text:p text:style-name="P81">soit de plusieurs polygones, auquel cas les attributs sont perdus.</text:p>
              </text:list-item>
            </text:list>
          </table:table-cell>
        </table:table-row>
        <table:table-row>
          <table:table-cell table:style-name="Tableau7.A2" office:value-type="string">
            <text:p text:style-name="P14"/>
          </table:table-cell>
          <table:table-cell table:style-name="Tableau7.A2" office:value-type="string">
            <text:p text:style-name="P14"><text:alphabetical-index-mark-start text:id="IMark136294312"/>Joindre par un arc<text:alphabetical-index-mark-end text:id="IMark136294312"/></text:p>
          </table:table-cell>
          <table:table-cell table:style-name="Tableau7.C2" office:value-type="string">
            <text:p text:style-name="P35">Pré-requis : deux lignes doivent être sélectionnées</text:p>
            <text:p text:style-name="P20">Ce plugin joint les premiers segments de deux objets linéaires par un arc de rayon R.</text:p>
            <text:p text:style-name="P28">Si les arcs sont mal orientés ou le rayon R est mal choisi, ca donne à peu près n'importe quoi. Difficile à utiliser.</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Fusionner les lignes<text:alphabetical-index-mark-end text:id="IMark136294312"/></text:p>
          </table:table-cell>
          <table:table-cell table:style-name="Tableau7.C2" office:value-type="string">
            <text:p text:style-name="P35">Pré-requis : deux objets linéaires ou plus de la même couche doivent être sélectionnés.</text:p>
            <text:p text:style-name="P36">Fusionne les objets en une seule ligne. Si les objets sont légèrement disjoints, il est possible de forcer la fusion en appliquer une tolérance définie par l'utilisateur. Attention toutefois, une tolérance trop importante peut entraîner le raccordement des mauvaises extrémités.</text:p>
            <text:p text:style-name="P36">Le résultat de la fusion est placé dans une nouvelle couche <text:span text:style-name="T7">(une option serait souhaitable).</text:span></text:p>
            <text:p text:style-name="P32">Seuls les attributs de l'un des objets source sont préservés. </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Fusionner deux polygones<text:alphabetical-index-mark-end text:id="IMark136294312"/></text:p>
          </table:table-cell>
          <table:table-cell table:style-name="Tableau7.C2" office:value-type="string">
            <text:p text:style-name="P35">Pré-requis : deux polygones doivent être sélectionnés</text:p>
            <text:p text:style-name="P20">Fusionne les deux polygones sélectionnés. L'objet fusionné remplace les précédents <text:span text:style-name="T7">(une option serait souhaitable)</text:span>.</text:p>
            <text:p text:style-name="P20">Seuls les attributs de l'un des objets source sont préservés. </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Fusionner le polygone avec ses voisins<text:alphabetical-index-mark-end text:id="IMark136294312"/>...</text:p>
          </table:table-cell>
          <table:table-cell table:style-name="Tableau7.C2" office:value-type="string">
            <text:p text:style-name="P20">Fusionne les polygones sélectionnés avec leur voisin</text:p>
            <text:p text:style-name="P20">- de plus grande ou</text:p>
            <text:p text:style-name="P20">- partageant la plus grande frontière</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Découper le polygone par la ligne<text:alphabetical-index-mark-end text:id="IMark136294312"/>...</text:p>
          </table:table-cell>
          <table:table-cell table:style-name="Tableau7.C2" office:value-type="string">
            <text:p text:style-name="P35">Pré-requis : un polygone et une ligne doivent être sélectionnés</text:p>
            <text:p text:style-name="P20">Découpe le polygone par la ligne et met le résultat dans une nouvelle couche, ou remplace le polygone d'origine par le polygone découpé.</text:p>
            <text:p text:style-name="P20">Traite correctement les polygones troués mais pas les multi-polygones.</text:p>
          </table:table-cell>
        </table:table-row>
        <table:table-row>
          <table:table-cell table:style-name="Tableau7.A2" table:number-columns-spanned="2" office:value-type="string">
            <text:p text:style-name="P14">Edition d'attributs <text:span text:style-name="T4">►</text:span></text:p>
          </table:table-cell>
          <table:covered-table-cell/>
          <table:table-cell table:style-name="Tableau7.C2" office:value-type="string">
            <text:p text:style-name="P20"/>
          </table:table-cell>
        </table:table-row>
        <table:table-row>
          <table:table-cell table:style-name="Tableau7.A2" office:value-type="string">
            <text:p text:style-name="P14"/>
          </table:table-cell>
          <table:table-cell table:style-name="Tableau7.A2" office:value-type="string">
            <text:p text:style-name="P14"><text:alphabetical-index-mark-start text:id="IMark136294312"/>Calcul des surfaces et des longueurs<text:alphabetical-index-mark-end text:id="IMark136294312"/></text:p>
          </table:table-cell>
          <table:table-cell table:style-name="Tableau7.C2" office:value-type="string">
            <text:p text:style-name="P20">Rempli des champs existants avec les longueur et surface calculées des objets.</text:p>
            <text:p text:style-name="P20">Un peu comme Outils &gt; Statistiques &gt; Statistiques surles objets... qui crée les champs longueur et surface automatiquement mais ne conserve pas les champs originaux de l'objet.</text:p>
            <text:p text:style-name="P28">--&gt; peut-être réduire à un seul plugin</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Remplir un attribut<text:alphabetical-index-mark-end text:id="IMark136294312"/>...</text:p>
          </table:table-cell>
          <table:table-cell table:style-name="Tableau7.C2" office:value-type="string">
            <text:p text:style-name="P20">Remplir un attribut avec une valeur fixe, la valeur d'un autre attribut ou un numéro s'auto-incrémentant.</text:p>
            <text:p text:style-name="P20"><text:soft-page-break/>On peut aussi combiner une valeur fixe et un numéro d'incrémentation.</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Calculateur d'attributs<text:alphabetical-index-mark-end text:id="IMark136294312"/>...</text:p>
          </table:table-cell>
          <table:table-cell table:style-name="Tableau7.C2" office:value-type="string">
            <text:p text:style-name="P20">Permer de créer un nouvel attribut calculé à partir dune formule mathématique contenant les principaux opérateurs.</text:p>
            <text:p text:style-name="P20">Pour des formules plus compliquées, utiliser l'extension IGN et son plugin "Attribut calculé".</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Ajouter des attributs géométriques<text:alphabetical-index-mark-end text:id="IMark136294312"/>... <text:span text:style-name="T7">[OpenJUMP 1.6]</text:span></text:p>
          </table:table-cell>
          <table:table-cell table:style-name="Tableau7.C2" office:value-type="string">
            <text:p text:style-name="P20">Recopie la couche en ajoutant un ou plusieurs des attributs suivants :</text:p>
            <text:p text:style-name="P20">- <text:alphabetical-index-mark-start text:id="IMark136294312"/>X du premier point<text:alphabetical-index-mark-end text:id="IMark136294312"/></text:p>
            <text:p text:style-name="P20">- <text:alphabetical-index-mark-start text:id="IMark136294312"/>Y du premier point<text:alphabetical-index-mark-end text:id="IMark136294312"/></text:p>
            <text:p text:style-name="P20">- <text:alphabetical-index-mark-start text:id="IMark136294312"/>Z du premier point<text:alphabetical-index-mark-end text:id="IMark136294312"/></text:p>
            <text:p text:style-name="P20">- <text:alphabetical-index-mark-start text:id="IMark136294312"/>Nombre de points<text:alphabetical-index-mark-end text:id="IMark136294312"/></text:p>
            <text:p text:style-name="P20">- <text:alphabetical-index-mark-start text:id="IMark136294312"/>Nombre de trous<text:alphabetical-index-mark-end text:id="IMark136294312"/></text:p>
            <text:p text:style-name="P20">- <text:alphabetical-index-mark-start text:id="IMark136294312"/>Nombre de composants<text:alphabetical-index-mark-end text:id="IMark136294312"/></text:p>
            <text:p text:style-name="P20">- <text:alphabetical-index-mark-start text:id="IMark136294312"/>Longueur<text:alphabetical-index-mark-end text:id="IMark136294312"/></text:p>
            <text:p text:style-name="P20">- <text:alphabetical-index-mark-start text:id="IMark136294312"/>Surface<text:alphabetical-index-mark-end text:id="IMark136294312"/></text:p>
            <text:p text:style-name="P20">- <text:alphabetical-index-mark-start text:id="IMark136294312"/>Type de géométrie<text:alphabetical-index-mark-end text:id="IMark136294312"/></text:p>
            <text:p text:style-name="P20">- <text:alphabetical-index-mark-start text:id="IMark136294312"/>Géométrie au format WKT<text:alphabetical-index-mark-end text:id="IMark136294312"/></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Ajouter des attributs géométriques 3D<text:alphabetical-index-mark-end text:id="IMark136294312"/>... <text:span text:style-name="T7">[OpenJUMP 1.6]</text:span></text:p>
          </table:table-cell>
          <table:table-cell table:style-name="Tableau7.C2" office:value-type="string">
            <text:p text:style-name="P20">Recopie la couche en ajoutant un ou plusieurs des attributs suivants :</text:p>
            <text:p text:style-name="P20">- <text:alphabetical-index-mark-start text:id="IMark136294312"/>Z du point initial<text:alphabetical-index-mark-end text:id="IMark136294312"/></text:p>
            <text:p text:style-name="P20">- <text:alphabetical-index-mark-start text:id="IMark136294312"/>Z du point final<text:alphabetical-index-mark-end text:id="IMark136294312"/></text:p>
            <text:p text:style-name="P20">- <text:alphabetical-index-mark-start text:id="IMark136294312"/>Z minimum<text:alphabetical-index-mark-end text:id="IMark136294312"/></text:p>
            <text:p text:style-name="P20">- <text:alphabetical-index-mark-start text:id="IMark136294312"/>Z maximum<text:alphabetical-index-mark-end text:id="IMark136294312"/></text:p>
            <text:p text:style-name="P20">- <text:alphabetical-index-mark-start text:id="IMark136294312"/>Z moyen pondéré (par la longueur des segments concernés)<text:alphabetical-index-mark-end text:id="IMark136294312"/></text:p>
            <text:p text:style-name="P20">- <text:alphabetical-index-mark-start text:id="IMark136294312"/>Longueur3D (2d pour les segments sans z)<text:alphabetical-index-mark-end text:id="IMark136294312"/></text:p>
            <text:p text:style-name="P20">- <text:alphabetical-index-mark-start text:id="IMark136294312"/>Pente descendante la plus forte (%)<text:alphabetical-index-mark-end text:id="IMark136294312"/></text:p>
            <text:p text:style-name="P20">- <text:alphabetical-index-mark-start text:id="IMark136294312"/>Pente ascendante la plus forte (%)<text:alphabetical-index-mark-end text:id="IMark136294312"/></text:p>
            <text:p text:style-name="P20">- <text:alphabetical-index-mark-start text:id="IMark136294312"/>Pente la plus forte (%)<text:alphabetical-index-mark-end text:id="IMark136294312"/></text:p>
            <text:p text:style-name="P20">- <text:alphabetical-index-mark-start text:id="IMark136294312"/>Nombre de points sans Z<text:alphabetical-index-mark-end text:id="IMark136294312"/></text:p>
            <text:p text:style-name="P20">- <text:alphabetical-index-mark-start text:id="IMark136294312"/>Nombre de points de Z négatif<text:alphabetical-index-mark-end text:id="IMark136294312"/></text:p>
            <text:p text:style-name="P20">- <text:alphabetical-index-mark-start text:id="IMark136294312"/>Nombre de points de Z nul (0)<text:alphabetical-index-mark-end text:id="IMark136294312"/></text:p>
            <text:p text:style-name="P20">- <text:alphabetical-index-mark-start text:id="IMark136294312"/>Nombre de points de Z positif<text:alphabetical-index-mark-end text:id="IMark136294312"/></text:p>
          </table:table-cell>
        </table:table-row>
        <table:table-row>
          <table:table-cell table:style-name="Tableau7.A2" office:value-type="string">
            <text:p text:style-name="P14"/>
          </table:table-cell>
          <table:table-cell table:style-name="Tableau7.A2" office:value-type="string">
            <text:p text:style-name="P16"><text:alphabetical-index-mark-start text:id="IMark136294312"/>Joindre deux couches<text:alphabetical-index-mark-end text:id="IMark136294312"/></text:p>
            <text:p text:style-name="P31">[OpenJUMP 1.6]</text:p>
          </table:table-cell>
          <table:table-cell table:style-name="Tableau7.C2" office:value-type="string">
            <text:p text:style-name="P24">Crée une nouvelle couche issue de la jointure entre une couche de référence et une couche attributaire réalisée sur la base d'une clé commune. La clé, présente dans les deux couches, doit être de type entier. Le résultat contient aussi les objets de référence sans correspondance. Dans ce cas, les attributs normalement issus de la jointure sont laissés vides.</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text:alphabetical-index-mark text:string-value="Importer des donées attributaires (jointure avec un fichier externe)"/>Jointure avec un fichier externe<text:alphabetical-index-mark-end text:id="IMark136294312"/>...</text:p>
          </table:table-cell>
          <table:table-cell table:style-name="Tableau7.C2" office:value-type="string">
            <text:p text:style-name="P20">Jointure d'une couche OpenJUMP avec un fichier tabulé. Grâce <text:s/>à une clé de jointure (ex. n° INSEE) on peut ainsi ramener les attributs du fichier externe dans la couche OpenJUMP.</text:p>
            <text:p text:style-name="P20">Les attributs nécessaire sont créés à la volée en utilisant l'en-tête du fichier tabulé.</text:p>
          </table:table-cell>
        </table:table-row>
        <table:table-row>
          <table:table-cell table:style-name="Tableau7.A2" table:number-columns-spanned="2" office:value-type="string">
            <text:p text:style-name="P14"><text:alphabetical-index-mark-start text:id="IMark136294312"/>Généralisation<text:alphabetical-index-mark-end text:id="IMark136294312"/> <text:span text:style-name="T4">►</text:span></text:p>
          </table:table-cell>
          <table:covered-table-cell/>
          <table:table-cell table:style-name="Tableau7.C2" office:value-type="string">
            <text:p text:style-name="P20"/>
          </table:table-cell>
        </table:table-row>
        <table:table-row>
          <table:table-cell table:style-name="Tableau7.A2" office:value-type="string">
            <text:p text:style-name="P14"/>
          </table:table-cell>
          <table:table-cell table:style-name="Tableau7.A2" office:value-type="string">
            <text:p text:style-name="P14"><text:alphabetical-index-mark-start text:id="IMark136294312"/>Simplifier<text:alphabetical-index-mark-end text:id="IMark136294312"/> (algorithme de JTS)</text:p>
          </table:table-cell>
          <table:table-cell table:style-name="Tableau7.C2" office:value-type="string">
            <text:p text:style-name="P35">Pré-requis : un objet doit être sélectionné.</text:p>
            <text:p text:style-name="P20">Simplification de la géométrie. Contrairement au plugin réducteur de précision, celui-ci ne procède pas par arrondi mais fait un lissage de type <text:alphabetical-index-mark-start text:id="IMark136294312"/>Douglas-Peucker<text:alphabetical-index-mark-end text:id="IMark136294312"/> en essayant de préserver la topologie.</text:p>
          </table:table-cell>
        </table:table-row>
        <table:table-row>
          <table:table-cell table:style-name="Tableau7.A2" office:value-type="string">
            <text:p text:style-name="P14"/>
          </table:table-cell>
          <table:table-cell table:style-name="Tableau7.A2" office:value-type="string">
            <text:p text:style-name="P14"><text:alphabetical-index-mark-start text:id="IMark136294312"/>Simplifier la couche de polygone<text:alphabetical-index-mark-end text:id="IMark136294312"/>...</text:p>
          </table:table-cell>
          <table:table-cell table:style-name="Tableau7.C2" office:value-type="string">
            <text:p text:style-name="P20">Plugin élaboré enchaînant les étapes nécessaires à la simplification d'une couche de polygones :</text:p>
            <text:p text:style-name="P20">- extraction des arcs-frontières</text:p>
            <text:p text:style-name="P20">- simplification des arcs frontières</text:p>
            <text:p text:style-name="P20">- polgonisation du résultat</text:p>
            <text:p text:style-name="P20">- récupération des attributs dans les polygones résultants</text:p>
          </table:table-cell>
        </table:table-row>
        <table:table-row>
          <table:table-cell table:style-name="Tableau7.A2" table:number-columns-spanned="2" office:value-type="string">
            <text:p text:style-name="P14">Mesure en pieds</text:p>
          </table:table-cell>
          <table:covered-table-cell/>
          <table:table-cell table:style-name="Tableau7.C2" office:value-type="string">
            <text:p text:style-name="P20"/>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20"/>
          </table:table-cell>
        </table:table-row>
      </table:table>
      <text:h text:style-name="Heading_20_3" text:outline-level="3"><text:alphabetical-index-mark text:string-value="MENU RASTER"/><text:bookmark-start text:name="Menu Raster"/>Menu Raster<text:bookmark-end text:name="Menu Raster"/></text:h>
      <text:p text:style-name="P4">Le menu Raster s'applique aux images chargées via le menu</text:p>
      <text:p text:style-name="P3">Fichier &gt; Ouvrir &gt; Image Raster (Sextante) </text:p>
      <text:p text:style-name="P4"/>
      <table:table table:name="Tableau9" table:style-name="Tableau9">
        <table:table-column table:style-name="Tableau9.A"/>
        <table:table-column table:style-name="Tableau9.B"/>
        <table:table-row>
          <table:table-cell table:style-name="Tableau9.A1" office:value-type="string">
            <text:p text:style-name="P14">Créer une grille de points</text:p>
          </table:table-cell>
          <table:table-cell table:style-name="Tableau9.B1" office:value-type="string">
            <text:p text:style-name="P20">Créer une grille constituée d'un point par pixel, chaque point récupérant la valeur du pixel en attribut.</text:p>
          </table:table-cell>
        </table:table-row>
        <table:table-row>
          <table:table-cell table:style-name="Tableau9.A2" office:value-type="string">
            <text:p text:style-name="P14">Créer une grille de polygones...</text:p>
          </table:table-cell>
          <table:table-cell table:style-name="Tableau9.B2" office:value-type="string">
            <text:p text:style-name="P20">Créer une grille constituée d'un polygone par pixel, chaque polygone récupérant la valeur du pixel en attribut.</text:p>
          </table:table-cell>
        </table:table-row>
        <table:table-row>
          <table:table-cell table:style-name="Tableau9.A2" office:value-type="string">
            <text:p text:style-name="P14">Profil...</text:p>
          </table:table-cell>
          <table:table-cell table:style-name="Tableau9.B2" office:value-type="string">
            <text:p text:style-name="P20">Permet de saisir une polyligne à l'écran et de tracer un profil indiquant :</text:p>
            <text:list xml:id="list37443453" text:style-name="L11">
              <text:list-item>
                <text:p text:style-name="P78">en absisse : l'abscisse curviligne le long de la polyligne</text:p>
              </text:list-item>
              <text:list-item>
                <text:p text:style-name="P78">en ordonné : la valeur de chaque pixel traversé</text:p>
              </text:list-item>
            </text:list>
          </table:table-cell>
        </table:table-row>
        <table:table-row>
          <table:table-cell table:style-name="Tableau9.A2" office:value-type="string">
            <text:p text:style-name="P14">Editeur de couleurs...</text:p>
          </table:table-cell>
          <table:table-cell table:style-name="Tableau9.B2" office:value-type="string">
            <text:p text:style-name="P20">Permet de changer la palette de couleurs utilisée à l'affichage.</text:p>
            <text:p text:style-name="P28">Attention, il n'est pas possible, actuellement, de revenir aux couleurs originales une fois la palette de couleurs changée.</text:p>
          </table:table-cell>
        </table:table-row>
      </table:table>
      <text:p text:style-name="P4"/>
      <text:h text:style-name="Heading_20_3" text:outline-level="3"><text:alphabetical-index-mark text:string-value="MENU FENETRE"/><text:bookmark-start text:name="Menu Fenêtre"/>Menu Fenêtre<text:bookmark-end text:name="Menu Fenêtre"/></text:h>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14"><draw:frame draw:style-name="fr6" draw:name="images104" text:anchor-type="paragraph" svg:y="0cm" svg:width="0.6cm" svg:height="0.6cm" draw:z-index="86"><draw:image xlink:href="Pictures/100002010000001000000010F5989A44.png" xlink:type="simple" xlink:show="embed" xlink:actuate="onLoad"/></draw:frame> <text:alphabetical-index-mark-start text:id="IMark136294312"/>Fenêtre de sortie<text:alphabetical-index-mark-end text:id="IMark136294312"/></text:p>
          </table:table-cell>
          <table:covered-table-cell/>
          <table:table-cell table:style-name="Tableau8.C1" office:value-type="string">
            <text:p text:style-name="P20">Fenêtre dans laquelle peuvent s'inscrirent les messages de sortie de n'importe quel plugin.</text:p>
            <text:p text:style-name="P20">Quand un nouveau message destiné à l'utilisateur arrive dans cette <draw:frame draw:style-name="fr11" draw:name="images8" text:anchor-type="char" svg:x="9.209cm" svg:y="0.415cm" svg:width="0.529cm" svg:height="0.446cm" draw:z-index="2"><draw:image xlink:href="Pictures/2000000700000212000001BEFCCF0EFE.svm" xlink:type="simple" xlink:show="embed" xlink:actuate="onLoad"/></draw:frame>fenêtre, l'icône correspondante clignote et devient jaune : </text:p>
            <text:p text:style-name="P20">Les messages sont conservés et on peu naviguer dans les messages grâce aux petites flèches placées en bas.</text:p>
          </table:table-cell>
        </table:table-row>
        <table:table-row>
          <table:table-cell table:style-name="Tableau8.A2" table:number-columns-spanned="2" office:value-type="string">
            <text:p text:style-name="P14"><draw:frame draw:style-name="fr8" draw:name="images96" text:anchor-type="paragraph" svg:width="0.6cm" svg:height="0.6cm" draw:z-index="78"><draw:image xlink:href="Pictures/100002010000001000000010DD78DF41.png" xlink:type="simple" xlink:show="embed" xlink:actuate="onLoad"/></draw:frame> <text:alphabetical-index-mark-start text:id="IMark136294312"/>Journal<text:alphabetical-index-mark-end text:id="IMark136294312"/>...</text:p>
          </table:table-cell>
          <table:covered-table-cell/>
          <table:table-cell table:style-name="Tableau8.C2" office:value-type="string">
            <text:p text:style-name="P20">Fonction ressemblant à la précédente mais ne concerne que les messages de log.</text:p>
          </table:table-cell>
        </table:table-row>
        <table:table-row>
          <table:table-cell table:style-name="Tableau8.A2" table:number-columns-spanned="2" office:value-type="string">
            <text:p text:style-name="P14">----------------------------------------</text:p>
          </table:table-cell>
          <table:covered-table-cell/>
          <table:table-cell table:style-name="Tableau8.C2" office:value-type="string">
            <text:p text:style-name="P20"/>
          </table:table-cell>
        </table:table-row>
        <table:table-row>
          <table:table-cell table:style-name="Tableau8.A2" table:number-columns-spanned="2" office:value-type="string">
            <text:p text:style-name="P14"><text:alphabetical-index-mark-start text:id="IMark136294312"/>Dupliquer la fenêtre<text:alphabetical-index-mark-end text:id="IMark136294312"/></text:p>
          </table:table-cell>
          <table:covered-table-cell/>
          <table:table-cell table:style-name="Tableau8.C2" office:value-type="string">
            <text:p text:style-name="P20">Crée un clone de la fenêtre courante.</text:p>
            <text:p text:style-name="P20">Une fenêtre clonée contient le même projet que la fenêtre source et le même gestionnaire de couches, mais les couches visibles, le niveau de zomm et la position peuvent être différents.</text:p>
            <text:p text:style-name="P20">Ne pas confondre avec une nouvelle fenêtre de projet. <text:s/></text:p>
          </table:table-cell>
        </table:table-row>
        <table:table-row>
          <table:table-cell table:style-name="Tableau8.A2" table:number-columns-spanned="2" office:value-type="string">
            <text:p text:style-name="P14"><text:alphabetical-index-mark-start text:id="IMark136294312"/>Mosaïque<text:alphabetical-index-mark-end text:id="IMark136294312"/></text:p>
          </table:table-cell>
          <table:covered-table-cell/>
          <table:table-cell table:style-name="Tableau8.C2" office:value-type="string">
            <text:p text:style-name="P20">Crée une mosaïque à partir des différente fenêtres ouvertes sous OpenJUMP</text:p>
          </table:table-cell>
        </table:table-row>
        <table:table-row>
          <table:table-cell table:style-name="Tableau8.A2" table:number-columns-spanned="2" office:value-type="string">
            <text:p text:style-name="P14"><text:alphabetical-index-mark-start text:id="IMark136294312"/>Synchronisation<text:alphabetical-index-mark-end text:id="IMark136294312"/> <text:span text:style-name="T4">►</text:span></text:p>
          </table:table-cell>
          <table:covered-table-cell/>
          <table:table-cell table:style-name="Tableau8.C2" office:value-type="string">
            <text:p text:style-name="P20"/>
          </table:table-cell>
        </table:table-row>
        <table:table-row>
          <table:table-cell table:style-name="Tableau8.A2" office:value-type="string">
            <text:p text:style-name="P14"/>
          </table:table-cell>
          <table:table-cell table:style-name="Tableau8.A2" office:value-type="string">
            <text:p text:style-name="P14"><text:alphabetical-index-mark-start text:id="IMark136294312"/>Synchroniser les déplacements<text:alphabetical-index-mark-end text:id="IMark136294312"/></text:p>
          </table:table-cell>
          <table:table-cell table:style-name="Tableau8.C2" office:value-type="string">
            <text:p text:style-name="P20"/>
          </table:table-cell>
        </table:table-row>
        <table:table-row>
          <table:table-cell table:style-name="Tableau8.A2" office:value-type="string">
            <text:p text:style-name="P14"/>
          </table:table-cell>
          <table:table-cell table:style-name="Tableau8.A2" office:value-type="string">
            <text:p text:style-name="P14"><text:alphabetical-index-mark-start text:id="IMark136294312"/>Synchroniser les déplacements et les zooms<text:alphabetical-index-mark-end text:id="IMark136294312"/></text:p>
          </table:table-cell>
          <table:table-cell table:style-name="Tableau8.C2" office:value-type="string">
            <text:p text:style-name="P20"/>
          </table:table-cell>
        </table:table-row>
        <table:table-row>
          <table:table-cell table:style-name="Tableau8.A2" office:value-type="string">
            <text:p text:style-name="P14"/>
          </table:table-cell>
          <table:table-cell table:style-name="Tableau8.A2" office:value-type="string">
            <text:p text:style-name="P14"><text:alphabetical-index-mark-start text:id="IMark136294312"/>Désynchroniser<text:alphabetical-index-mark-end text:id="IMark136294312"/></text:p>
          </table:table-cell>
          <table:table-cell table:style-name="Tableau8.C2" office:value-type="string">
            <text:p text:style-name="P20"/>
          </table:table-cell>
        </table:table-row>
        <table:table-row>
          <table:table-cell table:style-name="Tableau8.A2" table:number-columns-spanned="2" office:value-type="string">
            <text:p text:style-name="P14">----------------------------------------</text:p>
          </table:table-cell>
          <table:covered-table-cell/>
          <table:table-cell table:style-name="Tableau8.C2" office:value-type="string">
            <text:p text:style-name="P20"/>
          </table:table-cell>
        </table:table-row>
        <table:table-row>
          <table:table-cell table:style-name="Tableau8.A2" table:number-columns-spanned="2" office:value-type="string">
            <text:p text:style-name="P14">Nom de fenêtre</text:p>
          </table:table-cell>
          <table:covered-table-cell/>
          <table:table-cell table:style-name="Tableau8.C2" office:value-type="string">
            <text:p text:style-name="P20">Le nom des fenêtres ouvertes (projets, clones, tables attributaires...) sont listées ici les unes sous les autres.</text:p>
            <text:p text:style-name="P20">En sélectionner une la fait passer au premier plan.</text:p>
          </table:table-cell>
        </table:table-row>
      </table:table>
      <text:p text:style-name="P4"/>
      <text:p text:style-name="P4"/>
      <text:h text:style-name="Heading_20_3" text:outline-level="3"><text:alphabetical-index-mark text:string-value="MENU AIDE"/><text:bookmark-start text:name="Menu Aide"/>Menu Aide<text:bookmark-end text:name="Menu Aide"/></text:h>
      <text:p text:style-name="P4"/>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14"><text:alphabetical-index-mark-start text:id="IMark136294312"/>Raccourcis<text:alphabetical-index-mark-end text:id="IMark13629431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4"><text:span text:style-name="T26"/></text:p>
            <text:p text:style-name="P84"><text:span text:style-name="T26">[OpenJUMP 1.6]</text:span></text:p>
          </table:table-cell>
          <table:covered-table-cell/>
          <table:table-cell table:style-name="Tableau10.C1" office:value-type="string">
            <text:p text:style-name="P19">Ouvre une page indiquant les raccourcis utiles :</text:p>
            <text:list xml:id="list37437755" text:style-name="L12">
              <text:list-item>
                <text:p text:style-name="P87">Zoom avant<text:tab/><text:tab/><text:tab/>Alt + Left Click</text:p>
              </text:list-item>
              <text:list-item>
                <text:p text:style-name="P87">Zoom arrière<text:tab/><text:tab/><text:tab/>Alt + Click droit</text:p>
              </text:list-item>
              <text:list-item>
                <text:p text:style-name="P87">Déplacement<text:tab/><text:tab/><text:tab/>Shift + Alt + Déplacement</text:p>
              </text:list-item>
              <text:list-item>
                <text:p text:style-name="P87">Sélectionner un élément<text:tab/>Ctrl + Left Click</text:p>
              </text:list-item>
              <text:list-item>
                <text:p text:style-name="P87">Sélectionner un élément <text:span text:style-name="T26">d'une</text:span> couche séléctionnée</text:p>
                <text:p text:style-name="P87">Ctrl + Click gauche (outil de sélection est est activé)</text:p>
              </text:list-item>
              <text:list-item>
                <text:p text:style-name="P87">Ajouter à la sélection / Déselectionner</text:p>
                <text:p text:style-name="P87">Shift + Ctrl + Click gauche (aussi Shift + Click gauche lorsque l'outil de sélection est activé)</text:p>
              </text:list-item>
              <text:list-item>
                <text:p text:style-name="P87">Suppr. éléments sélectionnés<text:tab/>Del</text:p>
              </text:list-item>
              <text:list-item>
                <text:p text:style-name="P87">Information sur l'élément<text:tab/>Ctrl + Alt + Click gauche</text:p>
              </text:list-item>
              <text:list-item>
                <text:p text:style-name="P89">Annuler le dernier point saisi <text:span text:style-name="T26"><text:tab/></text:span>Retour arrière</text:p>
              </text:list-item>
            </text:list>
            <text:p text:style-name="P85"><text:span text:style-name="T28">nouveaux raccourcis</text:span></text:p>
            <text:list xml:id="list38345838" text:continue-numbering="true" text:style-name="L12">
              <text:list-item>
                <text:p text:style-name="P88">Ajouter un point (outil ajout, suppression ou déplacement activé) </text:p>
                <text:p text:style-name="P90">A + Clic gauche </text:p>
              </text:list-item>
              <text:list-item>
                <text:p text:style-name="P90">Supprimer un point (outil ajout, suppression ou déplacement activé)<text:line-break/>X + Clic gauche </text:p>
              </text:list-item>
              <text:list-item>
                <text:p text:style-name="P90">Déplacer un point (outil ajout, suppression ou déplacement activé) M + Left Click</text:p>
              </text:list-item>
              <text:list-item>
                <text:p text:style-name="P90"/>
              </text:list-item>
              <text:list-item>
                <text:p text:style-name="P91"><text:span text:style-name="T28">Défaire<text:tab/><text:tab/><text:tab/><text:tab/>Ctrl-Z</text:span></text:p>
              </text:list-item>
              <text:list-item>
                <text:p text:style-name="P91"><text:span text:style-name="T28">Refaire<text:tab/><text:tab/><text:tab/><text:tab/>Ctrl-Y</text:span></text:p>
              </text:list-item>
              <text:list-item>
                <text:p text:style-name="P91"><text:span text:style-name="T28">Désactiver l'accrochage<text:tab/>Space</text:span></text:p>
              </text:list-item>
            </text:list>
          </table:table-cell>
        </table:table-row>
        <table:table-row>
          <table:table-cell table:style-name="Tableau10.A2" table:number-columns-spanned="2" office:value-type="string">
            <text:p text:style-name="P14"><text:alphabetical-index-mark-start text:id="IMark136329684"/>A propos<text:alphabetical-index-mark-end text:id="IMark136329684"/></text:p>
          </table:table-cell>
          <table:covered-table-cell/>
          <table:table-cell table:style-name="Tableau10.C2" office:value-type="string">
            <text:p text:style-name="P20"/>
          </table:table-cell>
        </table:table-row>
        <table:table-row>
          <table:table-cell table:style-name="Tableau10.A2" office:value-type="string">
            <text:p text:style-name="P14"/>
          </table:table-cell>
          <table:table-cell table:style-name="Tableau10.A2" office:value-type="string">
            <text:p text:style-name="P14">A propos</text:p>
          </table:table-cell>
          <table:table-cell table:style-name="Tableau10.C2" office:value-type="string">
            <text:p text:style-name="P20">Version courante d'OpenJUMP utilisée</text:p>
          </table:table-cell>
        </table:table-row>
        <table:table-row>
          <table:table-cell table:style-name="Tableau10.A2" office:value-type="string">
            <text:p text:style-name="P14"/>
          </table:table-cell>
          <table:table-cell table:style-name="Tableau10.A2" office:value-type="string">
            <text:p text:style-name="P14"><text:alphabetical-index-mark-start text:id="IMark136329684"/>Information<text:alphabetical-index-mark-end text:id="IMark136329684"/></text:p>
          </table:table-cell>
          <table:table-cell table:style-name="Tableau10.C2" office:value-type="string">
            <text:p text:style-name="P20">Informations sur l'OS, sur la version java utilisée, et sur la quantité de mémoire allouée à l'application</text:p>
            <text:p text:style-name="P20">Un bouton permet de lancer le ramasse-miette, aidant parfois à libérer un peu de mémoire (ou du moins à savoir ce qui reste par rapport à la quantité totale allouée à la jvm)</text:p>
          </table:table-cell>
        </table:table-row>
        <table:table-row>
          <table:table-cell table:style-name="Tableau10.A2" office:value-type="string">
            <text:p text:style-name="P14"/>
          </table:table-cell>
          <table:table-cell table:style-name="Tableau10.A2" office:value-type="string">
            <text:p text:style-name="P14"><text:alphabetical-index-mark-start text:id="IMark136329684"/>Extensions<text:alphabetical-index-mark-end text:id="IMark136329684"/></text:p>
          </table:table-cell>
          <table:table-cell table:style-name="Tableau10.C2" office:value-type="string">
            <text:p text:style-name="P20">Liste des extensions chargées</text:p>
            <text:p text:style-name="P20">Les extensions contiennent généralement plusieurs plugins et sont packagés dans un ou plusieurs fichiers .jar déposés dans le répertoire dédié aux extensions (lib/ext par défaut)</text:p>
            <text:p text:style-name="P20">Le contenu des extensions est "découvert" automatiquement au lancement d'OpenJUMP.</text:p>
            <text:p text:style-name="P20">Les extensions ne peuvent être chargées une fois l'application ouverte. <text:s/></text:p>
          </table:table-cell>
        </table:table-row>
      </table:table>
      <text:p text:style-name="P4"/>
      <text:p text:style-name="P4"/>
      <text:h text:style-name="Heading_20_3" text:outline-level="3"><text:alphabetical-index-mark text:string-value="BARRE D'OUTILS"/><text:bookmark-start text:name="Barre d'outils"/>La barre d'outils<text:bookmark-end text:name="Barre d'outils"/></text:h>
      <text:p text:style-name="P4"/>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0"><draw:frame draw:style-name="fr12" draw:name="images10" text:anchor-type="paragraph" svg:width="0.6cm" svg:height="0.6cm" draw:z-index="4"><draw:image xlink:href="Pictures/100002010000001000000010E6F40DC0.png" xlink:type="simple" xlink:show="embed" xlink:actuate="onLoad"/></draw:frame></text:p>
          </table:table-cell>
          <table:table-cell table:style-name="Tableau11.B1" table:number-columns-spanned="2" office:value-type="string">
            <text:p text:style-name="P14"><text:alphabetical-index-mark-start text:id="IMark136329684"/>Ouvrir un nouveau projet<text:alphabetical-index-mark-end text:id="IMark136329684"/></text:p>
          </table:table-cell>
          <table:covered-table-cell/>
        </table:table-row>
        <table:table-row table:style-name="Tableau11.1">
          <table:table-cell table:style-name="Tableau11.A2" office:value-type="string">
            <text:p text:style-name="P20"><draw:frame draw:style-name="fr12" draw:name="images9" text:anchor-type="paragraph" svg:width="0.6cm" svg:height="0.6cm" draw:z-index="3"><draw:image xlink:href="Pictures/100002010000001000000010DDF45424.png" xlink:type="simple" xlink:show="embed" xlink:actuate="onLoad"/></draw:frame></text:p>
          </table:table-cell>
          <table:table-cell table:style-name="Tableau11.B2" table:number-columns-spanned="2" office:value-type="string">
            <text:p text:style-name="P20">Ouvrir...</text:p>
            <text:p text:style-name="P20"><text:tab/><text:alphabetical-index-mark text:string-value="Ouvrir un fichier"/>Fichier<text:line-break/><text:tab/><text:alphabetical-index-mark text:string-value="Ouvrir un projet"/>Projet<text:line-break/><text:tab/><text:alphabetical-index-mark text:string-value="Ouvrir une connexion à une Base de données"/>Base de données<text:line-break/><text:tab/><text:alphabetical-index-mark text:string-value="Ouvrir une connexion WMS"/>Couche WMS</text:p>
            <text:p text:style-name="P20"><text:tab/><text:alphabetical-index-mark text:string-value="Ouvrir une image raster (Sextante)"/>Image Raster (Sextante)</text:p>
          </table:table-cell>
          <table:covered-table-cell/>
        </table:table-row>
        <table:table-row table:style-name="Tableau11.1">
          <table:table-cell table:style-name="Tableau11.A2" office:value-type="string">
            <text:p text:style-name="P20"><draw:frame draw:style-name="fr13" draw:name="images166" text:anchor-type="paragraph" svg:width="0.64cm" svg:height="0.64cm" draw:z-index="161"><draw:image xlink:href="Pictures/1000020100000010000000109CB96154.png" xlink:type="simple" xlink:show="embed" xlink:actuate="onLoad"/></draw:frame></text:p>
          </table:table-cell>
          <table:table-cell table:style-name="Tableau11.B2" table:number-columns-spanned="2" office:value-type="string">
            <text:p text:style-name="P34">Sauvegarder les modifications effectuées sur les couches sélectionnées (provenant d'un fichier shapefile ou JML) en ré-écrivant la couche dans ce fichier.</text:p>
            <text:p text:style-name="P22"><text:span text:style-name="T10">[OpenJUMP 1.6]</text:span><text:span text:style-name="T19"> Permet d'enregistrer des données dans des formats ajoutés par des drivers externes.</text:span></text:p>
          </table:table-cell>
          <table:covered-table-cell/>
        </table:table-row>
        <table:table-row table:style-name="Tableau11.1">
          <table:table-cell table:style-name="Tableau11.A2" office:value-type="string">
            <text:p text:style-name="P20"><draw:frame draw:style-name="fr12" draw:name="images15" text:anchor-type="paragraph" svg:width="0.6cm" svg:height="0.6cm" draw:z-index="160"><draw:image xlink:href="Pictures/1000020000000010000000105F5DE01E.gif" xlink:type="simple" xlink:show="embed" xlink:actuate="onLoad"/></draw:frame></text:p>
          </table:table-cell>
          <table:table-cell table:style-name="Tableau11.B2" table:number-columns-spanned="2" office:value-type="string">
            <text:p text:style-name="P20"><text:alphabetical-index-mark-start text:id="IMark136290760"/><text:span text:style-name="T2">Zoomer</text:span> (clic gauche)<text:alphabetical-index-mark-end text:id="IMark136290760"/> ou <text:alphabetical-index-mark text:string-value="Dézoomer (clic droit)"/><text:span text:style-name="T2">dézoomer</text:span> (clic droit)</text:p>
            <text:p text:style-name="P20">Zoomer sur une zone en traçant sa diagonale à l'écran en maintenant la touche gauche enfoncée</text:p>
            <text:p text:style-name="P20">Permet également de zoomer/dézoomer avec la molette</text:p>
          </table:table-cell>
          <table:covered-table-cell/>
        </table:table-row>
        <table:table-row table:style-name="Tableau11.1">
          <table:table-cell table:style-name="Tableau11.A2" office:value-type="string">
            <text:p text:style-name="P20"><draw:frame draw:style-name="fr12" draw:name="images11" text:anchor-type="paragraph" svg:width="0.6cm" svg:height="0.6cm" draw:z-index="5"><draw:image xlink:href="Pictures/100002000000001400000014A5A50E42.gif" xlink:type="simple" xlink:show="embed" xlink:actuate="onLoad"/></draw:frame></text:p>
          </table:table-cell>
          <table:table-cell table:style-name="Tableau11.B2" table:number-columns-spanned="2" office:value-type="string">
            <text:p text:style-name="P20"><text:alphabetical-index-mark-start text:id="IMark138465356"/><text:span text:style-name="T2">Déplacement</text:span><text:alphabetical-index-mark-end text:id="IMark138465356"/> (pan)</text:p>
          </table:table-cell>
          <table:covered-table-cell/>
        </table:table-row>
        <table:table-row table:style-name="Tableau11.1">
          <table:table-cell table:style-name="Tableau11.A2" office:value-type="string">
            <text:p text:style-name="P20"><draw:frame draw:style-name="fr12" draw:name="images16" text:anchor-type="paragraph" svg:width="0.6cm" svg:height="0.6cm" draw:z-index="7"><draw:image xlink:href="Pictures/100002000000001000000010DD4DB9ED.gif" xlink:type="simple" xlink:show="embed" xlink:actuate="onLoad"/></draw:frame></text:p>
          </table:table-cell>
          <table:table-cell table:style-name="Tableau11.B2" table:number-columns-spanned="2" office:value-type="string">
            <text:p text:style-name="P20"><text:alphabetical-index-mark-start text:id="IMark138465356"/><text:span text:style-name="T2">Vue globale</text:span><text:alphabetical-index-mark-end text:id="IMark138465356"/> (zoom sur l'ensemble des couches)</text:p>
          </table:table-cell>
          <table:covered-table-cell/>
        </table:table-row>
        <table:table-row table:style-name="Tableau11.1">
          <table:table-cell table:style-name="Tableau11.A2" office:value-type="string">
            <text:p text:style-name="P20"><draw:frame draw:style-name="fr12" draw:name="images17" text:anchor-type="paragraph" svg:width="0.6cm" svg:height="0.6cm" draw:z-index="8"><draw:image xlink:href="Pictures/100002000000001400000014579F1813.gif" xlink:type="simple" xlink:show="embed" xlink:actuate="onLoad"/></draw:frame></text:p>
          </table:table-cell>
          <table:table-cell table:style-name="Tableau11.B2" table:number-columns-spanned="2" office:value-type="string">
            <text:p text:style-name="P14"><text:alphabetical-index-mark-start text:id="IMark138465356"/>Zoom sur la sélection<text:alphabetical-index-mark-end text:id="IMark138465356"/></text:p>
            <text:p text:style-name="P35">Pré-requis : des objets doivent être sélectionnés</text:p>
          </table:table-cell>
          <table:covered-table-cell/>
        </table:table-row>
        <table:table-row table:style-name="Tableau11.1">
          <table:table-cell table:style-name="Tableau11.A2" office:value-type="string">
            <text:p text:style-name="P20"><draw:frame draw:style-name="fr12" draw:name="images19" text:anchor-type="paragraph" svg:width="0.6cm" svg:height="0.6cm" draw:z-index="10"><draw:image xlink:href="Pictures/100002000000001400000014C8D6E1CE.gif" xlink:type="simple" xlink:show="embed" xlink:actuate="onLoad"/></draw:frame></text:p>
          </table:table-cell>
          <table:table-cell table:style-name="Tableau11.B2" table:number-columns-spanned="2" office:value-type="string">
            <text:p text:style-name="P20"><text:alphabetical-index-mark-start text:id="IMark138465356"/><text:span text:style-name="T2">Zoom rapide</text:span><text:alphabetical-index-mark-end text:id="IMark138465356"/> :</text:p>
            <text:p text:style-name="P20"><text:tab/>Bouton gauche : zoom en descendant, dézoom en montant ou se déplace à gauche/droite</text:p>
            <text:p text:style-name="P20"><text:tab/>Bouton droit : zoom à<draw:frame draw:style-name="fr2" draw:name="images31" text:anchor-type="char" svg:x="4.637cm" svg:y="0.543cm" svg:width="0.499cm" svg:height="0.499cm" draw:z-index="21"><draw:image xlink:href="Pictures/100002000000001400000014684D3A33.gif" xlink:type="simple" xlink:show="embed" xlink:actuate="onLoad"/></draw:frame> droite, dézoom à gauche ou se déplace vers le haut ou le bas</text:p>
          </table:table-cell>
          <table:covered-table-cell/>
        </table:table-row>
        <table:table-row table:style-name="Tableau11.1">
          <table:table-cell table:style-name="Tableau11.A2" office:value-type="string">
            <text:p text:style-name="P20"><draw:frame draw:style-name="fr12" draw:name="images18" text:anchor-type="paragraph" svg:width="0.6cm" svg:height="0.6cm" draw:z-index="9"><draw:image xlink:href="Pictures/100002000000001400000014053B22C3.gif" xlink:type="simple" xlink:show="embed" xlink:actuate="onLoad"/></draw:frame></text:p>
          </table:table-cell>
          <table:table-cell table:style-name="Tableau11.B2" table:number-columns-spanned="2" office:value-type="string">
            <text:p text:style-name="P20"><text:alphabetical-index-mark-start text:id="IMark138465356"/><text:span text:style-name="T2">Zoomer sur le cadre</text:span><text:alphabetical-index-mark-end text:id="IMark138465356"/> (cadre = <text:s text:c="5"/>) </text:p>
            <text:p text:style-name="P35">Pré-requis : l'objet cadre doit exister</text:p>
          </table:table-cell>
          <table:covered-table-cell/>
        </table:table-row>
        <table:table-row table:style-name="Tableau11.1">
          <table:table-cell table:style-name="Tableau11.A2" office:value-type="string">
            <text:p text:style-name="P20"><draw:frame draw:style-name="fr12" draw:name="images20" text:anchor-type="paragraph" svg:width="0.6cm" svg:height="0.6cm" draw:z-index="11"><draw:image xlink:href="Pictures/100002000000001400000014D5E6170A.gif" xlink:type="simple" xlink:show="embed" xlink:actuate="onLoad"/></draw:frame></text:p>
          </table:table-cell>
          <table:table-cell table:style-name="Tableau11.B2" table:number-columns-spanned="2" office:value-type="string">
            <text:p text:style-name="P20"><text:alphabetical-index-mark text:string-value="Zoom précédent"/><text:span text:style-name="T2">Zoom Précédent</text:span> : revient à la position précédente (position + zoom)</text:p>
            <text:p text:style-name="P35">Pré-requis : une action de type zoom ou déplacement doit avoir été faite</text:p>
          </table:table-cell>
          <table:covered-table-cell/>
        </table:table-row>
        <table:table-row table:style-name="Tableau11.1">
          <table:table-cell table:style-name="Tableau11.A2" office:value-type="string">
            <text:p text:style-name="P20"><draw:frame draw:style-name="fr12" draw:name="images21" text:anchor-type="paragraph" svg:width="0.6cm" svg:height="0.6cm" draw:z-index="12"><draw:image xlink:href="Pictures/100002000000001400000014A3F1D355.gif" xlink:type="simple" xlink:show="embed" xlink:actuate="onLoad"/></draw:frame></text:p>
          </table:table-cell>
          <table:table-cell table:style-name="Tableau11.B2" table:number-columns-spanned="2" office:value-type="string">
            <text:p text:style-name="P20"><text:alphabetical-index-mark text:string-value="Zoom suivant"/><text:span text:style-name="T2">Zoom Suivant</text:span> : va à la position suivante (position + zoom)</text:p>
            <text:p text:style-name="P35">Pré-requis : le bouton précédent doit avoir été cliqué au moins une fois</text:p>
          </table:table-cell>
          <table:covered-table-cell/>
        </table:table-row>
        <table:table-row table:style-name="Tableau11.1">
          <table:table-cell table:style-name="Tableau11.A2" office:value-type="string">
            <text:p text:style-name="P20"><draw:frame draw:style-name="fr12" draw:name="images22" text:anchor-type="paragraph" svg:width="0.6cm" svg:height="0.6cm" draw:z-index="13"><draw:image xlink:href="Pictures/1000020000000014000000144C852465.gif" xlink:type="simple" xlink:show="embed" xlink:actuate="onLoad"/></draw:frame></text:p>
          </table:table-cell>
          <table:table-cell table:style-name="Tableau11.B2" table:number-columns-spanned="2" office:value-type="string">
            <text:p text:style-name="P20"><text:alphabetical-index-mark-start text:id="IMark138465356"/><text:span text:style-name="T2">Modifier le style</text:span><text:alphabetical-index-mark-end text:id="IMark138465356"/> : permet d'appliquer un style à la couche sélectionnée</text:p>
            <text:p text:style-name="P35">Pré-requis : une couche et une seule doit être sélectionnée</text:p>
          </table:table-cell>
          <table:covered-table-cell/>
        </table:table-row>
        <table:table-row table:style-name="Tableau11.1">
          <table:table-cell table:style-name="Tableau11.A2" office:value-type="string">
            <text:p text:style-name="P20"><draw:frame draw:style-name="fr12" draw:name="images23" text:anchor-type="paragraph" svg:width="0.6cm" svg:height="0.6cm" draw:z-index="15"><draw:image xlink:href="Pictures/10000200000000140000001418471BC9.gif" xlink:type="simple" xlink:show="embed" xlink:actuate="onLoad"/></draw:frame></text:p>
          </table:table-cell>
          <table:table-cell table:style-name="Tableau11.B2" table:number-columns-spanned="2" office:value-type="string">
            <text:p text:style-name="P14"><text:alphabetical-index-mark-start text:id="IMark138465356"/>Voir / Modifier les attributs<text:alphabetical-index-mark-end text:id="IMark138465356"/></text:p>
            <text:p text:style-name="P35">Pré-requis : une couche et une seule doit être sélectionnée</text:p>
          </table:table-cell>
          <table:covered-table-cell/>
        </table:table-row>
        <table:table-row table:style-name="Tableau11.1">
          <table:table-cell table:style-name="Tableau11.A2" office:value-type="string">
            <text:p text:style-name="P20"><draw:frame draw:style-name="fr12" draw:name="images24" text:anchor-type="paragraph" svg:width="0.6cm" svg:height="0.6cm" draw:z-index="14"><draw:image xlink:href="Pictures/100002000000001400000014C45A42D1.gif" xlink:type="simple" xlink:show="embed" xlink:actuate="onLoad"/></draw:frame></text:p>
          </table:table-cell>
          <table:table-cell table:style-name="Tableau11.B2" table:number-columns-spanned="2" office:value-type="string">
            <text:p text:style-name="P20"><text:alphabetical-index-mark-start text:id="IMark138465356"/><text:span text:style-name="T2">Sélectionner les objets</text:span><text:alphabetical-index-mark-end text:id="IMark138465356"/> : sélectionner les objets en cliquant dessus</text:p>
            <text:p text:style-name="P20">Maintenir le clic gauche enfoncé et tracer la diagonale d'un rectangle invisible pour sélectionner tous les objets intersectant ce rectangle</text:p>
            <text:p text:style-name="P20">Cliquer sur shift pour sélectionner plusieurs objets en cliquant dessus les uns après les autres</text:p>
          </table:table-cell>
          <table:covered-table-cell/>
        </table:table-row>
        <table:table-row table:style-name="Tableau11.1">
          <table:table-cell table:style-name="Tableau11.A2" office:value-type="string">
            <text:p text:style-name="P20"><draw:frame draw:style-name="fr12" draw:name="images25" text:anchor-type="paragraph" svg:width="0.6cm" svg:height="0.6cm" draw:z-index="16"><draw:image xlink:href="Pictures/100002000000001400000014FA211ADD.gif" xlink:type="simple" xlink:show="embed" xlink:actuate="onLoad"/></draw:frame></text:p>
          </table:table-cell>
          <table:table-cell table:style-name="Tableau11.B2" table:number-columns-spanned="2" office:value-type="string">
            <text:p text:style-name="P14"><text:alphabetical-index-mark-start text:id="IMark138465356"/>Annuler la sélection<text:alphabetical-index-mark-end text:id="IMark138465356"/></text:p>
            <text:p text:style-name="P35">Pré-requis : des objets doivent être sélectionnés</text:p>
          </table:table-cell>
          <table:covered-table-cell/>
        </table:table-row>
        <table:table-row table:style-name="Tableau11.1">
          <table:table-cell table:style-name="Tableau11.A2" office:value-type="string">
            <text:p text:style-name="P20"><draw:frame draw:style-name="fr12" draw:name="images26" text:anchor-type="paragraph" svg:width="0.6cm" svg:height="0.6cm" draw:z-index="17"><draw:image xlink:href="Pictures/100002000000001400000014684D3A33.gif" xlink:type="simple" xlink:show="embed" xlink:actuate="onLoad"/></draw:frame></text:p>
          </table:table-cell>
          <table:table-cell table:style-name="Tableau11.B2" table:number-columns-spanned="2" office:value-type="string">
            <text:p text:style-name="P20"><text:alphabetical-index-mark text:string-value="Créer un cadre unique"/><text:span text:style-name="T2">Cadre</text:span> : crée un objet unique dans une couche appelée Cadre.</text:p>
            <text:p text:style-name="P20">Si un objet Cadre existe déjà, il est remplacé par un nouveau cadre</text:p>
            <text:p text:style-name="P20">Le cadre est utilisé par de nombreux plugin. Exemples :</text:p>
            <text:p text:style-name="P20"><text:tab/>Vue &gt; <text:span text:style-name="T1">Afficher les coordonnées des sommets contenus dans le cadre</text:span></text:p>
            <text:p text:style-name="P27"><text:tab/>Edition &gt; Extraction &gt; Extraire les objets intersectant le cadre</text:p>
          </table:table-cell>
          <table:covered-table-cell/>
        </table:table-row>
        <table:table-row table:style-name="Tableau11.1">
          <table:table-cell table:style-name="Tableau11.A2" office:value-type="string">
            <text:p text:style-name="P20"><draw:frame draw:style-name="fr12" draw:name="images28" text:anchor-type="paragraph" svg:width="0.6cm" svg:height="0.6cm" draw:z-index="18"><draw:image xlink:href="Pictures/100002000000001400000014ADF1B7D5.gif" xlink:type="simple" xlink:show="embed" xlink:actuate="onLoad"/></draw:frame></text:p>
          </table:table-cell>
          <table:table-cell table:style-name="Tableau11.B2" table:number-columns-spanned="2" office:value-type="string">
            <text:p text:style-name="P20"><text:alphabetical-index-mark-start text:id="IMark138465356"/><text:span text:style-name="T2">Information sur les objets</text:span><text:alphabetical-index-mark-end text:id="IMark138465356"/> :</text:p>
            <text:p text:style-name="P20"><text:tab/>Cliquer sur l'objet, les objets (shift - clic) ou tracer la diagonale d'un rectangle en maintenant la touche gauche enfoncée.</text:p>
            <text:p text:style-name="P20">Voir le chapitre "Panneau d'information"</text:p>
          </table:table-cell>
          <table:covered-table-cell/>
        </table:table-row>
        <text:soft-page-break/>
        <table:table-row table:style-name="Tableau11.1">
          <table:table-cell table:style-name="Tableau11.A2" office:value-type="string">
            <text:p text:style-name="P20"><draw:frame draw:style-name="fr12" draw:name="images12" text:anchor-type="paragraph" svg:width="0.6cm" svg:height="0.6cm" draw:z-index="6"><draw:image xlink:href="Pictures/1000020000000014000000145507B8D9.gif" xlink:type="simple" xlink:show="embed" xlink:actuate="onLoad"/></draw:frame></text:p>
          </table:table-cell>
          <table:table-cell table:style-name="Tableau11.B2" table:number-columns-spanned="2" office:value-type="string">
            <text:p text:style-name="P20"><text:alphabetical-index-mark-start text:id="IMark138465356"/><text:span text:style-name="T2">Outils de saisie</text:span><text:alphabetical-index-mark-end text:id="IMark138465356"/> : pour saisir de nouveaux objets ou modifier des objets existants.</text:p>
            <text:p text:style-name="P20">Pour modifier ou saisir des objets, la couche doit être modifiable (clic droit sur la couche : Modifiable)</text:p>
          </table:table-cell>
          <table:covered-table-cell/>
        </table:table-row>
        <table:table-row table:style-name="Tableau11.1">
          <table:table-cell table:style-name="Tableau11.A2" office:value-type="string">
            <text:p text:style-name="P56"><draw:frame draw:style-name="fr12" draw:name="images27" text:anchor-type="paragraph" svg:width="0.6cm" svg:height="0.6cm" draw:z-index="90"><draw:image xlink:href="Pictures/100002000000001400000014CA67FA89.gif" xlink:type="simple" xlink:show="embed" xlink:actuate="onLoad"/></draw:frame></text:p>
          </table:table-cell>
          <table:table-cell table:style-name="Tableau11.B2" table:number-columns-spanned="2" office:value-type="string">
            <text:p text:style-name="P56"><text:alphabetical-index-mark-start text:id="IMark138465356"/><text:span text:style-name="T2">Mesure de longueurs et de surfaces</text:span><text:alphabetical-index-mark-end text:id="IMark138465356"/>.</text:p>
          </table:table-cell>
          <table:covered-table-cell/>
        </table:table-row>
        <table:table-row table:style-name="Tableau11.1">
          <table:table-cell table:style-name="Tableau11.A2" office:value-type="string">
            <text:p text:style-name="P56"/>
          </table:table-cell>
          <table:table-cell table:style-name="Tableau11.A2" office:value-type="string">
            <text:p text:style-name="P56"><draw:frame draw:style-name="fr5" draw:name="images109" text:anchor-type="paragraph" svg:y="0cm" svg:width="0.6cm" svg:height="0.6cm" draw:z-index="91"><draw:image xlink:href="Pictures/100002000000001400000014CA67FA89.gif" xlink:type="simple" xlink:show="embed" xlink:actuate="onLoad"/></draw:frame></text:p>
          </table:table-cell>
          <table:table-cell table:style-name="Tableau11.B2" office:value-type="string">
            <text:p text:style-name="P56"><text:alphabetical-index-mark-start text:id="IMark138465356"/><text:span text:style-name="T2">Mesure de distance</text:span><text:alphabetical-index-mark-end text:id="IMark138465356"/> : permet de mesurer des longueurs avec la souris. Crée une couche dédiée, contenant et affichant les longueurs mesurées.</text:p>
          </table:table-cell>
        </table:table-row>
        <table:table-row table:style-name="Tableau11.1">
          <table:table-cell table:style-name="Tableau11.A2" office:value-type="string">
            <text:p text:style-name="P20"/>
          </table:table-cell>
          <table:table-cell table:style-name="Tableau11.A2" office:value-type="string">
            <text:p text:style-name="P56"><draw:frame draw:style-name="fr5" draw:name="images110" text:anchor-type="paragraph" svg:y="0cm" svg:width="0.6cm" svg:height="0.6cm" draw:z-index="92"><draw:image xlink:href="Pictures/1000020000000014000000146B1EB09C.gif" xlink:type="simple" xlink:show="embed" xlink:actuate="onLoad"/></draw:frame></text:p>
          </table:table-cell>
          <table:table-cell table:style-name="Tableau11.B2" office:value-type="string">
            <text:p text:style-name="P56"><text:alphabetical-index-mark-start text:id="IMark138465356"/><text:span text:style-name="T2">Mesure de surface</text:span><text:alphabetical-index-mark-end text:id="IMark138465356"/> : permet de mesurer des surfaces avec la souris. Crée une couche dédiée, contenant et affichant les surfaces mesurées</text:p>
          </table:table-cell>
        </table:table-row>
        <table:table-row table:style-name="Tableau11.1">
          <table:table-cell table:style-name="Tableau11.A2" office:value-type="string">
            <text:p text:style-name="P20"/>
          </table:table-cell>
          <table:table-cell table:style-name="Tableau11.A2" office:value-type="string">
            <text:p text:style-name="P56"/>
          </table:table-cell>
          <table:table-cell table:style-name="Tableau11.B2" office:value-type="string">
            <text:p text:style-name="P56"><text:alphabetical-index-mark text:string-value="Options de l'outil de mesure"/><text:span text:style-name="T2">Options</text:span> : permet de paramétrer la couche dédiée à l'affichage des mesures :</text:p>
            <text:p text:style-name="P56">- choix de la taille et de la couleur des cotes </text:p>
            <text:p text:style-name="P56">- choix de l'épaisseur et de la couleur des lignes</text:p>
            <text:p text:style-name="P56">- affichage des longueurs et/ou surfaces totales, des points, des distances entre points </text:p>
          </table:table-cell>
        </table:table-row>
        <table:table-row table:style-name="Tableau11.1">
          <table:table-cell table:style-name="Tableau11.A2" office:value-type="string">
            <text:p text:style-name="P20"><draw:frame draw:style-name="fr12" draw:name="images30" text:anchor-type="paragraph" svg:width="0.6cm" svg:height="0.6cm" draw:z-index="20"><draw:image xlink:href="Pictures/100002000000001400000014DBD2E439.gif" xlink:type="simple" xlink:show="embed" xlink:actuate="onLoad"/></draw:frame></text:p>
          </table:table-cell>
          <table:table-cell table:style-name="Tableau11.B2" table:number-columns-spanned="2" office:value-type="string">
            <text:p text:style-name="P20"><text:alphabetical-index-mark-start text:id="IMark138465356"/><text:span text:style-name="T2">Défaire</text:span><text:alphabetical-index-mark-end text:id="IMark138465356"/> (undo) pour annuler la dernière action (attention, toutes les actions ne sont pas modifiables, notamment parmi celles implémentées par les plugins)</text:p>
            <text:p text:style-name="P20">La création d'une géométrie, sa suppression, sa modification, la saisie d'un attribut sont annulables.</text:p>
          </table:table-cell>
          <table:covered-table-cell/>
        </table:table-row>
        <table:table-row table:style-name="Tableau11.1">
          <table:table-cell table:style-name="Tableau11.A2" office:value-type="string">
            <text:p text:style-name="P20"><draw:frame draw:style-name="fr12" draw:name="images29" text:anchor-type="paragraph" svg:width="0.6cm" svg:height="0.6cm" draw:z-index="19"><draw:image xlink:href="Pictures/1000020000000014000000146421AB0D.gif" xlink:type="simple" xlink:show="embed" xlink:actuate="onLoad"/></draw:frame></text:p>
          </table:table-cell>
          <table:table-cell table:style-name="Tableau11.B2" table:number-columns-spanned="2" office:value-type="string">
            <text:p text:style-name="P20"><text:alphabetical-index-mark-start text:id="IMark138465356"/><text:span text:style-name="T2">Refaire</text:span><text:alphabetical-index-mark-end text:id="IMark138465356"/> (redo)</text:p>
          </table:table-cell>
          <table:covered-table-cell/>
        </table:table-row>
        <table:table-row table:style-name="Tableau11.1">
          <table:table-cell table:style-name="Tableau11.A2" office:value-type="string">
            <text:p text:style-name="P20"><draw:frame draw:style-name="fr12" draw:name="images13" text:anchor-type="paragraph" svg:width="0.6cm" svg:height="0.6cm" draw:z-index="24"><draw:image xlink:href="Pictures/1000020000000014000000148C7616D1.gif" xlink:type="simple" xlink:show="embed" xlink:actuate="onLoad"/></draw:frame></text:p>
          </table:table-cell>
          <table:table-cell table:style-name="Tableau11.B2" table:number-rows-spanned="2" table:number-columns-spanned="2" office:value-type="string">
            <text:p text:style-name="P20"><text:alphabetical-index-mark-start text:id="IMark138465356"/><text:span text:style-name="T2">Fenêtre de sortie</text:span><text:alphabetical-index-mark-end text:id="IMark138465356"/> multi-panneaux (cliquer sur les petites flèches en bas à gauche pour faire défiler les panneaux).</text:p>
            <text:p text:style-name="P20">De nombreux plugins ecrivent dans un nouveau panneau le résultat des traitements effectués.</text:p>
            <text:p text:style-name="P20">Le bouton devient jaune avec un point d'exclamation pour signaler qu'un panneau vient d'être ajouté.</text:p>
          </table:table-cell>
          <table:covered-table-cell/>
        </table:table-row>
        <table:table-row table:style-name="Tableau11.1">
          <table:table-cell table:style-name="Tableau11.A2" office:value-type="string">
            <text:p text:style-name="P20"><draw:frame draw:style-name="fr12" draw:name="images14" text:anchor-type="paragraph" svg:width="0.6cm" svg:height="0.6cm" draw:z-index="25"><draw:image xlink:href="Pictures/100002000000001400000014CAB7242F.gif" xlink:type="simple" xlink:show="embed" xlink:actuate="onLoad"/></draw:frame></text:p>
          </table:table-cell>
          <table:covered-table-cell/>
          <table:covered-table-cell/>
        </table:table-row>
        <table:table-row table:style-name="Tableau11.1">
          <table:table-cell table:style-name="Tableau11.A2" office:value-type="string">
            <text:p text:style-name="P20"/>
          </table:table-cell>
          <table:table-cell table:style-name="Tableau11.B2" table:number-columns-spanned="2" office:value-type="string">
            <text:p text:style-name="P20"/>
          </table:table-cell>
          <table:covered-table-cell/>
        </table:table-row>
      </table:table>
      <text:p text:style-name="P4"/>
      <text:p text:style-name="P4"/>
      <text:h text:style-name="P65" text:outline-level="3"><text:alphabetical-index-mark text:string-value="MENU CONTEXTUEL CATEGORIE"/><text:bookmark-start text:name="Menu contextuel Catégorie"/>M<text:span text:style-name="T12">enu contextuel : clic droit sur une catégorie</text:span><text:bookmark-end text:name="Menu contextuel Catégorie"/></text:h>
      <text:p text:style-name="P44"/>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2" office:value-type="string">
            <text:p text:style-name="P14">Nom de la catégorie</text:p>
          </table:table-cell>
          <table:covered-table-cell/>
          <table:table-cell table:style-name="Tableau13.C1" office:value-type="string">
            <text:p text:style-name="P14"/>
          </table:table-cell>
        </table:table-row>
        <table:table-row table:style-name="Tableau13.2">
          <table:table-cell table:style-name="Tableau13.A2" office:value-type="string">
            <text:p text:style-name="P20"><draw:frame draw:style-name="fr12" draw:name="images62" text:anchor-type="paragraph" svg:width="0.6cm" svg:height="0.6cm" draw:z-index="54"><draw:image xlink:href="Pictures/10000201000000100000001055B88E52.png" xlink:type="simple" xlink:show="embed" xlink:actuate="onLoad"/></draw:frame></text:p>
          </table:table-cell>
          <table:table-cell table:style-name="Tableau13.A2" office:value-type="string">
            <text:p text:style-name="P14"><text:alphabetical-index-mark-start text:id="IMark138465356"/>Ajouter une nouvelle couche<text:alphabetical-index-mark-end text:id="IMark138465356"/></text:p>
          </table:table-cell>
          <table:table-cell table:style-name="Tableau13.C2" office:value-type="string">
            <text:p text:style-name="P20"/>
          </table:table-cell>
        </table:table-row>
        <table:table-row table:style-name="Tableau13.2">
          <table:table-cell table:style-name="Tableau13.A2" office:value-type="string">
            <text:p text:style-name="P20"><draw:frame draw:style-name="fr12" draw:name="images61" text:anchor-type="paragraph" svg:width="0.6cm" svg:height="0.6cm" draw:z-index="55"><draw:image xlink:href="Pictures/100002010000001000000010DDF45424.png" xlink:type="simple" xlink:show="embed" xlink:actuate="onLoad"/></draw:frame></text:p>
          </table:table-cell>
          <table:table-cell table:style-name="Tableau13.A2" office:value-type="string">
            <text:p text:style-name="P20"><text:alphabetical-index-mark-start text:id="IMark138465356"/><text:span text:style-name="T2">Ouvrir</text:span><text:alphabetical-index-mark-end text:id="IMark138465356"/>...</text:p>
          </table:table-cell>
          <table:table-cell table:style-name="Tableau13.C2" office:value-type="string">
            <text:p text:style-name="P20"/>
          </table:table-cell>
        </table:table-row>
        <table:table-row table:style-name="Tableau13.4">
          <table:table-cell table:style-name="Tableau13.A2" office:value-type="string">
            <text:p text:style-name="P20"><draw:frame draw:style-name="fr12" draw:name="images64" text:anchor-type="paragraph" svg:width="0.6cm" svg:height="0.6cm" draw:z-index="146"><draw:image xlink:href="Pictures/100002000000001400000014BA447489.gif" xlink:type="simple" xlink:show="embed" xlink:actuate="onLoad"/></draw:frame></text:p>
          </table:table-cell>
          <table:table-cell table:style-name="Tableau13.A2" office:value-type="string">
            <text:p text:style-name="P20"><text:alphabetical-index-mark-start text:id="IMark138465356"/><text:span text:style-name="T2">Charger les données géographiques</text:span><text:alphabetical-index-mark-end text:id="IMark138465356"/>...</text:p>
          </table:table-cell>
          <table:table-cell table:style-name="Tableau13.C2" office:value-type="string">
            <text:p text:style-name="P20"/>
          </table:table-cell>
        </table:table-row>
        <table:table-row table:style-name="Tableau13.4">
          <table:table-cell table:style-name="Tableau13.A2" office:value-type="string">
            <text:p text:style-name="P20"><draw:frame draw:style-name="fr5" draw:name="images154" text:anchor-type="paragraph" svg:y="0cm" svg:width="0.6cm" svg:height="0.6cm" draw:z-index="147"><draw:image xlink:href="Pictures/100002010000001000000010C0DA32FB.png" xlink:type="simple" xlink:show="embed" xlink:actuate="onLoad"/></draw:frame></text:p>
          </table:table-cell>
          <table:table-cell table:style-name="Tableau13.A2" office:value-type="string">
            <text:p text:style-name="P14"><text:alphabetical-index-mark-start text:id="IMark138465356"/>Ajouter une couche à partir de la base de données...<text:alphabetical-index-mark-end text:id="IMark138465356"/></text:p>
          </table:table-cell>
          <table:table-cell table:style-name="Tableau13.C2" office:value-type="string">
            <text:p text:style-name="P20"/>
          </table:table-cell>
        </table:table-row>
        <table:table-row table:style-name="Tableau13.2">
          <table:table-cell table:style-name="Tableau13.A2" office:value-type="string">
            <text:p text:style-name="P20"/>
          </table:table-cell>
          <table:table-cell table:style-name="Tableau13.A2" office:value-type="string">
            <text:p text:style-name="P14"><text:alphabetical-index-mark-start text:id="IMark138465356"/>Coller les couches<text:alphabetical-index-mark-end text:id="IMark138465356"/></text:p>
          </table:table-cell>
          <table:table-cell table:style-name="Tableau13.C2" office:value-type="string">
            <text:p text:style-name="P20"/>
          </table:table-cell>
        </table:table-row>
        <table:table-row table:style-name="Tableau13.7">
          <table:table-cell table:style-name="Tableau13.A2" office:value-type="string">
            <text:p text:style-name="P20"/>
          </table:table-cell>
          <table:table-cell table:style-name="Tableau13.A2" office:value-type="string">
            <text:p text:style-name="P37"><text:alphabetical-index-mark-start text:id="IMark138465356"/>Supprimer les catégories sélectionnées<text:alphabetical-index-mark-end text:id="IMark138465356"/></text:p>
          </table:table-cell>
          <table:table-cell table:style-name="Tableau13.C2" office:value-type="string">
            <text:p text:style-name="P20"/>
          </table:table-cell>
        </table:table-row>
        <table:table-row table:style-name="Tableau13.8">
          <table:table-cell table:style-name="Tableau13.A8" office:value-type="string">
            <text:p text:style-name="P20"><draw:frame draw:style-name="fr14" draw:name="images63" text:anchor-type="paragraph" svg:width="0.64cm" svg:height="0.64cm" draw:z-index="56"><draw:image xlink:href="Pictures/100002010000001000000010A3069F5E.png" xlink:type="simple" xlink:show="embed" xlink:actuate="onLoad"/></draw:frame></text:p>
          </table:table-cell>
          <table:table-cell table:style-name="Tableau13.A2" office:value-type="string">
            <text:p text:style-name="P14"><text:alphabetical-index-mark-start text:id="IMark138465356"/>Changer la visibilité de cette catégorie<text:alphabetical-index-mark-end text:id="IMark138465356"/></text:p>
          </table:table-cell>
          <table:table-cell table:style-name="Tableau13.C2" office:value-type="string">
            <text:p text:style-name="P20"/>
          </table:table-cell>
        </table:table-row>
        <table:table-row table:style-name="Tableau13.2">
          <table:table-cell table:style-name="Tableau13.A8" office:value-type="string">
            <text:p text:style-name="P20"><draw:frame draw:style-name="fr15" draw:name="images65" text:anchor-type="paragraph" svg:width="0.64cm" svg:height="0.64cm" draw:z-index="57"><draw:image xlink:href="Pictures/1000020100000010000000102420F3C4.png" xlink:type="simple" xlink:show="embed" xlink:actuate="onLoad"/></draw:frame></text:p>
          </table:table-cell>
          <table:table-cell table:style-name="Tableau13.A2" office:value-type="string">
            <text:p text:style-name="P20"><text:alphabetical-index-mark-start text:id="IMark138465356"/><text:span text:style-name="T2">Placer cette catégorie tout en haut</text:span><text:alphabetical-index-mark-end text:id="IMark138465356"/>...</text:p>
          </table:table-cell>
          <table:table-cell table:style-name="Tableau13.C2" office:value-type="string">
            <text:p text:style-name="P20"/>
          </table:table-cell>
        </table:table-row>
        <table:table-row table:style-name="Tableau13.2">
          <table:table-cell table:style-name="Tableau13.A8" office:value-type="string">
            <text:p text:style-name="P20"><draw:frame draw:style-name="fr13" draw:name="images67" text:anchor-type="paragraph" svg:width="0.64cm" svg:height="0.64cm" draw:z-index="58"><draw:image xlink:href="Pictures/10000201000000100000001076210BAE.png" xlink:type="simple" xlink:show="embed" xlink:actuate="onLoad"/></draw:frame></text:p>
          </table:table-cell>
          <table:table-cell table:style-name="Tableau13.A2" office:value-type="string">
            <text:p text:style-name="P20"><text:alphabetical-index-mark-start text:id="IMark138465356"/><text:span text:style-name="T2">Monter cette catégorie</text:span><text:alphabetical-index-mark-end text:id="IMark138465356"/>...</text:p>
          </table:table-cell>
          <table:table-cell table:style-name="Tableau13.C2" office:value-type="string">
            <text:p text:style-name="P20"/>
          </table:table-cell>
        </table:table-row>
        <table:table-row table:style-name="Tableau13.2">
          <table:table-cell table:style-name="Tableau13.A8" office:value-type="string">
            <text:p text:style-name="P20"><draw:frame draw:style-name="fr15" draw:name="images68" text:anchor-type="paragraph" svg:width="0.64cm" svg:height="0.64cm" draw:z-index="59"><draw:image xlink:href="Pictures/100002010000001000000010A7886E6E.png" xlink:type="simple" xlink:show="embed" xlink:actuate="onLoad"/></draw:frame></text:p>
          </table:table-cell>
          <table:table-cell table:style-name="Tableau13.A2" office:value-type="string">
            <text:p text:style-name="P20"><text:alphabetical-index-mark-start text:id="IMark138465356"/><text:span text:style-name="T2">Descendre cette catégorie</text:span><text:alphabetical-index-mark-end text:id="IMark138465356"/>...</text:p>
          </table:table-cell>
          <table:table-cell table:style-name="Tableau13.C2" office:value-type="string">
            <text:p text:style-name="P20"/>
          </table:table-cell>
        </table:table-row>
        <table:table-row table:style-name="Tableau13.2">
          <table:table-cell table:style-name="Tableau13.A8" office:value-type="string">
            <text:p text:style-name="P21"><draw:frame draw:style-name="fr15" draw:name="images69" text:anchor-type="paragraph" svg:width="0.64cm" svg:height="0.64cm" draw:z-index="60"><draw:image xlink:href="Pictures/1000020100000010000000106878D000.png" xlink:type="simple" xlink:show="embed" xlink:actuate="onLoad"/></draw:frame></text:p>
          </table:table-cell>
          <table:table-cell table:style-name="Tableau13.A2" office:value-type="string">
            <text:p text:style-name="P20"><text:alphabetical-index-mark-start text:id="IMark138465356"/><text:span text:style-name="T2">Placer cette catégorie tout en bas</text:span><text:alphabetical-index-mark-end text:id="IMark138465356"/>...</text:p>
          </table:table-cell>
          <table:table-cell table:style-name="Tableau13.C2" office:value-type="string">
            <text:p text:style-name="P20"/>
          </table:table-cell>
        </table:table-row>
      </table:table>
      <text:h text:style-name="P65" text:outline-level="3"><text:alphabetical-index-mark text:string-value="MENU CONTEXTUEL COUCHE"/><text:bookmark-start text:name="Menu contextuel Couche"/><text:bookmark-start text:name="Menu contextuel Couche vecteur"/>M<text:span text:style-name="T12">enu contextuel : clic droit sur un nom de couche</text:span><text:bookmark-end text:name="Menu contextuel Couche"/><text:bookmark-end text:name="Menu contextuel Couche vecteur"/></text:h>
      <text:p text:style-name="P44"/>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table:number-columns-spanned="3" office:value-type="string">
            <text:p text:style-name="P14">Nom de la couche vecteur</text:p>
          </table:table-cell>
          <table:covered-table-cell/>
          <table:covered-table-cell/>
          <table:table-cell table:style-name="Tableau14.D1" office:value-type="string">
            <text:p text:style-name="P14"/>
          </table:table-cell>
        </table:table-row>
        <table:table-row table:style-name="Tableau14.2">
          <table:table-cell table:style-name="Tableau14.A2" office:value-type="string">
            <text:p text:style-name="P20"><draw:frame draw:style-name="fr12" draw:name="images70" text:anchor-type="paragraph" svg:width="0.6cm" svg:height="0.6cm" draw:z-index="63"><draw:image xlink:href="Pictures/100002000000001000000010F84BC9F6.gif" xlink:type="simple" xlink:show="embed" xlink:actuate="onLoad"/></draw:frame></text:p>
          </table:table-cell>
          <table:table-cell table:style-name="Tableau14.A2" table:number-columns-spanned="2" office:value-type="string">
            <text:p text:style-name="P20"><text:alphabetical-index-mark text:string-value="Couche modifiable"/>Modifiable</text:p>
          </table:table-cell>
          <table:covered-table-cell/>
          <table:table-cell table:style-name="Tableau14.D2" office:value-type="string">
            <text:p text:style-name="P20">Rend les objets de la couche modifiables ou non.</text:p>
          </table:table-cell>
        </table:table-row>
        <table:table-row table:style-name="Tableau14.2">
          <table:table-cell table:style-name="Tableau14.A2" office:value-type="string">
            <text:p text:style-name="P20"><draw:frame draw:style-name="fr12" draw:name="images71" text:anchor-type="paragraph" svg:width="0.6cm" svg:height="0.6cm" draw:z-index="64"><draw:image xlink:href="Pictures/100002000000001000000010C1691243.gif" xlink:type="simple" xlink:show="embed" xlink:actuate="onLoad"/></draw:frame></text:p>
          </table:table-cell>
          <table:table-cell table:style-name="Tableau14.A2" table:number-columns-spanned="2" office:value-type="string">
            <text:p text:style-name="P20"><text:alphabetical-index-mark text:string-value="Couche sélectionnable"/>Sélectionnable</text:p>
          </table:table-cell>
          <table:covered-table-cell/>
          <table:table-cell table:style-name="Tableau14.D2" office:value-type="string">
            <text:p text:style-name="P20">Rend les objets de la couche sélectionnables ou non.</text:p>
          </table:table-cell>
        </table:table-row>
        <table:table-row table:style-name="Tableau14.2">
          <table:table-cell table:style-name="Tableau14.A2" table:number-columns-spanned="3" office:value-type="string">
            <text:p text:style-name="P38">------------------------------------------------------------</text:p>
          </table:table-cell>
          <table:covered-table-cell/>
          <table:covered-table-cell/>
          <table:table-cell table:style-name="Tableau14.D2" office:value-type="string">
            <text:p text:style-name="P20"/>
          </table:table-cell>
        </table:table-row>
        <table:table-row table:style-name="Tableau14.2">
          <table:table-cell table:style-name="Tableau14.A2" office:value-type="string">
            <text:p text:style-name="P20"><draw:frame draw:style-name="fr9" draw:name="images78" text:anchor-type="paragraph" svg:width="0.6cm" svg:height="0.6cm" draw:z-index="93"><draw:image xlink:href="Pictures/100002010000001000000010576D7E99.png" xlink:type="simple" xlink:show="embed" xlink:actuate="onLoad"/></draw:frame></text:p>
          </table:table-cell>
          <table:table-cell table:style-name="Tableau14.A2" table:number-columns-spanned="2" office:value-type="string">
            <text:p text:style-name="P20"><text:alphabetical-index-mark-start text:id="IMark138465356"/>Supprimer la couche<text:alphabetical-index-mark-end text:id="IMark138465356"/></text:p>
          </table:table-cell>
          <table:covered-table-cell/>
          <table:table-cell table:style-name="Tableau14.D2" office:value-type="string">
            <text:p text:style-name="P20">Supprime la couche (pas d'annulation possible)</text:p>
          </table:table-cell>
        </table:table-row>
        <table:table-row table:style-name="Tableau14.6">
          <table:table-cell table:style-name="Tableau14.A2" table:number-columns-spanned="3" office:value-type="string">
            <text:p text:style-name="P38">------------------------------------------------------------</text:p>
          </table:table-cell>
          <table:covered-table-cell/>
          <table:covered-table-cell/>
          <table:table-cell table:style-name="Tableau14.D2" office:value-type="string">
            <text:p text:style-name="P39"/>
          </table:table-cell>
        </table:table-row>
        <table:table-row table:style-name="Tableau14.2">
          <table:table-cell table:style-name="Tableau14.A2" office:value-type="string">
            <text:p text:style-name="P20"><draw:frame draw:style-name="fr10" draw:name="images153" text:anchor-type="paragraph" svg:width="0.564cm" svg:height="0.564cm" draw:z-index="143"><draw:image xlink:href="Pictures/10000200000000100000001010AC4AFA.png" xlink:type="simple" xlink:show="embed" xlink:actuate="onLoad"/></draw:frame></text:p>
          </table:table-cell>
          <table:table-cell table:style-name="Tableau14.A2" table:number-columns-spanned="2" office:value-type="string">
            <text:p text:style-name="P20"><text:alphabetical-index-mark-start text:id="IMark138465356"/>Propriétés de la couche<text:alphabetical-index-mark-end text:id="IMark138465356"/>...</text:p>
          </table:table-cell>
          <table:covered-table-cell/>
          <table:table-cell table:style-name="Tableau14.D2" office:value-type="string">
            <text:p text:style-name="P20">Affiche les propriétés de la couche (source, emprise...)</text:p>
          </table:table-cell>
        </table:table-row>
        <table:table-row table:style-name="Tableau14.2">
          <table:table-cell table:style-name="Tableau14.A2" office:value-type="string">
            <text:p text:style-name="P20"><draw:frame draw:style-name="fr13" draw:name="images72" text:anchor-type="paragraph" svg:width="0.64cm" svg:height="0.64cm" draw:z-index="94"><draw:image xlink:href="Pictures/10000200000000100000001048F6A235.gif" xlink:type="simple" xlink:show="embed" xlink:actuate="onLoad"/></draw:frame></text:p>
          </table:table-cell>
          <table:table-cell table:style-name="Tableau14.A2" table:number-columns-spanned="2" office:value-type="string">
            <text:p text:style-name="P20"><text:alphabetical-index-mark-start text:id="IMark138465356"/>Zoomer sur la couche<text:alphabetical-index-mark-end text:id="IMark138465356"/></text:p>
          </table:table-cell>
          <table:covered-table-cell/>
          <table:table-cell table:style-name="Tableau14.D2" office:value-type="string">
            <text:p text:style-name="P20">Zoom sur l'emprise de la couche</text:p>
          </table:table-cell>
        </table:table-row>
        <table:table-row table:style-name="Tableau14.2">
          <table:table-cell table:style-name="Tableau14.A2" office:value-type="string">
            <text:p text:style-name="P20"><draw:frame draw:style-name="fr13" draw:name="images111" text:anchor-type="paragraph" svg:width="0.64cm" svg:height="0.64cm" draw:z-index="95"><draw:image xlink:href="Pictures/100002000000001000000010A0F78E3C.gif" xlink:type="simple" xlink:show="embed" xlink:actuate="onLoad"/></draw:frame></text:p>
          </table:table-cell>
          <table:table-cell table:style-name="Tableau14.A2" table:number-columns-spanned="2" office:value-type="string">
            <text:p text:style-name="P20"><text:alphabetical-index-mark-start text:id="IMark138465356"/>Voir / Modifier les attributs<text:alphabetical-index-mark-end text:id="IMark138465356"/></text:p>
          </table:table-cell>
          <table:covered-table-cell/>
          <table:table-cell table:style-name="Tableau14.D2" office:value-type="string">
            <text:p text:style-name="P20">Visualiser les objets de la couche sous forme de table</text:p>
          </table:table-cell>
        </table:table-row>
        <table:table-row table:style-name="Tableau14.10">
          <table:table-cell table:style-name="Tableau14.A2" table:number-rows-spanned="3" office:value-type="string">
            <text:p text:style-name="P56"><draw:frame draw:style-name="fr9" draw:name="images74" text:anchor-type="paragraph" svg:width="0.621cm" svg:height="0.621cm" draw:z-index="97"><draw:image xlink:href="Pictures/10000200000000140000001438953354.gif" xlink:type="simple" xlink:show="embed" xlink:actuate="onLoad"/></draw:frame></text:p>
          </table:table-cell>
          <table:table-cell table:style-name="Tableau14.A2" table:number-rows-spanned="3" office:value-type="string">
            <text:p text:style-name="P56">Schéma</text:p>
          </table:table-cell>
          <table:table-cell table:style-name="Tableau14.A2" office:value-type="string">
            <text:p text:style-name="P56"><draw:frame draw:style-name="fr16" draw:name="images75" text:anchor-type="paragraph" svg:width="0.6cm" svg:height="0.6cm" draw:z-index="98"><draw:image xlink:href="Pictures/10000200000000140000001438953354.gif" xlink:type="simple" xlink:show="embed" xlink:actuate="onLoad"/></draw:frame><text:alphabetical-index-mark-start text:id="IMark138465356"/>Voir / Modifier le schéma<text:alphabetical-index-mark-end text:id="IMark138465356"/>...</text:p>
          </table:table-cell>
          <table:table-cell table:style-name="Tableau14.D2" office:value-type="string">
            <text:p text:style-name="P56">Visualiser le schéma ou le modifier (ajouter/supprimer/modifier des noms ou des types d'attribut)</text:p>
          </table:table-cell>
        </table:table-row>
        <table:table-row table:style-name="Tableau14.2">
          <table:covered-table-cell/>
          <table:covered-table-cell/>
          <table:table-cell table:style-name="Tableau14.A2" office:value-type="string">
            <text:p text:style-name="P20"><draw:frame draw:style-name="fr6" draw:name="images114" text:anchor-type="paragraph" svg:y="0cm" svg:width="0.6cm" svg:height="0.6cm" draw:z-index="99"><draw:image xlink:href="Pictures/100002010000001000000010DBB19F2D.png" xlink:type="simple" xlink:show="embed" xlink:actuate="onLoad"/></draw:frame> <text:alphabetical-index-mark-start text:id="IMark138465356"/>Copier le schéma<text:alphabetical-index-mark-end text:id="IMark138465356"/></text:p>
          </table:table-cell>
          <table:table-cell table:style-name="Tableau14.D2" office:value-type="string">
            <text:p text:style-name="P20">Copier le schéma d'une couche dans le presse-papier</text:p>
          </table:table-cell>
        </table:table-row>
        <table:table-row table:style-name="Tableau14.10">
          <table:covered-table-cell/>
          <table:covered-table-cell/>
          <table:table-cell table:style-name="Tableau14.A2" office:value-type="string">
            <text:p text:style-name="P20"><draw:frame draw:style-name="fr16" draw:name="images115" text:anchor-type="paragraph" svg:width="0.6cm" svg:height="0.6cm" draw:z-index="100"><draw:image xlink:href="Pictures/100002010000001000000010D0B83882.png" xlink:type="simple" xlink:show="embed" xlink:actuate="onLoad"/></draw:frame> <text:alphabetical-index-mark-start text:id="IMark138465356"/>Coller le schéma<text:alphabetical-index-mark-end text:id="IMark138465356"/></text:p>
          </table:table-cell>
          <table:table-cell table:style-name="Tableau14.D2" office:value-type="string">
            <text:p text:style-name="P20">Coller le schéma du presse-papier vers une couche existante (les attributs existant déjà dans la base cible ne sont pas impactés).</text:p>
          </table:table-cell>
        </table:table-row>
        <table:table-row table:style-name="Tableau14.13">
          <table:table-cell table:style-name="Tableau14.A2" table:number-rows-spanned="6" office:value-type="string">
            <text:p text:style-name="P20"><draw:frame draw:style-name="fr7" draw:name="images113" text:anchor-type="paragraph" svg:x="0.011cm" svg:y="0cm" svg:width="0.621cm" svg:height="0.621cm" draw:z-index="105"><draw:image xlink:href="Pictures/1000020000000014000000144C852465.gif" xlink:type="simple" xlink:show="embed" xlink:actuate="onLoad"/></draw:frame></text:p>
          </table:table-cell>
          <table:table-cell table:style-name="Tableau14.A2" table:number-rows-spanned="6" office:value-type="string">
            <text:p text:style-name="P20"><text:span text:style-name="T2">Style</text:span> <text:span text:style-name="T3">►</text:span></text:p>
          </table:table-cell>
          <table:table-cell table:style-name="Tableau14.A2" office:value-type="string">
            <text:p text:style-name="P20"><draw:frame draw:style-name="fr7" draw:name="images73" text:anchor-type="paragraph" svg:x="0.011cm" svg:y="0cm" svg:width="0.621cm" svg:height="0.621cm" draw:z-index="106"><draw:image xlink:href="Pictures/1000020000000014000000144C852465.gif" xlink:type="simple" xlink:show="embed" xlink:actuate="onLoad"/></draw:frame><text:alphabetical-index-mark-start text:id="IMark138465356"/>Modifier le style<text:alphabetical-index-mark-end text:id="IMark138465356"/>...</text:p>
          </table:table-cell>
          <table:table-cell table:style-name="Tableau14.D2" table:number-rows-spanned="3" office:value-type="string">
            <text:p text:style-name="P20">Modifier le style de la couche</text:p>
            <text:p text:style-name="P20"/>
            <text:p text:style-name="P20">Copier le style de cette couche</text:p>
            <text:p text:style-name="P20"/>
            <text:p text:style-name="P20">Coller le style sur cette couche (dans la mesure de la compatibilité des modèles)</text:p>
          </table:table-cell>
        </table:table-row>
        <table:table-row table:style-name="Tableau14.14">
          <table:covered-table-cell/>
          <table:covered-table-cell/>
          <table:table-cell table:style-name="Tableau14.A2" office:value-type="string">
            <text:p text:style-name="P20"><draw:frame draw:style-name="fr7" draw:name="images90" text:anchor-type="paragraph" svg:x="-0.011cm" svg:y="0cm" svg:width="0.6cm" svg:height="0.6cm" draw:z-index="107"><draw:image xlink:href="Pictures/1000020000000014000000148C41418B.gif" xlink:type="simple" xlink:show="embed" xlink:actuate="onLoad"/></draw:frame><text:alphabetical-index-mark-start text:id="IMark138465356"/>Copier les styles<text:alphabetical-index-mark-end text:id="IMark138465356"/></text:p>
          </table:table-cell>
          <table:covered-table-cell/>
        </table:table-row>
        <table:table-row table:style-name="Tableau14.2">
          <table:covered-table-cell/>
          <table:covered-table-cell/>
          <table:table-cell table:style-name="Tableau14.A2" office:value-type="string">
            <text:p text:style-name="P20"><draw:frame draw:style-name="fr7" draw:name="images91" text:anchor-type="paragraph" svg:x="0.019cm" svg:y="0.019cm" svg:width="0.6cm" svg:height="0.6cm" draw:z-index="108"><draw:image xlink:href="Pictures/100002000000001400000014E7BCE3B7.gif" xlink:type="simple" xlink:show="embed" xlink:actuate="onLoad"/></draw:frame><text:alphabetical-index-mark-start text:id="IMark138465356"/>Coller les styles<text:alphabetical-index-mark-end text:id="IMark138465356"/></text:p>
          </table:table-cell>
          <table:covered-table-cell/>
        </table:table-row>
        <table:table-row table:style-name="Tableau14.16">
          <table:covered-table-cell/>
          <table:covered-table-cell/>
          <table:table-cell table:style-name="Tableau14.A2" office:value-type="string">
            <text:p text:style-name="P20"><draw:frame draw:style-name="fr16" draw:name="images119" text:anchor-type="paragraph" svg:width="0.6cm" svg:height="0.6cm" draw:z-index="109"><draw:image xlink:href="Pictures/10000201000000140000001411F6606D.png" xlink:type="simple" xlink:show="embed" xlink:actuate="onLoad"/></draw:frame><text:alphabetical-index-mark-start text:id="IMark138465356"/>Sauvegarder le style en fichier SLD<text:alphabetical-index-mark-end text:id="IMark138465356"/></text:p>
          </table:table-cell>
          <table:table-cell table:style-name="Tableau14.D2" office:value-type="string">
            <text:p text:style-name="P20">Sauvegarder le style au format SLD</text:p>
          </table:table-cell>
        </table:table-row>
        <table:table-row table:style-name="Tableau14.16">
          <table:covered-table-cell/>
          <table:covered-table-cell/>
          <table:table-cell table:style-name="Tableau14.A2" office:value-type="string">
            <text:p text:style-name="P20"><draw:frame draw:style-name="fr6" draw:name="images120" text:anchor-type="paragraph" svg:y="0cm" svg:width="0.6cm" svg:height="0.6cm" draw:z-index="110"><draw:image xlink:href="Pictures/100002010000001400000014219694B3.png" xlink:type="simple" xlink:show="embed" xlink:actuate="onLoad"/></draw:frame><text:alphabetical-index-mark-start text:id="IMark138465356"/>Importer un fichier de style SLD<text:alphabetical-index-mark-end text:id="IMark138465356"/></text:p>
          </table:table-cell>
          <table:table-cell table:style-name="Tableau14.D2" office:value-type="string">
            <text:p text:style-name="P20">Appliquer le style défini dans un fichier SLD à la couche.</text:p>
          </table:table-cell>
        </table:table-row>
        <table:table-row table:style-name="Tableau14.16">
          <table:covered-table-cell/>
          <table:covered-table-cell/>
          <table:table-cell table:style-name="Tableau14.A2" office:value-type="string">
            <text:p text:style-name="P20"><draw:frame draw:style-name="fr7" draw:name="images92" text:anchor-type="paragraph" svg:x="0.041cm" svg:y="0.019cm" svg:width="0.6cm" svg:height="0.6cm" draw:z-index="111"><draw:image xlink:href="Pictures/100002010000001000000010323038F0.png" xlink:type="simple" xlink:show="embed" xlink:actuate="onLoad"/></draw:frame><text:alphabetical-index-mark-start text:id="IMark138465356"/>Sauvegarder la légende<text:alphabetical-index-mark-end text:id="IMark138465356"/>...</text:p>
          </table:table-cell>
          <table:table-cell table:style-name="Tableau14.D2" office:value-type="string">
            <text:p text:style-name="P20"/>
          </table:table-cell>
        </table:table-row>
        <table:table-row table:style-name="Tableau14.10">
          <table:table-cell table:style-name="Tableau14.A2" table:number-rows-spanned="3" office:value-type="string">
            <text:p text:style-name="P20"><draw:frame draw:style-name="fr5" draw:name="images98" text:anchor-type="paragraph" svg:y="0cm" svg:width="0.6cm" svg:height="0.6cm" draw:z-index="80"><draw:image xlink:href="Pictures/10000201000000100000001054AE6FFF.png" xlink:type="simple" xlink:show="embed" xlink:actuate="onLoad"/></draw:frame></text:p>
          </table:table-cell>
          <table:table-cell table:style-name="Tableau14.A2" table:number-rows-spanned="3" office:value-type="string">
            <text:p text:style-name="P18">Base de données►</text:p>
          </table:table-cell>
          <table:table-cell table:style-name="Tableau14.A2" office:value-type="string">
            <text:p text:style-name="P20"><draw:frame draw:style-name="fr7" draw:name="images79" text:anchor-type="paragraph" svg:x="0.011cm" svg:y="0cm" svg:width="0.6cm" svg:height="0.6cm" draw:z-index="72"><draw:image xlink:href="Pictures/1000020100000010000000109BC563EB.png" xlink:type="simple" xlink:show="embed" xlink:actuate="onLoad"/></draw:frame><text:alphabetical-index-mark-start text:id="IMark138465356"/>Rafraîchir la couche<text:alphabetical-index-mark-end text:id="IMark138465356"/>...</text:p>
          </table:table-cell>
          <table:table-cell table:style-name="Tableau14.D2" office:value-type="string">
            <text:p text:style-name="P20">Rafraîchir une couche créée avec Fichier&gt;Ouvrir&gt;Base de données en éxécutant de nouveau la requête</text:p>
          </table:table-cell>
        </table:table-row>
        <table:table-row table:style-name="Tableau14.10">
          <table:covered-table-cell/>
          <table:covered-table-cell/>
          <table:table-cell table:style-name="Tableau14.A2" office:value-type="string">
            <text:p text:style-name="P20"><draw:frame draw:style-name="fr7" draw:name="images83" text:anchor-type="paragraph" svg:x="0.03cm" svg:y="0cm" svg:width="0.6cm" svg:height="0.6cm" draw:z-index="73"><draw:image xlink:href="Pictures/1000020100000010000000101C47DCA6.png" xlink:type="simple" xlink:show="embed" xlink:actuate="onLoad"/></draw:frame><text:alphabetical-index-mark-start text:id="IMark138465356"/>Exécuter de nouveau la requête SQL<text:alphabetical-index-mark-end text:id="IMark138465356"/></text:p>
          </table:table-cell>
          <table:table-cell table:style-name="Tableau14.D2" office:value-type="string">
            <text:p text:style-name="P20">Rafraîchir une couche créée avec Couche&gt;Exécuter une requête SQL en éxécutant de nouveau la requête</text:p>
          </table:table-cell>
        </table:table-row>
        <table:table-row table:style-name="Tableau14.10">
          <table:covered-table-cell/>
          <table:covered-table-cell/>
          <table:table-cell table:style-name="Tableau14.A2" office:value-type="string">
            <text:p text:style-name="P20"><draw:frame draw:style-name="fr7" draw:name="images84" text:anchor-type="paragraph" svg:x="-0.005cm" svg:y="0cm" svg:width="0.6cm" svg:height="0.6cm" draw:z-index="74"><draw:image xlink:href="Pictures/100002010000001000000010F684C752.png" xlink:type="simple" xlink:show="embed" xlink:actuate="onLoad"/></draw:frame><text:alphabetical-index-mark-start text:id="IMark138465356"/>Modifier la requête<text:alphabetical-index-mark-end text:id="IMark138465356"/>...</text:p>
          </table:table-cell>
          <table:table-cell table:style-name="Tableau14.D2" office:value-type="string">
            <text:p text:style-name="Table_20_Contents"><text:span text:style-name="T11">Edite</text:span> la requête qui a permis de créer cette couche.</text:p>
          </table:table-cell>
        </table:table-row>
        <table:table-row table:style-name="Tableau14.10">
          <table:table-cell table:style-name="Tableau14.A2" office:value-type="string">
            <text:p text:style-name="P20"/>
          </table:table-cell>
          <table:table-cell table:style-name="Tableau14.A2" table:number-columns-spanned="2" office:value-type="string">
            <text:p text:style-name="P20"><text:alphabetical-index-mark-start text:id="IMark138465356"/>Gestionnaire des couches image<text:alphabetical-index-mark-end text:id="IMark138465356"/></text:p>
          </table:table-cell>
          <table:covered-table-cell/>
          <table:table-cell table:style-name="Tableau14.D2" office:value-type="string">
            <text:p text:style-name="P79">Cet outil permet de gérer une couche contenant plusieurs images. Les boutons Ajouter/Supprimer permettent d'ajouter de nouvelles images ou de supprimer des images de la couche sélectionnée.</text:p>
          </table:table-cell>
        </table:table-row>
        <table:table-row table:style-name="Tableau14.10">
          <table:table-cell table:style-name="Tableau14.A2" office:value-type="string">
            <text:p text:style-name="P20"><draw:frame draw:style-name="fr13" draw:name="images76" text:anchor-type="paragraph" svg:width="0.64cm" svg:height="0.64cm" draw:z-index="96"><draw:image xlink:href="Pictures/1000020100000010000000109CB96154.png" xlink:type="simple" xlink:show="embed" xlink:actuate="onLoad"/></draw:frame></text:p>
          </table:table-cell>
          <table:table-cell table:style-name="Tableau14.A2" table:number-columns-spanned="2" office:value-type="string">
            <text:p text:style-name="P20"><text:alphabetical-index-mark-start text:id="IMark138465356"/>Sauvegarder les jeux de données sélectionnés<text:alphabetical-index-mark-end text:id="IMark138465356"/></text:p>
          </table:table-cell>
          <table:covered-table-cell/>
          <table:table-cell table:style-name="Tableau14.D2" office:value-type="string">
            <text:p text:style-name="P20">Sauvegarder les modifications effectuées sur les couches sélectionnées (provenant d'un fichier shapefile ou JML) en <text:soft-page-break/>ré-écrivant la couche dans ce fichier.</text:p>
            <text:p text:style-name="P22"><text:span text:style-name="T10">[OpenJUMP 1.6]</text:span><text:span text:style-name="T19"> Permet d'enregistrer des données dans des formats ajoutés par des drivers externes.</text:span></text:p>
          </table:table-cell>
        </table:table-row>
        <table:table-row table:style-name="Tableau14.24">
          <table:table-cell table:style-name="Tableau14.A2" table:number-columns-spanned="3" office:value-type="string">
            <text:p text:style-name="P38">------------------------------------------------------------</text:p>
          </table:table-cell>
          <table:covered-table-cell/>
          <table:covered-table-cell/>
          <table:table-cell table:style-name="Tableau14.D2" office:value-type="string">
            <text:p text:style-name="P20"/>
          </table:table-cell>
        </table:table-row>
        <table:table-row table:style-name="Tableau14.2">
          <table:table-cell table:style-name="Tableau14.A2" office:value-type="string">
            <text:p text:style-name="P20"><draw:frame draw:style-name="fr9" draw:name="images80" text:anchor-type="paragraph" svg:width="0.6cm" svg:height="0.6cm" draw:z-index="65"><draw:image xlink:href="Pictures/100002010000001000000010683E2A31.png" xlink:type="simple" xlink:show="embed" xlink:actuate="onLoad"/></draw:frame></text:p>
          </table:table-cell>
          <table:table-cell table:style-name="Tableau14.A2" table:number-columns-spanned="2" office:value-type="string">
            <text:p text:style-name="P20"><text:alphabetical-index-mark-start text:id="IMark138465356"/>Déplacer la couche vers le haut<text:alphabetical-index-mark-end text:id="IMark138465356"/></text:p>
          </table:table-cell>
          <table:covered-table-cell/>
          <table:table-cell table:style-name="Tableau14.D2" office:value-type="string">
            <text:p text:style-name="P20">Déplacer cette couche vers le haut</text:p>
          </table:table-cell>
        </table:table-row>
        <table:table-row table:style-name="Tableau14.2">
          <table:table-cell table:style-name="Tableau14.A2" office:value-type="string">
            <text:p text:style-name="P20"><draw:frame draw:style-name="fr9" draw:name="images77" text:anchor-type="paragraph" svg:width="0.6cm" svg:height="0.6cm" draw:z-index="66"><draw:image xlink:href="Pictures/100002010000001000000010E2A07EC6.png" xlink:type="simple" xlink:show="embed" xlink:actuate="onLoad"/></draw:frame></text:p>
          </table:table-cell>
          <table:table-cell table:style-name="Tableau14.A2" table:number-columns-spanned="2" office:value-type="string">
            <text:p text:style-name="P20"><text:alphabetical-index-mark-start text:id="IMark138465356"/>Déplacer la couche vers le bas<text:alphabetical-index-mark-end text:id="IMark138465356"/></text:p>
          </table:table-cell>
          <table:covered-table-cell/>
          <table:table-cell table:style-name="Tableau14.D2" office:value-type="string">
            <text:p text:style-name="P20">Déplacer cette couche vers le bas</text:p>
          </table:table-cell>
        </table:table-row>
        <table:table-row table:style-name="Tableau14.27">
          <table:table-cell table:style-name="Tableau14.A2" table:number-columns-spanned="3" office:value-type="string">
            <text:p text:style-name="P38">------------------------------------------------------------</text:p>
          </table:table-cell>
          <table:covered-table-cell/>
          <table:covered-table-cell/>
          <table:table-cell table:style-name="Tableau14.D2" office:value-type="string">
            <text:p text:style-name="P20"/>
          </table:table-cell>
        </table:table-row>
        <table:table-row table:style-name="Tableau14.28">
          <table:table-cell table:style-name="Tableau14.A2" office:value-type="string">
            <text:p text:style-name="P20"><draw:frame draw:style-name="fr9" draw:name="images86" text:anchor-type="paragraph" svg:width="0.6cm" svg:height="0.6cm" draw:z-index="67"><draw:image xlink:href="Pictures/100002000000001000000010AC291BFC.gif" xlink:type="simple" xlink:show="embed" xlink:actuate="onLoad"/></draw:frame></text:p>
          </table:table-cell>
          <table:table-cell table:style-name="Tableau14.A2" table:number-columns-spanned="2" office:value-type="string">
            <text:p text:style-name="P20"><text:alphabetical-index-mark-start text:id="IMark138465356"/>Couper les couches sélectionnées<text:alphabetical-index-mark-end text:id="IMark138465356"/></text:p>
          </table:table-cell>
          <table:covered-table-cell/>
          <table:table-cell table:style-name="Tableau14.D2" office:value-type="string">
            <text:p text:style-name="P20">Détacher la couche de cette catégorie en vu de la coller dans une autre (clic-droit sur l'autre catégorie)</text:p>
          </table:table-cell>
        </table:table-row>
        <table:table-row table:style-name="Tableau14.29">
          <table:table-cell table:style-name="Tableau14.A2" office:value-type="string">
            <text:p text:style-name="P20"><draw:frame draw:style-name="fr9" draw:name="images87" text:anchor-type="paragraph" svg:width="0.6cm" svg:height="0.6cm" draw:z-index="68"><draw:image xlink:href="Pictures/100002000000001000000010AD7BC837.gif" xlink:type="simple" xlink:show="embed" xlink:actuate="onLoad"/></draw:frame></text:p>
          </table:table-cell>
          <table:table-cell table:style-name="Tableau14.A2" table:number-columns-spanned="2" office:value-type="string">
            <text:p text:style-name="P20"><text:alphabetical-index-mark-start text:id="IMark138465356"/>Copier les couches sélectionnées<text:alphabetical-index-mark-end text:id="IMark138465356"/></text:p>
          </table:table-cell>
          <table:covered-table-cell/>
          <table:table-cell table:style-name="Tableau14.D2" office:value-type="string">
            <text:p text:style-name="P20">Copier la couche de cette catégorie en vu de la coller dans une autre (clic-droit sur l'autre catégorie)</text:p>
          </table:table-cell>
        </table:table-row>
        <table:table-row table:style-name="Tableau14.30">
          <table:table-cell table:style-name="Tableau14.A2" table:number-columns-spanned="3" office:value-type="string">
            <text:p text:style-name="P38">------------------------------------------------------------</text:p>
          </table:table-cell>
          <table:covered-table-cell/>
          <table:covered-table-cell/>
          <table:table-cell table:style-name="Tableau14.D2" office:value-type="string">
            <text:p text:style-name="P20"/>
          </table:table-cell>
        </table:table-row>
        <table:table-row table:style-name="Tableau14.31">
          <table:table-cell table:style-name="Tableau14.A2" office:value-type="string">
            <text:p text:style-name="P20"><draw:frame draw:style-name="fr9" draw:name="images81" text:anchor-type="paragraph" svg:width="0.6cm" svg:height="0.6cm" draw:z-index="69"><draw:image xlink:href="Pictures/1000020100000010000000104CDD5CC2.png" xlink:type="simple" xlink:show="embed" xlink:actuate="onLoad"/></draw:frame></text:p>
          </table:table-cell>
          <table:table-cell table:style-name="Tableau14.A2" table:number-columns-spanned="2" office:value-type="string">
            <text:p text:style-name="P20"><text:alphabetical-index-mark-start text:id="IMark138465356"/>Ajouter de nouveaux objets<text:alphabetical-index-mark-end text:id="IMark138465356"/>...</text:p>
          </table:table-cell>
          <table:covered-table-cell/>
          <table:table-cell table:style-name="Tableau14.D2" office:value-type="string">
            <text:p text:style-name="P20">Ajouter un objet à la couche en saisissant (ou en copiant) sa géométrie au format WKT. </text:p>
          </table:table-cell>
        </table:table-row>
        <table:table-row table:style-name="Tableau14.32">
          <table:table-cell table:style-name="Tableau14.A2" office:value-type="string">
            <text:p text:style-name="P20"><draw:frame draw:style-name="fr9" draw:name="images85" text:anchor-type="paragraph" svg:width="0.6cm" svg:height="0.6cm" draw:z-index="70"><draw:image xlink:href="Pictures/100002010000001000000010E0B4E6C8.png" xlink:type="simple" xlink:show="embed" xlink:actuate="onLoad"/></draw:frame></text:p>
          </table:table-cell>
          <table:table-cell table:style-name="Tableau14.A2" table:number-columns-spanned="2" office:value-type="string">
            <text:p text:style-name="P20"><text:alphabetical-index-mark-start text:id="IMark138465356"/>Coller les éléments<text:alphabetical-index-mark-end text:id="IMark138465356"/></text:p>
          </table:table-cell>
          <table:covered-table-cell/>
          <table:table-cell table:style-name="Tableau14.D2" office:value-type="string">
            <text:p text:style-name="P20">Coller dans cette couche (modifiable) les objets copiés dans le presse-papier.</text:p>
          </table:table-cell>
        </table:table-row>
        <table:table-row table:style-name="Tableau14.2">
          <table:table-cell table:style-name="Tableau14.A2" office:value-type="string">
            <text:p text:style-name="P20"><draw:frame draw:style-name="fr9" draw:name="images82" text:anchor-type="paragraph" svg:width="0.6cm" svg:height="0.6cm" draw:z-index="71"><draw:image xlink:href="Pictures/1000020100000010000000101573B3D4.png" xlink:type="simple" xlink:show="embed" xlink:actuate="onLoad"/></draw:frame></text:p>
          </table:table-cell>
          <table:table-cell table:style-name="Tableau14.A2" table:number-columns-spanned="2" office:value-type="string">
            <text:p text:style-name="P20"><text:alphabetical-index-mark-start text:id="IMark138465356"/>Supprimer tous les objets<text:alphabetical-index-mark-end text:id="IMark138465356"/></text:p>
          </table:table-cell>
          <table:covered-table-cell/>
          <table:table-cell table:style-name="Tableau14.D2" office:value-type="string">
            <text:p text:style-name="P20">Supprimer tous les objets de la couche.</text:p>
          </table:table-cell>
        </table:table-row>
        <table:table-row table:style-name="Tableau14.34">
          <table:table-cell table:style-name="Tableau14.A2" office:value-type="string">
            <text:p text:style-name="P20"/>
          </table:table-cell>
          <table:table-cell table:style-name="Tableau14.A2" table:number-columns-spanned="2" office:value-type="string">
            <text:p text:style-name="P20"><text:alphabetical-index-mark-start text:id="IMark138465356"/>Changer la visibilité<text:alphabetical-index-mark-end text:id="IMark138465356"/></text:p>
          </table:table-cell>
          <table:covered-table-cell/>
          <table:table-cell table:style-name="Tableau14.D2" office:value-type="string">
            <text:p text:style-name="P20">Changer la visibilité des couches sélectionnées (les couches sélectionnées visibles deviennent invisibles et vice versa.</text:p>
          </table:table-cell>
        </table:table-row>
        <table:table-row table:style-name="Tableau14.35">
          <table:table-cell table:style-name="Tableau14.A2" office:value-type="string">
            <text:p text:style-name="P20"/>
          </table:table-cell>
          <table:table-cell table:style-name="Tableau14.A2" table:number-columns-spanned="2" office:value-type="string">
            <text:p text:style-name="P20"><text:alphabetical-index-mark-start text:id="IMark138465356"/>Sélectionner les éléments de la couche sélectionnée<text:alphabetical-index-mark-end text:id="IMark138465356"/></text:p>
          </table:table-cell>
          <table:covered-table-cell/>
          <table:table-cell table:style-name="Tableau14.D2" office:value-type="string">
            <text:p text:style-name="P20">Sélectionne tous les éléments de la couche.</text:p>
          </table:table-cell>
        </table:table-row>
      </table:table>
      <text:p text:style-name="Text_20_body"/>
      <text:p text:style-name="Text_20_body"/>
      <table:table table:name="Tableau15" table:style-name="Tableau15">
        <table:table-column table:style-name="Tableau15.A"/>
        <table:table-column table:style-name="Tableau15.B"/>
        <table:table-column table:style-name="Tableau15.C"/>
        <table:table-header-rows>
          <table:table-row table:style-name="Tableau15.1">
            <table:table-cell table:style-name="Tableau15.A1" table:number-columns-spanned="2" office:value-type="string">
              <text:p text:style-name="P14">Nom de la couche raster</text:p>
            </table:table-cell>
            <table:covered-table-cell/>
            <table:table-cell table:style-name="Tableau15.C1" office:value-type="string">
              <text:p text:style-name="P14"/>
            </table:table-cell>
          </table:table-row>
        </table:table-header-rows>
        <table:table-row table:style-name="Tableau15.2">
          <table:table-cell table:style-name="Tableau15.A1" office:value-type="string">
            <text:p text:style-name="P20"/>
          </table:table-cell>
          <table:table-cell table:style-name="Tableau15.A1" office:value-type="string">
            <text:p text:style-name="P20">Changer la visibilité de l'image raster</text:p>
          </table:table-cell>
          <table:table-cell table:style-name="Tableau15.C2" office:value-type="string">
            <text:p text:style-name="P20"/>
          </table:table-cell>
        </table:table-row>
        <table:table-row table:style-name="Tableau15.3">
          <table:table-cell table:style-name="Tableau15.A3" table:number-columns-spanned="2" office:value-type="string">
            <text:p text:style-name="P38">------------------------------------------------------------</text:p>
          </table:table-cell>
          <table:covered-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Changer les propriétés de l'image raster...</text:p>
          </table: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Extraire la partie de l'image sélectionnée...</text:p>
          </table: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Sauvegardée l'image raster en tant qu'image...</text:p>
          </table:table-cell>
          <table:table-cell table:style-name="Tableau15.C2" office:value-type="string">
            <text:p text:style-name="P20"/>
          </table:table-cell>
        </table:table-row>
        <table:table-row table:style-name="Tableau15.7">
          <table:table-cell table:style-name="Tableau15.A3" table:number-columns-spanned="2" office:value-type="string">
            <text:p text:style-name="P38">------------------------------------------------------------</text:p>
          </table:table-cell>
          <table:covered-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Zoomer sur l'image raster</text:p>
          </table:table-cell>
          <table:table-cell table:style-name="Tableau15.C2" office:value-type="string">
            <text:p text:style-name="P20"/>
          </table:table-cell>
        </table:table-row>
        <table:table-row table:style-name="Tableau15.9">
          <table:table-cell table:style-name="Tableau15.A3" table:number-columns-spanned="2" office:value-type="string">
            <text:p text:style-name="P38">------------------------------------------------------------</text:p>
          </table:table-cell>
          <table:covered-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Ajuster l'image au cadre...</text:p>
          </table: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Exporter l'image en tant que géométrie</text:p>
          </table:table-cell>
          <table:table-cell table:style-name="Tableau15.C2" office:value-type="string">
            <text:p text:style-name="P20"/>
          </table:table-cell>
        </table:table-row>
        <table:table-row table:style-name="Tableau15.12">
          <table:table-cell table:style-name="Tableau15.A3" table:number-columns-spanned="2" office:value-type="string">
            <text:p text:style-name="P38">------------------------------------------------------------</text:p>
          </table:table-cell>
          <table:covered-table-cell/>
          <table:table-cell table:style-name="Tableau15.C2" office:value-type="string">
            <text:p text:style-name="P20"/>
          </table:table-cell>
        </table:table-row>
        <table:table-row table:style-name="Tableau15.2">
          <table:table-cell table:style-name="Tableau15.A3" office:value-type="string">
            <text:p text:style-name="P20"><draw:frame draw:style-name="fr13" draw:name="images88" text:anchor-type="paragraph" svg:width="0.6cm" svg:height="0.6cm" draw:z-index="61"><draw:image xlink:href="Pictures/100002010000001000000010683E2A31.png" xlink:type="simple" xlink:show="embed" xlink:actuate="onLoad"/></draw:frame></text:p>
          </table:table-cell>
          <table:table-cell table:style-name="Tableau15.A3" office:value-type="string">
            <text:p text:style-name="P20">Déplacer la couche vers le haut</text:p>
          </table:table-cell>
          <table:table-cell table:style-name="Tableau15.C2" office:value-type="string">
            <text:p text:style-name="P20"/>
          </table:table-cell>
        </table:table-row>
        <table:table-row table:style-name="Tableau15.2">
          <table:table-cell table:style-name="Tableau15.A3" office:value-type="string">
            <text:p text:style-name="P20"><draw:frame draw:style-name="fr13" draw:name="images89" text:anchor-type="paragraph" svg:width="0.6cm" svg:height="0.6cm" draw:z-index="62"><draw:image xlink:href="Pictures/100002010000001000000010E2A07EC6.png" xlink:type="simple" xlink:show="embed" xlink:actuate="onLoad"/></draw:frame></text:p>
          </table:table-cell>
          <table:table-cell table:style-name="Tableau15.A3" office:value-type="string">
            <text:p text:style-name="P20">Déplacer la couche vers le bas</text:p>
          </table:table-cell>
          <table:table-cell table:style-name="Tableau15.C2" office:value-type="string">
            <text:p text:style-name="P20"/>
          </table:table-cell>
        </table:table-row>
        <text:soft-page-break/>
        <table:table-row table:style-name="Tableau15.15">
          <table:table-cell table:style-name="Tableau15.A3" table:number-columns-spanned="2" office:value-type="string">
            <text:p text:style-name="P38">------------------------------------------------------------</text:p>
          </table:table-cell>
          <table:covered-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Couper les couches raster sélectionnées</text:p>
          </table: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Copier les couches raster sélectionnées</text:p>
          </table: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Coller les couches raster</text:p>
          </table:table-cell>
          <table:table-cell table:style-name="Tableau15.C2" office:value-type="string">
            <text:p text:style-name="P20"/>
          </table:table-cell>
        </table:table-row>
        <table:table-row table:style-name="Tableau15.2">
          <table:table-cell table:style-name="Tableau15.A3" office:value-type="string">
            <text:p text:style-name="P20"/>
          </table:table-cell>
          <table:table-cell table:style-name="Tableau15.A3" office:value-type="string">
            <text:p text:style-name="P20">Supprimer les couches raster sélectionnées</text:p>
          </table:table-cell>
          <table:table-cell table:style-name="Tableau15.C2" office:value-type="string">
            <text:p text:style-name="P20"/>
          </table:table-cell>
        </table:table-row>
      </table:table>
      <text:h text:style-name="Heading_20_3" text:outline-level="3"><text:alphabetical-index-mark text:string-value="MENU CONTEXTUEL VUE"/><text:bookmark-start text:name="Menu contextuel Vue"/>Clic droit dans la vue<text:bookmark-end text:name="Menu contextuel Vue"/></text:h>
      <text:p text:style-name="Text_20_body"/>
      <text:p text:style-name="Text_20_body"/>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20"><draw:frame draw:style-name="fr5" draw:name="images108" text:anchor-type="paragraph" svg:y="0cm" svg:width="0.6cm" svg:height="0.6cm" draw:z-index="114"><draw:image xlink:href="Pictures/100002000000001400000014ADF1B7D5.gif" xlink:type="simple" xlink:show="embed" xlink:actuate="onLoad"/></draw:frame></text:p>
          </table:table-cell>
          <table:table-cell table:style-name="Tableau16.A1" table:number-columns-spanned="2" office:value-type="string">
            <text:p text:style-name="P20"><text:alphabetical-index-mark-start text:id="IMark138465356"/>Info objet<text:alphabetical-index-mark-end text:id="IMark138465356"/></text:p>
          </table:table-cell>
          <table:covered-table-cell/>
          <table:table-cell table:style-name="Tableau16.D1" office:value-type="string">
            <text:p text:style-name="P20"/>
          </table:table-cell>
        </table:table-row>
        <table:table-row table:style-name="Tableau16.2">
          <table:table-cell table:style-name="Tableau16.A2" office:value-type="string">
            <text:p text:style-name="Table_20_Contents"/>
          </table:table-cell>
          <table:table-cell table:style-name="Tableau16.A2" table:number-columns-spanned="2" office:value-type="string">
            <text:p text:style-name="P20"><text:alphabetical-index-mark-start text:id="IMark138465356"/>Afficher les sommets des coordonnées contenues dans le cadre<text:alphabetical-index-mark-end text:id="IMark138465356"/></text:p>
          </table:table-cell>
          <table:covered-table-cell/>
          <table:table-cell table:style-name="Tableau16.D2" office:value-type="string">
            <text:p text:style-name="P20"/>
          </table:table-cell>
        </table:table-row>
        <table:table-row table:style-name="Tableau16.1">
          <table:table-cell table:style-name="Tableau16.A2" table:number-columns-spanned="3" office:value-type="string">
            <text:p text:style-name="P38">------------------------------------------------------------</text:p>
          </table:table-cell>
          <table:covered-table-cell/>
          <table:covered-table-cell/>
          <table:table-cell table:style-name="Tableau16.D2" office:value-type="string">
            <text:p text:style-name="P20"/>
          </table:table-cell>
        </table:table-row>
        <table:table-row table:style-name="Tableau16.1">
          <table:table-cell table:style-name="Tableau16.A2" table:number-columns-spanned="2" office:value-type="string">
            <text:p text:style-name="P14">Zoom<text:span text:style-name="T4">►</text:span></text:p>
          </table:table-cell>
          <table:covered-table-cell/>
          <table:table-cell table:style-name="Tableau16.A2" office:value-type="string">
            <text:p text:style-name="P20"><draw:frame draw:style-name="fr17" draw:name="images127" text:anchor-type="paragraph" svg:y="0cm" svg:width="0.6cm" svg:height="0.6cm" draw:z-index="132"><draw:image xlink:href="Pictures/100002000000001400000014053B22C3.gif" xlink:type="simple" xlink:show="embed" xlink:actuate="onLoad"/></draw:frame> <text:alphabetical-index-mark text:string-value="Zoomer sur le Cadre"/>Cadre</text:p>
          </table:table-cell>
          <table:table-cell table:style-name="Tableau16.D2" office:value-type="string">
            <text:p text:style-name="P20">Zoomer sur l'objet "Cadre"</text:p>
          </table:table-cell>
        </table:table-row>
        <table:table-row table:style-name="Tableau16.5">
          <table:table-cell table:style-name="Tableau16.A2" table:number-columns-spanned="2" office:value-type="string">
            <text:p text:style-name="P14"/>
          </table:table-cell>
          <table:covered-table-cell/>
          <table:table-cell table:style-name="Tableau16.A2" office:value-type="string">
            <text:p text:style-name="P20"><draw:frame draw:style-name="fr6" draw:name="images128" text:anchor-type="paragraph" svg:y="0cm" svg:width="0.6cm" svg:height="0.6cm" draw:z-index="133"><draw:image xlink:href="Pictures/100002000000001400000014579F1813.gif" xlink:type="simple" xlink:show="embed" xlink:actuate="onLoad"/></draw:frame> <text:alphabetical-index-mark-start text:id="IMark138465356"/>Zoomer sur les éléments sélectionnés<text:alphabetical-index-mark-end text:id="IMark138465356"/></text:p>
          </table:table-cell>
          <table:table-cell table:style-name="Tableau16.D2" office:value-type="string">
            <text:p text:style-name="P20">Zoomer sur l'ensemble des objets sélectionnés</text:p>
          </table:table-cell>
        </table:table-row>
        <table:table-row table:style-name="Tableau16.1">
          <table:table-cell table:style-name="Tableau16.A2" table:number-columns-spanned="2" office:value-type="string">
            <text:p text:style-name="P14"/>
          </table:table-cell>
          <table:covered-table-cell/>
          <table:table-cell table:style-name="Tableau16.A2" office:value-type="string">
            <text:p text:style-name="P20"><draw:frame draw:style-name="fr8" draw:name="images123" text:anchor-type="paragraph" svg:width="0.564cm" svg:height="0.564cm" draw:z-index="134"><draw:image xlink:href="Pictures/100002010000001000000010824E1181.png" xlink:type="simple" xlink:show="embed" xlink:actuate="onLoad"/></draw:frame> <text:alphabetical-index-mark-start text:id="IMark138465356"/>Zoomer sur le clic<text:alphabetical-index-mark-end text:id="IMark138465356"/></text:p>
          </table:table-cell>
          <table:table-cell table:style-name="Tableau16.D2" office:value-type="string">
            <text:p text:style-name="P20">Zoom avant sur le point cliqué</text:p>
          </table:table-cell>
        </table:table-row>
        <table:table-row table:style-name="Tableau16.1">
          <table:table-cell table:style-name="Tableau16.A2" table:number-columns-spanned="2" office:value-type="string">
            <text:p text:style-name="P14"/>
          </table:table-cell>
          <table:covered-table-cell/>
          <table:table-cell table:style-name="Tableau16.A2" office:value-type="string">
            <text:p text:style-name="P20"><draw:frame draw:style-name="fr8" draw:name="images124" text:anchor-type="paragraph" svg:width="0.564cm" svg:height="0.564cm" draw:z-index="135"><draw:image xlink:href="Pictures/1000020100000010000000104F2B443E.png" xlink:type="simple" xlink:show="embed" xlink:actuate="onLoad"/></draw:frame> <text:alphabetical-index-mark-start text:id="IMark138465356"/>Dézoomer sur le clic<text:alphabetical-index-mark-end text:id="IMark138465356"/></text:p>
          </table:table-cell>
          <table:table-cell table:style-name="Tableau16.D2" office:value-type="string">
            <text:p text:style-name="P20">Zoom arrière sur le point cliqué</text:p>
          </table:table-cell>
        </table:table-row>
        <table:table-row table:style-name="Tableau16.1">
          <table:table-cell table:style-name="Tableau16.A2" table:number-columns-spanned="2" office:value-type="string">
            <text:p text:style-name="P14"/>
          </table:table-cell>
          <table:covered-table-cell/>
          <table:table-cell table:style-name="Tableau16.A2" office:value-type="string">
            <text:p text:style-name="P20"><draw:frame draw:style-name="fr8" draw:name="images145" text:anchor-type="paragraph" svg:width="0.564cm" svg:height="0.564cm" draw:z-index="136"><draw:image xlink:href="Pictures/100002010000001000000010092A3ACB.png" xlink:type="simple" xlink:show="embed" xlink:actuate="onLoad"/></draw:frame> <text:alphabetical-index-mark-start text:id="IMark138465356"/>Centrer sur le clic<text:alphabetical-index-mark-end text:id="IMark138465356"/></text:p>
          </table:table-cell>
          <table:table-cell table:style-name="Tableau16.D2" office:value-type="string">
            <text:p text:style-name="P20">Centrer sur le point cliqué</text:p>
          </table:table-cell>
        </table:table-row>
        <table:table-row table:style-name="Tableau16.9">
          <table:table-cell table:style-name="Tableau16.A2" table:number-columns-spanned="3" office:value-type="string">
            <text:p text:style-name="P38">------------------------------------------------------------</text:p>
          </table:table-cell>
          <table:covered-table-cell/>
          <table:covered-table-cell/>
          <table:table-cell table:style-name="Tableau16.D2" office:value-type="string">
            <text:p text:style-name="P39"/>
          </table:table-cell>
        </table:table-row>
        <table:table-row table:style-name="Tableau16.1">
          <table:table-cell table:style-name="Tableau16.A2" office:value-type="string">
            <text:p text:style-name="P20"><draw:frame draw:style-name="fr5" draw:name="images125" text:anchor-type="paragraph" svg:y="0cm" svg:width="0.6cm" svg:height="0.6cm" draw:z-index="115"><draw:image xlink:href="Pictures/100002000000001000000010291BCEA1.gif" xlink:type="simple" xlink:show="embed" xlink:actuate="onLoad"/></draw:frame></text:p>
          </table:table-cell>
          <table:table-cell table:style-name="Tableau16.A2" table:number-columns-spanned="2" office:value-type="string">
            <text:p text:style-name="P20"><text:alphabetical-index-mark-start text:id="IMark138465356"/>Couper les éléments sélectionnés<text:alphabetical-index-mark-end text:id="IMark138465356"/></text:p>
          </table:table-cell>
          <table:covered-table-cell/>
          <table:table-cell table:style-name="Tableau16.D2" office:value-type="string">
            <text:p text:style-name="P20"/>
          </table:table-cell>
        </table:table-row>
        <table:table-row table:style-name="Tableau16.1">
          <table:table-cell table:style-name="Tableau16.A2" office:value-type="string">
            <text:p text:style-name="P20"><draw:frame draw:style-name="fr10" draw:name="images146" text:anchor-type="paragraph" svg:width="0.564cm" svg:height="0.564cm" draw:z-index="137"><draw:image xlink:href="Pictures/1000020100000010000000105AC18613.png" xlink:type="simple" xlink:show="embed" xlink:actuate="onLoad"/></draw:frame></text:p>
          </table:table-cell>
          <table:table-cell table:style-name="Tableau16.A2" table:number-columns-spanned="2" office:value-type="string">
            <text:p text:style-name="P20"><text:alphabetical-index-mark-start text:id="IMark138465356"/>Copier les éléments sélectionnés<text:alphabetical-index-mark-end text:id="IMark138465356"/></text:p>
          </table:table-cell>
          <table:covered-table-cell/>
          <table:table-cell table:style-name="Tableau16.D2" office:value-type="string">
            <text:p text:style-name="P20"/>
          </table:table-cell>
        </table:table-row>
        <table:table-row table:style-name="Tableau16.1">
          <table:table-cell table:style-name="Tableau16.A2" office:value-type="string">
            <text:p text:style-name="P20"/>
          </table:table-cell>
          <table:table-cell table:style-name="Tableau16.A2" table:number-columns-spanned="2" office:value-type="string">
            <text:p text:style-name="P20"><text:alphabetical-index-mark-start text:id="IMark138465356"/>Copier cette coordonnée<text:alphabetical-index-mark-end text:id="IMark138465356"/></text:p>
          </table:table-cell>
          <table:covered-table-cell/>
          <table:table-cell table:style-name="Tableau16.D2" office:value-type="string">
            <text:p text:style-name="P20"/>
          </table:table-cell>
        </table:table-row>
        <table:table-row table:style-name="Tableau16.2">
          <table:table-cell table:style-name="Tableau16.A2" office:value-type="string">
            <text:p text:style-name="P20"><draw:frame draw:style-name="fr10" draw:name="images147" text:anchor-type="paragraph" svg:width="0.564cm" svg:height="0.564cm" draw:z-index="138"><draw:image xlink:href="Pictures/100002010000001000000010AF70511F.png" xlink:type="simple" xlink:show="embed" xlink:actuate="onLoad"/></draw:frame></text:p>
          </table:table-cell>
          <table:table-cell table:style-name="Tableau16.A2" table:number-columns-spanned="2" office:value-type="string">
            <text:p text:style-name="P20"><text:alphabetical-index-mark text:string-value="Visualiser la géométrie sélectionnée"/>Visualiser / <text:alphabetical-index-mark-start text:id="IMark136290760"/>Modifier la géométrie sélectionnée<text:alphabetical-index-mark-end text:id="IMark136290760"/></text:p>
          </table:table-cell>
          <table:covered-table-cell/>
          <table:table-cell table:style-name="Tableau16.D2" office:value-type="string">
            <text:p text:style-name="P20">Permet de modifier la géométrie en passant par sa représentation au format WKT.</text:p>
          </table:table-cell>
        </table:table-row>
        <table:table-row table:style-name="Tableau16.1">
          <table:table-cell table:style-name="Tableau16.A2" office:value-type="string">
            <text:p text:style-name="P20"><draw:frame draw:style-name="fr10" draw:name="images126" text:anchor-type="paragraph" svg:width="0.564cm" svg:height="0.564cm" draw:z-index="139"><draw:image xlink:href="Pictures/1000020100000010000000102F333165.png" xlink:type="simple" xlink:show="embed" xlink:actuate="onLoad"/></draw:frame></text:p>
          </table:table-cell>
          <table:table-cell table:style-name="Tableau16.A2" table:number-columns-spanned="2" office:value-type="string">
            <text:p text:style-name="P20"><text:alphabetical-index-mark-start text:id="IMark136290760"/>Supprimer les éléments sélectionnés<text:alphabetical-index-mark-end text:id="IMark136290760"/></text:p>
          </table:table-cell>
          <table:covered-table-cell/>
          <table:table-cell table:style-name="Tableau16.D2" office:value-type="string">
            <text:p text:style-name="P20"/>
          </table:table-cell>
        </table:table-row>
        <table:table-row table:style-name="Tableau16.1">
          <table:table-cell table:style-name="Tableau16.A2" office:value-type="string">
            <text:p text:style-name="P20"><draw:frame draw:style-name="fr10" draw:name="images66" text:anchor-type="paragraph" svg:width="0.564cm" svg:height="0.564cm" draw:z-index="145"><draw:image xlink:href="Pictures/100002010000001000000010D6204ADF.png" xlink:type="simple" xlink:show="embed" xlink:actuate="onLoad"/></draw:frame></text:p>
          </table:table-cell>
          <table:table-cell table:style-name="Tableau16.A2" table:number-columns-spanned="2" office:value-type="string">
            <text:p text:style-name="P20"><text:alphabetical-index-mark-start text:id="IMark136290760"/><text:alphabetical-index-mark-start text:id="IMark138465356"/>Cloner l'objet<text:alphabetical-index-mark-end text:id="IMark138465356"/><text:alphabetical-index-mark-end text:id="IMark136290760"/></text:p>
          </table:table-cell>
          <table:covered-table-cell/>
          <table:table-cell table:style-name="Tableau16.D2" office:value-type="string">
            <text:p text:style-name="P20"/>
          </table:table-cell>
        </table:table-row>
        <table:table-row table:style-name="Tableau16.1">
          <table:table-cell table:style-name="Tableau16.A2" office:value-type="string">
            <text:p text:style-name="P20"><draw:frame draw:style-name="fr10" draw:name="images148" text:anchor-type="paragraph" svg:width="0.564cm" svg:height="0.564cm" draw:z-index="144"><draw:image xlink:href="Pictures/1000020100000010000000105390714F.png" xlink:type="simple" xlink:show="embed" xlink:actuate="onLoad"/></draw:frame></text:p>
          </table:table-cell>
          <table:table-cell table:style-name="Tableau16.A2" table:number-columns-spanned="2" office:value-type="string">
            <text:p text:style-name="P20"><text:alphabetical-index-mark-start text:id="IMark108326672"/>Coller les éléments ici<text:alphabetical-index-mark-end text:id="IMark108326672"/></text:p>
          </table:table-cell>
          <table:covered-table-cell/>
          <table:table-cell table:style-name="Tableau16.D2" office:value-type="string">
            <text:p text:style-name="P20"/>
          </table:table-cell>
        </table:table-row>
        <table:table-row table:style-name="Tableau16.1">
          <table:table-cell table:style-name="Tableau16.A2" office:value-type="string">
            <text:p text:style-name="P20"><draw:frame draw:style-name="fr10" draw:name="images149" text:anchor-type="paragraph" svg:width="0.564cm" svg:height="0.564cm" draw:z-index="140"><draw:image xlink:href="Pictures/100002010000001000000010F2E8FFD9.png" xlink:type="simple" xlink:show="embed" xlink:actuate="onLoad"/></draw:frame></text:p>
          </table:table-cell>
          <table:table-cell table:style-name="Tableau16.A2" table:number-columns-spanned="2" office:value-type="string">
            <text:p text:style-name="P20"><text:alphabetical-index-mark-start text:id="IMark108326672"/>Combiner les objets sélectionnés<text:alphabetical-index-mark-end text:id="IMark108326672"/></text:p>
          </table:table-cell>
          <table:covered-table-cell/>
          <table:table-cell table:style-name="Tableau16.D2" office:value-type="string">
            <text:p text:style-name="P20"/>
          </table:table-cell>
        </table:table-row>
        <table:table-row table:style-name="Tableau16.18">
          <table:table-cell table:style-name="Tableau16.A2" office:value-type="string">
            <text:p text:style-name="P20"><draw:frame draw:style-name="fr10" draw:name="images155" text:anchor-type="paragraph" svg:width="0.6cm" svg:height="0.6cm" draw:z-index="149"><draw:image xlink:href="Pictures/1000020100000010000000109DA09A19.png" xlink:type="simple" xlink:show="embed" xlink:actuate="onLoad"/></draw:frame></text:p>
          </table:table-cell>
          <table:table-cell table:style-name="Tableau16.A2" table:number-columns-spanned="2" office:value-type="string">
            <text:p text:style-name="P20"><text:alphabetical-index-mark-start text:id="IMark108326672"/>Fusionner les objets sélectionnés<text:alphabetical-index-mark-end text:id="IMark108326672"/> <text:span text:style-name="T7">[OpenJUMP 1</text:span><text:span text:style-name="T8">.</text:span><text:span text:style-name="T7">6]</text:span></text:p>
          </table:table-cell>
          <table:covered-table-cell/>
          <table:table-cell table:style-name="Tableau16.D2" office:value-type="string">
            <text:p text:style-name="P20"/>
          </table:table-cell>
        </table:table-row>
        <table:table-row table:style-name="Tableau16.1">
          <table:table-cell table:style-name="Tableau16.A2" office:value-type="string">
            <text:p text:style-name="P20"><draw:frame draw:style-name="fr10" draw:name="images151" text:anchor-type="paragraph" svg:width="0.564cm" svg:height="0.564cm" draw:z-index="148"><draw:image xlink:href="Pictures/10000201000000100000001076A16BAC.png" xlink:type="simple" xlink:show="embed" xlink:actuate="onLoad"/></draw:frame></text:p>
          </table:table-cell>
          <table:table-cell table:style-name="Tableau16.A2" table:number-columns-spanned="2" office:value-type="string">
            <text:p text:style-name="P20"><text:alphabetical-index-mark-start text:id="IMark108326672"/>Décomposer les objets sélectionnés<text:alphabetical-index-mark-end text:id="IMark108326672"/></text:p>
          </table:table-cell>
          <table:covered-table-cell/>
          <table:table-cell table:style-name="Tableau16.D2" office:value-type="string">
            <text:p text:style-name="P20"/>
          </table:table-cell>
        </table:table-row>
        <table:table-row table:style-name="Tableau16.1">
          <table:table-cell table:style-name="Tableau16.A2" table:number-columns-spanned="3" office:value-type="string">
            <text:p text:style-name="P38">------------------------------------------------------------</text:p>
          </table:table-cell>
          <table:covered-table-cell/>
          <table:covered-table-cell/>
          <table:table-cell table:style-name="Tableau16.D2" office:value-type="string">
            <text:p text:style-name="P20"/>
          </table:table-cell>
        </table:table-row>
        <table:table-row table:style-name="Tableau16.21">
          <table:table-cell table:style-name="Tableau16.A2" office:value-type="string">
            <text:p text:style-name="P20"><draw:frame draw:style-name="fr10" draw:name="images150" text:anchor-type="paragraph" svg:width="0.564cm" svg:height="0.564cm" draw:z-index="141"><draw:image xlink:href="Pictures/100002010000001000000010EE919648.png" xlink:type="simple" xlink:show="embed" xlink:actuate="onLoad"/></draw:frame></text:p>
          </table:table-cell>
          <table:table-cell table:style-name="Tableau16.A2" table:number-columns-spanned="2" office:value-type="string">
            <text:p text:style-name="P20"><text:alphabetical-index-mark-start text:id="IMark108326672"/>Répliquer les objets sélectionnés<text:alphabetical-index-mark-end text:id="IMark108326672"/>...</text:p>
          </table:table-cell>
          <table:covered-table-cell/>
          <table:table-cell table:style-name="Tableau16.D2" office:value-type="string">
            <text:p text:style-name="P20"/>
          </table:table-cell>
        </table:table-row>
        <table:table-row table:style-name="Tableau16.21">
          <table:table-cell table:style-name="Tableau16.A2" office:value-type="string">
            <text:p text:style-name="P20"/>
          </table:table-cell>
          <table:table-cell table:style-name="Tableau16.A2" table:number-columns-spanned="2" office:value-type="string">
            <text:p text:style-name="P20">Convertir les objets ou les couches sélectionnées</text:p>
          </table:table-cell>
          <table:covered-table-cell/>
          <table:table-cell table:style-name="Tableau16.D2" office:value-type="string">
            <text:p text:style-name="P20">Convertir en</text:p>
            <text:p text:style-name="P20">- Multigéométries</text:p>
            <text:p text:style-name="P20">- Ligne</text:p>
            <text:p text:style-name="P20">- Ligne fermée</text:p>
            <text:p text:style-name="P20">- Multilignes</text:p>
            <text:p text:style-name="P20">- Multipoints</text:p>
            <text:p text:style-name="P20">- Multipolygones</text:p>
            <text:p text:style-name="P20">- Point</text:p>
            <text:p text:style-name="P20">- Polygone</text:p>
            <text:p text:style-name="P20">- Fermer les lignes</text:p>
            <text:p text:style-name="P20"><text:soft-page-break/>- Ouvrir (supprimer le segment de fermeture)</text:p>
          </table:table-cell>
        </table:table-row>
        <table:table-row table:style-name="Tableau16.21">
          <table:table-cell table:style-name="Tableau16.A2" office:value-type="string">
            <text:p text:style-name="P20"/>
          </table:table-cell>
          <table:table-cell table:style-name="Tableau16.A2" table:number-columns-spanned="2" office:value-type="string">
            <text:p text:style-name="P20">Intersection/Découpage <text:span text:style-name="T7">[OpenJUMP 1.6]</text:span></text:p>
          </table:table-cell>
          <table:covered-table-cell/>
          <table:table-cell table:style-name="Tableau16.D2" office:value-type="string">
            <text:p text:style-name="P20">Met à jour les objets sélectionnés en éffectuant l'une des opérations suivantes :</text:p>
            <text:p text:style-name="P20"><draw:frame draw:style-name="fr18" draw:name="images159" text:anchor-type="char" svg:width="0.339cm" svg:height="0.339cm" draw:z-index="154"><draw:image xlink:href="Pictures/1000020000000010000000105ACEAD42.png" xlink:type="simple" xlink:show="embed" xlink:actuate="onLoad"/></draw:frame>Ajoute les points d'intersection sur les lignes</text:p>
            <text:p text:style-name="P20"><draw:frame draw:style-name="fr19" draw:name="images160" text:anchor-type="char" svg:x="0cm" svg:y="0.069cm" svg:width="0.339cm" svg:height="0.339cm" draw:z-index="153"><draw:image xlink:href="Pictures/1000020000000010000000103D521358.png" xlink:type="simple" xlink:show="embed" xlink:actuate="onLoad"/></draw:frame>Ajoute les points d'intersection sur les polygones</text:p>
            <text:p text:style-name="P20"><draw:frame draw:style-name="fr20" draw:name="images161" text:anchor-type="char" svg:x="0cm" svg:y="0.335cm" svg:width="0.339cm" svg:height="0.339cm" draw:z-index="155"><draw:image xlink:href="Pictures/10000200000000100000001070DF685C.png" xlink:type="simple" xlink:show="embed" xlink:actuate="onLoad"/></draw:frame>Ajoute les points d'intersection sur lignes et les polygones</text:p>
            <text:p text:style-name="P20"><draw:frame draw:style-name="fr18" draw:name="images162" text:anchor-type="char" svg:width="0.339cm" svg:height="0.339cm" draw:z-index="156"><draw:image xlink:href="Pictures/100002000000001000000010BB0A4184.png" xlink:type="simple" xlink:show="embed" xlink:actuate="onLoad"/></draw:frame>Découpe les lignes et ajoute les noeud aux intersection sur le polygones</text:p>
            <text:p text:style-name="P20"><draw:frame draw:style-name="fr18" draw:name="images163" text:anchor-type="char" svg:width="0.339cm" svg:height="0.339cm" draw:z-index="157"><draw:image xlink:href="Pictures/100002000000001000000010C6AA921E.png" xlink:type="simple" xlink:show="embed" xlink:actuate="onLoad"/></draw:frame>Découpe les polygones et ajoute les noeuds d'intersection sur les lignes</text:p>
            <text:p text:style-name="P20"><draw:frame draw:style-name="fr8" draw:name="images164" text:anchor-type="char" svg:width="0.339cm" svg:height="0.339cm" draw:z-index="158"><draw:image xlink:href="Pictures/100002000000001000000010405F506F.png" xlink:type="simple" xlink:show="embed" xlink:actuate="onLoad"/></draw:frame>Découpe les lignes et les polygones</text:p>
          </table:table-cell>
        </table:table-row>
        <table:table-row table:style-name="Tableau16.21">
          <table:table-cell table:style-name="Tableau16.A2" office:value-type="string">
            <text:p text:style-name="P20"/>
          </table:table-cell>
          <table:table-cell table:style-name="Tableau16.A2" table:number-columns-spanned="2" office:value-type="string">
            <text:p text:style-name="P20">Angle du déplacement</text:p>
          </table:table-cell>
          <table:covered-table-cell/>
          <table:table-cell table:style-name="Tableau16.D2" office:value-type="string">
            <text:p text:style-name="P20"/>
          </table:table-cell>
        </table:table-row>
        <table:table-row table:style-name="Tableau16.21">
          <table:table-cell table:style-name="Tableau16.A2" office:value-type="string">
            <text:p text:style-name="P20"><draw:frame draw:style-name="fr5" draw:name="images107" text:anchor-type="paragraph" svg:y="0cm" svg:width="0.6cm" svg:height="0.6cm" draw:z-index="89"><draw:image xlink:href="Pictures/1000020000000020000000204029C373.gif" xlink:type="simple" xlink:show="embed" xlink:actuate="onLoad"/></draw:frame></text:p>
          </table:table-cell>
          <table:table-cell table:style-name="Tableau16.A2" table:number-columns-spanned="2" office:value-type="string">
            <text:p text:style-name="P20"><text:alphabetical-index-mark-start text:id="IMark108326672"/>Tourner<text:alphabetical-index-mark-end text:id="IMark108326672"/></text:p>
          </table:table-cell>
          <table:covered-table-cell/>
          <table:table-cell table:style-name="Tableau16.D2" office:value-type="string">
            <text:p text:style-name="P20"/>
          </table:table-cell>
        </table:table-row>
        <table:table-row table:style-name="Tableau16.21">
          <table:table-cell table:style-name="Tableau16.A2" office:value-type="string">
            <text:p text:style-name="P20"/>
          </table:table-cell>
          <table:table-cell table:style-name="Tableau16.A2" table:number-columns-spanned="2" office:value-type="string">
            <text:p text:style-name="P20"><text:alphabetical-index-mark-start text:id="IMark108326672"/>Afficher les segments<text:alphabetical-index-mark-end text:id="IMark108326672"/></text:p>
          </table:table-cell>
          <table:covered-table-cell/>
          <table:table-cell table:style-name="Tableau16.D2" office:value-type="string">
            <text:p text:style-name="P20"/>
          </table:table-cell>
        </table:table-row>
        <table:table-row table:style-name="Tableau16.21">
          <table:table-cell table:style-name="Tableau16.A2" office:value-type="string">
            <text:p text:style-name="P20"><draw:frame draw:style-name="fr5" draw:name="images121" text:anchor-type="paragraph" svg:y="0cm" svg:width="0.6cm" svg:height="0.6cm" draw:z-index="112"><draw:image xlink:href="Pictures/10000200000000100000001066F66AC0.png" xlink:type="simple" xlink:show="embed" xlink:actuate="onLoad"/></draw:frame></text:p>
          </table:table-cell>
          <table:table-cell table:style-name="Tableau16.A2" table:number-columns-spanned="2" office:value-type="string">
            <text:p text:style-name="P20"><text:alphabetical-index-mark-start text:id="IMark108326672"/>Inverser l'orientation<text:alphabetical-index-mark-end text:id="IMark108326672"/></text:p>
          </table:table-cell>
          <table:covered-table-cell/>
          <table:table-cell table:style-name="Tableau16.D2" office:value-type="string">
            <text:p text:style-name="P20">Inverse l'orientation des éléments linéaires sélectionnés. Il peut s'agir de toute la géométrie d'un objet ou d'une partie seulement (ex. un trou dans un polygone). L'action est annulable.</text:p>
          </table:table-cell>
        </table:table-row>
      </table:table>
      <text:h text:style-name="Heading_20_3" text:outline-level="3"><text:alphabetical-index-mark text:string-value="OUTILS DE SAISIE"/><text:bookmark-start text:name="Outils de saisie"/>Outils de saisie ou d'édition<text:bookmark-end text:name="Outils de saisie"/></text:h>
      <text:p text:style-name="P4"/>
      <table:table table:name="Tableau12" table:style-name="Tableau12">
        <table:table-column table:style-name="Tableau12.A"/>
        <table:table-column table:style-name="Tableau12.B"/>
        <table:table-row table:style-name="Tableau12.1">
          <table:table-cell table:style-name="Tableau12.A1" office:value-type="string">
            <text:p text:style-name="P20"><draw:frame draw:style-name="fr12" draw:name="images34" text:anchor-type="paragraph" svg:width="0.6cm" svg:height="0.6cm" draw:z-index="26"><draw:image xlink:href="Pictures/100002000000001400000014C45A42D1.gif" xlink:type="simple" xlink:show="embed" xlink:actuate="onLoad"/></draw:frame></text:p>
          </table:table-cell>
          <table:table-cell table:style-name="Tableau12.B1" office:value-type="string">
            <text:p text:style-name="P14"><text:alphabetical-index-mark-start text:id="IMark108326672"/>Sélectionner les objets<text:alphabetical-index-mark-end text:id="IMark108326672"/></text:p>
          </table:table-cell>
        </table:table-row>
        <table:table-row table:style-name="Tableau12.1">
          <table:table-cell table:style-name="Tableau12.A2" office:value-type="string">
            <text:p text:style-name="P20"><draw:frame draw:style-name="fr12" draw:name="images35" text:anchor-type="paragraph" svg:width="0.6cm" svg:height="0.6cm" draw:z-index="27"><draw:image xlink:href="Pictures/100002000000001400000014EE8FF387.gif" xlink:type="simple" xlink:show="embed" xlink:actuate="onLoad"/></draw:frame></text:p>
          </table:table-cell>
          <table:table-cell table:style-name="Tableau12.B2" office:value-type="string">
            <text:p text:style-name="P20"><text:alphabetical-index-mark-start text:id="IMark108326672"/><text:span text:style-name="T2">Sélectionner les composants</text:span><text:alphabetical-index-mark-end text:id="IMark108326672"/> d'un objet multigéométries (ex. 1 polygone appartenant à un multipolygone) </text:p>
          </table:table-cell>
        </table:table-row>
        <table:table-row table:style-name="Tableau12.1">
          <table:table-cell table:style-name="Tableau12.A2" office:value-type="string">
            <text:p text:style-name="P20"><draw:frame draw:style-name="fr12" draw:name="images36" text:anchor-type="paragraph" svg:width="0.6cm" svg:height="0.6cm" draw:z-index="28"><draw:image xlink:href="Pictures/100002000000001400000014ABF898E6.gif" xlink:type="simple" xlink:show="embed" xlink:actuate="onLoad"/></draw:frame></text:p>
          </table:table-cell>
          <table:table-cell table:style-name="Tableau12.B2" office:value-type="string">
            <text:p text:style-name="P20"><text:alphabetical-index-mark-start text:id="IMark108326672"/><text:span text:style-name="T2">Sélectionner un élément linéaire</text:span><text:alphabetical-index-mark-end text:id="IMark108326672"/> d'un objet (ex. limite intérieure d'un polygone simple ou "trou") </text:p>
          </table:table-cell>
        </table:table-row>
        <table:table-row table:style-name="Tableau12.1">
          <table:table-cell table:style-name="Tableau12.A2" office:value-type="string">
            <text:p text:style-name="P20"><draw:frame draw:style-name="fr12" draw:name="images37" text:anchor-type="paragraph" svg:width="0.6cm" svg:height="0.6cm" draw:z-index="29"><draw:image xlink:href="Pictures/10000200000000140000001442A86E7E.gif" xlink:type="simple" xlink:show="embed" xlink:actuate="onLoad"/></draw:frame></text:p>
          </table:table-cell>
          <table:table-cell table:style-name="Tableau12.B2" office:value-type="string">
            <text:p text:style-name="P20"><text:alphabetical-index-mark-start text:id="IMark108326672"/><text:span text:style-name="T2">Déplacer les objets sélectionnés</text:span><text:alphabetical-index-mark-end text:id="IMark108326672"/> (translation). La couche doit être modifiable.</text:p>
          </table:table-cell>
        </table:table-row>
        <table:table-row table:style-name="Tableau12.1">
          <table:table-cell table:style-name="Tableau12.A5" office:value-type="string">
            <text:p text:style-name="P20"/>
          </table:table-cell>
          <table:table-cell table:style-name="Tableau12.B5" office:value-type="string">
            <text:p text:style-name="P20"/>
          </table:table-cell>
        </table:table-row>
        <table:table-row table:style-name="Tableau12.1">
          <table:table-cell table:style-name="Tableau12.A2" office:value-type="string">
            <text:p text:style-name="P20"/>
          </table:table-cell>
          <table:table-cell table:style-name="Tableau12.B2" office:value-type="string">
            <text:p text:style-name="P20">Les outils de saisie opèrent sur la première couche modifiable sélectionnée,</text:p>
            <text:p text:style-name="P20">ou sur la première couche modifiable si aucune couche sélectionnée n'est modifiable.</text:p>
            <text:p text:style-name="P20">Les géométries simples peuvent se combiner entre elles en faisant clic-droit&gt;Combiner sur la carte</text:p>
          </table:table-cell>
        </table:table-row>
        <table:table-row table:style-name="Tableau12.1">
          <table:table-cell table:style-name="Tableau12.A2" office:value-type="string">
            <text:p text:style-name="P20"><draw:frame draw:style-name="fr12" draw:name="images45" text:anchor-type="paragraph" svg:width="0.6cm" svg:height="0.6cm" draw:z-index="37"><draw:image xlink:href="Pictures/10000200000000140000001460814B98.gif" xlink:type="simple" xlink:show="embed" xlink:actuate="onLoad"/></draw:frame></text:p>
          </table:table-cell>
          <table:table-cell table:style-name="Tableau12.B2" office:value-type="string">
            <text:p text:style-name="P14"><text:alphabetical-index-mark-start text:id="IMark108326672"/>Dessiner un rectangle<text:alphabetical-index-mark-end text:id="IMark108326672"/></text:p>
          </table:table-cell>
        </table:table-row>
        <table:table-row table:style-name="Tableau12.1">
          <table:table-cell table:style-name="Tableau12.A2" office:value-type="string">
            <text:p text:style-name="P20"><draw:frame draw:style-name="fr12" draw:name="images39" text:anchor-type="paragraph" svg:width="0.6cm" svg:height="0.6cm" draw:z-index="30"><draw:image xlink:href="Pictures/100002000000001400000014CF3F0D44.gif" xlink:type="simple" xlink:show="embed" xlink:actuate="onLoad"/></draw:frame></text:p>
          </table:table-cell>
          <table:table-cell table:style-name="Tableau12.B2" office:value-type="string">
            <text:p text:style-name="P14"><text:alphabetical-index-mark-start text:id="IMark108326672"/>Dessiner un polygone simple<text:alphabetical-index-mark-end text:id="IMark108326672"/></text:p>
            <text:p text:style-name="P20">Pour <text:alphabetical-index-mark text:string-value="Créer un trou"/>créer un trou, sélectionner un polygone existant et tracer un autre polygone dedans</text:p>
          </table:table-cell>
        </table:table-row>
        <table:table-row table:style-name="Tableau12.1">
          <table:table-cell table:style-name="Tableau12.A2" office:value-type="string">
            <text:p text:style-name="P20"><draw:frame draw:style-name="fr12" draw:name="images40" text:anchor-type="paragraph" svg:width="0.6cm" svg:height="0.6cm" draw:z-index="31"><draw:image xlink:href="Pictures/100002000000001400000014DC47D25D.gif" xlink:type="simple" xlink:show="embed" xlink:actuate="onLoad"/></draw:frame></text:p>
          </table:table-cell>
          <table:table-cell table:style-name="Tableau12.B2" office:value-type="string">
            <text:p text:style-name="P14"><text:alphabetical-index-mark-start text:id="IMark108326672"/>Dessiner une polyligne<text:alphabetical-index-mark-end text:id="IMark108326672"/></text:p>
          </table:table-cell>
        </table:table-row>
        <table:table-row table:style-name="Tableau12.1">
          <table:table-cell table:style-name="Tableau12.A2" office:value-type="string">
            <text:p text:style-name="P20"><draw:frame draw:style-name="fr12" draw:name="images41" text:anchor-type="paragraph" svg:width="0.6cm" svg:height="0.6cm" draw:z-index="32"><draw:image xlink:href="Pictures/10000200000000140000001483E777D3.gif" xlink:type="simple" xlink:show="embed" xlink:actuate="onLoad"/></draw:frame></text:p>
          </table:table-cell>
          <table:table-cell table:style-name="Tableau12.B2" office:value-type="string">
            <text:p text:style-name="P14"><text:alphabetical-index-mark-start text:id="IMark108326672"/>Dessiner un point<text:alphabetical-index-mark-end text:id="IMark108326672"/></text:p>
          </table:table-cell>
        </table:table-row>
        <table:table-row table:style-name="Tableau12.1">
          <table:table-cell table:style-name="Tableau12.A5" office:value-type="string">
            <text:p text:style-name="P20"/>
          </table:table-cell>
          <table:table-cell table:style-name="Tableau12.B5" office:value-type="string">
            <text:p text:style-name="P20"/>
          </table:table-cell>
        </table:table-row>
        <table:table-row table:style-name="Tableau12.1">
          <table:table-cell table:style-name="Tableau12.A2" office:value-type="string">
            <text:p text:style-name="P20"><draw:frame draw:style-name="fr12" draw:name="images42" text:anchor-type="paragraph" svg:width="0.6cm" svg:height="0.6cm" draw:z-index="33"><draw:image xlink:href="Pictures/100002000000001400000014191E96A6.gif" xlink:type="simple" xlink:show="embed" xlink:actuate="onLoad"/></draw:frame></text:p>
          </table:table-cell>
          <table:table-cell table:style-name="Tableau12.B2" office:value-type="string">
            <text:p text:style-name="P20"><text:alphabetical-index-mark-start text:id="IMark108326672"/><text:span text:style-name="T2">Insérer un sommet</text:span><text:alphabetical-index-mark-end text:id="IMark108326672"/> (ou point de construction) sur un segment. L'objet doit être sélectionné et la couche modifiable.</text:p>
          </table:table-cell>
        </table:table-row>
        <table:table-row table:style-name="Tableau12.1">
          <table:table-cell table:style-name="Tableau12.A2" office:value-type="string">
            <text:p text:style-name="P20"><draw:frame draw:style-name="fr12" draw:name="images43" text:anchor-type="paragraph" svg:width="0.6cm" svg:height="0.6cm" draw:z-index="35"><draw:image xlink:href="Pictures/100002000000001400000014586CB35E.gif" xlink:type="simple" xlink:show="embed" xlink:actuate="onLoad"/></draw:frame></text:p>
          </table:table-cell>
          <table:table-cell table:style-name="Tableau12.B2" office:value-type="string">
            <text:p text:style-name="P20"><text:alphabetical-index-mark-start text:id="IMark108326672"/><text:span text:style-name="T2">Supprimer un sommet</text:span><text:alphabetical-index-mark-end text:id="IMark108326672"/> (ou point de construction). Permet aussi de supprimer plusieurs points d'un coup en maintenant la touche enfoncée et en faisant glisser la souris.</text:p>
            <text:p text:style-name="P20">L'objet doit être sélectionné et la couche modifiable.</text:p>
          </table:table-cell>
        </table:table-row>
        <table:table-row table:style-name="Tableau12.1">
          <table:table-cell table:style-name="Tableau12.A2" office:value-type="string">
            <text:p text:style-name="P20"><draw:frame draw:style-name="fr12" draw:name="images44" text:anchor-type="paragraph" svg:width="0.6cm" svg:height="0.6cm" draw:z-index="36"><draw:image xlink:href="Pictures/100002000000001400000014FBB1268D.gif" xlink:type="simple" xlink:show="embed" xlink:actuate="onLoad"/></draw:frame></text:p>
          </table:table-cell>
          <table:table-cell table:style-name="Tableau12.B2" office:value-type="string">
            <text:p text:style-name="P20"><text:alphabetical-index-mark-start text:id="IMark108326672"/><text:span text:style-name="T2">Déplacer un sommet</text:span><text:alphabetical-index-mark-end text:id="IMark108326672"/> (ou point de construction). L'objet doit être sélectionné et la couche modifiable.</text:p>
          </table:table-cell>
        </table:table-row>
        <table:table-row table:style-name="Tableau12.1">
          <table:table-cell table:style-name="Tableau12.A2" office:value-type="string">
            <text:p text:style-name="P20"><draw:frame draw:style-name="fr12" draw:name="images46" text:anchor-type="paragraph" svg:width="0.6cm" svg:height="0.6cm" draw:z-index="34"><draw:image xlink:href="Pictures/200000070000019300000169BFABB352.svm" xlink:type="simple" xlink:show="embed" xlink:actuate="onLoad"/></draw:frame></text:p>
          </table:table-cell>
          <table:table-cell table:style-name="Tableau12.B2" office:value-type="string">
            <text:p text:style-name="P20"><text:alphabetical-index-mark-start text:id="IMark108326672"/><text:span text:style-name="T2">Modifier la taille des éléments sélectionnés</text:span><text:alphabetical-index-mark-end text:id="IMark108326672"/> : l'objet ou les objets sélectionnés subissent un changement d'échelle (homothétie)</text:p>
          </table:table-cell>
        </table:table-row>
        <table:table-row table:style-name="Tableau12.1">
          <table:table-cell table:style-name="Tableau12.A5" office:value-type="string">
            <text:p text:style-name="P20"/>
          </table:table-cell>
          <table:table-cell table:style-name="Tableau12.B5" office:value-type="string">
            <text:p text:style-name="P20"/>
          </table:table-cell>
        </table:table-row>
        <table:table-row table:style-name="Tableau12.1">
          <table:table-cell table:style-name="Tableau12.A2" office:value-type="string">
            <text:p text:style-name="P20"><draw:frame draw:style-name="fr12" draw:name="images38" text:anchor-type="paragraph" svg:width="0.621cm" svg:height="0.621cm" draw:z-index="38"><draw:image xlink:href="Pictures/1000020000000014000000145DC2AC01.gif" xlink:type="simple" xlink:show="embed" xlink:actuate="onLoad"/></draw:frame></text:p>
          </table:table-cell>
          <table:table-cell table:style-name="Tableau12.B2" office:value-type="string">
            <text:p text:style-name="P20"><text:alphabetical-index-mark-start text:id="IMark108326672"/><text:span text:style-name="T2">Fusionner les sommets</text:span><text:alphabetical-index-mark-end text:id="IMark108326672"/> en les englobant dans un rectangle tracé à la souris (clic gauche, pluis glisser-déplacer).</text:p>
            <text:p text:style-name="P20">Attention, les points peuvent appartenir à une ou plusieurs couches et à des objets sélectionnés ou non du moment que la couche est modifiable. On ne peut choisir le point de fusion. </text:p>
            <text:p text:style-name="P20">Si une couche est modifiable mais pas l'autre, les points de la couche modifiable sont ramenés sur la couche non modifiable. </text:p>
          </table:table-cell>
        </table:table-row>
        <table:table-row table:style-name="Tableau12.1">
          <table:table-cell table:style-name="Tableau12.A2" office:value-type="string">
            <text:p text:style-name="P20"><draw:frame draw:style-name="fr12" draw:name="images47" text:anchor-type="paragraph" svg:width="0.621cm" svg:height="0.621cm" draw:z-index="39"><draw:image xlink:href="Pictures/100002000000001400000014415FE246.gif" xlink:type="simple" xlink:show="embed" xlink:actuate="onLoad"/></draw:frame></text:p>
          </table:table-cell>
          <table:table-cell table:style-name="Tableau12.B2" office:value-type="string">
            <text:p text:style-name="P20"><text:alphabetical-index-mark-start text:id="IMark108326672"/><text:span text:style-name="T2">Fusionner les sommets sur un point</text:span><text:alphabetical-index-mark-end text:id="IMark108326672"/> : sélectionner l'objet contenant le point de fusion (celui sur lequel on veut snapper les points alentour).</text:p>
            <text:p text:style-name="P20">Cliquer sur l'icone puis tracer un rectangle (bleu) à l'écran englobant le point de fusion et les points à snapper.</text:p>
            <text:p text:style-name="P20">Faire shift clic dans le rectangle bleu : tous les points appartenant à des couches modifiables sont snappées.</text:p>
          </table:table-cell>
        </table:table-row>
        <table:table-row table:style-name="Tableau12.1">
          <table:table-cell table:style-name="Tableau12.A2" office:value-type="string">
            <text:p text:style-name="P20"><draw:frame draw:style-name="fr12" draw:name="images48" text:anchor-type="paragraph" svg:width="0.621cm" svg:height="0.621cm" draw:z-index="40"><draw:image xlink:href="Pictures/100002000000001400000014AF16BFB9.gif" xlink:type="simple" xlink:show="embed" xlink:actuate="onLoad"/></draw:frame></text:p>
          </table:table-cell>
          <table:table-cell table:style-name="Tableau12.B2" office:value-type="string">
            <text:p text:style-name="P20"><text:alphabetical-index-mark-start text:id="IMark108326672"/><text:span text:style-name="T2">Couper une ligne</text:span><text:alphabetical-index-mark-end text:id="IMark108326672"/> : Découper une ligne sélectionnée en insérant un point de coupure.</text:p>
          </table:table-cell>
        </table:table-row>
        <table:table-row table:style-name="Tableau12.1">
          <table:table-cell table:style-name="Tableau12.A2" office:value-type="string">
            <text:p text:style-name="P20"><draw:frame draw:style-name="fr12" draw:name="images49" text:anchor-type="paragraph" svg:width="0.621cm" svg:height="0.621cm" draw:z-index="41"><draw:image xlink:href="Pictures/10000200000000140000001410DB7B92.gif" xlink:type="simple" xlink:show="embed" xlink:actuate="onLoad"/></draw:frame></text:p>
          </table:table-cell>
          <table:table-cell table:style-name="Tableau12.B2" office:value-type="string">
            <text:p text:style-name="P20"><text:alphabetical-index-mark-start text:id="IMark108326672"/><text:span text:style-name="T2">Couper les lignes aux intersections</text:span><text:alphabetical-index-mark-end text:id="IMark108326672"/> : découper entre elles deux lignes modifiables sélectionnées en indiquant l'intersection où elles doivent être coupées.</text:p>
          </table:table-cell>
        </table:table-row>
        <text:soft-page-break/>
        <table:table-row table:style-name="Tableau12.1">
          <table:table-cell table:style-name="Tableau12.A5" office:value-type="string">
            <text:p text:style-name="P20"/>
          </table:table-cell>
          <table:table-cell table:style-name="Tableau12.B5" office:value-type="string">
            <text:p text:style-name="P20"/>
          </table:table-cell>
        </table:table-row>
        <table:table-row table:style-name="Tableau12.1">
          <table:table-cell table:style-name="Tableau12.A2" office:value-type="string">
            <text:p text:style-name="P20"/>
          </table:table-cell>
          <table:table-cell table:style-name="Tableau12.B2" office:value-type="string">
            <text:p text:style-name="P20">Les <text:alphabetical-index-mark text:string-value="Contraintes de saisie"/><text:span text:style-name="T2">contraintes de saisie</text:span> se paramètrent dans les "Options".</text:p>
            <text:p text:style-name="P20">On peut imposer une distance minimum entre 2 points consécutifs,</text:p>
            <text:p text:style-name="P20">Imposer des angles discrets entre 2 segments consécutifs (ex. multiple de 30°)</text:p>
            <text:p text:style-name="P20">Imposer un angle particulier entre le segment courant et l'horizontal, ou entre le segment courant et le précédent. <text:s/></text:p>
          </table:table-cell>
        </table:table-row>
        <table:table-row table:style-name="Tableau12.1">
          <table:table-cell table:style-name="Tableau12.A2" office:value-type="string">
            <text:p text:style-name="P20"><draw:frame draw:style-name="fr12" draw:name="images50" text:anchor-type="paragraph" svg:width="0.6cm" svg:height="0.6cm" draw:z-index="42"><draw:image xlink:href="Pictures/200000070000019300000193512C8C46.svm" xlink:type="simple" xlink:show="embed" xlink:actuate="onLoad"/></draw:frame></text:p>
          </table:table-cell>
          <table:table-cell table:style-name="Tableau12.B2" office:value-type="string">
            <text:p text:style-name="P20"><text:alphabetical-index-mark-start text:id="IMark108326672"/><text:span text:style-name="T2">Dessiner un polygone contraint</text:span><text:alphabetical-index-mark-end text:id="IMark108326672"/> : tracer un polygone en respectant les contraintes.</text:p>
          </table:table-cell>
        </table:table-row>
        <table:table-row table:style-name="Tableau12.1">
          <table:table-cell table:style-name="Tableau12.A2" office:value-type="string">
            <text:p text:style-name="P20"><draw:frame draw:style-name="fr12" draw:name="images51" text:anchor-type="paragraph" svg:width="0.6cm" svg:height="0.6cm" draw:z-index="43"><draw:image xlink:href="Pictures/200000070000017E00000193CD4D10A4.svm" xlink:type="simple" xlink:show="embed" xlink:actuate="onLoad"/></draw:frame></text:p>
          </table:table-cell>
          <table:table-cell table:style-name="Tableau12.B2" office:value-type="string">
            <text:p text:style-name="P20"><text:alphabetical-index-mark-start text:id="IMark108326672"/><text:span text:style-name="T2">Dessiner une ligne contrainte</text:span><text:alphabetical-index-mark-end text:id="IMark108326672"/> : trace une ligne en respectant les contraintes.</text:p>
          </table:table-cell>
        </table:table-row>
        <table:table-row table:style-name="Tableau12.1">
          <table:table-cell table:style-name="Tableau12.A2" office:value-type="string">
            <text:p text:style-name="P20"><draw:frame draw:style-name="fr12" draw:name="images52" text:anchor-type="paragraph" svg:width="0.6cm" svg:height="0.6cm" draw:z-index="44"><draw:image xlink:href="Pictures/20000007000001540000017E323FDC66.svm" xlink:type="simple" xlink:show="embed" xlink:actuate="onLoad"/></draw:frame></text:p>
          </table:table-cell>
          <table:table-cell table:style-name="Tableau12.B2" office:value-type="string">
            <text:p text:style-name="P20"><text:alphabetical-index-mark-start text:id="IMark108326672"/><text:span text:style-name="T2">Dessiner un cercle contraint</text:span><text:alphabetical-index-mark-end text:id="IMark108326672"/> : trace un cercle à partir de 3 points de sa circonférence.</text:p>
          </table:table-cell>
        </table:table-row>
        <table:table-row table:style-name="Tableau12.1">
          <table:table-cell table:style-name="Tableau12.A2" office:value-type="string">
            <text:p text:style-name="P20"><draw:frame draw:style-name="fr12" draw:name="images53" text:anchor-type="paragraph" svg:width="0.6cm" svg:height="0.6cm" draw:z-index="45"><draw:image xlink:href="Pictures/20000007000001540000017E6B5F9F8F.svm" xlink:type="simple" xlink:show="embed" xlink:actuate="onLoad"/></draw:frame></text:p>
          </table:table-cell>
          <table:table-cell table:style-name="Tableau12.B2" office:value-type="string">
            <text:p text:style-name="P20"><text:alphabetical-index-mark-start text:id="IMark108326672"/><text:span text:style-name="T2">Dessiner un arc contraint</text:span><text:alphabetical-index-mark-end text:id="IMark108326672"/> : trace un arc de cercle à partir du centre du cercle, du premier point de l'arc sur sa circonférence et du dernier point de l'arc sur sa circonférence.</text:p>
          </table:table-cell>
        </table:table-row>
        <table:table-row table:style-name="Tableau12.1">
          <table:table-cell table:style-name="Tableau12.A5" office:value-type="string">
            <text:p text:style-name="P20"/>
          </table:table-cell>
          <table:table-cell table:style-name="Tableau12.B5" office:value-type="string">
            <text:p text:style-name="P20"/>
          </table:table-cell>
        </table:table-row>
        <table:table-row table:style-name="Tableau12.1">
          <table:table-cell table:style-name="Tableau12.A2" office:value-type="string">
            <text:p text:style-name="P20"><draw:frame draw:style-name="fr12" draw:name="images54" text:anchor-type="paragraph" svg:width="0.621cm" svg:height="0.621cm" draw:z-index="46"><draw:image xlink:href="Pictures/20000007000001A8000001A8F8B90236.svm" xlink:type="simple" xlink:show="embed" xlink:actuate="onLoad"/></draw:frame></text:p>
          </table:table-cell>
          <table:table-cell table:style-name="Tableau12.B2" office:value-type="string">
            <text:p text:style-name="P20"><text:alphabetical-index-mark-start text:id="IMark108326672"/><text:span text:style-name="T2">Déplacement de point contraint</text:span><text:alphabetical-index-mark-end text:id="IMark108326672"/> : déplace un point en essayant de respecter les contraintes</text:p>
          </table:table-cell>
        </table:table-row>
        <table:table-row table:style-name="Tableau12.1">
          <table:table-cell table:style-name="Tableau12.A2" office:value-type="string">
            <text:p text:style-name="P20"><draw:frame draw:style-name="fr12" draw:name="images55" text:anchor-type="paragraph" svg:width="0.621cm" svg:height="0.6cm" draw:z-index="47"><draw:image xlink:href="Pictures/20000007000001A8000001BE8CB8CFC2.svm" xlink:type="simple" xlink:show="embed" xlink:actuate="onLoad"/></draw:frame></text:p>
          </table:table-cell>
          <table:table-cell table:style-name="Tableau12.B2" office:value-type="string">
            <text:p text:style-name="P20"><text:alphabetical-index-mark-start text:id="IMark108326672"/><text:span text:style-name="T2">Faire pivoter les objets sélectionnés</text:span><text:alphabetical-index-mark-end text:id="IMark108326672"/> : effectue une rotation de l'objet ou des objets sélectionnés autour de leur centre de gravité.</text:p>
          </table:table-cell>
        </table:table-row>
        <table:table-row table:style-name="Tableau12.1">
          <table:table-cell table:style-name="Tableau12.A2" office:value-type="string">
            <text:p text:style-name="P20"><draw:frame draw:style-name="fr12" draw:name="images56" text:anchor-type="paragraph" svg:width="0.6cm" svg:height="0.6cm" draw:z-index="48"><draw:image xlink:href="Pictures/20000007000001BE000001BE6D7DE30D.svm" xlink:type="simple" xlink:show="embed" xlink:actuate="onLoad"/></draw:frame></text:p>
          </table:table-cell>
          <table:table-cell table:style-name="Tableau12.B2" office:value-type="string">
            <text:p text:style-name="P20"><text:alphabetical-index-mark-start text:id="IMark108326672"/><text:span text:style-name="T2">Sélectionner un objet à la fois</text:span><text:alphabetical-index-mark-end text:id="IMark108326672"/> : permet de sélectionner un seul objet quand il y a plusieurs objets superposés.</text:p>
            <text:p text:style-name="P20">Cliquer plusieurs fois permet de parcourir la liste des objets superposés un à un </text:p>
          </table:table-cell>
        </table:table-row>
        <table:table-row table:style-name="Tableau12.1">
          <table:table-cell table:style-name="Tableau12.A2" office:value-type="string">
            <text:p text:style-name="P20"><draw:frame draw:style-name="fr12" draw:name="images57" text:anchor-type="paragraph" svg:width="0.621cm" svg:height="0.6cm" draw:z-index="49"><draw:image xlink:href="Pictures/20000007000001A8000001BEF6BCE597.svm" xlink:type="simple" xlink:show="embed" xlink:actuate="onLoad"/></draw:frame></text:p>
          </table:table-cell>
          <table:table-cell table:style-name="Tableau12.B2" office:value-type="string">
            <text:p text:style-name="P20"><text:alphabetical-index-mark-start text:id="IMark108326672"/><text:span text:style-name="T2">Dessiner un cercle <text:s/>à partir d'un centre et d'un rayon</text:span><text:alphabetical-index-mark-end text:id="IMark108326672"/> : crée un cercle en définissant son rayon et sa précision et en cliquant en son centre.</text:p>
          </table:table-cell>
        </table:table-row>
        <table:table-row table:style-name="Tableau12.1">
          <table:table-cell table:style-name="Tableau12.A5" office:value-type="string">
            <text:p text:style-name="P20"/>
          </table:table-cell>
          <table:table-cell table:style-name="Tableau12.B5" office:value-type="string">
            <text:p text:style-name="P20"/>
          </table:table-cell>
        </table:table-row>
        <table:table-row table:style-name="Tableau12.1">
          <table:table-cell table:style-name="Tableau12.A2" office:value-type="string">
            <text:p text:style-name="P20"><draw:frame draw:style-name="fr12" draw:name="images58" text:anchor-type="paragraph" svg:width="0.6cm" svg:height="0.6cm" draw:z-index="50"><draw:image xlink:href="Pictures/200000070000017E000001936F31E494.svm" xlink:type="simple" xlink:show="embed" xlink:actuate="onLoad"/></draw:frame></text:p>
          </table:table-cell>
          <table:table-cell table:style-name="Tableau12.B2" office:value-type="string">
            <text:p text:style-name="P20"><text:alphabetical-index-mark-start text:id="IMark108326672"/><text:span text:style-name="T2">Découper par un polygone</text:span><text:alphabetical-index-mark-end text:id="IMark108326672"/> : découpe le ou les (multi)polygones sélectionnés par le polygone saisi à l'écran.</text:p>
            <text:p text:style-name="P20">Le polygone saisi à l'écran sert juste à découper, il n'est pas conserver.</text:p>
            <text:p text:style-name="P20">Les points ajoutés par ce traitement sont toujours en 2D, même sur un segment 3D.</text:p>
          </table:table-cell>
        </table:table-row>
        <table:table-row table:style-name="Tableau12.1">
          <table:table-cell table:style-name="Tableau12.A2" office:value-type="string">
            <text:p text:style-name="P20"><draw:frame draw:style-name="fr12" draw:name="images59" text:anchor-type="paragraph" svg:width="0.6cm" svg:height="0.6cm" draw:z-index="51"><draw:image xlink:href="Pictures/200000070000017E00000193398CC351.svm" xlink:type="simple" xlink:show="embed" xlink:actuate="onLoad"/></draw:frame></text:p>
          </table:table-cell>
          <table:table-cell table:style-name="Tableau12.B2" office:value-type="string">
            <text:p text:style-name="P20"><text:alphabetical-index-mark-start text:id="IMark108326672"/><text:span text:style-name="T2">Compléter par un polygone</text:span><text:alphabetical-index-mark-end text:id="IMark108326672"/> : Pour tracer un polygone en partage de primitive avec un polygone existant : assurer un léger recouvrement entre le polygone tracé à l'écran et le polygone existant.</text:p>
            <text:p text:style-name="P20">Le plugin conserve uniquement la partie complémentaire.</text:p>
            <text:p text:style-name="P20">Note : le polygone de référence n'est pas modifié, ce qui fait qu'il peut manquer des points pour assurer un partage de primitive parfait. Une extension comme "clean" peut aider à finir le travail. </text:p>
          </table:table-cell>
        </table:table-row>
        <table:table-row table:style-name="Tableau12.1">
          <table:table-cell table:style-name="Tableau12.A2" office:value-type="string">
            <text:p text:style-name="P20"><draw:frame draw:style-name="fr12" draw:name="images60" text:anchor-type="paragraph" svg:width="0.6cm" svg:height="0.6cm" draw:z-index="52"><draw:image xlink:href="Pictures/200000070000019300000193E48DC83A.svm" xlink:type="simple" xlink:show="embed" xlink:actuate="onLoad"/></draw:frame></text:p>
          </table:table-cell>
          <table:table-cell table:style-name="Tableau12.B2" office:value-type="string">
            <text:p text:style-name="P20"><text:alphabetical-index-mark-start text:id="IMark108326672"/><text:span text:style-name="T2">Prise de Note</text:span><text:alphabetical-index-mark-end text:id="IMark108326672"/> : Saisir rapidement des notes localisées rapides à l'écran.</text:p>
            <text:p text:style-name="P20">Crée si nécessaire la couche "Notes", munie d'un champ TEXT, et affichant le contenu de ce champ sous forme de post-it à l'écran.</text:p>
          </table:table-cell>
        </table:table-row>
        <table:table-row table:style-name="Tableau12.1">
          <table:table-cell table:style-name="Tableau12.A2" office:value-type="string">
            <text:p text:style-name="P20"><draw:frame draw:style-name="fr10" draw:name="images152" text:anchor-type="paragraph" svg:width="0.6cm" svg:height="0.6cm" draw:z-index="142"><draw:image xlink:href="Pictures/1000020000000012000000118FD30654.gif" xlink:type="simple" xlink:show="embed" xlink:actuate="onLoad"/></draw:frame></text:p>
          </table:table-cell>
          <table:table-cell table:style-name="Tableau12.B2" office:value-type="string">
            <text:p text:style-name="P20"><text:alphabetical-index-mark-start text:id="IMark108326672"/><text:span text:style-name="T2">Créer un polygone à partir d'une zone close</text:span><text:alphabetical-index-mark-end text:id="IMark108326672"/> : cherche à créer un polygone incluant le point cliqué et délimité par des lignes existantes. L'outil procède en 2 temps. Si les lignes visibles à l'écran ne forment pas une surface fermée autour du polygone, l'utilisateur est invité à étendre la recherche de lignes formant une frontière autour du clic souris au-delà de la partie visible.</text:p>
            <text:p text:style-name="P20">Attention, la recherche étendue peut-être longue, et il est généralement préférable de faire un zoom arrière plutôt que d'étendre la recherche à l'ensemble du jeu de données. </text:p>
          </table:table-cell>
        </table:table-row>
        <table:table-row table:style-name="Tableau12.1">
          <table:table-cell table:style-name="Tableau12.A2" office:value-type="string">
            <text:p text:style-name="P20"/>
          </table:table-cell>
          <table:table-cell table:style-name="Tableau12.B2" office:value-type="string">
            <text:p text:style-name="P20"/>
          </table:table-cell>
        </table:table-row>
      </table:table>
      <text:p text:style-name="P4"/>
      <text:p text:style-name="P7"/>
      <text:h text:style-name="P66" text:outline-level="3">INDEX</text:h>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x lexical1_Head">
            <text:p text:style-name="Index_20_Heading">Index lexical</text:p>
          </text:index-title>
          <text:p text:style-name="P62">A propos<text:tab/>20</text:p>
          <text:p text:style-name="P62">Afficher l'échelle<text:tab/>6</text:p>
          <text:p text:style-name="P62">Afficher les attributs de l'objet situé sous la souris<text:tab/>6</text:p>
          <text:p text:style-name="P62">Afficher les attributs sur la carte<text:tab/>6</text:p>
          <text:p text:style-name="P62">Afficher les coordonnées des points situés dans le cadre<text:tab/>6</text:p>
          <text:p text:style-name="P62">Afficher les segments<text:tab/>28</text:p>
          <text:p text:style-name="P62">Afficher les sommets des coordonnées contenues dans le cadre<text:tab/>27</text:p>
          <text:p text:style-name="P62">Afficher une échelle graphique<text:tab/>6</text:p>
          <text:p text:style-name="P62">Ajouter de nouveaux objets<text:tab/>4, 25</text:p>
          <text:p text:style-name="P62">Ajouter des attributs géométriques<text:tab/>17</text:p>
          <text:p text:style-name="P62">Ajouter des attributs géométriques 3D<text:tab/>17</text:p>
          <text:p text:style-name="P62">Ajouter une couche à partir de la base de données...<text:tab/>23</text:p>
          <text:p text:style-name="P62">Ajouter une image<text:tab/>2</text:p>
          <text:p text:style-name="P62">Ajouter une nouvelle couche<text:tab/>23</text:p>
          <text:p text:style-name="P62">Annuler<text:tab/>4</text:p>
          <text:p text:style-name="P62">Annuler la sélection<text:tab/>4, 21</text:p>
          <text:p text:style-name="P62">ArcMap (importer le style)<text:tab/>8</text:p>
          <text:p text:style-name="P62">Barre d'échelle<text:tab/>6</text:p>
          <text:p text:style-name="P62">BARRE D'OUTILS<text:tab/>21</text:p>
          <text:p text:style-name="P62">Barre de zoom<text:tab/>7</text:p>
          <text:p text:style-name="P62">Base de données (se connecter à une)<text:tab/>2</text:p>
          <text:p text:style-name="P62">Beanshell console<text:tab/>9</text:p>
          <text:p text:style-name="P62">Beantools<text:tab/>9</text:p>
          <text:p text:style-name="P62">Buffer (Zones tampons)<text:tab/>10</text:p>
          <text:p text:style-name="P62">Buffer de largeur variable<text:tab/>10</text:p>
          <text:p text:style-name="P62">Buffers multiples<text:tab/>10</text:p>
          <text:p text:style-name="P62">Buffers multiples (zones tampons concentriques)<text:tab/>10</text:p>
          <text:p text:style-name="P62">Calcul des surfaces et des longueurs<text:tab/>16</text:p>
          <text:p text:style-name="P62">Calculateur d'attributs<text:tab/>17</text:p>
          <text:p text:style-name="P62">Catégorie (créer une nouvelle)<text:tab/>2</text:p>
          <text:p text:style-name="P62">Centrer sur le clic<text:tab/>27</text:p>
          <text:p text:style-name="P62">Centroïde (fonctions géométriques)<text:tab/>11</text:p>
          <text:p text:style-name="P62">Changer la visibilité<text:tab/>25</text:p>
          <text:p text:style-name="P62">Changer la visibilité de cette catégorie<text:tab/>23</text:p>
          <text:p text:style-name="P62">Changer le SRID<text:tab/>8</text:p>
          <text:p text:style-name="P62">Charger les données géographiques<text:tab/>23</text:p>
          <text:p text:style-name="P62">Chercher dans tous les attributs<text:tab/>10</text:p>
          <text:p text:style-name="P62">Cloner l'objet<text:tab/>27</text:p>
          <text:p text:style-name="P62">Coller le schéma<text:tab/>24</text:p>
          <text:p text:style-name="P62">Coller les couches<text:tab/>8, 23</text:p>
          <text:p text:style-name="P62">Coller les éléments<text:tab/>4, 25</text:p>
          <text:p text:style-name="P62">Coller les éléments ici<text:tab/>27</text:p>
          <text:p text:style-name="P62">Coller les styles<text:tab/>24</text:p>
          <text:p text:style-name="P62">Combiner les objets sélectionnés<text:tab/>27</text:p>
          <text:p text:style-name="P62">Compléter par un polygone<text:tab/>30</text:p>
          <text:p text:style-name="P62">Construire les polygones<text:tab/>15</text:p>
          <text:p text:style-name="P62">Contraintes de saisie<text:tab/>30</text:p>
          <text:p text:style-name="P62">Conversion de géométries<text:tab/>15</text:p>
          <text:p text:style-name="P62">Convertir des géométries<text:tab/></text:p>
          <text:p text:style-name="P63">Couper aux intersections<text:tab/>15</text:p>
          <text:p text:style-name="P63">en Lignes<text:tab/>15</text:p>
          <text:p text:style-name="P63">en Lignes fermées<text:tab/>15</text:p>
          <text:p text:style-name="P63">en Multigéométries<text:tab/>15</text:p>
          <text:p text:style-name="P63">en Multilignes<text:tab/>15</text:p>
          <text:p text:style-name="P63">en Multipoints<text:tab/>15</text:p>
          <text:p text:style-name="P63">en Multipolygones<text:tab/>15</text:p>
          <text:p text:style-name="P63">en Points<text:tab/>15</text:p>
          <text:p text:style-name="P63">en Polygones<text:tab/>15</text:p>
          <text:p text:style-name="P63">Fermer les lignes<text:tab/>15</text:p>
          <text:p text:style-name="P63">Ouvrir (supprimer le segment de fermeture)<text:tab/>15</text:p>
          <text:p text:style-name="P62">Copier cette coordonnée<text:tab/>27</text:p>
          <text:p text:style-name="P62">Copier d'écran<text:tab/>3</text:p>
          <text:p text:style-name="P62">Copier l'emprise dans le presse-papier<text:tab/>6</text:p>
          <text:p text:style-name="P62">Copier l'image<text:tab/>3</text:p>
          <text:p text:style-name="P62">Copier le schéma<text:tab/>24</text:p>
          <text:p text:style-name="P62">Copier les couches sélectionnées<text:tab/>8, 25</text:p>
          <text:p text:style-name="P62">Copier les éléments sélectionner<text:tab/>4</text:p>
          <text:p text:style-name="P62">Copier les éléments sélectionnés<text:tab/>27</text:p>
          <text:p text:style-name="P62">Copier les styles<text:tab/>24</text:p>
          <text:p text:style-name="P62">Couche (créer une nouvelle)<text:tab/>2</text:p>
          <text:p text:style-name="P62">Couche modifiable<text:tab/>24</text:p>
          <text:p text:style-name="P62">Couche sélectionnable<text:tab/>24</text:p>
          <text:p text:style-name="P62">Couper les couches sélectionnées<text:tab/>8, 25</text:p>
          <text:p text:style-name="P62">Couper les éléments sélectionnés<text:tab/>4, 27</text:p>
          <text:p text:style-name="P62">Couper les lignes aux intersections<text:tab/>29</text:p>
          <text:p text:style-name="P62">Couper une ligne<text:tab/>29</text:p>
          <text:p text:style-name="P62">Créer des points à partir d<text:tab/>14</text:p>
          <text:p text:style-name="P62">Créer des points à partir d'attributs<text:tab/>14</text:p>
          <text:p text:style-name="P62">Créer un cadre unique<text:tab/>21</text:p>
          <text:p text:style-name="P62">Créer un polygone à partir d'une zone close<text:tab/>30</text:p>
          <text:p text:style-name="P62">Créer un trou<text:tab/>29</text:p>
          <text:p text:style-name="P62">Créer une couche par valeur d'attribut<text:tab/>5</text:p>
          <text:p text:style-name="P62">Créer une grille<text:tab/>13</text:p>
          <text:p text:style-name="P62">Croisement de 2 couches<text:tab/>11</text:p>
          <text:p text:style-name="P62">Croisement de couches polygonales<text:tab/>11</text:p>
          <text:p text:style-name="P62">Décomposer les objets sélectionnés<text:tab/>27</text:p>
          <text:p text:style-name="P62">Découpage<text:tab/>16</text:p>
          <text:p text:style-name="P62">Découper le polygone par la ligne<text:tab/>16</text:p>
          <text:p text:style-name="P62">Découper les polygones entre eux<text:tab/>16</text:p>
          <text:p text:style-name="P62">Découper par un polygone<text:tab/>30</text:p>
          <text:p text:style-name="P62">Découper sur le cadre<text:tab/>5</text:p>
          <text:p text:style-name="P62">Défaire<text:tab/>22</text:p>
          <text:p text:style-name="P62">Définir des raccourcis<text:tab/>9</text:p>
          <text:p text:style-name="P62">Déformer (déformation élastique)<text:tab/>14</text:p>
          <text:p text:style-name="P62">Densifier<text:tab/>11</text:p>
          <text:p text:style-name="P62">Déplacement<text:tab/>21</text:p>
          <text:p text:style-name="P62">Déplacement de point contraint<text:tab/>30</text:p>
          <text:p text:style-name="P62">Déplacer la couche vers le bas<text:tab/>25</text:p>
          <text:p text:style-name="P62">Déplacer la couche vers le haut<text:tab/>25</text:p>
          <text:p text:style-name="P62">Déplacer les objets sélectionnés<text:tab/>29</text:p>
          <text:p text:style-name="P62">Déplacer un sommet<text:tab/>29</text:p>
          <text:p text:style-name="P62">Descendre cette catégorie<text:tab/>23</text:p>
          <text:p text:style-name="P62">Dessiner un arc contraint<text:tab/>30</text:p>
          <text:p text:style-name="P62">Dessiner un cercle <text:s/>à partir d'un centre et d'un rayon<text:tab/>30</text:p>
          <text:p text:style-name="P62">Dessiner un cercle contraint<text:tab/>30</text:p>
          <text:p text:style-name="P62">Dessiner un point<text:tab/>29</text:p>
          <text:p text:style-name="P62"><text:soft-page-break/>Dessiner un polygone contraint<text:tab/>30</text:p>
          <text:p text:style-name="P62">Dessiner un polygone simple<text:tab/>29</text:p>
          <text:p text:style-name="P62">Dessiner un rectangle<text:tab/>29</text:p>
          <text:p text:style-name="P62">Dessiner une ligne contrainte<text:tab/>30</text:p>
          <text:p text:style-name="P62">Dessiner une polyligne<text:tab/>29</text:p>
          <text:p text:style-name="P62">Désynchroniser<text:tab/>19</text:p>
          <text:p text:style-name="P62">Dézoomer (clic droit)<text:tab/>21</text:p>
          <text:p text:style-name="P62">Dézoomer sur le clic<text:tab/>27</text:p>
          <text:p text:style-name="P62">Diagramme de Voronoï<text:tab/>12, 14</text:p>
          <text:p text:style-name="P62">Différence (A-B) (fonctions géométriques)<text:tab/>11</text:p>
          <text:p text:style-name="P62">Différence (B-A) (fonctions géométriques)<text:tab/>11</text:p>
          <text:p text:style-name="P62">Différence symétrique<text:tab/>11</text:p>
          <text:p text:style-name="P62">Différence symétrique (fonctions géométriques)<text:tab/>11</text:p>
          <text:p text:style-name="P62">Différences de géométrie<text:tab/>14</text:p>
          <text:p text:style-name="P62">Doublons géométriques (supprimer)<text:tab/>15</text:p>
          <text:p text:style-name="P62">Douglas-Peucker<text:tab/>17</text:p>
          <text:p text:style-name="P62">Dupliquer la fenêtre<text:tab/>19</text:p>
          <text:p text:style-name="P62">Echelle (afficher)<text:tab/>6</text:p>
          <text:p text:style-name="P62">Echelle graphique (afficher une)<text:tab/>6</text:p>
          <text:p text:style-name="P62">Enregistrer l'image au format SVG<text:tab/>2</text:p>
          <text:p text:style-name="P62">Enregistrer l'image sous<text:tab/>2</text:p>
          <text:p text:style-name="P62">Enregistrer le projet<text:tab/>2</text:p>
          <text:p text:style-name="P62">Enregistrer le projet sous<text:tab/>2</text:p>
          <text:p text:style-name="P62">Enregistrer les données sous<text:tab/>2</text:p>
          <text:p text:style-name="P62">Enve (fonctions géométriques)loppe<text:tab/>11</text:p>
          <text:p text:style-name="P62">Enveloppe convexe (fonctions géométriques)<text:tab/>11</text:p>
          <text:p text:style-name="P62">Enveloppe convexe d'une couche<text:tab/>10</text:p>
          <text:p text:style-name="P62">Enveloppe convexe de la sélection<text:tab/>11</text:p>
          <text:p text:style-name="P62">Exécuter de nouveau la requête SQL<text:tab/>24</text:p>
          <text:p text:style-name="P62">Exporter la vue dans un fichier<text:tab/>2</text:p>
          <text:p text:style-name="P62">Extensions<text:tab/>20</text:p>
          <text:p text:style-name="P62">Extraire les frontières d'une couverture polygonale<text:tab/>15</text:p>
          <text:p text:style-name="P62">Extraire les objets intersectant le cadre<text:tab/>5</text:p>
          <text:p text:style-name="P62">Extraire les points<text:tab/>15</text:p>
          <text:p text:style-name="P62">Extraire les segments<text:tab/>15</text:p>
          <text:p text:style-name="P62">Extraire par type de géométrie<text:tab/>4</text:p>
          <text:p text:style-name="P62">Faire pivoter les objets sélectionnés<text:tab/>30</text:p>
          <text:p text:style-name="P62">Fenêtre de sortie<text:tab/>19, 22</text:p>
          <text:p text:style-name="P62">Fichier (ouvrir)<text:tab/>2</text:p>
          <text:p text:style-name="P62">Flèches aléatoires<text:tab/>13</text:p>
          <text:p text:style-name="P62">Fonctions géométriques<text:tab/>11</text:p>
          <text:p text:style-name="P63">Centroïde<text:tab/>11</text:p>
          <text:p text:style-name="P63">Différence (A-B)<text:tab/>11</text:p>
          <text:p text:style-name="P63">Différence (B-A)<text:tab/>11</text:p>
          <text:p text:style-name="P63">Différence symétrique<text:tab/>11</text:p>
          <text:p text:style-name="P63">Enveloppe<text:tab/>11</text:p>
          <text:p text:style-name="P63">Enveloppe convexe<text:tab/>11</text:p>
          <text:p text:style-name="P63">Frontière<text:tab/>11</text:p>
          <text:p text:style-name="P63">Fusion des composants linéaires<text:tab/>11</text:p>
          <text:p text:style-name="P63">Intersection<text:tab/>11</text:p>
          <text:p text:style-name="P63">Inversion du sens des lignes<text:tab/>11</text:p>
          <text:p text:style-name="P63">Orientation homogène des composants linéaires<text:tab/>11</text:p>
          <text:p text:style-name="P63">Point intérieur<text:tab/>11</text:p>
          <text:p text:style-name="P63">Polygonisation<text:tab/>11</text:p>
          <text:p text:style-name="P63">Simplifier (Douglas-Peucker amélioré)<text:tab/>11</text:p>
          <text:p text:style-name="P63">Simplifier (Douglas-Peucker)<text:tab/>11</text:p>
          <text:p text:style-name="P63">Zone tampon<text:tab/>11</text:p>
          <text:p text:style-name="P62">Frontières (fonctions géométriques)<text:tab/>11</text:p>
          <text:p text:style-name="P62">Fusion des composants linéaires (fonctions géométriques)<text:tab/>11</text:p>
          <text:p text:style-name="P62">Fusionner deux polygones<text:tab/>16</text:p>
          <text:p text:style-name="P62">Fusionner le polygone avec ses voisins<text:tab/>16</text:p>
          <text:p text:style-name="P62">Fusionner les lignes<text:tab/>16</text:p>
          <text:p text:style-name="P62">Fusionner les objets sélectionnés<text:tab/>27</text:p>
          <text:p text:style-name="P62">Fusionner les sommets<text:tab/>29</text:p>
          <text:p text:style-name="P62">Fusionner les sommets sur un point<text:tab/>29</text:p>
          <text:p text:style-name="P62">Généralisation<text:tab/>17</text:p>
          <text:p text:style-name="P62">Géométrie au format WKT<text:tab/>17</text:p>
          <text:p text:style-name="P62">Géométries vides (supprimer)<text:tab/>15</text:p>
          <text:p text:style-name="P62">Gestionnaire des couches image<text:tab/>24</text:p>
          <text:p text:style-name="P62">Graphe planaire<text:tab/>15</text:p>
          <text:p text:style-name="P62">Image Raster (ouvrir)<text:tab/>2</text:p>
          <text:p text:style-name="P62">Importer des donées attributaires (jointure avec un fichier externe)<text:tab/>17</text:p>
          <text:p text:style-name="P62">Importer des styles ArcMap<text:tab/>8</text:p>
          <text:p text:style-name="P62">Importer un fichier de style SLD<text:tab/>8, 24</text:p>
          <text:p text:style-name="P62">Info objet<text:tab/>6, 27</text:p>
          <text:p text:style-name="P62">Info-bulle (attributs de l'objet)<text:tab/>6</text:p>
          <text:p text:style-name="P62">Information<text:tab/>20</text:p>
          <text:p text:style-name="P62">Information sur les objets<text:tab/>21</text:p>
          <text:p text:style-name="P62">Insérer un sommet<text:tab/>29</text:p>
          <text:p text:style-name="P62">Intersection<text:tab/>16</text:p>
          <text:p text:style-name="P62">Intersection (fonctions géométriques)<text:tab/>11</text:p>
          <text:p text:style-name="P62">Intersection de 2 couches<text:tab/>11</text:p>
          <text:p text:style-name="P62">Intersection de couches polygonales<text:tab/>11</text:p>
          <text:p text:style-name="P62">Inverser l'orientation<text:tab/>28</text:p>
          <text:p text:style-name="P62">Inverser la sélection<text:tab/>4</text:p>
          <text:p text:style-name="P62">Inversion du sens des lignes (fonctions géométriques)<text:tab/>11</text:p>
          <text:p text:style-name="P62">Joindre deux couches<text:tab/>17</text:p>
          <text:p text:style-name="P62">Joindre par un arc<text:tab/>16</text:p>
          <text:p text:style-name="P62">Jointure avec un fichier externe<text:tab/>17</text:p>
          <text:p text:style-name="P62">Jointure spatiale avec agrégation d'attribut<text:tab/>12</text:p>
          <text:p text:style-name="P62">Jointure spatiale simple<text:tab/>12</text:p>
          <text:p text:style-name="P62">Journal<text:tab/>19</text:p>
          <text:p text:style-name="P62">Longueur<text:tab/>17</text:p>
          <text:p text:style-name="P62">Longueur3D (2d pour les segments sans z)<text:tab/>17</text:p>
          <text:p text:style-name="P62">MENU AIDE<text:tab/>20</text:p>
          <text:p text:style-name="P62">MENU CONTEXTUEL CATEGORIE<text:tab/>23</text:p>
          <text:p text:style-name="P62">MENU CONTEXTUEL COUCHE<text:tab/>24</text:p>
          <text:p text:style-name="P62">MENU CONTEXTUEL VUE<text:tab/>27</text:p>
          <text:p text:style-name="P62">MENU COUCHE<text:tab/>8</text:p>
          <text:p text:style-name="P62">MENU EDITION<text:tab/>4</text:p>
          <text:p text:style-name="P62">MENU FENETRE<text:tab/>19</text:p>
          <text:p text:style-name="P62">MENU FICHIER<text:tab/>2</text:p>
          <text:p text:style-name="P62">MENU OUTILS<text:tab/>10</text:p>
          <text:p text:style-name="P62">MENU PERSONNALISER<text:tab/>9</text:p>
          <text:p text:style-name="P62">MENU RASTER<text:tab/>18</text:p>
          <text:p text:style-name="P62">MENU VUE<text:tab/>6</text:p>
          <text:p text:style-name="P62">Mesure de distance<text:tab/>22</text:p>
          <text:p text:style-name="P62">Mesure de longueurs et de surfaces<text:tab/>22</text:p>
          <text:p text:style-name="P62">Mesure de surface<text:tab/>22</text:p>
          <text:p text:style-name="P62">Modifier la géométrie en WKT<text:tab/>4</text:p>
          <text:p text:style-name="P62">Modifier la géométrie sélectionnée<text:tab/>27</text:p>
          <text:p text:style-name="P62">Modifier la requête<text:tab/>24</text:p>
          <text:p text:style-name="P62">Modifier la taille des éléments sélectionnés<text:tab/>29</text:p>
          <text:p text:style-name="P62">Modifier le style<text:tab/>21, 24</text:p>
          <text:p text:style-name="P62">Monter cette catégorie<text:tab/>23</text:p>
          <text:p text:style-name="P62">Mosaïque<text:tab/>19</text:p>
          <text:p text:style-name="P62">Nombre de composants<text:tab/>17</text:p>
          <text:p text:style-name="P62"><text:soft-page-break/>Nombre de points<text:tab/>17</text:p>
          <text:p text:style-name="P62">Nombre de points de Z négatif<text:tab/>17</text:p>
          <text:p text:style-name="P62">Nombre de points de Z nul (0)<text:tab/>17</text:p>
          <text:p text:style-name="P62">Nombre de points de Z positif<text:tab/>17</text:p>
          <text:p text:style-name="P62">Nombre de points sans Z<text:tab/>17</text:p>
          <text:p text:style-name="P62">Nombre de trous<text:tab/>17</text:p>
          <text:p text:style-name="P62">Nouveau projet<text:tab/>2</text:p>
          <text:p text:style-name="P62">Options<text:tab/>9</text:p>
          <text:p text:style-name="P62">Options de l'outil de mesure<text:tab/>22</text:p>
          <text:p text:style-name="P62">Orientation homogène des composants linéaires (fonctions géométriques)<text:tab/>11</text:p>
          <text:p text:style-name="P62">Outils de saisie<text:tab/>6, 22</text:p>
          <text:p text:style-name="P62">OUTILS DE SAISIE<text:tab/>29</text:p>
          <text:p text:style-name="P62">Outils et console python<text:tab/>9</text:p>
          <text:p text:style-name="P62">Ouvrir<text:tab/>23</text:p>
          <text:p text:style-name="P62">Ouvrir (nouvelle source de données)<text:tab/>2</text:p>
          <text:p text:style-name="P62">Ouvrir un document récent<text:tab/>2</text:p>
          <text:p text:style-name="P62">Ouvrir un fichier<text:tab/>2, 21</text:p>
          <text:p text:style-name="P62">Ouvrir un nouveau projet<text:tab/>21</text:p>
          <text:p text:style-name="P62">Ouvrir un projet<text:tab/>2, 21</text:p>
          <text:p text:style-name="P62">Ouvrir une connexion à une Base de données<text:tab/>21</text:p>
          <text:p text:style-name="P62">Ouvrir une connexion WMS<text:tab/>21</text:p>
          <text:p text:style-name="P62">Ouvrir une image raster (Sextante)<text:tab/>21</text:p>
          <text:p text:style-name="P62">Overlay (Croisement de couches polygonales)<text:tab/>11</text:p>
          <text:p text:style-name="P62">Overlay (Intersection de 2 couches)<text:tab/>11</text:p>
          <text:p text:style-name="P62">Pente ascendante la plus forte (%)<text:tab/>17</text:p>
          <text:p text:style-name="P62">Pente descendante la plus forte (%)<text:tab/>17</text:p>
          <text:p text:style-name="P62">Pente la plus forte (%)<text:tab/>17</text:p>
          <text:p text:style-name="P62">Placer cette catégorie tout en bas<text:tab/>23</text:p>
          <text:p text:style-name="P62">Placer cette catégorie tout en haut<text:tab/>23</text:p>
          <text:p text:style-name="P62">Point intérieur (fonctions géométriques)<text:tab/>11</text:p>
          <text:p text:style-name="P62">Polygonisation (fonctions géométriques)<text:tab/>11</text:p>
          <text:p text:style-name="P62">Prise de Note<text:tab/>30</text:p>
          <text:p text:style-name="P62">Projet (créer un nouveau)<text:tab/>2</text:p>
          <text:p text:style-name="P62">Projet (ouvrir)<text:tab/>2</text:p>
          <text:p text:style-name="P62">Propriétés de la couche<text:tab/>24</text:p>
          <text:p text:style-name="P62">Python (outils et console)<text:tab/>9</text:p>
          <text:p text:style-name="P62">Quitter l'application<text:tab/>3</text:p>
          <text:p text:style-name="P62">Raccourcis<text:tab/>20</text:p>
          <text:p text:style-name="P62">Rafraîchir la couche<text:tab/>24</text:p>
          <text:p text:style-name="P62">Rassembler les couches<text:tab/>5</text:p>
          <text:p text:style-name="P62">Rechercher dans tous les attributs<text:tab/>10</text:p>
          <text:p text:style-name="P62">Réducteur de précision<text:tab/>16</text:p>
          <text:p text:style-name="P62">Refaire<text:tab/>4, 22</text:p>
          <text:p text:style-name="P62">Remplir un attribut<text:tab/>16</text:p>
          <text:p text:style-name="P62">Répliquer les objets sélectionnés<text:tab/>4, 27</text:p>
          <text:p text:style-name="P62">Requête attributaire<text:tab/>10</text:p>
          <text:p text:style-name="P62">Requête simple<text:tab/>10</text:p>
          <text:p text:style-name="P62">Requête spatiale<text:tab/>10</text:p>
          <text:p text:style-name="P62">Réunir les couches<text:tab/>5</text:p>
          <text:p text:style-name="P62">Rose des vents<text:tab/>7</text:p>
          <text:p text:style-name="P62">Sauvegarder la légende<text:tab/>24</text:p>
          <text:p text:style-name="P62">Sauvegarder le style en fichier SLD<text:tab/>24</text:p>
          <text:p text:style-name="P62">Sauvegarder le style en fichier SLD <text:tab/>8</text:p>
          <text:p text:style-name="P62">Sauvegarder les jeux de données sélectionnés<text:tab/>24</text:p>
          <text:p text:style-name="P62">Script (console de)<text:tab/>9</text:p>
          <text:p text:style-name="P62">Scripts (beantools)<text:tab/>9</text:p>
          <text:p text:style-name="P62">Scripts (outils et console python)<text:tab/>9</text:p>
          <text:p text:style-name="P62">Sélection<text:tab/>4</text:p>
          <text:p text:style-name="P62">Sélection (annuler la)<text:tab/>4</text:p>
          <text:p text:style-name="P62">Sélection (inverser la)<text:tab/>4</text:p>
          <text:p text:style-name="P62">Sélectionner les composants<text:tab/>29</text:p>
          <text:p text:style-name="P62">Sélectionner les couches avec éléments sélectionnés<text:tab/>4</text:p>
          <text:p text:style-name="P62">Sélectionner les éléments de la couche sélectionnée<text:tab/>25</text:p>
          <text:p text:style-name="P62">Sélectionner les objets<text:tab/>21, 29</text:p>
          <text:p text:style-name="P62">Sélectionner les objets modifiés<text:tab/>4</text:p>
          <text:p text:style-name="P62">Sélectionner les objets par type géométrique<text:tab/>4</text:p>
          <text:p text:style-name="P62">Sélectionner les objets situés dans le cadre<text:tab/>4</text:p>
          <text:p text:style-name="P62">Sélectionner les objets situés dans un cercle<text:tab/>4</text:p>
          <text:p text:style-name="P62">Sélectionner les objets situés dans un polygone<text:tab/>4</text:p>
          <text:p text:style-name="P62">Sélectionner tous les objets de la couche sélectionnée<text:tab/>4</text:p>
          <text:p text:style-name="P62">Sélectionner un élément linéaire<text:tab/>29</text:p>
          <text:p text:style-name="P62">Sélectionner un objet à la fois<text:tab/>30</text:p>
          <text:p text:style-name="P62">Simple requête<text:tab/>10</text:p>
          <text:p text:style-name="P62">Simplifier<text:tab/>17</text:p>
          <text:p text:style-name="P62">Simplifier (Douglas-Peucker amélioré) (fonctions géométriques)<text:tab/>11</text:p>
          <text:p text:style-name="P62">Simplifier (Douglas-Peucker) (fonctions géométriques)<text:tab/>11</text:p>
          <text:p text:style-name="P62">Simplifier la couche de polygone<text:tab/>17</text:p>
          <text:p text:style-name="P62">SLD (importer le style)<text:tab/>8</text:p>
          <text:p text:style-name="P62">SLD (sauvegarder le style en)<text:tab/>8</text:p>
          <text:p text:style-name="P62">SRID (changer le)<text:tab/>8</text:p>
          <text:p text:style-name="P62">Statistiques<text:tab/>12</text:p>
          <text:p text:style-name="P62">Statistiques (Classification d'un attribut numérique)<text:tab/>13</text:p>
          <text:p text:style-name="P62">Statistiques (Graphique attribut numérique)<text:tab/>12</text:p>
          <text:p text:style-name="P62">Statistiques (Min, Max, Moy, Somme, Dev.Std)<text:tab/>13</text:p>
          <text:p text:style-name="P62">Statistiques (Moyenne et Variance par classe de valeur)<text:tab/>13</text:p>
          <text:p text:style-name="P62">Statistiques sur la couche (Pts, Trous, Composants, Longueur, Surface)<text:tab/>13</text:p>
          <text:p text:style-name="P62">Statistiques sur les objets (Pts, Trous, Composants, Long. Surf.)<text:tab/>13</text:p>
          <text:p text:style-name="P62">Supprimer la couche<text:tab/>24</text:p>
          <text:p text:style-name="P62">Supprimer les catégories sélectionnées<text:tab/>8, 23</text:p>
          <text:p text:style-name="P62">Supprimer les couches sélectionnées<text:tab/>8</text:p>
          <text:p text:style-name="P62">Supprimer les éléments sélectionnées<text:tab/>4</text:p>
          <text:p text:style-name="P62">Supprimer les éléments sélectionnés<text:tab/>27</text:p>
          <text:p text:style-name="P62">Supprimer tous les objets<text:tab/>25</text:p>
          <text:p text:style-name="P62">Supprimer un sommet<text:tab/>29</text:p>
          <text:p text:style-name="P62">Surface<text:tab/>17</text:p>
          <text:p text:style-name="P62">SVG (enregistrer la vue au format)<text:tab/>2</text:p>
          <text:p text:style-name="P62">Synchronisation<text:tab/>19</text:p>
          <text:p text:style-name="P62">Synchroniser les déplacements<text:tab/>19</text:p>
          <text:p text:style-name="P62">Synchroniser les déplacements et les zooms<text:tab/>19</text:p>
          <text:p text:style-name="P62">Thiessen Polygons<text:tab/>12</text:p>
          <text:p text:style-name="P62">Tourner<text:tab/>28</text:p>
          <text:p text:style-name="P62">Transfert d'attribut (voir Jointure spatiale)<text:tab/>12</text:p>
          <text:p text:style-name="P62">Transformation affine (paramètres)<text:tab/>14</text:p>
          <text:p text:style-name="P62">Transformation affine (vecteurs déformants)<text:tab/>14</text:p>
          <text:p text:style-name="P62">Triangles aléatoires<text:tab/>13</text:p>
          <text:p text:style-name="P62">Triangulation<text:tab/>13</text:p>
          <text:p text:style-name="P62">Trier les catégories sélectionnées<text:tab/>8</text:p>
          <text:p text:style-name="P62">Type de géométrie<text:tab/>17</text:p>
          <text:p text:style-name="P62">Type de géométrie (trier par)<text:tab/>4</text:p>
          <text:p text:style-name="P62">Union (fonctions géométriques)<text:tab/>11</text:p>
          <text:p text:style-name="P62"><text:soft-page-break/>Valeur d'attribut (trier par)<text:tab/>5</text:p>
          <text:p text:style-name="P62">Valider les couches sélectionnées<text:tab/>14</text:p>
          <text:p text:style-name="P63">Angle minimum entre deux segments<text:tab/>14</text:p>
          <text:p text:style-name="P63">Auto-intersectants (linéaires)<text:tab/>14</text:p>
          <text:p text:style-name="P63">Longueur minimum d'un segment<text:tab/>14</text:p>
          <text:p text:style-name="P63">Orientation des polygones<text:tab/>14</text:p>
          <text:p text:style-name="P63">Points superposés<text:tab/>14</text:p>
          <text:p text:style-name="P63">Surface minimum<text:tab/>14</text:p>
          <text:p text:style-name="P63">Types géométriques non autorisés<text:tab/>14</text:p>
          <text:p text:style-name="P63">Validité (au sens OGC)<text:tab/>14</text:p>
          <text:p text:style-name="P62">Visualiser la géométrie en WKT<text:tab/>4</text:p>
          <text:p text:style-name="P62">Visualiser la géométrie sélectionnée<text:tab/>27</text:p>
          <text:p text:style-name="P62">Voir / Modifier le schéma<text:tab/>24</text:p>
          <text:p text:style-name="P62">Voir / Modifier les attributs<text:tab/>21, 24</text:p>
          <text:p text:style-name="P62">Voronoï<text:tab/>12</text:p>
          <text:p text:style-name="P62">Vue globale<text:tab/>21</text:p>
          <text:p text:style-name="P62">WMS (se connecter à un flux)<text:tab/>2</text:p>
          <text:p text:style-name="P62">X du premier point<text:tab/>17</text:p>
          <text:p text:style-name="P62">Y du premier point<text:tab/>17</text:p>
          <text:p text:style-name="P62">Z du point final<text:tab/>17</text:p>
          <text:p text:style-name="P62">Z du point initial<text:tab/>17</text:p>
          <text:p text:style-name="P62">Z du premier point<text:tab/>17</text:p>
          <text:p text:style-name="P62">Z maximum<text:tab/>17</text:p>
          <text:p text:style-name="P62">Z minimum<text:tab/>17</text:p>
          <text:p text:style-name="P62">Z moyen pondéré (par la longueur des segments concernés)<text:tab/>17</text:p>
          <text:p text:style-name="P62">Zone tampon (Buffer)<text:tab/>10</text:p>
          <text:p text:style-name="P62">Zone tampon (fonctions géométriques)<text:tab/>11</text:p>
          <text:p text:style-name="P62">Zone tampon de largeur variable<text:tab/>10</text:p>
          <text:p text:style-name="P62">Zones tampons<text:tab/>10</text:p>
          <text:p text:style-name="P62">Zones tampons concentriques<text:tab/>10</text:p>
          <text:p text:style-name="P62">Zoom précédent<text:tab/>6, 21</text:p>
          <text:p text:style-name="P62">Zoom rapide<text:tab/>21</text:p>
          <text:p text:style-name="P62">Zoom suivant<text:tab/>6, 21</text:p>
          <text:p text:style-name="P62">Zoom sur la sélection<text:tab/>21</text:p>
          <text:p text:style-name="P62">Zoomer (clic gauche)<text:tab/>21</text:p>
          <text:p text:style-name="P62">Zoomer à l'échelle<text:tab/>6</text:p>
          <text:p text:style-name="P62">Zoomer sur <text:s/>le cadre<text:tab/>6</text:p>
          <text:p text:style-name="P62">Zoomer sur l'étendue maximale<text:tab/>6</text:p>
          <text:p text:style-name="P62">Zoomer sur la couche<text:tab/>24</text:p>
          <text:p text:style-name="P62">Zoomer sur la couche WMS<text:tab/>6</text:p>
          <text:p text:style-name="P62">Zoomer sur le cadre<text:tab/>21</text:p>
          <text:p text:style-name="P62">Zoomer sur le Cadre<text:tab/>27</text:p>
          <text:p text:style-name="P62">Zoomer sur le clic<text:tab/>27</text:p>
          <text:p text:style-name="P62">Zoomer sur les coordonnées<text:tab/>6</text:p>
          <text:p text:style-name="P62">Zoomer sur les éléments sélectionnés<text:tab/>6, 27</text:p>
          <text:p text:style-name="P62">'attributs<text:tab/>14</text:p>
        </text:index-body>
      </text:alphabetical-index>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Verdana" svg:font-family="Verdan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2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cm" style:contextual-spacing="false" style:page-number="auto"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page" fo:background-color="#ccffff" fo:padding="0.049cm" fo:border-left="none" fo:border-right="none" fo:border-top="0.99pt solid #000000" fo:border-bottom="0.99pt solid #000000"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fo:padding="0.049cm" fo:border-left="none" fo:border-right="none" fo:border-top="0.99pt solid #000000" fo:border-bottom="0.99pt solid #000000" style:shadow="non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text-properties style:font-name="Arial1" fo:font-size="10pt"/>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text-properties style:font-name="Arial1" fo:font-size="9pt"/>
    </style:style>
    <style:style style:name="Index_20_3" style:display-name="Index 3" style:family="paragraph" style:parent-style-name="Index" style:class="index">
      <style:paragraph-properties fo:margin="100%" fo:margin-left="0.998cm" fo:margin-right="0cm" fo:margin-top="0cm" fo:margin-bottom="0cm" style:contextual-spacing="false" fo:text-indent="0cm" style:auto-text-indent="false"/>
      <style:text-properties style:font-name="Arial1"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age-count>34</text:page-count></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9-23T07:59:24.57</meta:creation-date>
    <dc:date>2012-12-27T18:19:24.94</dc:date>
    <dc:creator>Michaël Michaud</dc:creator>
    <meta:editing-duration>P37DT9H45M10S</meta:editing-duration>
    <meta:editing-cycles>237</meta:editing-cycles>
    <meta:generator>LibreOffice/3.6$Windows_x86 LibreOffice_project/e29a214-2bbed72-0621de6-a97528c-8f066d</meta:generator>
    <meta:document-statistic meta:table-count="16" meta:image-count="166" meta:object-count="0" meta:page-count="34" meta:paragraph-count="1270" meta:word-count="9574" meta:character-count="60889" meta:non-whitespace-character-count="52653"/>
  </office:meta>
</office:document-meta>
</file>